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Inter" svg:font-family="Inter, 'Inter Fallback', ui-sans-serif, system-ui, sans-serif, 'Apple Color Emoji', 'Segoe UI Emoji', 'Segoe UI Symbol', 'Noto Color Emoji'"/>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ui-sans-serif" svg:font-family="ui-sans-serif, system-ui, 'Segoe UI', sans-serif"/>
  </office:font-face-decls>
  <office:automatic-styles>
    <style:style style:name="P1" style:family="paragraph" style:parent-style-name="Standard">
      <style:text-properties officeooo:rsid="001ddb6c" officeooo:paragraph-rsid="001ddb6c"/>
    </style:style>
    <style:style style:name="P2" style:family="paragraph" style:parent-style-name="Standard">
      <style:text-properties officeooo:paragraph-rsid="001ddb6c"/>
    </style:style>
    <style:style style:name="P3" style:family="paragraph" style:parent-style-name="Text_20_body" style:list-style-name="L1"/>
    <style:style style:name="P4" style:family="paragraph" style:parent-style-name="Text_20_body">
      <style:paragraph-properties fo:margin-top="0cm" fo:margin-bottom="0cm" style:contextual-spacing="false"/>
    </style:style>
    <style:style style:name="P5" style:family="paragraph" style:parent-style-name="Text_20_body" style:list-style-name="L2"/>
    <style:style style:name="P6" style:family="paragraph" style:parent-style-name="Text_20_body" style:list-style-name="L3"/>
    <style:style style:name="P7" style:family="paragraph" style:parent-style-name="Text_20_body" style:list-style-name="L4"/>
    <style:style style:name="P8" style:family="paragraph" style:parent-style-name="Text_20_body" style:list-style-name="L5"/>
    <style:style style:name="P9" style:family="paragraph" style:parent-style-name="Text_20_body" style:list-style-name="L6"/>
    <style:style style:name="P10" style:family="paragraph" style:parent-style-name="Text_20_body" style:list-style-name="L7"/>
    <style:style style:name="P11" style:family="paragraph" style:parent-style-name="Text_20_body" style:list-style-name="L8"/>
    <style:style style:name="P12" style:family="paragraph" style:parent-style-name="Text_20_body" style:list-style-name="L9"/>
    <style:style style:name="P13" style:family="paragraph" style:parent-style-name="Text_20_body" style:list-style-name="L10"/>
    <style:style style:name="P14" style:family="paragraph" style:parent-style-name="Text_20_body" style:list-style-name="L11"/>
    <style:style style:name="P15" style:family="paragraph" style:parent-style-name="Text_20_body" style:list-style-name="L12"/>
    <style:style style:name="P16" style:family="paragraph" style:parent-style-name="Text_20_body" style:list-style-name="L13"/>
    <style:style style:name="P17" style:family="paragraph" style:parent-style-name="Text_20_body" style:list-style-name="L13">
      <style:paragraph-properties fo:margin-top="0cm" fo:margin-bottom="0cm" style:contextual-spacing="false"/>
    </style:style>
    <style:style style:name="P18" style:family="paragraph" style:parent-style-name="Text_20_body" style:list-style-name="L14"/>
    <style:style style:name="P19" style:family="paragraph" style:parent-style-name="Text_20_body" style:list-style-name="L15"/>
    <style:style style:name="P20" style:family="paragraph" style:parent-style-name="Text_20_body" style:list-style-name="L16"/>
    <style:style style:name="P21" style:family="paragraph" style:parent-style-name="Text_20_body" style:list-style-name="L17"/>
    <style:style style:name="P22" style:family="paragraph" style:parent-style-name="Text_20_body" style:list-style-name="L18"/>
    <style:style style:name="P23" style:family="paragraph" style:parent-style-name="Text_20_body" style:list-style-name="L19"/>
    <style:style style:name="P24" style:family="paragraph" style:parent-style-name="Text_20_body" style:list-style-name="L20"/>
    <style:style style:name="P25" style:family="paragraph" style:parent-style-name="Text_20_body" style:list-style-name="L21"/>
    <style:style style:name="P26" style:family="paragraph" style:parent-style-name="Text_20_body" style:list-style-name="L22"/>
    <style:style style:name="P27" style:family="paragraph" style:parent-style-name="Text_20_body">
      <style:text-properties officeooo:rsid="001ddb6c" officeooo:paragraph-rsid="001ddb6c"/>
    </style:style>
    <style:style style:name="P28" style:family="paragraph" style:parent-style-name="Text_20_body">
      <style:paragraph-properties fo:margin-top="0cm" fo:margin-bottom="0cm" style:contextual-spacing="false"/>
      <style:text-properties officeooo:rsid="001ddb6c" officeooo:paragraph-rsid="001ddb6c"/>
    </style:style>
    <style:style style:name="P29" style:family="paragraph" style:parent-style-name="Text_20_body">
      <style:text-properties officeooo:paragraph-rsid="001ddb6c"/>
    </style:style>
    <style:style style:name="P30" style:family="paragraph" style:parent-style-name="Text_20_body">
      <style:paragraph-properties fo:margin-top="0cm" fo:margin-bottom="0cm" style:contextual-spacing="false"/>
      <style:text-properties officeooo:paragraph-rsid="001ddb6c"/>
    </style:style>
    <style:style style:name="P31" style:family="paragraph" style:parent-style-name="Text_20_body" style:list-style-name="L23"/>
    <style:style style:name="P32" style:family="paragraph" style:parent-style-name="Text_20_body" style:list-style-name="L23">
      <style:paragraph-properties fo:margin-top="0cm" fo:margin-bottom="0cm" style:contextual-spacing="false"/>
    </style:style>
    <style:style style:name="P33" style:family="paragraph" style:parent-style-name="Text_20_body" style:list-style-name="L24"/>
    <style:style style:name="P34" style:family="paragraph" style:parent-style-name="Text_20_body" style:list-style-name="L25"/>
    <style:style style:name="P35" style:family="paragraph" style:parent-style-name="Text_20_body" style:list-style-name="L25">
      <style:paragraph-properties fo:margin-top="0cm" fo:margin-bottom="0cm" style:contextual-spacing="false"/>
    </style:style>
    <style:style style:name="P36" style:family="paragraph" style:parent-style-name="Text_20_body" style:list-style-name="L26"/>
    <style:style style:name="P37" style:family="paragraph" style:parent-style-name="Text_20_body" style:list-style-name="L26">
      <style:paragraph-properties fo:margin-top="0cm" fo:margin-bottom="0cm" style:contextual-spacing="false"/>
    </style:style>
    <style:style style:name="P38" style:family="paragraph" style:parent-style-name="Text_20_body" style:list-style-name="L27"/>
    <style:style style:name="P39" style:family="paragraph" style:parent-style-name="Text_20_body" style:list-style-name="L28"/>
    <style:style style:name="P40" style:family="paragraph" style:parent-style-name="Text_20_body" style:list-style-name="L29"/>
    <style:style style:name="P41" style:family="paragraph" style:parent-style-name="Text_20_body" style:list-style-name="L30"/>
    <style:style style:name="P42" style:family="paragraph" style:parent-style-name="Text_20_body" style:list-style-name="L31"/>
    <style:style style:name="P43" style:family="paragraph" style:parent-style-name="Text_20_body" style:list-style-name="L32"/>
    <style:style style:name="P44" style:family="paragraph" style:parent-style-name="Text_20_body" style:list-style-name="L33"/>
    <style:style style:name="P45" style:family="paragraph" style:parent-style-name="Text_20_body" style:list-style-name="L34"/>
    <style:style style:name="P46" style:family="paragraph" style:parent-style-name="Text_20_body" style:list-style-name="L35"/>
    <style:style style:name="P47" style:family="paragraph" style:parent-style-name="Text_20_body" style:list-style-name="L36"/>
    <style:style style:name="P48" style:family="paragraph" style:parent-style-name="Text_20_body" style:list-style-name="L37"/>
    <style:style style:name="P49" style:family="paragraph" style:parent-style-name="Text_20_body" style:list-style-name="L38"/>
    <style:style style:name="P50" style:family="paragraph" style:parent-style-name="Text_20_body" style:list-style-name="L39"/>
    <style:style style:name="P51" style:family="paragraph" style:parent-style-name="Text_20_body" style:list-style-name="L39">
      <style:paragraph-properties fo:margin-top="0cm" fo:margin-bottom="0cm" style:contextual-spacing="false"/>
    </style:style>
    <style:style style:name="P52" style:family="paragraph" style:parent-style-name="Text_20_body" style:list-style-name="L40"/>
    <style:style style:name="P53" style:family="paragraph" style:parent-style-name="Text_20_body" style:list-style-name="L40">
      <style:paragraph-properties fo:margin-top="0cm" fo:margin-bottom="0cm" style:contextual-spacing="false"/>
    </style:style>
    <style:style style:name="P54" style:family="paragraph" style:parent-style-name="Text_20_body" style:list-style-name="L41"/>
    <style:style style:name="P55" style:family="paragraph" style:parent-style-name="Text_20_body" style:list-style-name="L42"/>
    <style:style style:name="P56" style:family="paragraph" style:parent-style-name="Text_20_body" style:list-style-name="L43"/>
    <style:style style:name="P57" style:family="paragraph" style:parent-style-name="Text_20_body" style:list-style-name="L44"/>
    <style:style style:name="P58" style:family="paragraph" style:parent-style-name="Text_20_body" style:list-style-name="L45"/>
    <style:style style:name="P59" style:family="paragraph" style:parent-style-name="Text_20_body" style:list-style-name="L46"/>
    <style:style style:name="P60" style:family="paragraph" style:parent-style-name="Text_20_body" style:list-style-name="L47"/>
    <style:style style:name="P61" style:family="paragraph" style:parent-style-name="Text_20_body" style:list-style-name="L48"/>
    <style:style style:name="P62" style:family="paragraph" style:parent-style-name="Text_20_body" style:list-style-name="L48">
      <style:paragraph-properties fo:margin-top="0cm" fo:margin-bottom="0cm" style:contextual-spacing="false"/>
    </style:style>
    <style:style style:name="P63" style:family="paragraph" style:parent-style-name="Text_20_body">
      <style:paragraph-properties fo:margin-left="0cm" fo:margin-right="0cm" fo:text-indent="0cm" style:auto-text-indent="false" fo:padding="0.049cm" fo:border="0.06pt solid #000000"/>
    </style:style>
    <style:style style:name="P64" style:family="paragraph" style:parent-style-name="Text_20_body" style:list-style-name="L49">
      <style:paragraph-properties fo:margin-left="0cm" fo:margin-right="0cm" fo:text-indent="0cm" style:auto-text-indent="false" fo:padding-left="0.049cm" fo:padding-right="0.049cm" fo:padding-top="0.106cm" fo:padding-bottom="0.106cm" fo:border="0.06pt solid #000000"/>
    </style:style>
    <style:style style:name="P65" style:family="paragraph" style:parent-style-name="Text_20_body" style:list-style-name="L50">
      <style:paragraph-properties fo:margin-left="0cm" fo:margin-right="0cm" fo:margin-top="0cm" fo:margin-bottom="0cm" style:contextual-spacing="false" fo:text-indent="0cm" style:auto-text-indent="false" fo:padding-left="0.049cm" fo:padding-right="0.049cm" fo:padding-top="0.106cm" fo:padding-bottom="0.106cm" fo:border="0.06pt solid #000000"/>
    </style:style>
    <style:style style:name="P66" style:family="paragraph" style:parent-style-name="Text_20_body" style:list-style-name="L50">
      <style:paragraph-properties fo:margin-left="0cm" fo:margin-right="0cm" fo:text-indent="0cm" style:auto-text-indent="false" fo:padding-left="0.049cm" fo:padding-right="0.049cm" fo:padding-top="0.106cm" fo:padding-bottom="0.106cm" fo:border="0.06pt solid #000000"/>
    </style:style>
    <style:style style:name="P67" style:family="paragraph" style:parent-style-name="Text_20_body" style:list-style-name="L51">
      <style:paragraph-properties fo:margin-left="0cm" fo:margin-right="0cm" fo:text-indent="0cm" style:auto-text-indent="false" fo:padding-left="0.049cm" fo:padding-right="0.049cm" fo:padding-top="0.106cm" fo:padding-bottom="0.106cm" fo:border="0.06pt solid #000000"/>
    </style:style>
    <style:style style:name="P68" style:family="paragraph" style:parent-style-name="Text_20_body" style:list-style-name="L52">
      <style:paragraph-properties fo:margin-left="0cm" fo:margin-right="0cm" fo:margin-top="0cm" fo:margin-bottom="0cm" style:contextual-spacing="false" fo:text-indent="0cm" style:auto-text-indent="false" fo:padding-left="0.049cm" fo:padding-right="0.049cm" fo:padding-top="0.106cm" fo:padding-bottom="0.106cm" fo:border="0.06pt solid #000000"/>
    </style:style>
    <style:style style:name="P69" style:family="paragraph" style:parent-style-name="Text_20_body" style:list-style-name="L52">
      <style:paragraph-properties fo:margin-left="0cm" fo:margin-right="0cm" fo:text-indent="0cm" style:auto-text-indent="false" fo:padding-left="0.049cm" fo:padding-right="0.049cm" fo:padding-top="0.106cm" fo:padding-bottom="0.106cm" fo:border="0.06pt solid #000000"/>
    </style:style>
    <style:style style:name="P70" style:family="paragraph" style:parent-style-name="Text_20_body" style:list-style-name="L53">
      <style:paragraph-properties fo:margin-left="0cm" fo:margin-right="0cm" fo:text-indent="0cm" style:auto-text-indent="false" fo:padding-left="0.049cm" fo:padding-right="0.049cm" fo:padding-top="0.106cm" fo:padding-bottom="0.106cm" fo:border="0.06pt solid #000000"/>
    </style:style>
    <style:style style:name="P71" style:family="paragraph" style:parent-style-name="Text_20_body" style:list-style-name="L54">
      <style:paragraph-properties fo:margin-left="0cm" fo:margin-right="0cm" fo:text-indent="0cm" style:auto-text-indent="false" fo:padding="0.049cm" fo:border="0.06pt solid #000000"/>
    </style:style>
    <style:style style:name="P72" style:family="paragraph" style:parent-style-name="Text_20_body">
      <style:paragraph-properties fo:margin-left="0cm" fo:margin-right="0cm" fo:margin-top="0cm" fo:margin-bottom="0cm" style:contextual-spacing="false" fo:orphans="2" fo:widows="2" fo:text-indent="0cm" style:auto-text-indent="false" fo:padding="0.049cm" fo:border="0.06pt solid #000000"/>
      <style:text-properties fo:font-variant="normal" fo:text-transform="none" fo:color="#d4d4d4" loext:opacity="100%" style:font-name="ui-sans-serif" fo:font-size="10.5pt" fo:letter-spacing="normal" fo:font-style="normal" fo:font-weight="normal"/>
    </style:style>
    <style:style style:name="P73" style:family="paragraph" style:parent-style-name="Text_20_body">
      <style:paragraph-properties fo:margin-left="0cm" fo:margin-right="0cm" fo:margin-top="0cm" fo:margin-bottom="0cm" style:contextual-spacing="false" fo:orphans="2" fo:widows="2" fo:text-indent="0cm" style:auto-text-indent="false" fo:padding="0.049cm" fo:border="0.06pt solid #000000"/>
      <style:text-properties fo:font-variant="normal" fo:text-transform="none" fo:color="#000000" loext:opacity="100%" style:font-name="ui-sans-serif" fo:font-size="10.5pt" fo:letter-spacing="normal" fo:font-style="normal" fo:font-weight="normal"/>
    </style:style>
    <style:style style:name="P74" style:family="paragraph" style:parent-style-name="Text_20_body">
      <style:paragraph-properties fo:margin-left="0cm" fo:margin-right="0cm" fo:orphans="2" fo:widows="2" fo:text-indent="0cm" style:auto-text-indent="false" fo:padding="0.049cm" fo:border="0.06pt solid #000000"/>
      <style:text-properties fo:font-variant="normal" fo:text-transform="none" fo:color="#000000" loext:opacity="100%" style:font-name="ui-sans-serif" fo:font-size="10.5pt" fo:letter-spacing="normal" fo:font-style="normal" fo:font-weight="normal"/>
    </style:style>
    <style:style style:name="P75" style:family="paragraph" style:parent-style-name="Text_20_body">
      <style:paragraph-properties fo:margin-left="0cm" fo:margin-right="0cm" fo:orphans="2" fo:widows="2" fo:text-indent="0cm" style:auto-text-indent="false" fo:padding="0.049cm" fo:border="0.06pt solid #000000"/>
      <style:text-properties fo:color="#000000" loext:opacity="100%"/>
    </style:style>
    <style:style style:name="P76" style:family="paragraph" style:parent-style-name="Text_20_body" style:list-style-name="L55">
      <style:paragraph-properties fo:margin-left="0cm" fo:margin-right="0cm" fo:margin-top="0cm" fo:margin-bottom="0cm" style:contextual-spacing="false" fo:text-indent="0cm" style:auto-text-indent="false" fo:padding-left="0.049cm" fo:padding-right="0.049cm" fo:padding-top="0.106cm" fo:padding-bottom="0.106cm" fo:border="0.06pt solid #000000"/>
    </style:style>
    <style:style style:name="P77" style:family="paragraph" style:parent-style-name="Text_20_body" style:list-style-name="L55">
      <style:paragraph-properties fo:margin-left="0cm" fo:margin-right="0cm" fo:text-indent="0cm" style:auto-text-indent="false" fo:padding-left="0.049cm" fo:padding-right="0.049cm" fo:padding-top="0.106cm" fo:padding-bottom="0.106cm" fo:border="0.06pt solid #000000"/>
    </style:style>
    <style:style style:name="P78" style:family="paragraph" style:parent-style-name="Text_20_body" style:list-style-name="L56">
      <style:paragraph-properties fo:margin-left="0cm" fo:margin-right="0cm" fo:margin-top="0cm" fo:margin-bottom="0cm" style:contextual-spacing="false" fo:text-indent="0cm" style:auto-text-indent="false" fo:padding-left="0.049cm" fo:padding-right="0.049cm" fo:padding-top="0.106cm" fo:padding-bottom="0.106cm" fo:border="0.06pt solid #000000"/>
    </style:style>
    <style:style style:name="P79" style:family="paragraph" style:parent-style-name="Text_20_body" style:list-style-name="L56">
      <style:paragraph-properties fo:margin-left="0cm" fo:margin-right="0cm" fo:text-indent="0cm" style:auto-text-indent="false" fo:padding-left="0.049cm" fo:padding-right="0.049cm" fo:padding-top="0.106cm" fo:padding-bottom="0.106cm" fo:border="0.06pt solid #000000"/>
    </style:style>
    <style:style style:name="P80" style:family="paragraph" style:parent-style-name="Text_20_body" style:list-style-name="L57"/>
    <style:style style:name="P81" style:family="paragraph" style:parent-style-name="Text_20_body" style:list-style-name="L58"/>
    <style:style style:name="P82" style:family="paragraph" style:parent-style-name="Text_20_body" style:list-style-name="L58">
      <style:paragraph-properties fo:margin-top="0cm" fo:margin-bottom="0cm" style:contextual-spacing="false"/>
    </style:style>
    <style:style style:name="P83" style:family="paragraph" style:parent-style-name="Text_20_body" style:list-style-name="L59"/>
    <style:style style:name="P84" style:family="paragraph" style:parent-style-name="Text_20_body" style:list-style-name="L59">
      <style:paragraph-properties fo:margin-top="0cm" fo:margin-bottom="0cm" style:contextual-spacing="false"/>
    </style:style>
    <style:style style:name="P85" style:family="paragraph" style:parent-style-name="Text_20_body" style:list-style-name="L60">
      <style:paragraph-properties fo:margin-left="0cm" fo:margin-right="0cm" fo:text-indent="0cm" style:auto-text-indent="false" fo:padding="0.049cm" fo:border="0.06pt solid #000000"/>
    </style:style>
    <style:style style:name="P86" style:family="paragraph" style:parent-style-name="Text_20_body" style:list-style-name="L61">
      <style:paragraph-properties fo:margin-left="0cm" fo:margin-right="0cm" fo:text-indent="0cm" style:auto-text-indent="false" fo:padding="0.049cm" fo:border="0.06pt solid #000000"/>
    </style:style>
    <style:style style:name="P87" style:family="paragraph" style:parent-style-name="Text_20_body" style:list-style-name="L62">
      <style:paragraph-properties fo:margin-left="0cm" fo:margin-right="0cm" fo:text-indent="0cm" style:auto-text-indent="false" fo:padding="0.049cm" fo:border="0.06pt solid #000000"/>
    </style:style>
    <style:style style:name="P88" style:family="paragraph" style:parent-style-name="Text_20_body" style:list-style-name="L63"/>
    <style:style style:name="P89" style:family="paragraph" style:parent-style-name="Text_20_body" style:list-style-name="L63">
      <style:paragraph-properties fo:margin-top="0cm" fo:margin-bottom="0cm" style:contextual-spacing="false"/>
    </style:style>
    <style:style style:name="P90" style:family="paragraph" style:parent-style-name="Text_20_body" style:list-style-name="L64"/>
    <style:style style:name="P91" style:family="paragraph" style:parent-style-name="Text_20_body" style:list-style-name="L64">
      <style:paragraph-properties fo:margin-top="0cm" fo:margin-bottom="0cm" style:contextual-spacing="false"/>
    </style:style>
    <style:style style:name="P92" style:family="paragraph" style:parent-style-name="Text_20_body" style:list-style-name="L65"/>
    <style:style style:name="P93" style:family="paragraph" style:parent-style-name="Text_20_body" style:list-style-name="L65">
      <style:paragraph-properties fo:margin-top="0cm" fo:margin-bottom="0cm" style:contextual-spacing="false"/>
    </style:style>
    <style:style style:name="P94" style:family="paragraph" style:parent-style-name="Text_20_body" style:list-style-name="L66">
      <style:paragraph-properties fo:margin-left="0cm" fo:margin-right="0cm" fo:text-indent="0cm" style:auto-text-indent="false" fo:padding="0.049cm" fo:border="0.06pt solid #000000"/>
    </style:style>
    <style:style style:name="P95" style:family="paragraph" style:parent-style-name="Text_20_body" style:list-style-name="L67">
      <style:paragraph-properties fo:margin-left="0cm" fo:margin-right="0cm" fo:text-indent="0cm" style:auto-text-indent="false" fo:padding-left="0.049cm" fo:padding-right="0.049cm" fo:padding-top="0.106cm" fo:padding-bottom="0.106cm" fo:border="0.06pt solid #000000"/>
    </style:style>
    <style:style style:name="P96" style:family="paragraph" style:parent-style-name="Text_20_body" style:list-style-name="L68">
      <style:paragraph-properties fo:margin-left="0cm" fo:margin-right="0cm" fo:text-indent="0cm" style:auto-text-indent="false" fo:padding-left="0.049cm" fo:padding-right="0.049cm" fo:padding-top="0.106cm" fo:padding-bottom="0.106cm" fo:border="0.06pt solid #000000"/>
    </style:style>
    <style:style style:name="P97" style:family="paragraph" style:parent-style-name="Text_20_body" style:list-style-name="L69">
      <style:paragraph-properties fo:margin-left="0cm" fo:margin-right="0cm" fo:text-indent="0cm" style:auto-text-indent="false" fo:padding="0.049cm" fo:border="0.06pt solid #000000"/>
    </style:style>
    <style:style style:name="P98" style:family="paragraph" style:parent-style-name="Text_20_body" style:list-style-name="L70">
      <style:paragraph-properties fo:margin-left="0cm" fo:margin-right="0cm" fo:text-indent="0cm" style:auto-text-indent="false" fo:padding="0.049cm" fo:border="0.06pt solid #000000"/>
    </style:style>
    <style:style style:name="P99" style:family="paragraph" style:parent-style-name="Text_20_body" style:list-style-name="L71"/>
    <style:style style:name="P100" style:family="paragraph" style:parent-style-name="Text_20_body" style:list-style-name="L71">
      <style:paragraph-properties fo:margin-top="0cm" fo:margin-bottom="0cm" style:contextual-spacing="false"/>
    </style:style>
    <style:style style:name="P101" style:family="paragraph" style:parent-style-name="Text_20_body" style:list-style-name="L72"/>
    <style:style style:name="P102" style:family="paragraph" style:parent-style-name="Text_20_body" style:list-style-name="L72">
      <style:paragraph-properties fo:margin-top="0cm" fo:margin-bottom="0cm" style:contextual-spacing="false"/>
    </style:style>
    <style:style style:name="P103" style:family="paragraph" style:parent-style-name="Text_20_body">
      <style:text-properties style:font-name="Arial" officeooo:rsid="001ddb6c" officeooo:paragraph-rsid="001ddb6c"/>
    </style:style>
    <style:style style:name="P104" style:family="paragraph" style:parent-style-name="Text_20_body" style:list-style-name="L73"/>
    <style:style style:name="P105" style:family="paragraph" style:parent-style-name="Text_20_body" style:list-style-name="L73">
      <style:paragraph-properties fo:margin-top="0cm" fo:margin-bottom="0cm" style:contextual-spacing="false"/>
    </style:style>
    <style:style style:name="P106" style:family="paragraph" style:parent-style-name="Text_20_body" style:list-style-name="L74"/>
    <style:style style:name="P107" style:family="paragraph" style:parent-style-name="Text_20_body" style:list-style-name="L74">
      <style:paragraph-properties fo:margin-top="0cm" fo:margin-bottom="0cm" style:contextual-spacing="false"/>
    </style:style>
    <style:style style:name="P108" style:family="paragraph" style:parent-style-name="Text_20_body" style:list-style-name="L75"/>
    <style:style style:name="P109" style:family="paragraph" style:parent-style-name="Text_20_body" style:list-style-name="L75">
      <style:paragraph-properties fo:margin-top="0cm" fo:margin-bottom="0cm" style:contextual-spacing="false"/>
    </style:style>
    <style:style style:name="P110" style:family="paragraph" style:parent-style-name="Text_20_body" style:list-style-name="L76"/>
    <style:style style:name="P111" style:family="paragraph" style:parent-style-name="Text_20_body" style:list-style-name="L76">
      <style:paragraph-properties fo:margin-top="0cm" fo:margin-bottom="0cm" style:contextual-spacing="false"/>
    </style:style>
    <style:style style:name="P112" style:family="paragraph" style:parent-style-name="Text_20_body" style:list-style-name="L77"/>
    <style:style style:name="P113" style:family="paragraph" style:parent-style-name="Text_20_body" style:list-style-name="L77">
      <style:paragraph-properties fo:margin-top="0cm" fo:margin-bottom="0cm" style:contextual-spacing="false"/>
    </style:style>
    <style:style style:name="P114" style:family="paragraph" style:parent-style-name="Text_20_body" style:list-style-name="L78"/>
    <style:style style:name="P115" style:family="paragraph" style:parent-style-name="Text_20_body" style:list-style-name="L78">
      <style:paragraph-properties fo:margin-top="0cm" fo:margin-bottom="0cm" style:contextual-spacing="false"/>
    </style:style>
    <style:style style:name="P116" style:family="paragraph" style:parent-style-name="Text_20_body" style:list-style-name="L79"/>
    <style:style style:name="P117" style:family="paragraph" style:parent-style-name="Text_20_body" style:list-style-name="L79">
      <style:paragraph-properties fo:margin-top="0cm" fo:margin-bottom="0cm" style:contextual-spacing="false"/>
    </style:style>
    <style:style style:name="P118" style:family="paragraph" style:parent-style-name="Text_20_body" style:list-style-name="L80"/>
    <style:style style:name="P119" style:family="paragraph" style:parent-style-name="Text_20_body" style:list-style-name="L80">
      <style:paragraph-properties fo:margin-top="0cm" fo:margin-bottom="0cm" style:contextual-spacing="false"/>
    </style:style>
    <style:style style:name="P120" style:family="paragraph" style:parent-style-name="Text_20_body" style:list-style-name="L81"/>
    <style:style style:name="P121" style:family="paragraph" style:parent-style-name="Text_20_body" style:list-style-name="L81">
      <style:paragraph-properties fo:margin-top="0cm" fo:margin-bottom="0cm" style:contextual-spacing="false"/>
    </style:style>
    <style:style style:name="P122" style:family="paragraph" style:parent-style-name="Text_20_body" style:list-style-name="L82"/>
    <style:style style:name="P123" style:family="paragraph" style:parent-style-name="Text_20_body" style:list-style-name="L82">
      <style:paragraph-properties fo:margin-top="0cm" fo:margin-bottom="0cm" style:contextual-spacing="false"/>
    </style:style>
    <style:style style:name="T1" style:family="text">
      <style:text-properties officeooo:rsid="001ddb6c"/>
    </style:style>
    <style:style style:name="T2" style:family="text">
      <style:text-properties fo:font-variant="normal" fo:text-transform="none" fo:color="#000000" loext:opacity="100%" style:font-name="Arial" fo:font-size="12pt" fo:letter-spacing="normal" fo:font-style="normal" fo:font-weight="normal" style:font-size-asian="12pt" style:font-size-complex="12pt"/>
    </style:style>
    <style:style style:name="T3" style:family="text">
      <style:text-properties fo:font-variant="normal" fo:text-transform="none" fo:color="#000000" loext:opacity="100%" style:font-name="Arial" fo:font-size="12pt" fo:letter-spacing="normal" fo:font-style="normal" fo:font-weight="normal" officeooo:rsid="001ddb6c" style:font-size-asian="12pt" style:font-size-complex="12pt"/>
    </style:style>
    <style:style style:name="T4" style:family="text">
      <style:text-properties fo:font-variant="normal" fo:text-transform="none" style:font-name="ui-sans-serif" fo:font-size="10.5pt" fo:letter-spacing="normal" fo:font-style="normal" fo:font-weight="normal"/>
    </style:style>
    <style:style style:name="T5" style:family="text">
      <style:text-properties fo:color="#000000" loext:opacity="100%"/>
    </style:style>
    <style:style style:name="T6" style:family="text">
      <style:text-properties fo:color="#000000" loext:opacity="100%" loext:padding="0.049cm" loext:border="0.06pt solid #000000"/>
    </style:style>
    <style:style style:name="T7" style:family="text">
      <style:text-properties loext:padding="0.049cm" loext:border="0.06pt solid #000000"/>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0">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9">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0">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1">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2">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3">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4">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5">
      <text:list-level-style-number text:level="1" text:style-name="Numbering_20_Symbols" loext:num-list-format="%1%." style:num-suffix="." style:num-format="1">
        <style:list-level-properties text:space-before="-0.499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6">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0">
      <text:list-level-style-number text:level="1" text:style-name="Numbering_20_Symbols" loext:num-list-format="%1%." style:num-suffix="." style:num-format="1">
        <style:list-level-properties text:space-before="-0.499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1">
      <text:list-level-style-number text:level="1" text:style-name="Numbering_20_Symbols" loext:num-list-format="%1%." style:num-suffix="." style:num-format="1">
        <style:list-level-properties text:space-before="-0.499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2">
      <text:list-level-style-number text:level="1" text:style-name="Numbering_20_Symbols" loext:num-list-format="%1%." style:num-suffix="." style:num-format="1">
        <style:list-level-properties text:space-before="-0.499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6">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7">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8">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9">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0">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7">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hysical Reasoning Test</text:p>
      <text:p text:style-name="P1"/>
      <text:p text:style-name="P2"><text:span text:style-name="T1">Prompt: “</text:span><text:span text:style-name="T2">A helicopter is flying horizontally at constant speed. One end of a perfectly flexible uniform cable is affixed beneath the helicopter, the other end is not attached to anything; air friction on the cable is not negligible. What shape will the cable take on?”</text:span></text:p>
      <text:p text:style-name="P2"><text:span text:style-name="T2"/></text:p>
      <text:p text:style-name="P1"><text:span text:style-name="T2">Hermes 3 405B Instruct (free):</text:span></text:p>
      <text:p text:style-name="P1"><text:span text:style-name="T2">In this scenario, we need to consider the forces acting on the cable. There are three main forces:</text:span></text:p>
      <text:p text:style-name="P1"><text:span text:style-name="T2"/></text:p>
      <text:p text:style-name="P1"><text:span text:style-name="T2">1. Gravity, acting vertically downward along the entire length of the cable.</text:span></text:p>
      <text:p text:style-name="P1"><text:span text:style-name="T2">2. Air friction, acting horizontally in the opposite direction of the helicopter's motion. </text:span></text:p>
      <text:p text:style-name="P1"><text:span text:style-name="T2">3. Tension in the cable, which varies along its length.</text:span></text:p>
      <text:p text:style-name="P1"><text:span text:style-name="T2"/></text:p>
      <text:p text:style-name="P1"><text:span text:style-name="T2">Let's analyze this problem step-by-step:</text:span></text:p>
      <text:p text:style-name="P1"><text:span text:style-name="T2"/></text:p>
      <text:p text:style-name="P1"><text:span text:style-name="T2">1. At the end of the cable attached to the helicopter, the tension is the greatest. This tension is equal to the combined weight of the entire cable and the air friction.</text:span></text:p>
      <text:p text:style-name="P1"><text:span text:style-name="T2"/></text:p>
      <text:p text:style-name="P1"><text:span text:style-name="T2">2. As we move away from the helicopter along the cable, the weight that each segment has to support decreases because less cable is left beneath. However, the friction force remains constant. </text:span></text:p>
      <text:p text:style-name="P1"><text:span text:style-name="T2"/></text:p>
      <text:p text:style-name="P1"><text:span text:style-name="T2">3. At each point, the vertical component of tension must balance the weight of the cable below, while the horizontal component must balance the friction force.</text:span></text:p>
      <text:p text:style-name="P1"><text:span text:style-name="T2"/></text:p>
      <text:p text:style-name="P1"><text:span text:style-name="T2">4. Therefore, the angle of the cable with respect to the horizontal increases as we move down the cable, because a larger vertical component of tension is needed to support the weight.</text:span></text:p>
      <text:p text:style-name="P1"><text:span text:style-name="T2"/></text:p>
      <text:p text:style-name="P1"><text:span text:style-name="T2">5. At the free end of the cable, the tension is zero, so the cable will be tangential to the vertical direction.</text:span></text:p>
      <text:p text:style-name="P1"><text:span text:style-name="T2"/></text:p>
      <text:p text:style-name="P1"><text:span text:style-name="T2">6. The resulting curve is a spiral that starts horizontally at the helicopter and becomes increasingly vertical as it reaches the free end.</text:span></text:p>
      <text:p text:style-name="P1"><text:span text:style-name="T2"/></text:p>
      <text:p text:style-name="P1"><text:span text:style-name="T2">Mathematically, this curve is a type of spiral known as a "tractrix" or "pursuit curve." The differential equation for this curve is:</text:span></text:p>
      <text:p text:style-name="P1"><text:span text:style-name="T2"/></text:p>
      <text:p text:style-name="P1"><text:span text:style-name="T2">$\frac{dy}{dx} = -\frac{y}{\sqrt{a^2 - y^2}}$</text:span></text:p>
      <text:p text:style-name="P1"><text:span text:style-name="T2"/></text:p>
      <text:p text:style-name="P1"><text:span text:style-name="T2">where $a$ is a constant related to the ratio of the forces of gravity and air friction.</text:span></text:p>
      <text:p text:style-name="P1"><text:span text:style-name="T2"/></text:p>
      <text:p text:style-name="P1"><text:span text:style-name="T2">Devstral 2 2512 (free)</text:span></text:p>
      <text:p text:style-name="P1"><text:span text:style-name="T2">The shape of the cable in this scenario is determined by the balance of forces acting on it, including gravity, tension, and air friction. This problem is a classic example of a **catenary** with additional aerodynamic forces.</text:span></text:p>
      <text:p text:style-name="P1"><text:span text:style-name="T2"/></text:p>
      <text:p text:style-name="P1"><text:span text:style-name="T2">### Key Forces:</text:span></text:p>
      <text:p text:style-name="P1"><text:span text:style-name="T2">1. **Gravity**: Acts downward, pulling the cable into a curve.</text:span></text:p>
      <text:p text:style-name="P1"><text:span text:style-name="T2">2. **Tension**: The cable is under tension due to the helicopter's motion and the weight of the cable itself.</text:span></text:p>
      <text:p text:style-name="P1"><text:soft-page-break/><text:span text:style-name="T2">3. **Air Friction (Drag)**: Since the helicopter is moving horizontally at constant speed, the cable experiences drag forces that depend on the local velocity of the air relative to the cable. The drag force is proportional to the square of the relative velocity (for high Reynolds numbers) and acts tangentially to the cable's shape.</text:span></text:p>
      <text:p text:style-name="P1"><text:span text:style-name="T2"/></text:p>
      <text:p text:style-name="P1"><text:span text:style-name="T2">### Governing Equations:</text:span></text:p>
      <text:p text:style-name="P1"><text:span text:style-name="T2">The shape of the cable can be described by a differential equation that balances these forces. For a flexible cable with air friction, the problem is more complex than the standard catenary (which only considers gravity and tension). The drag force introduces a non-linear term that depends on the cable's slope and the helicopter's speed.</text:span></text:p>
      <text:p text:style-name="P1"><text:span text:style-name="T2"/></text:p>
      <text:p text:style-name="P1"><text:span text:style-name="T2">The general form of the equation for the cable's shape \( y(x) \) is derived from the balance of forces in the vertical and horizontal directions, including the drag term. This leads to a second-order non-linear ordinary differential equation (ODE) of the form:</text:span></text:p>
      <text:p text:style-name="P1"><text:span text:style-name="T2"/></text:p>
      <text:p text:style-name="P1"><text:span text:style-name="T2">\[</text:span></text:p>
      <text:p text:style-name="P1"><text:span text:style-name="T2">\frac{d}{dx}\left( T \frac{dy}{dx} \right) = \sqrt{1 + \left( \frac{dy}{dx} \right)^2} \left( \rho g - \frac{1}{2} \rho_{\text{air}} C_d D v^2 \right)</text:span></text:p>
      <text:p text:style-name="P1"><text:span text:style-name="T2">\]</text:span></text:p>
      <text:p text:style-name="P1"><text:span text:style-name="T2"/></text:p>
      <text:p text:style-name="P1"><text:span text:style-name="T2">where:</text:span></text:p>
      <text:p text:style-name="P1"><text:span text:style-name="T2">- \( T \) is the tension in the cable (a function of \( x \)),</text:span></text:p>
      <text:p text:style-name="P1"><text:span text:style-name="T2">- \( \rho \) is the linear density of the cable,</text:span></text:p>
      <text:p text:style-name="P1"><text:span text:style-name="T2">- \( g \) is the acceleration due to gravity,</text:span></text:p>
      <text:p text:style-name="P1"><text:span text:style-name="T2">- \( \rho_{\text{air}} \) is the density of air,</text:span></text:p>
      <text:p text:style-name="P1"><text:span text:style-name="T2">- \( C_d \) is the drag coefficient,</text:span></text:p>
      <text:p text:style-name="P1"><text:span text:style-name="T2">- \( D \) is the diameter of the cable,</text:span></text:p>
      <text:p text:style-name="P1"><text:span text:style-name="T2">- \( v \) is the relative velocity of the air (depends on the helicopter's speed and the cable's slope).</text:span></text:p>
      <text:p text:style-name="P1"><text:span text:style-name="T2"/></text:p>
      <text:p text:style-name="P1"><text:span text:style-name="T2">### Simplifications and Solutions:</text:span></text:p>
      <text:p text:style-name="P1"><text:span text:style-name="T2">1. **No Air Friction (Standard Catenary)**:</text:span></text:p>
      <text:p text:style-name="P1"><text:span text:style-name="T2"><text:s text:c="3"/>If air friction is negligible, the cable takes the shape of a **catenary**, described by:</text:span></text:p>
      <text:p text:style-name="P1"><text:span text:style-name="T2"><text:s text:c="3"/>\[</text:span></text:p>
      <text:p text:style-name="P1"><text:span text:style-name="T2"><text:s text:c="3"/>y(x) = a \cosh\left( \frac{x}{a} \right) + C</text:span></text:p>
      <text:p text:style-name="P1"><text:span text:style-name="T2"><text:s text:c="3"/>\]</text:span></text:p>
      <text:p text:style-name="P1"><text:span text:style-name="T2"><text:s text:c="3"/>where \( a \) is a constant related to the tension and weight of the cable, and \( C \) is a vertical offset.</text:span></text:p>
      <text:p text:style-name="P1"><text:span text:style-name="T2"/></text:p>
      <text:p text:style-name="P1"><text:span text:style-name="T2">2. **With Air Friction**:</text:span></text:p>
      <text:p text:style-name="P1"><text:span text:style-name="T2"><text:s text:c="3"/>The drag force complicates the equation, and the exact shape depends on the helicopter's speed and the cable's properties. For high speeds, the cable may appear more "stretched" horizontally due to the drag force opposing the vertical sag. The solution typically requires numerical methods to solve the non-linear ODE, as analytical solutions are rare.</text:span></text:p>
      <text:p text:style-name="P1"><text:span text:style-name="T2"/></text:p>
      <text:p text:style-name="P1"><text:span text:style-name="T2">### Qualitative Shape:</text:span></text:p>
      <text:p text:style-name="P1"><text:span text:style-name="T2">- Near the helicopter, the cable will be nearly horizontal due to the high tension and drag.</text:span></text:p>
      <text:p text:style-name="P1"><text:span text:style-name="T2">- As you move away from the helicopter, the cable will curve downward due to gravity, but the curvature will be less pronounced than in the standard catenary because of the drag force.</text:span></text:p>
      <text:p text:style-name="P1"><text:soft-page-break/><text:span text:style-name="T2">- The free end of the cable will likely point slightly downward and backward due to the drag.</text:span></text:p>
      <text:p text:style-name="P1"><text:span text:style-name="T2"/></text:p>
      <text:p text:style-name="P1"><text:span text:style-name="T2">### Summary:</text:span></text:p>
      <text:p text:style-name="P1"><text:span text:style-name="T2">The cable's shape is a **modified catenary** influenced by air friction. The exact shape requires solving a non-linear ODE, but it will generally be a curve that is "flatter" than a standard catenary due to the drag force. For practical purposes, numerical methods or simulations are often used to determine the precise shape.</text:span></text:p>
      <text:p text:style-name="P1"><text:span text:style-name="T2"/></text:p>
      <text:p text:style-name="P1"><text:span text:style-name="T2">Deepseek V3.1 Nex N1 (free):</text:span></text:p>
      <text:p text:style-name="P1"><text:span text:style-name="T2"/></text:p>
      <text:p text:style-name="P1"><text:span text:style-name="T2">This is a classic and subtle problem in dynamics. The intuitive answer that it will hang straight down (like a plumb line) is incorrect due to the influence of air friction.</text:span></text:p>
      <text:p text:style-name="P1"><text:span text:style-name="T2"/></text:p>
      <text:p text:style-name="P1"><text:span text:style-name="T2">After a transient period where it "whips" around, the cable will settle into a stable, curved shape. The most accurate description for this shape is a **catenary**, but it is a specific *dynamic* catenary, differentiated from the static catenary of a hanging chain by the nature of the forces involved.</text:span></text:p>
      <text:p text:style-name="P1"><text:span text:style-name="T2"/></text:p>
      <text:p text:style-name="P1"><text:span text:style-name="T2">Here is a breakdown of the physics and the reasoning behind the final shape:</text:span></text:p>
      <text:p text:style-name="P1"><text:span text:style-name="T2"/></text:p>
      <text:p text:style-name="P1"><text:span text:style-name="T2">### 1. The Governing Forces</text:span></text:p>
      <text:p text:style-name="P1"><text:span text:style-name="T2"/></text:p>
      <text:p text:style-name="P1"><text:span text:style-name="T2">To understand the shape, we must analyze the forces acting on each small segment of the cable. The cable is not accelerating; it is moving at a constant horizontal speed. Therefore, by Newton's First Law, the net force on every segment must be zero.</text:span></text:p>
      <text:p text:style-name="P1"><text:span text:style-name="T2"/></text:p>
      <text:p text:style-name="P1"><text:span text:style-name="T2">Let's consider a segment of the cable with length $\Delta s$. Three forces act on this segment:</text:span></text:p>
      <text:p text:style-name="P1"><text:span text:style-name="T2">1. <text:s/>**Tension (T):** This is the internal force pulling the segment. It acts tangentially along the cable. The tension at the bottom of the segment is $\vec{T}(s)$ and at the top is $\vec{T}(s + \Delta s)$.</text:span></text:p>
      <text:p text:style-name="P1"><text:span text:style-name="T2">2. <text:s/>**Gravity (W):** The weight of the segment acts straight downward. The magnitude is $W = \mu \Delta s \cdot g$, where $\mu$ is the mass per unit length of the cable.</text:span></text:p>
      <text:p text:style-name="P1"><text:span text:style-name="T2">3. <text:s/>**Air Drag/Friction (D):** This force opposes the motion. Since the helicopter is moving horizontally, the air drag on the segment is horizontal and opposite to the direction of motion. Its magnitude depends on the air density, the cable's diameter and drag coefficient, and the square of the helicopter's speed ($v^2$). For a constant speed $v$, we can consider the drag per unit length to be constant along the cable, let's call it $D'$.</text:span></text:p>
      <text:p text:style-name="P1"><text:span text:style-name="T2"/></text:p>
      <text:p text:style-name="P1"><text:span text:style-name="T2">### 2. The Force Balance</text:span></text:p>
      <text:p text:style-name="P1"><text:span text:style-name="T2"/></text:p>
      <text:p text:style-name="P1"><text:span text:style-name="T2">For the segment to be in equilibrium, the vector sum of these forces must be zero:</text:span></text:p>
      <text:p text:style-name="P1"><text:span text:style-name="T2">$$ \vec{T}(s + \Delta s) + \vec{T}(s) + \vec{W} + \vec{D} = \vec{0} $$</text:span></text:p>
      <text:p text:style-name="P1"><text:span text:style-name="T2">In the limit as $\Delta s \to 0$, this vector equation can be separated into horizontal and vertical components.</text:span></text:p>
      <text:p text:style-name="P1"><text:span text:style-name="T2"/></text:p>
      <text:p text:style-name="P1"><text:span text:style-name="T2">* <text:s text:c="2"/>**Horizontal Balance:** The only horizontal forces are the horizontal components of tension and the air drag. The drag pulls the segment backward. For the horizontal forces to balance, the tension must not be purely vertical. It must have a horizontal component that increases with height, counteracting the cumulative drag on the cable below it. In fact, </text:span><text:soft-page-break/><text:span text:style-name="T2">the horizontal component of tension, $T_H$, is equal to the total drag force acting on the portion of the cable *below* the segment in question.</text:span></text:p>
      <text:p text:style-name="P1"><text:span text:style-name="T2">$$ T_H = \text{(Drag per unit length)} \times \text{(Length below the segment)} $$</text:span></text:p>
      <text:p text:style-name="P1"><text:span text:style-name="T2">Since the drag per unit length is constant (for constant speed), the horizontal tension increases linearly from zero at the free bottom end to a maximum at the top, where it is attached to the helicopter.</text:span></text:p>
      <text:p text:style-name="P1"><text:span text:style-name="T2"/></text:p>
      <text:p text:style-name="P1"><text:span text:style-name="T2">* <text:s text:c="2"/>**Vertical Balance:** The vertical forces are the vertical components of tension and the weight. For the vertical forces to balance, the upward vertical component of tension at the top of the segment must equal the downward vertical component of tension at the bottom plus the segment's weight.</text:span></text:p>
      <text:p text:style-name="P1"><text:span text:style-name="T2">$$ T_V(s + \Delta s) = T_V(s) + W $$</text:span></text:p>
      <text:p text:style-name="P1"><text:span text:style-name="T2">This implies that the vertical component of tension increases from zero at the free end to support the entire weight of the cable at the top.</text:span></text:p>
      <text:p text:style-name="P1"><text:span text:style-name="T2"/></text:p>
      <text:p text:style-name="P1"><text:span text:style-name="T2">### 3. Deriving the Shape: The "Catenary"</text:span></text:p>
      <text:p text:style-name="P1"><text:span text:style-name="T2"/></text:p>
      <text:p text:style-name="P1"><text:span text:style-name="T2">The force balance conditions described above—a constant horizontal force gradient and a weight-driven vertical force gradient—are mathematically identical to the conditions for a **catenary curve**.</text:span></text:p>
      <text:p text:style-name="P1"><text:span text:style-name="T2"/></text:p>
      <text:p text:style-name="P1"><text:span text:style-name="T2">* <text:s text:c="2"/>A **static catenary** (like a hanging chain) is the shape a perfectly flexible chain assumes under its own weight when supported at its ends. Its equation is $y = a \cosh(x/a)$, where $a$ is a scaling constant.</text:span></text:p>
      <text:p text:style-name="P1"><text:span text:style-name="T2">* <text:s text:c="2"/>The **dynamic catenary** of the helicopter cable is the shape it assumes when the horizontal force (drag) is constant per unit length, analogous to the vertical force (weight) being constant per unit length in the static case.</text:span></text:p>
      <text:p text:style-name="P1"><text:span text:style-name="T2"/></text:p>
      <text:p text:style-name="P1"><text:span text:style-name="T2">The resulting differential equation for the cable's shape, $y(x)$, has the same form as the static catenary equation, with the horizontal drag force playing the role of the horizontal component of tension.</text:span></text:p>
      <text:p text:style-name="P1"><text:span text:style-name="T2"/></text:p>
      <text:p text:style-name="P1"><text:span text:style-name="T2">### Why Not a Straight Line or a Parabola?</text:span></text:p>
      <text:p text:style-name="P1"><text:span text:style-name="T2"/></text:p>
      <text:p text:style-name="P1"><text:span text:style-name="T2">* <text:s text:c="2"/>**Not a Straight Vertical Line:** A straight vertical line would imply the tension is purely vertical. But we know a significant horizontal force (air drag) is acting. A vertical tension cannot balance this horizontal drag force. Therefore, the cable *must* curve backwards to develop a horizontal component of tension to counteract the drag.</text:span></text:p>
      <text:p text:style-name="P1"><text:span text:style-name="T2">* <text:s text:c="2"/>**Not a Parabola:** A parabolic shape is the solution for a cable supporting a load that is uniformly distributed along the *horizontal* direction (e.g., the cables of a suspension bridge supporting a level road deck). In our case, the weight and drag are distributed uniformly along the *arc length* of the cable itself. This distribution is the fundamental characteristic that leads to the cosh (hyperbolic cosine) solution of the catenary, not the quadratic solution of the parabola. While a catenary and a parabola can look similar, they are distinct curves defined by different force distributions.</text:span></text:p>
      <text:p text:style-name="P1"><text:span text:style-name="T2"/></text:p>
      <text:p text:style-name="P1"><text:span text:style-name="T2">### Conclusion</text:span></text:p>
      <text:p text:style-name="P1"><text:span text:style-name="T2"/></text:p>
      <text:p text:style-name="P1"><text:span text:style-name="T2">The cable will form a **catenary curve**, trailing backward from the point directly beneath the helicopter. It is a stable configuration where, at every point along the cable, the tangential tension force is perfectly balanced by the vector sum of the segment's weight acting downward and the air drag force acting horizontally backward.</text:span></text:p>
      <text:p text:style-name="P1"><text:soft-page-break/><text:span text:style-name="T2"/></text:p>
      <text:p text:style-name="P1"><text:span text:style-name="T2">Trinity Mini (free):</text:span></text:p>
      <text:p text:style-name="P1"><text:span text:style-name="T2"/></text:p>
      <text:p text:style-name="P2"><text:span text:style-name="T3"><text:tab/>Reasoning: “</text:span><text:span text:style-name="T2">Okay, let's tackle this problem. The user is asking about the shape a cable will take when one end is attached to a helicopter flying horizontally at constant speed, and the other end is free. Air friction is significant, so I need to consider that.</text:span></text:p>
      <text:p text:style-name="Text_20_body">First, I recall that without air resistance, a hanging cable forms a catenary. But here, air friction is important. The helicopter is moving horizontally, so the cable is being dragged through the air. The friction would oppose the motion, which might affect the shape.</text:p>
      <text:p text:style-name="Text_20_body">The forces acting on the cable segments would include gravity, tension, and air resistance. Since the cable is flexible and uniform, each segment's shape depends on the balance of these forces. The air resistance would add a drag force proportional to the velocity.</text:p>
      <text:p text:style-name="Text_20_body">I remember that in fluid dynamics, the shape of a cable in a moving fluid can be modeled using the concept of a "cable in a flow." The drag force would cause the cable to curve more towards the direction of motion. Wait, but the helicopter is moving horizontally, so the cable is being pulled forward. The free end would lag behind, creating a curve that's steeper on the side towards the helicopter.</text:p>
      <text:p text:style-name="Text_20_body">But how does this differ from a catenary? In a catenary, the shape is determined by gravity and tension. With air resistance, there's an additional force opposing the motion. This might flatten the curve or make it more parabolic. Wait, no. Actually, in a moving fluid, the shape might resemble a parabola if the drag is significant. But I'm not sure.</text:p>
      <text:p text:style-name="Text_20_body">I think the correct approach is to consider the cable as a system where each segment's velocity is a combination of the helicopter's speed and the cable's own motion. The air resistance would act opposite to the relative velocity. This would create a shape that's a compromise between the catenary and a parabola.</text:p>
      <text:p text:style-name="Text_20_body">Wait, but in the case of a cable being towed through air, the shape is often a parabola. For example, a kite string or a power line in wind. So maybe the answer is a parabola. But I need to confirm.</text:p>
      <text:p text:style-name="Text_20_body">Alternatively, the problem might require a more detailed analysis. The user mentioned that the cable is perfectly flexible and uniform. The air friction is not negligible, so the drag force must be considered. The equation of motion for each segment would involve the derivative of the tension and the drag force.</text:p>
      <text:p text:style-name="Text_20_body">The shape would be a catenary modified by the drag. However, solving that equation might be complex. But perhaps for the purpose of this question, the answer is a parabola.</text:p>
      <text:p text:style-name="Text_20_body">Wait, but in the absence of air resistance, it's a catenary. With air resistance, the shape changes. I recall that in some cases, like a cable under tension with drag, the shape can be a parabola. For example, in the case of a cable being lowered vertically with air resistance, the shape is parabolic. But here, the helicopter is moving horizontally, so the cable is being pulled forward.</text:p>
      <text:p text:style-name="Text_20_body">The free end would be trailing, and the cable would curve such that the tension is higher on the side towards the helicopter. The air resistance would cause the cable to sag more in the direction opposite to the motion. Wait, no. If the helicopter is moving forward, the cable is being pulled forward, so the free end would lag behind, creating a curve that's steeper on the trailing side.</text:p>
      <text:p text:style-name="Text_20_body"><text:soft-page-break/>But how does that translate to the shape? Maybe the cable forms a curve that's more like a parabola. Alternatively, it could be a catenary with a different parameter.</text:p>
      <text:p text:style-name="Text_20_body">I think the correct answer is that the cable takes the shape of a parabola. Because in the presence of air resistance, the cable's shape is determined by the balance between gravity and the drag force, leading to a parabolic profile.</text:p>
      <text:p text:style-name="Text_20_body">But I need to make sure. Let me think about the forces again. Each segment of the cable has a tension T, gravity acting downward, and air resistance opposing the velocity. The velocity of each segment is a combination of the helicopter's speed and the cable's own motion. This makes the problem more complex.</text:p>
      <text:p text:style-name="Text_20_body">However, for the purpose of this question, the answer is likely a parabola. So I'll go with that.”</text:p>
      <text:p text:style-name="P1"><text:span text:style-name="T2">Answer: “The cable will take the shape of a **parabola**.</text:span></text:p>
      <text:p text:style-name="P1"><text:span text:style-name="T2"/></text:p>
      <text:p text:style-name="P1"><text:span text:style-name="T2">### Explanation:</text:span></text:p>
      <text:p text:style-name="P1"><text:span text:style-name="T2">1. **Forces Acting on the Cable**:</text:span></text:p>
      <text:p text:style-name="P1"><text:span text:style-name="T2"><text:s text:c="3"/>- **Gravity**: Acts downward, pulling the cable into a curve.</text:span></text:p>
      <text:p text:style-name="P1"><text:span text:style-name="T2"><text:s text:c="3"/>- **Tension**: Exerts along the cable, balancing gravity and drag.</text:span></text:p>
      <text:p text:style-name="P1"><text:span text:style-name="T2"><text:s text:c="3"/>- **Air Friction**: Opposes the cable's motion relative to the air. Since the cable is moving horizontally (due to the helicopter's speed), drag acts opposite to the direction of motion.</text:span></text:p>
      <text:p text:style-name="P1"><text:span text:style-name="T2"/></text:p>
      <text:p text:style-name="P1"><text:span text:style-name="T2">2. **Shape Derivation**:</text:span></text:p>
      <text:p text:style-name="P1"><text:span text:style-name="T2"><text:s text:c="3"/>- The cable's shape is determined by the equilibrium of forces along its length. The air friction introduces a drag force proportional to the cable's velocity relative to the air.</text:span></text:p>
      <text:p text:style-name="P1"><text:span text:style-name="T2"><text:s text:c="3"/>- The resulting differential equation for the cable's shape combines gravitational and drag forces, leading to a parabolic profile. This is analogous to a cable under tension with uniform drag, where the shape is governed by:</text:span></text:p>
      <text:p text:style-name="P1"><text:span text:style-name="T2"><text:s text:c="5"/>\[</text:span></text:p>
      <text:p text:style-name="P1"><text:span text:style-name="T2"><text:s text:c="5"/>\frac{d^2y}{dx^2} = \frac{\rho A C_d v^2}{T_0}</text:span></text:p>
      <text:p text:style-name="P1"><text:span text:style-name="T2"><text:s text:c="5"/>\]</text:span></text:p>
      <text:p text:style-name="P1"><text:span text:style-name="T2"><text:s text:c="5"/>where:</text:span></text:p>
      <text:p text:style-name="P1"><text:span text:style-name="T2"><text:s text:c="5"/>- \(\rho\) = air density,</text:span></text:p>
      <text:p text:style-name="P1"><text:span text:style-name="T2"><text:s text:c="5"/>- \(A\) = cross-sectional area of the cable,</text:span></text:p>
      <text:p text:style-name="P1"><text:span text:style-name="T2"><text:s text:c="5"/>- \(C_d\) = drag coefficient,</text:span></text:p>
      <text:p text:style-name="P1"><text:span text:style-name="T2"><text:s text:c="5"/>- \(v\) = cable's horizontal velocity,</text:span></text:p>
      <text:p text:style-name="P1"><text:span text:style-name="T2"><text:s text:c="5"/>- \(T_0\) = tension at the fixed end.</text:span></text:p>
      <text:p text:style-name="P1"><text:span text:style-name="T2"/></text:p>
      <text:p text:style-name="P1"><text:span text:style-name="T2">3. **Key Characteristics**:</text:span></text:p>
      <text:p text:style-name="P1"><text:span text:style-name="T2"><text:s text:c="3"/>- The cable sags downward due to gravity but is "pulled" horizontally by the helicopter, creating a symmetric parabolic curve.</text:span></text:p>
      <text:p text:style-name="P1"><text:span text:style-name="T2"><text:s text:c="3"/>- The free end trails behind, forming the vertex of the parabola.</text:span></text:p>
      <text:p text:style-name="P1"><text:span text:style-name="T2"><text:s text:c="3"/>- Unlike a catenary (which assumes negligible drag), the parabolic shape arises because drag dominates the horizontal tension distribution.</text:span></text:p>
      <text:p text:style-name="P1"><text:span text:style-name="T2"/></text:p>
      <text:p text:style-name="P1"><text:span text:style-name="T2">**Visual Representation**:</text:span></text:p>
      <text:p text:style-name="P1"><text:span text:style-name="T2">```</text:span></text:p>
      <text:p text:style-name="P1"><text:span text:style-name="T2"><text:s text:c="8"/>/\</text:span></text:p>
      <text:p text:style-name="P1"><text:span text:style-name="T2"><text:s text:c="7"/>/ <text:s/>\</text:span></text:p>
      <text:p text:style-name="P1"><text:span text:style-name="T2"><text:s text:c="6"/>/ <text:s text:c="3"/>\</text:span></text:p>
      <text:p text:style-name="P1"><text:span text:style-name="T2"><text:s text:c="5"/>/ <text:s text:c="5"/>\</text:span></text:p>
      <text:p text:style-name="P1"><text:span text:style-name="T2"><text:s text:c="4"/>/ <text:s text:c="7"/>\</text:span></text:p>
      <text:p text:style-name="P1"><text:soft-page-break/><text:span text:style-name="T2"><text:s text:c="3"/>/ <text:s text:c="9"/>\</text:span></text:p>
      <text:p text:style-name="P1"><text:span text:style-name="T2"><text:s text:c="2"/>/____________\</text:span></text:p>
      <text:p text:style-name="P1"><text:span text:style-name="T2">```</text:span></text:p>
      <text:p text:style-name="P1"><text:span text:style-name="T2"/></text:p>
      <text:p text:style-name="P1"><text:span text:style-name="T2">**Final Answer**: <text:s/></text:span></text:p>
      <text:p text:style-name="P1"><text:span text:style-name="T2">The cable forms a **parabola** due to the combined effects of gravity and air friction.”</text:span></text:p>
      <text:p text:style-name="P1"><text:span text:style-name="T2"/></text:p>
      <text:p text:style-name="P1"><text:span text:style-name="T2">Olmo 3.1 32B Think (free)</text:span></text:p>
      <text:p text:style-name="P1"><text:span text:style-name="T2"/></text:p>
      <text:p text:style-name="P2"><text:span text:style-name="T3"><text:tab/>Reasoning: “</text:span><text:span text:style-name="T2">Okay, so there's this problem about a helicopter flying horizontally at a constant speed, and it has a flexible cable hanging from it. The other end of the cable isn't attached, and air friction isn't negligible. The question is asking what shape the cable will take. Hmm, interesting. Let me try to break this down step by step.</text:span></text:p>
      <text:p text:style-name="Text_20_body">First, I remember that when dealing with cables under gravity, like a simple pendulum or a hanging chain, the shape is a catenary if it's heavy and hanging under gravity, or a parabola if it's supporting a uniform load, like a suspension bridge. But here, the helicopter is moving horizontally at a constant speed, and there's air friction involved. Wait, air friction on the cable isn't negligible. That's probably important.</text:p>
      <text:p text:style-name="Text_20_body">Since the helicopter is moving, the cable is in the air, so each part of the cable is experiencing air resistance. But the problem says the helicopter is at a constant speed, so maybe the entire system is in some sort of steady state? Hmm. Let me think about the forces acting on a small segment of the cable.</text:p>
      <text:p text:style-name="Text_20_body">Let's consider a small element of the cable. The forces on it would be gravity pulling it down, the tension from the helicopter and the adjacent parts of the cable, and air resistance. Since the cable is flexible and uniform, its mass per unit length is constant. The helicopter is moving horizontally, so the whole system is moving at velocity v. But since the helicopter's speed is constant, the acceleration of the helicopter is zero. However, the cable might be moving with the helicopter, but parts of the cable might be moving at different speeds relative to the air? Wait, actually, if the helicopter is moving at constant velocity, then in the helicopter's frame of reference, the air is moving past it with velocity v. So from the helicopter's perspective, the cable is stationary, but the air is flowing past it. That might complicate things because air resistance would depend on the relative velocity between the cable and the air.</text:p>
      <text:p text:style-name="Text_20_body">Alternatively, in the ground frame, the cable is moving at velocity v horizontally, and the air is stationary. Then the air resistance on each part of the cable would depend on the velocity of the cable relative to the air, which is v. But wait, if the cable is hanging straight down, then the horizontal component of the cable's velocity relative to the air is v, but the vertical component is zero? Hmm, but actually, the cable might not be straight. The cable could be deflected by the air resistance.</text:p>
      <text:p text:style-name="Text_20_body">Wait, perhaps this is similar to a situation where a flexible structure is subject to both gravity and a horizontal wind load. In such cases, the shape might be a combination of a catenary and a parabola, but modified by the wind. But I need to think more carefully.</text:p>
      <text:p text:style-name="Text_20_body">Let me try to model it. Let's set up coordinates: let the x-axis be horizontal in the direction of the helicopter's motion, and y-axis vertical. The helicopter is at some point (0, h), say, and the cable extends downward from there. Each infinitesimal segment of the cable has length ds, mass per unit length μ, so its weight is μ g ds. The air resistance force would depend on the velocity of the cable <text:soft-page-break/>relative to the air. Since the helicopter is moving at velocity v, and assuming the cable moves with the helicopter (since it's attached), then every point on the cable is moving at velocity v horizontally. Therefore, relative to the air (which is stationary in the ground frame), the cable is moving at velocity v. So the air resistance force on a segment would be proportional to v times the cross-sectional area and the drag coefficient, but since the problem says "air friction on the cable is not negligible," but doesn't give specifics, maybe we can model it as a force proportional to velocity? Or perhaps proportional to the square of velocity? Hmm, but in many basic treatments, linear drag is used for simplicity unless specified otherwise, but maybe here it's quadratic? Wait, but the problem doesn't specify, so perhaps I need to make an assumption here. Alternatively, maybe the key is that the air resistance provides a horizontal force opposing the motion, which would affect the tension in the cable.</text:p>
      <text:p text:style-name="Text_20_body">Alternatively, perhaps the problem is analogous to a cable in a moving fluid, where the fluid is moving past it. Wait, actually, in the helicopter's frame, the air is moving backward with speed v, so the cable is stationary, but the air is moving. In that case, the drag force would be proportional to the air speed relative to the cable, so proportional to v. But since v is constant, maybe the drag force per unit length is constant? Hmm, this is getting a bit confusing.</text:p>
      <text:p text:style-name="Text_20_body">Let me try to set up the equations. Let's parameterize the cable by its length s, starting from the helicopter at s=0. Let the position of a point on the cable be (x(s), y(s)), where s is the arc length. The mass per unit length is μ, so the weight per unit length is μ g downward. The tension in the cable at a point is T(s), which has components T_x and T_y. The air resistance force per unit length would be some function of velocity. Since the entire cable is moving at velocity v horizontally (assuming it's moving with the helicopter), the velocity of any point on the cable relative to the air is v in the horizontal direction. Wait, but if the cable is curved, different parts might have different velocities? No, because the helicopter is moving at constant velocity, so all parts of the cable must be moving at the same horizontal velocity v, right? Because otherwise, there would be acceleration, but the helicopter isn't accelerating. So the entire cable is translating horizontally at velocity v. Therefore, every point on the cable has velocity (v, dy/ds * ds/dt?), wait, actually, the velocity of a point on the cable would be the derivative of its position with respect to time. Since the helicopter is moving at constant velocity, the entire cable must be moving with velocity v in the x-direction. So the position as a function of time would be (x(s) + v t, y(s)), assuming the cable's shape doesn't change over time (steady state). Therefore, the velocity of any point on the cable is (v, 0) in the ground frame. So relative to the air (which is stationary), the velocity is (v,0). Therefore, the air resistance force per unit length would be proportional to v, since drag force is typically proportional to velocity (for linear drag) or v squared (quadratic). But the problem says "air friction is not negligible," but doesn't specify the type. Hmm. Maybe I need to proceed with linear drag for simplicity, unless told otherwise. Let me assume it's linear for now, so the drag force per unit length is -k v, where k is some constant (proportional to cross-sectional area, drag coefficient, etc.), and the negative sign indicates opposition to motion. But since the velocity is entirely in the x-direction, the drag force per unit length would be -k v in the x-direction. Wait, but k would have units of force per length per velocity? That seems a bit odd, but okay.</text:p>
      <text:p text:style-name="Text_20_body">Alternatively, quadratic drag would be - (1/2) C_d ρ A v^2, but again, without specific parameters, maybe the problem expects a qualitative answer rather than an exact equation. Alternatively, perhaps the key is that the horizontal component of tension must balance the drag force.</text:p>
      <text:p text:style-name="Text_20_body"><text:soft-page-break/>Let me try writing the force balance equations. For a small segment of the cable of length ds, the forces in the x and y directions must satisfy equilibrium because the helicopter is moving at constant velocity (so no acceleration). So net force on any segment must be zero.</text:p>
      <text:p text:style-name="Text_20_body">In the x-direction: The tension at one end has a horizontal component T_x(s + ds) ≈ T_x + dT_x/ds * ds, and similarly at the other end T_x(s). The difference in tension components plus the drag force must equal zero. The drag force per unit length is -k v (if linear), so over length ds, it's -k v ds. So:</text:p>
      <text:p text:style-name="Text_20_body">d T_x / ds * ds - k v ds = 0 ⇒ dT_x/ds = k v.</text:p>
      <text:p text:style-name="Text_20_body">In the y-direction: The vertical component of tension must balance the weight. The weight per unit length is μ g downward, so:</text:p>
      <text:p text:style-name="Text_20_body">d T_y / ds * ds - μ g ds = 0 ⇒ dT_y/ds = μ g.</text:p>
      <text:p text:style-name="Text_20_body">Additionally, the tension vector (T_x, T_y) must be tangent to the cable at each point. The slope of the cable is dy/dx = (dy/ds)/(dx/ds). Let θ be the angle the tangent makes with the horizontal, so tanθ = dy/dx = (dy/ds)/(dx/ds). The tension components are T_x = T cosθ and T_y = T sinθ, where T is the magnitude of tension.</text:p>
      <text:p text:style-name="Text_20_body">Therefore, dT_x/ds = d/ds (T cosθ) = dT/ds cosθ - T sinθ dθ/ds.</text:p>
      <text:p text:style-name="Text_20_body">Similarly, dT_y/ds = d/ds (T sinθ) = dT/ds sinθ + T cosθ dθ/ds.</text:p>
      <text:p text:style-name="Text_20_body">But from the force equations, we have:</text:p>
      <text:p text:style-name="Text_20_body">dT_x/ds = k v,</text:p>
      <text:p text:style-name="Text_20_body">dT_y/ds = μ g.</text:p>
      <text:p text:style-name="Text_20_body">So we can set up equations:</text:p>
      <text:p text:style-name="Text_20_body">dT/ds cosθ - T sinθ dθ/ds = k v,</text:p>
      <text:p text:style-name="Text_20_body">dT/ds sinθ + T cosθ dθ/ds = μ g.</text:p>
      <text:p text:style-name="Text_20_body">Hmm, this is getting a bit complicated. Let's see if we can find another relation. Since the tension vector is along the tangent, the derivative of the tangent direction relates to the curvature. Alternatively, maybe we can find a differential equation for θ.</text:p>
      <text:p text:style-name="Text_20_body">Alternatively, let's consider the ratio of the two equations. Let me divide the two equations:</text:p>
      <text:p text:style-name="Text_20_body">[ dT/ds cosθ - T sinθ dθ/ds ] / [ dT/ds sinθ + T cosθ dθ/ds ] = (k v) / (μ g)</text:p>
      <text:p text:style-name="Text_20_body">But this might not be straightforward. Alternatively, let's try to express dT/ds and dθ/ds from the equations.</text:p>
      <text:p text:style-name="Text_20_body">Let me denote:</text:p>
      <text:p text:style-name="Text_20_body">Equation 1: dT_x/ds = k v,</text:p>
      <text:p text:style-name="Text_20_body">But T_x = T cosθ,</text:p>
      <text:p text:style-name="Text_20_body">So d/ds (T cosθ) = k v,</text:p>
      <text:p text:style-name="Text_20_body">Similarly, Equation 2: d/ds (T sinθ) = μ g.</text:p>
      <text:p text:style-name="Text_20_body">Let me write these as:</text:p>
      <text:p text:style-name="Text_20_body"><text:soft-page-break/>T' cosθ - T θ' sinθ = k v, (1)</text:p>
      <text:p text:style-name="Text_20_body">T' sinθ + T θ' cosθ = μ g. (2)</text:p>
      <text:p text:style-name="Text_20_body">Where T' = dT/ds and θ' = dθ/ds.</text:p>
      <text:p text:style-name="Text_20_body">Now, if I square and add equations (1) and (2):</text:p>
      <text:p text:style-name="Text_20_body">(T')² cos²θ - 2 T T' θ' sinθ cosθ + (T θ')² sin²θ + (T')² sin²θ + 2 T T' θ' sinθ cosθ + (T θ')² cos²θ = (k v)^2 + (μ g)^2.</text:p>
      <text:p text:style-name="Text_20_body">Simplifying the left side:</text:p>
      <text:p text:style-name="Text_20_body">(T')² (cos²θ + sin²θ) + (T θ')² (sin²θ + cos²θ) = (k v)^2 + (μ g)^2,</text:p>
      <text:p text:style-name="Text_20_body">So,</text:p>
      <text:p text:style-name="Text_20_body">(T')² + (T θ')² = (k v)^2 + (μ g)^2. (3)</text:p>
      <text:p text:style-name="Text_20_body">Hmm, that's one equation. Now, perhaps we can find another relation by taking the ratio of equations (1) and (2). Let's see:</text:p>
      <text:p text:style-name="Text_20_body">Divide equation (1) by equation (2):</text:p>
      <text:p text:style-name="Text_20_body">[ T' cosθ - T θ' sinθ ] / [ T' sinθ + T θ' cosθ ] = (k v)/(μ g).</text:p>
      <text:p text:style-name="Text_20_body">Let me denote this ratio as R = (k v)/(μ g). Let's rearrange the equation:</text:p>
      <text:p text:style-name="Text_20_body">T' cosθ - T θ' sinθ = R (T' sinθ + T θ' cosθ )</text:p>
      <text:p text:style-name="Text_20_body">Bring all terms to left side:</text:p>
      <text:p text:style-name="Text_20_body">T' cosθ - R T' sinθ - T θ' sinθ - R T θ' cosθ = 0</text:p>
      <text:p text:style-name="Text_20_body">Factor terms:</text:p>
      <text:p text:style-name="Text_20_body">T' [ cosθ - R sinθ ] - T θ' [ sinθ + R cosθ ] = 0</text:p>
      <text:p text:style-name="Text_20_body">Let me write this as:</text:p>
      <text:p text:style-name="Text_20_body">T' [ cosθ - R sinθ ] = T θ' [ sinθ + R cosθ ]</text:p>
      <text:p text:style-name="Text_20_body">Then,</text:p>
      <text:p text:style-name="Text_20_body">(T' / T) = θ' [ sinθ + R cosθ ] / [ cosθ - R sinθ ]</text:p>
      <text:p text:style-name="Text_20_body">Hmm, that's another relation. Let me see if I can combine this with equation (3). Alternatively, perhaps we can consider introducing a new variable, such as the derivative of ln T or something. Alternatively, this seems getting too involved. Maybe I need to make some simplifying assumptions.</text:p>
      <text:p text:style-name="Text_20_body">Alternatively, suppose that the air resistance is significant, but let's see in what regime. For example, if the air resistance is much larger than the gravitational force, then the k v term would dominate, but if it's smaller, then gravity dominates. But the problem states that air friction is not negligible, so perhaps it's comparable? Not sure. Alternatively, maybe the cable will form a straight line? Wait, but with both gravity and horizontal drag, probably not. Let's think of extreme cases.</text:p>
      <text:p text:style-name="Text_20_body">If there were no air resistance (k=0), then the equations reduce to:</text:p>
      <text:p text:style-name="Text_20_body">dT_x/ds =0 ⇒ T_x is constant,</text:p>
      <text:p text:style-name="Text_20_body"><text:soft-page-break/>dT_y/ds = μ g ⇒ T_y increases linearly with s.</text:p>
      <text:p text:style-name="Text_20_body">Also, the tension must be tangent to the cable. So in this case, the cable would hang under gravity, forming a catenary? Wait, no, actually for a cable with uniform linear mass density under gravity alone, the shape is a catenary. But if it's just hanging from a point with no horizontal load, it would be a catenary. Wait, but if the helicopter is moving, but if there's no air resistance, then in the helicopter's frame, it's just a static situation with gravity, so yes, a catenary. But the problem says air friction is not negligible, so that complicates it.</text:p>
      <text:p text:style-name="Text_20_body">Alternatively, if the air resistance is the dominant force, then maybe the cable would align with the direction of motion? But since the helicopter is moving horizontally, and the cable is attached to it, perhaps the cable would be blown backwards? Wait, but the helicopter is moving forward, so air is moving past the cable from behind? Wait, in ground frame, the cable is moving forward at speed v, so air resistance would push backward on the cable. So each segment of the cable experiences a backward force. To balance that, the tension in the cable must have a forward component to counteract the drag. So the cable would angle backward? So instead of hanging straight down, it would form some angle with the vertical, leaning back?</text:p>
      <text:p text:style-name="Text_20_body">But also, gravity is pulling it down. So the cable would have to balance both the gravitational force downward and the drag force backward. So the tension would have components in both x and y directions. The shape would be determined by these forces.</text:p>
      <text:p text:style-name="Text_20_body">Alternatively, if we model this as a balance between the drag force (proportional to velocity, which is constant in magnitude v) and gravity. Let me suppose that the drag force per unit length is f = k v (linear drag). Then, per unit length, the horizontal force needed to counteract drag is k v, and vertical force needed is μ g. So the tension must provide these.</text:p>
      <text:p text:style-name="Text_20_body">But the tension's horizontal component must increase along the cable to provide the necessary force to counteract the cumulative drag. Wait, actually, integrating the drag force. Let's think of the total horizontal force on the cable. The total drag force on the entire cable would be -k v * L, where L is the length of the cable. But since the helicopter is providing the tension, the horizontal component of the tension at the attachment point must balance this total drag. Similarly, vertically, the vertical component of tension at the attachment must balance the total weight μ g L.</text:p>
      <text:p text:style-name="Text_20_body">Wait, but if we consider the entire cable, the sum of forces must be zero because the helicopter is moving at constant velocity (so no net force on the system). The helicopter exerts a force at the attachment point equal to the tension vector. The total drag force on the cable is -k v * L (if drag is per unit length k v), and the total weight is -μ g L in the y-direction. So the tension at the attachment must be:</text:p>
      <text:p text:style-name="Text_20_body">T_horizontal = k v L,</text:p>
      <text:p text:style-name="Text_20_body">T_vertical = μ g L.</text:p>
      <text:p text:style-name="Text_20_body">Therefore, the angle θ at the attachment point would satisfy tanθ = (T_vertical)/(T_horizontal) = (μ g L)/(k v L) = μ g / (k v).</text:p>
      <text:p text:style-name="Text_20_body">So the cable would make an angle θ with the vertical, where θ = arctan(μ g / (k v)). But this is just the angle at the top. However, along the cable, the tension would vary. Wait, but according to the earlier differential equations, if we consider the horizontal component of tension, dT_x/ds = k v. So integrating from the attachment point (s=0) to some point s, T_x(s) = T_x(0) + k v s. But T_x(0) is <text:soft-page-break/>equal to the total horizontal tension needed, which is k v L, so T_x(s) = k v L + k v s? Wait, that can't be, because at s = L, that would give T_x(L) = k v (L + L) = 2 k v L, which contradicts the boundary condition. Hmm, so maybe my assumption here is wrong.</text:p>
      <text:p text:style-name="Text_20_body">Wait, actually, if we model the total force, the tension at the helicopter must balance the total drag and weight. So T_horizontal must equal total drag force, which is integral over the cable of drag per unit length. If drag per unit length is k v, then total drag is k v * L. So T_horizontal = k v L. Similarly, vertical component T_vertical = μ g L.</text:p>
      <text:p text:style-name="Text_20_body">But according to the differential equation dT_x/ds = k v, integrating from s=0 (helicopter) to s=L (free end), T_x(L) - T_x(0) = k v L. But at the free end, there's no tension, so T_x(L) = 0, so - T_x(0) = k v L ⇒ T_x(0) = -k v L. But that contradicts the earlier conclusion that T_horizontal should be +k v L. The negative sign here indicates direction: if we take T_x as the component in the direction of the helicopter's motion (positive x), then the tension at the helicopter must be in the negative x direction to counteract the drag? Wait, no, because drag force on the cable is opposite to the motion, i.e., in the -x direction. So the total drag force on the cable is -k v L in the x-direction. To balance that, the helicopter must exert a force +k v L in the x-direction via the tension. But according to the differential equation, if dT_x/ds = k v, then starting from T_x(0) = k v L (the tension's x-component at the helicopter), then at position s, T_x(s) = k v L + k v s. But at the end of the cable, s = L, T_x(L) would be k v(L + L) = 2 k v L, which is not zero. That inconsistency suggests an error in setting up the equations.</text:p>
      <text:p text:style-name="Text_20_body">Ah, perhaps the sign in the differential equation is wrong. Let's re-examine the force balance. For a small element ds, the tension at the upstream end (towards the helicopter) is T_x, and at the downstream end (away from helicopter) is T_x + dT_x. The drag force on the element is -k v ds (since drag opposes motion, which is in +x). So the net force in x-direction must be zero:</text:p>
      <text:p text:style-name="Text_20_body">(T_x + dT_x) - T_x - k v ds = 0 ⇒ dT_x = k v ds ⇒ dT_x/ds = k v.</text:p>
      <text:p text:style-name="Text_20_body">So that part is correct. But then integrating from the helicopter (s=0) to the end (s=L):</text:p>
      <text:p text:style-name="Text_20_body">T_x(L) - T_x(0) = k v L.</text:p>
      <text:p text:style-name="Text_20_body">But at the end of the cable, there is no tension, so T_x(L) = 0. Therefore,</text:p>
      <text:list text:style-name="L1">
        <text:list-item>
          <text:p text:style-name="P3">T_x(0) = k v L ⇒ T_x(0) = -k v L.</text:p>
        </text:list-item>
      </text:list>
      <text:p text:style-name="Text_20_body">But this means the tension at the helicopter is pointing in the -x direction, which would mean the helicopter is being pulled backward? But that can't be, because the helicopter is the one providing the force to keep the cable. Wait, perhaps the coordinate system is the issue. Maybe I took T_x as the component in the direction of the cable's tangent? Wait no, in the earlier setup, I considered T_x and T_y as components in the global x and y directions.</text:p>
      <text:p text:style-name="Text_20_body">Wait, perhaps the problem is that in reality, the tension must oppose the drag. If the cable is being dragged backward by air resistance, then the tension needs to pull forward to counteract that. But according to this, the tension at the helicopter is backward, which would mean the helicopter is experiencing a backward force, but since the helicopter is moving at constant velocity, maybe that's okay if there's another force? Wait, but the helicopter's engine would need to provide thrust to counteract that, but the problem doesn't mention the helicopter's engine forces, only the cable. Hmm, perhaps the model is considering only the cable and the forces on it, with the helicopter's attachment point as a boundary condition. But in that case, the tension at the attachment must <text:soft-page-break/>provide the necessary force to balance drag and gravity. But according to the integration, it's resulting in a tension opposite to what's needed. This inconsistency suggests maybe the drag force expression is incorrect.</text:p>
      <text:p text:style-name="Text_20_body">Alternatively, maybe the drag force is proportional to the square of velocity, so f = k v². Then total drag would be k v² L, but then the differential equation would be dT_x/ds = k v², which would lead to even larger issues because v is constant, so T_x would increase quadratically? That seems worse. Hmm.</text:p>
      <text:p text:style-name="Text_20_body">Alternatively, perhaps I made a wrong assumption about the velocity. If the cable is not straight, then different parts of the cable might have different velocities? Wait no, because the entire cable is moving at the helicopter's velocity, since it's rigidly attached? Wait, the cable is flexible, but it's attached to the helicopter, so all parts must move at the same velocity as the helicopter, right? Because if part of the cable was moving slower, there would be tension differences causing acceleration, but since the helicopter isn't accelerating, the whole system must be moving at constant velocity. So all points on the cable have velocity (v, 0) in ground frame, so their speed relative to air is v, so drag force per unit length is indeed proportional to v (if linear drag). So maybe the problem is that in this model, the tension can't be satisfied because at the end of the cable, tension must be zero, but the equations require it to be non-zero. That suggests that my initial assumption is wrong. Perhaps the cable cannot have a free end? But the problem states the other end is not attached to anything. Hmm.</text:p>
      <text:p text:style-name="Text_20_body">Alternatively, maybe the cable will curve in such a way that the component of tension balances both gravity and drag, but the free end doesn't require zero tension? Wait no, if it's not fixed, the tension at the free end should be zero. So perhaps in this scenario, the only way to satisfy T_x(L)=0 is if the integral of drag force over the cable's length is balanced by the helicopter's tension, but according to the equations, that would require T_x(0) = -k v L, but then vertically, T_vertical(0) must balance the weight. Let's see the vertical component.</text:p>
      <text:p text:style-name="Text_20_body">For the vertical direction, dT_y/ds = μ g. Integrating from 0 to L, T_y(L) - T_y(0) = μ g L. At the free end, T_y(L) should be zero (no vertical force), so -T_y(0) = μ g L ⇒ T_y(0) = -μ g L. But tension can't be negative; the direction depends on coordinate system. If I took T_y as upward positive, then T_y(0) would have to be -μ g L, meaning the tension is downward, which doesn't make sense because the helicopter should be providing an upward force to support the cable's weight. So clearly, there is a problem with the sign conventions here.</text:p>
      <text:p text:style-name="Text_20_body">This suggests that my initial force balance equations might have incorrect signs. Let me re-derive them carefully.</text:p>
      <text:p text:style-name="Text_20_body">Consider a small element of the cable between s and s + ds. The forces on this element are:</text:p>
      <text:list text:style-name="L2">
        <text:list-item>
          <text:p text:style-name="P5">Tension at the upstream end (towards the helicopter): T(s) with components T_x(s), T_y(s).</text:p>
        </text:list-item>
        <text:list-item>
          <text:p text:style-name="P5">Tension at the downstream end (away from helicopter): T(s + ds) ≈ T(s) + dT_x/ds ds in x, and similarly for y.</text:p>
        </text:list-item>
        <text:list-item>
          <text:p text:style-name="P5">The weight of the element: -μ g ds in y-direction (downward).</text:p>
        </text:list-item>
        <text:list-item>
          <text:p text:style-name="P5">The drag force: since the cable is moving at velocity v in +x, drag force is opposite, so -k v ds in x-direction (if linear drag). The magnitude is k v ds, direction opposite to motion.</text:p>
        </text:list-item>
      </text:list>
      <text:p text:style-name="Text_20_body">Now, summing forces in x-direction:</text:p>
      <text:p text:style-name="Text_20_body"><text:soft-page-break/>[ T_x(s + ds) - T_x(s) ] - k v ds = 0,</text:p>
      <text:p text:style-name="Text_20_body">because the net force must be zero (constant velocity). So:</text:p>
      <text:p text:style-name="Text_20_body">d T_x / ds ds - k v ds = 0 ⇒ d T_x / ds = k v.</text:p>
      <text:p text:style-name="Text_20_body">Same as before. In y-direction:</text:p>
      <text:p text:style-name="Text_20_body">[ T_y(s + ds) - T_y(s) ] - μ g ds = 0 ⇒ d T_y / ds = μ g.</text:p>
      <text:p text:style-name="Text_20_body">Same as before. So the equations are correct. Then the issue is at the boundary conditions. At the free end (s = L), the tension must be zero, so T_x(L) = 0 and T_y(L) = 0.</text:p>
      <text:p text:style-name="Text_20_body">Integrate T_x:</text:p>
      <text:p text:style-name="Text_20_body">T_x(s) = T_x(L) + ∫ from s to L of (k v) dl = 0 + k v (L - s).</text:p>
      <text:p text:style-name="Text_20_body">Similarly, T_y(s) = T_y(L) + ∫ from s to L (μ g) dl = 0 + μ g (L - s).</text:p>
      <text:p text:style-name="Text_20_body">Therefore, at the helicopter end (s=0):</text:p>
      <text:p text:style-name="Text_20_body">T_x(0) = k v L,</text:p>
      <text:p text:style-name="Text_20_body">T_y(0) = μ g L.</text:p>
      <text:p text:style-name="Text_20_body">So the tension at the attachment point has components (k v L, μ g L). The magnitude is sqrt( (k v L)^2 + (μ g L)^2 ), and the angle with the vertical is arctan( (k v)/(μ g) ).</text:p>
      <text:p text:style-name="Text_20_body">But this is only possible if the helicopter can exert this tension. The problem doesn't specify any constraints on the helicopter, so perhaps this is acceptable. So the cable's shape must satisfy that at each point, the tension is directed along the cable, with magnitude and direction as per above.</text:p>
      <text:p text:style-name="Text_20_body">So, the tangent to the cable at any point makes an angle θ with the vertical, where tanθ = T_x / T_y = (k v (L - s)) / (μ g (L - s)) ) = (k v)/(μ g). Wait, because T_x(s) = k v (L - s), T_y(s) = μ g (L - s). So the ratio T_x / T_y is constant along the cable: (k v)/(μ g). Therefore, the slope of the cable is constant? Because the tangent angle θ is constant. So the cable is a straight line!</text:p>
      <text:p text:style-name="Text_20_body">Wait, really? Because if the ratio T_x/T_y is constant, then the direction of the tension is constant, meaning the cable is straight. So the cable would form a straight line from the helicopter, making an angle θ = arctan( (k v)/(μ g) ) with the vertical, sloping backward (since T_x is positive in the direction of helicopter's motion? Wait, T_x is k v (L - s). Since k, v, L, s are all positive, T_x is positive. But in our coordinate system, positive x is the direction of the helicopter's motion. So a positive T_x component means the tension is pointing in the +x direction, which would mean the cable is sloping forward? Wait, no, because if the tension is pointing in the +x and +y direction (since T_y is also positive), then the cable would be going to the right and upward? But the helicopter is above, so the cable should be going downward. Wait, confusion here.</text:p>
      <text:p text:style-name="Text_20_body">Wait, T_y is μ g (L - s), which is positive, so upward? But gravity is pulling down, so the tension should be upward. Yes, that's correct. So the tension vector at any point is pointing towards the helicopter? Wait no, tension is the force exerted by the cable on the element, so it should point away from the helicopter? Wait, let's clarify.</text:p>
      <text:p text:style-name="Text_20_body">Actually, in the standard convention, tension is the force exerted by the cable on the element, so it points towards the direction the element is being pulled. For an element between s and s+ds, the tension at s is pulling towards the helicopter (if s is measured from the helicopter), so T_x(s) would <text:soft-page-break/>be in the -x direction if the cable is hanging down. Wait, this is probably where the confusion is. Let me redefine the coordinate system and tension direction.</text:p>
      <text:p text:style-name="Text_20_body">Let me instead define s as the distance from the helicopter, increasing downward. So at position s, the coordinates would be (x(s), y(s)), with y decreasing as s increases. Then, the tension at position s is the force exerted by the cable on the element, which would be directed towards the helicopter (i.e., opposite to the direction of increasing s). So the tension vector would have components (-T_x, -T_y) if we define T_x and T_y as magnitudes in x and y directions. Wait, this might resolve the sign issue.</text:p>
      <text:p text:style-name="Text_20_body">Alternatively, let's redefine the tension components. Let’s define T_x and T_y as the components of tension in the global x and y directions. For an element at position s, the tension at the top (towards helicopter) is T(s) = (T_x(s), T_y(s)), and the tension at the bottom (away from helicopter) is T(s + ds) = (T_x(s) + dT_x, T_y(s) + dT_y). The net force on the element is T_bottom - T_top + drag + weight = 0.</text:p>
      <text:p text:style-name="Text_20_body">So:</text:p>
      <text:p text:style-name="Text_20_body">(T_x + dT_x - T_x) i + (T_y + dT_y - T_y) j - k v ds i - μ g ds j = 0.</text:p>
      <text:p text:style-name="Text_20_body">Thus,</text:p>
      <text:p text:style-name="Text_20_body">dT_x ds i + dT_y ds j - k v i - μ g j = 0.</text:p>
      <text:p text:style-name="Text_20_body">Therefore,</text:p>
      <text:p text:style-name="Text_20_body">dT_x/ds = k v,</text:p>
      <text:p text:style-name="Text_20_body">dT_y/ds = μ g.</text:p>
      <text:p text:style-name="Text_20_body">Same equations as before. But now, the tension vector T(s) = (T_x(s), T_y(s)) is the tension at the top of the element, pointing towards the helicopter. So for the element to be in equilibrium, the net force must be zero, leading to those equations.</text:p>
      <text:p text:style-name="Text_20_body">Now, at the free end (s = L), there is no tension, so T_x(L) = 0 and T_y(L) = 0. Integrating:</text:p>
      <text:p text:style-name="Text_20_body">T_x(s) = T_x(L) + ∫ from s to L of (k v) dl = 0 + k v (L - s).</text:p>
      <text:p text:style-name="Text_20_body">Similarly, T_y(s) = 0 + μ g (L - s).</text:p>
      <text:p text:style-name="Text_20_body">Therefore, at the helicopter end (s=0):</text:p>
      <text:p text:style-name="Text_20_body">T_x(0) = k v L,</text:p>
      <text:p text:style-name="Text_20_body">T_y(0) = μ g L.</text:p>
      <text:p text:style-name="Text_20_body">So the tension at the helicopter is indeed (k v L, μ g L), pointing in the +x and +y directions? Wait, but if the helicopter is at (0, h), and the cable goes downward, then the tension should be pointing towards the helicopter, i.e., if the cable is going to the right and down, the tension would have negative x and positive y components? Hmm, confusion arises from coordinate system.</text:p>
      <text:p text:style-name="Text_20_body">Let me define coordinates with y increasing upward, x horizontal with helicopter moving in +x direction. The helicopter is at (0, H), and the cable extends downward and possibly backward or forward. Let’s parameterize the cable by arc length s from the helicopter, so at position s, the coordinates are (x(s), y(s)), with y decreasing as s increases (since it's hanging down). The tension at position s is the force exerted by the cable on the element, which would be directed towards the <text:soft-page-break/>helicopter, so the tension vector T(s) = (T_x(s), T_y(s)) points towards decreasing s, i.e., towards the helicopter. Therefore, if the cable is going to the right (positive x), then T_x would be negative (pointing left), and T_y would be positive (pointing up).</text:p>
      <text:p text:style-name="Text_20_body">But according to the earlier equations, T_x(s) = k v (L - s), which is positive, implying T_x is in the +x direction, which would be away from the helicopter if the cable is extending to the right. That contradicts. So there must be an error in sign convention.</text:p>
      <text:p text:style-name="Text_20_body">Ah, here's the problem: in the force balance, I considered T_bottom - T_top, but if T is defined as the tension at the top (towards helicopter), then the force from the bottom segment is T_bottom, but actually, the tension at the bottom of the element (further from helicopter) is T(s + ds), which would be pointing towards the helicopter as well, so the vector from the element's perspective is T(s + ds) - T(s). Wait, no. Let me think carefully.</text:p>
      <text:p text:style-name="Text_20_body">The tension force on the element from above (towards helicopter) is T(s), pointing towards the helicopter. The tension force on the element from below (away from helicopter) is T(s + ds), but since that segment is further down, its tension points towards the helicopter as well, so relative to the element, that force is in the opposite direction. So the net tension force on the element is T(s + ds) - T(s). Then adding the other forces:</text:p>
      <text:p text:style-name="Text_20_body">Net force = [T(s + ds) - T(s)] - drag force - weight = 0.</text:p>
      <text:p text:style-name="Text_20_body">Therefore,</text:p>
      <text:list text:style-name="L3">
        <text:list-item>
          <text:p text:style-name="P6">dT/ds ds - k v ds i - μ g ds j = 0,</text:p>
        </text:list-item>
      </text:list>
      <text:p text:style-name="Text_20_body">leading to:</text:p>
      <text:list text:style-name="L4">
        <text:list-item>
          <text:p text:style-name="P7">dT_x/ds = k v ⇒ dT_x/ds = -k v,</text:p>
        </text:list-item>
      </text:list>
      <text:p text:style-name="Text_20_body">and</text:p>
      <text:list text:style-name="L5">
        <text:list-item>
          <text:p text:style-name="P8">dT_y/ds = μ g ⇒ dT_y/ds = -μ g.</text:p>
        </text:list-item>
      </text:list>
      <text:p text:style-name="Text_20_body">Ah! This changes the signs. So this was the mistake earlier. Depending on how tension is defined, the sign flips.</text:p>
      <text:p text:style-name="Text_20_body">So correcting this, with T(s) being the tension at the top of the element (pointing towards helicopter), then:</text:p>
      <text:p text:style-name="Text_20_body">d T_x / ds = -k v,</text:p>
      <text:p text:style-name="Text_20_body">d T_y / ds = -μ g.</text:p>
      <text:p text:style-name="Text_20_body">Now, integrating with boundary condition at free end (s = L): T_x(L) = 0, T_y(L) = 0.</text:p>
      <text:p text:style-name="Text_20_body">Thus,</text:p>
      <text:p text:style-name="Text_20_body">T_x(s) = -k v (s - L),</text:p>
      <text:p text:style-name="Text_20_body">T_y(s) = -μ g (s - L).</text:p>
      <text:p text:style-name="Text_20_body">At the helicopter end (s=0):</text:p>
      <text:p text:style-name="Text_20_body">T_x(0) = -k v (-L) = k v L,</text:p>
      <text:p text:style-name="Text_20_body">T_y(0) = -μ g (-L) = μ g L.</text:p>
      <text:p text:style-name="Text_20_body"><text:soft-page-break/>So the tension at the helicopter is (k v L, μ g L), same as before, but now the components make sense: T_x is positive, meaning the tension is pointing in the +x direction? Wait, no. Wait, T_x(s) is the x-component of the tension at position s, pointing towards the helicopter. So if T_x(s) is positive, that means the tension has a component in the +x direction, i.e., away from the helicopter if the cable is extending in the +x direction. Wait, confusion again.</text:p>
      <text:p text:style-name="Text_20_body">Let me clarify with coordinates. Suppose the cable at position s has a small segment. The tension T(s) at that point is the force that the cable above (towards helicopter) exerts on this segment, directed towards the helicopter. So if the helicopter is at (0, H), and the cable goes to the right and down, then at a point (x, y) on the cable, the tension would have components to the left (-x) and upward (+y). So T_x should be negative, T_y positive.</text:p>
      <text:p text:style-name="Text_20_body">But according to T_x(s) = -k v (s - L). Let's see: suppose the cable is straight, going at an angle θ from the vertical. Then along its length, the horizontal component of tension must balance the drag. Let's suppose it's a straight line making angle θ with vertical, so tanθ = horizontal run / vertical drop. The length L is the total length. The horizontal component of tension at any point would need to provide the drag force up to that point.</text:p>
      <text:p text:style-name="Text_20_body">Alternatively, with the corrected equations:</text:p>
      <text:p text:style-name="Text_20_body">dT_x/ds = -k v,</text:p>
      <text:p text:style-name="Text_20_body">so integrating from s=0 to s=L,</text:p>
      <text:p text:style-name="Text_20_body">T_x(L) - T_x(0) = -k v L.</text:p>
      <text:p text:style-name="Text_20_body">But T_x(L)=0, so -T_x(0) = -k v L ⇒ T_x(0) = k v L.</text:p>
      <text:p text:style-name="Text_20_body">Similarly for T_y:</text:p>
      <text:p text:style-name="Text_20_body">dT_y/ds = -μ g,</text:p>
      <text:p text:style-name="Text_20_body">T_y(L) - T_y(0) = -μ g L ⇒ -T_y(0) = -μ g L ⇒ T_y(0) = μ g L.</text:p>
      <text:p text:style-name="Text_20_body">So tension at helicopter is (k v L, μ g L). The direction of this tension vector is important. Since it's the force exerted by the cable on the helicopter, it should be pulling the helicopter in the direction of the tension. But the helicopter is providing the force to hold the cable, so the reaction force would be opposite. But regardless, for the cable's shape, we need to see the direction of the tension along the cable.</text:p>
      <text:p text:style-name="Text_20_body">At any point s, the tension vector T(s) = (T_x(s), T_y(s)) = (-k v (s - L), -μ g (s - L)). Wait, no, from the integration:</text:p>
      <text:p text:style-name="Text_20_body">T_x(s) = T_x(L) + ∫ from L to s of (-k v) dl = 0 + (-k v)(s - L) = -k v (s - L) = k v (L - s).</text:p>
      <text:p text:style-name="Text_20_body">Similarly T_y(s) = -μ g (s - L) = μ g (L - s).</text:p>
      <text:p text:style-name="Text_20_body">So T(s) = (k v (L - s), μ g (L - s)). So both components are positive. That means the tension at position s is pointing in the +x and +y directions. But for a cable hanging below the helicopter, +y would be upward, so tension pointing upward and to the right? That would mean the cable is being pulled towards the right and up, which would curve it in that direction. But the helicopter is the source, so this suggests the cable is curving to the right (in the direction of the helicopter's motion) and upward? That doesn't make sense because gravity is pulling it down.</text:p>
      <text:p text:style-name="Text_20_body"><text:soft-page-break/>Wait a second, this is very confusing. Let's think of a specific point. Suppose the cable is straight, going at an angle θ from the vertical, sloping to the right (in the direction of helicopter's motion). Then, at any point along the cable, the tension must have a horizontal component to the left to balance the drag (since drag is to the left, opposite motion). But according to T_x(s) = k v (L - s), which is positive, meaning tension's x-component is to the right. That would be in the same direction as the drag, which is bad. So this can't be right. There must be a persistent sign error.</text:p>
      <text:p text:style-name="Text_20_body">Alternatively, perhaps the drag force was incorrectly signed. The cable is moving at +v in ground frame, so drag force is opposite, i.e., -k v in x-direction. In the force balance, the net force must be zero, so:</text:p>
      <text:p text:style-name="Text_20_body">Sum of forces on element: Tension difference + drag + weight = 0.</text:p>
      <text:p text:style-name="Text_20_body">If T is the tension at the top (towards helicopter), then the tension at the bottom is T + dT, but actually, no—if the element is between s and s+ds, then the tension at s is T(s), and at s+ds is T(s) + dT. But the force from the tension is T(s+ds) - T(s) acting on the element? Wait no, the tension at the top of the element (closer to helicopter) is T(s), pulling towards the helicopter, and the tension at the bottom of the element is T(s + ds), also pulling towards the helicopter. So the net tension force on the element is T(s + ds) - T(s), because both are towards the helicopter, but T(s + ds) is further along, so the difference vector is T(s + ds) - T(s).</text:p>
      <text:p text:style-name="Text_20_body">Then, including drag and weight:</text:p>
      <text:p text:style-name="Text_20_body">[T(s + ds) - T(s)] - drag force - weight = 0.</text:p>
      <text:p text:style-name="Text_20_body">Thus,</text:p>
      <text:list text:style-name="L6">
        <text:list-item>
          <text:p text:style-name="P9">dT/ds ds - drag ds - weight ds =0,</text:p>
        </text:list-item>
      </text:list>
      <text:p text:style-name="Text_20_body">so,</text:p>
      <text:list text:style-name="L7">
        <text:list-item>
          <text:p text:style-name="P10">dT/ds = drag/ ds + weight/ ds,</text:p>
        </text:list-item>
      </text:list>
      <text:p text:style-name="Text_20_body">but drag per unit length is -k v (since it's opposite to motion), wait no. The drag force on the element is -k v ds in x (if linear), and -μ g ds in y. So:</text:p>
      <text:p text:style-name="Text_20_body">In x-direction:</text:p>
      <text:list text:style-name="L8">
        <text:list-item>
          <text:p text:style-name="P11">dT_x/ds ds - (-k v ds) =0? Wait no, let's write components.</text:p>
        </text:list-item>
      </text:list>
      <text:p text:style-name="Text_20_body">Breaking into components:</text:p>
      <text:p text:style-name="Text_20_body">In x-direction:</text:p>
      <text:list text:style-name="L9">
        <text:list-item>
          <text:p text:style-name="P12">dT_x/ds ds + (k v ds) = 0 ⇒ - dT_x/ds + k v =0 ⇒ dT_x/ds = k v.</text:p>
        </text:list-item>
      </text:list>
      <text:p text:style-name="Text_20_body">In y-direction:</text:p>
      <text:list text:style-name="L10">
        <text:list-item>
          <text:p text:style-name="P13">dT_y/ds ds - μ g ds =0 ⇒ - dT_y/ds - μ g =0 ⇒ dT_y/ds = - μ g.</text:p>
        </text:list-item>
      </text:list>
      <text:p text:style-name="Text_20_body">Wait, now this is different. So in x-direction, dT_x/ds = k v,</text:p>
      <text:p text:style-name="Text_20_body">and in y-direction, dT_y/ds = - μ g.</text:p>
      <text:p text:style-name="Text_20_body">But this brings us back to the original equations with the first sign convention. But then we end up with the problem at the free end.</text:p>
      <text:p text:style-name="Text_20_body"><text:soft-page-break/>This is really confusing because of the sign conventions. Maybe I need to define everything carefully.</text:p>
      <text:p text:style-name="Text_20_body">Let me start over with clear definitions:</text:p>
      <text:list text:style-name="L11">
        <text:list-item>
          <text:p text:style-name="P14">Let’s set up coordinates: x-axis horizontal in direction of helicopter’s motion (positive x), y-axis vertical upward (positive y).</text:p>
        </text:list-item>
        <text:list-item>
          <text:p text:style-name="P14">The helicopter is at (0, H), and the cable hangs below it. We'll model the cable as a curve y(x), but since it's flexible and under forces depending on its length, it's better to use arc length parameterization.</text:p>
        </text:list-item>
        <text:list-item>
          <text:p text:style-name="P14">Let s be the arc length measured from the helicopter downward. So at s=0, it's at the helicopter; at s=L, it's the free end.</text:p>
        </text:list-item>
        <text:list-item>
          <text:p text:style-name="P14">The position vector is <text:span text:style-name="Strong_20_Emphasis">r</text:span>(s) = (x(s), y(s)), with y decreasing as s increases.</text:p>
        </text:list-item>
        <text:list-item>
          <text:p text:style-name="P14">The tension <text:span text:style-name="Strong_20_Emphasis">T</text:span>(s) is the force exerted by the cable on the segment at position s, directed towards the helicopter (i.e., towards decreasing s). So the tension vector points in the direction opposite to increasing s.</text:p>
        </text:list-item>
        <text:list-item>
          <text:p text:style-name="P14">The differential element ds has mass μ ds, so weight is -μ g ds <text:span text:style-name="Strong_20_Emphasis">j</text:span> (downward).</text:p>
        </text:list-item>
        <text:list-item>
          <text:p text:style-name="P14">The cable is moving at velocity <text:span text:style-name="Strong_20_Emphasis">v</text:span> = v <text:span text:style-name="Strong_20_Emphasis">i</text:span> (same as helicopter, since attached).</text:p>
        </text:list-item>
        <text:list-item>
          <text:p text:style-name="P14">Air resistance: drag force per unit length is proportional to velocity, opposite to motion. Assuming linear drag, force per unit length is -k v <text:span text:style-name="Strong_20_Emphasis">i</text:span>, where k is a positive constant (force per unit length per velocity).</text:p>
        </text:list-item>
      </text:list>
      <text:p text:style-name="Text_20_body">Now, consider the forces on the segment between s and s + ds:</text:p>
      <text:list text:style-name="L12">
        <text:list-item>
          <text:p text:style-name="P15">Tension at s: <text:span text:style-name="Strong_20_Emphasis">T</text:span>(s), pointing towards helicopter (direction depends on the cable's curve).</text:p>
        </text:list-item>
        <text:list-item>
          <text:p text:style-name="P15">Tension at s + ds: <text:span text:style-name="Strong_20_Emphasis">T</text:span>(s + ds), also pointing towards helicopter. The difference <text:span text:style-name="Strong_20_Emphasis">T</text:span>(s + ds) - <text:span text:style-name="Strong_20_Emphasis">T</text:span>(s) is the net tension force on the segment.</text:p>
        </text:list-item>
        <text:list-item>
          <text:p text:style-name="P15">Drag force: -k v ds <text:span text:style-name="Strong_20_Emphasis">i</text:span> (opposite to motion).</text:p>
        </text:list-item>
        <text:list-item>
          <text:p text:style-name="P15">Weight: -μ g ds <text:span text:style-name="Strong_20_Emphasis">j</text:span>.</text:p>
        </text:list-item>
      </text:list>
      <text:p text:style-name="Text_20_body">Net force must be zero (since constant velocity):</text:p>
      <text:p text:style-name="Text_20_body"><text:span text:style-name="Strong_20_Emphasis">T</text:span>(s + ds) - <text:span text:style-name="Strong_20_Emphasis">T</text:span>(s) - k v ds <text:span text:style-name="Strong_20_Emphasis">i</text:span> - μ g ds <text:span text:style-name="Strong_20_Emphasis">j</text:span> = 0.</text:p>
      <text:p text:style-name="Text_20_body">Rearranging:</text:p>
      <text:p text:style-name="Text_20_body"><text:span text:style-name="Strong_20_Emphasis">T</text:span>(s + ds) - <text:span text:style-name="Strong_20_Emphasis">T</text:span>(s) = k v ds <text:span text:style-name="Strong_20_Emphasis">i</text:span> + μ g ds <text:span text:style-name="Strong_20_Emphasis">j</text:span>.</text:p>
      <text:p text:style-name="Text_20_body">Dividing by ds:</text:p>
      <text:p text:style-name="Text_20_body">d<text:span text:style-name="Strong_20_Emphasis">T</text:span>/ds = k <text:span text:style-name="Strong_20_Emphasis">i</text:span> + μ g <text:span text:style-name="Strong_20_Emphasis">j</text:span>.</text:p>
      <text:p text:style-name="Text_20_body">So the derivative of tension with respect to arc length is a constant vector (k, μ g).</text:p>
      <text:p text:style-name="Text_20_body">Integrate from s=0 to s:</text:p>
      <text:p text:style-name="Text_20_body"><text:span text:style-name="Strong_20_Emphasis">T</text:span>(s) = <text:span text:style-name="Strong_20_Emphasis">T</text:span>(0) + ∫₀^s (k <text:span text:style-name="Strong_20_Emphasis">i</text:span> + μ g <text:span text:style-name="Strong_20_Emphasis">j</text:span>) d s'</text:p>
      <text:p text:style-name="Text_20_body">= <text:span text:style-name="Strong_20_Emphasis">T</text:span>(0) + (k s <text:span text:style-name="Strong_20_Emphasis">i</text:span> + μ g s <text:span text:style-name="Strong_20_Emphasis">j</text:span>).</text:p>
      <text:p text:style-name="Text_20_body"><text:soft-page-break/>At the free end s = L, the tension must be zero because there's nothing pulling on the end. So:</text:p>
      <text:p text:style-name="Text_20_body"><text:span text:style-name="Strong_20_Emphasis">T</text:span>(L) = <text:span text:style-name="Strong_20_Emphasis">0</text:span> = <text:span text:style-name="Strong_20_Emphasis">T</text:span>(0) + (k L <text:span text:style-name="Strong_20_Emphasis">i</text:span> + μ g L <text:span text:style-name="Strong_20_Emphasis">j</text:span>).</text:p>
      <text:p text:style-name="Text_20_body">Thus,</text:p>
      <text:p text:style-name="Text_20_body"><text:span text:style-name="Strong_20_Emphasis">T</text:span>(0) = - (k L <text:span text:style-name="Strong_20_Emphasis">i</text:span> + μ g L <text:span text:style-name="Strong_20_Emphasis">j</text:span>).</text:p>
      <text:p text:style-name="Text_20_body">So the tension at the helicopter is pointing in the direction opposite to (k L, μ g L), i.e., towards the -x and -y directions. But the helicopter is at the top, so this makes sense: the cable is pulling the helicopter backward and downward, which the helicopter's engines would counteract, but we're only concerned with the cable's shape.</text:p>
      <text:p text:style-name="Text_20_body">Now, the tension vector at any point s is:</text:p>
      <text:p text:style-name="Text_20_body"><text:span text:style-name="Strong_20_Emphasis">T</text:span>(s) = - (k L <text:span text:style-name="Strong_20_Emphasis">i</text:span> + μ g L <text:span text:style-name="Strong_20_Emphasis">j</text:span>) + (k s <text:span text:style-name="Strong_20_Emphasis">i</text:span> + μ g s <text:span text:style-name="Strong_20_Emphasis">j</text:span>)</text:p>
      <text:p text:style-name="Text_20_body">= k (s - L) <text:span text:style-name="Strong_20_Emphasis">i</text:span> + μ g (s - L) <text:span text:style-name="Strong_20_Emphasis">j</text:span></text:p>
      <text:p text:style-name="Text_20_body">= (s - L)(k <text:span text:style-name="Strong_20_Emphasis">i</text:span> + μ g <text:span text:style-name="Strong_20_Emphasis">j</text:span>).</text:p>
      <text:p text:style-name="Text_20_body">So the tension vector is proportional to (s - L), meaning it scales linearly along the cable. The direction of <text:span text:style-name="Strong_20_Emphasis">T</text:span>(s) is the same as the vector (k, μ g), since (s - L) is a scalar. Therefore, the tension is always pointing in the direction of the vector (k, μ g), which is a constant direction. That means the cable must be a straight line, because the tension direction is constant, so the cable aligns with the tension direction.</text:p>
      <text:p text:style-name="Text_20_body">Wait, the tension direction is constant, so the cable must be straight. The direction is given by the vector (k, μ g), which is a fixed angle. Specifically, the slope of the cable would be (Δy/Δx) = (μ g)/(k), since the direction vector is (k, μ g). But since the tension is pointing towards decreasing s (towards the helicopter), the actual direction of the cable is opposite to the tension vector. Wait, no: the tension vector <text:span text:style-name="Strong_20_Emphasis">T</text:span>(s) points in the direction (k, μ g), but since tension is directed towards the helicopter, that means the cable is oriented such that from any point, the direction towards the helicopter is along (k, μ g). Therefore, the cable itself must be straight, pointing in the direction opposite to (k, μ g), i.e., direction (-k, -μ g). But the slope would then be (Δy/Δx) = (-μ g)/(-k) = μ g /k, same as before.</text:p>
      <text:p text:style-name="Text_20_body">Wait, let me clarify with components. The tension at position s is <text:span text:style-name="Strong_20_Emphasis">T</text:span>(s) = (k(s - L), μ g(s - L)). Since s &lt; L along the cable from helicopter to end, (s - L) is negative, so the tension components are negative in both x and y? Wait no: if s is from 0 to L, then s - L is negative, so <text:span text:style-name="Strong_20_Emphasis">T</text:span>(s) has components (negative k(L - s), negative μ g(L - s)). So the tension vector points in the direction (-k, -μ g), which is towards the helicopter if the cable is going in the direction (k, μ g). Wait, perhaps parametrizing the cable.</text:p>
      <text:p text:style-name="Text_20_body">The cable's tangent direction must be parallel to the tension vector, because for a flexible cable in equilibrium, the tension is along the cable. But here, the tension vector <text:span text:style-name="Strong_20_Emphasis">T</text:span>(s) is proportional to (s - L, ...), but actually, <text:span text:style-name="Strong_20_Emphasis">T</text:span>(s) is proportional to (1, μ g/k) because:</text:p>
      <text:p text:style-name="Text_20_body"><text:span text:style-name="Strong_20_Emphasis">T</text:span>(s) = (s - L)(k <text:span text:style-name="Strong_20_Emphasis">i</text:span> + μ g <text:span text:style-name="Strong_20_Emphasis">j</text:span>) = (s - L) * [k <text:span text:style-name="Strong_20_Emphasis">i</text:span> + μ g <text:span text:style-name="Strong_20_Emphasis">j</text:span>].</text:p>
      <text:p text:style-name="Text_20_body">So the direction of <text:span text:style-name="Strong_20_Emphasis">T</text:span>(s) is the same as the vector (k, μ g), regardless of s (as long as s ≠ L). Therefore, the cable must be straight, aligned with the direction of (k, μ g). But since tension points towards the helicopter, the cable must be going in the direction opposite to (k, μ g). Wait, no: if the <text:soft-page-break/>tension is in direction (k, μ g), then the cable must be oriented such that from any point, the direction towards the helicopter is (k, μ g). That would mean the cable is straight, going in the direction of (-k, -μ g) from the helicopter. But the helicopter is at the start, so the cable would extend in the direction opposite to (k, μ g).</text:p>
      <text:p text:style-name="Text_20_body">But k and μ g are positive constants. The vector (k, μ g) is in the +x and +y direction. But +y is upward, so this would mean the cable is going up and to the right? But that contradicts gravity. There's a fundamental problem here.</text:p>
      <text:p text:style-name="Text_20_body">Wait, μ g is positive, so the y-component of tension is positive, meaning tension has an upward component. But gravity is pulling down, so the cable should have tension upward. That's correct. But the x-component of tension is k(s - L). Since s &lt; L, this is negative, so tension has a negative x-component, i.e., to the left. So the tension is pointing to the left and upward. Therefore, the cable must be oriented such that from any point, the direction towards the helicopter is to the left and upward. That means the cable is going to the right and downward from the helicopter? Wait, no. If the tension at a point is to the left and up, that means the cable is curving such that the path towards the helicopter is left and up, so the cable extends to the right and down. For example, imagine the helicopter is at (0, H). A point on the cable to the right and below would have the direction to the helicopter being up and left, which matches the tension direction. So yes, the cable would extend downward and to the right, with tension always pointing back to the helicopter in the up-left direction. But according to the tension vector expression, <text:span text:style-name="Strong_20_Emphasis">T</text:span>(s) is proportional to (k, μ g), which is a constant vector. So the direction is fixed, meaning the cable is straight.</text:p>
      <text:p text:style-name="Text_20_body">Therefore, the cable forms a straight line from the helicopter, going in the direction opposite to the tension vector. Since tension is in direction (k, μ g) (but actually, with components negative in x because of (s-L)), wait no—<text:span text:style-name="Strong_20_Emphasis">T</text:span>(s) = (k(s-L), μ g(s-L)), so when s &lt; L, this is negative in x and y? Wait μ g(s-L) is also negative because s-L is negative. So <text:span text:style-name="Strong_20_Emphasis">T</text:span>(s) points in the direction (-k, -μ g). So the tension is pointing to the left and downward? But that can't balance gravity, which is downward. If tension has a downward component, that would add to gravity, not balance it.</text:p>
      <text:p text:style-name="Text_20_body">I think I need to compute the actual slope. Let's find the slope of the cable. Since the cable is straight, let's find its angle. The direction of the cable must be such that the tangent is parallel to the tension vector. But the tension vector <text:span text:style-name="Strong_20_Emphasis">T</text:span>(s) is proportional to (s - L, ...) but actually, <text:span text:style-name="Strong_20_Emphasis">T</text:span>(s) is proportional to (1, μ g/k) because:</text:p>
      <text:p text:style-name="Text_20_body"><text:span text:style-name="Strong_20_Emphasis">T</text:span>(s) = (s - L)(k <text:span text:style-name="Strong_20_Emphasis">i</text:span> + μ g <text:span text:style-name="Strong_20_Emphasis">j</text:span>) ⇒ direction vector is (k, μ g), so unit vector is (k, μ g)/sqrt(k² + (μ g)^2). So the cable is straight, with slope dy/dx = (μ g)/k.</text:p>
      <text:p text:style-name="Text_20_body">But slope is rise over run. Since the direction vector is (k, μ g), which is moving +x and +y. But since the cable is going away from the helicopter, which is at (0, H), this would mean the cable is going to the right and upward, which is impossible because of gravity. This inconsistency suggests an error.</text:p>
      <text:p text:style-name="Text_20_body">Wait a second, the weight is acting downward, so the cable must sag downward. But according to this, it's going upward? That can't be. Where is the mistake?</text:p>
      <text:p text:style-name="Text_20_body">Ah! In the drag force, I assumed it's -k v <text:span text:style-name="Strong_20_Emphasis">i</text:span>, but if the cable is moving to the right, drag is to the left, so -k v <text:span text:style-name="Strong_20_Emphasis">i</text:span> is correct. But in the force balance, we had:</text:p>
      <text:p text:style-name="Text_20_body">d<text:span text:style-name="Strong_20_Emphasis">T</text:span>/ds = k <text:span text:style-name="Strong_20_Emphasis">i</text:span> + μ g <text:span text:style-name="Strong_20_Emphasis">j</text:span>.</text:p>
      <text:p text:style-name="Text_20_body"><text:soft-page-break/>This implies that the tension increases in the +x and +y directions as we go along the cable (from helicopter to end). But physically, to balance drag which is to the left, the tension should increase to the right as we go along the cable. Wait, yes: at the helicopter end, tension is -k L <text:span text:style-name="Strong_20_Emphasis">i</text:span> - μ g L <text:span text:style-name="Strong_20_Emphasis">j</text:span>, and at the end it's zero. So moving from helicopter to end, the tension goes from negative to zero, meaning it increases in the +x and +y directions. So the derivative d<text:span text:style-name="Strong_20_Emphasis">T</text:span>/ds is positive, which matches the equation. But this would require that the cable curves such that the tension can increase in those directions.</text:p>
      <text:p text:style-name="Text_20_body">But if the cable is straight, can this happen? For a straight cable, the tension magnitude would increase linearly, but the direction would be constant. Let's see: suppose the cable is straight with direction given by angle θ from vertical. Then, the tension at any point must have components balancing drag and weight.</text:p>
      <text:p text:style-name="Text_20_body">Let’s try this approach. Assume the cable is straight, making angle θ with the vertical, sloping to the right (so θ is measured from vertical towards positive x). The length is L, so horizontal component is L sinθ, vertical component is L cosθ downward from helicopter.</text:p>
      <text:p text:style-name="Text_20_body">The tension at the helicopter end must balance the total drag and weight. Total drag force is k v L (to the left, so tension must provide +k v L to the right). Total weight is μ g L downward, so tension must provide +μ g L upward. So the tension at the helicopter has components (k v L, μ g L), same as before. The angle of this tension vector with the vertical is arctan( (k v L) / (μ g L) ) = arctan(k v / (μ g)), so the tension is at that angle from vertical, towards the right and upward? But the cable is supposed to be going downward and to the right. Contradiction again.</text:p>
      <text:p text:style-name="Text_20_body">Wait, if the tension at the helicopter is to the right and upward, that would imply the cable is being pulled to the right and up, so the cable would go to the left and down from the helicopter? No, this is very confusing.</text:p>
      <text:p text:style-name="Text_20_body">Perhaps the resolution is that my assumption of linear drag is incorrect, or that the problem expects a different approach. Alternatively, maybe in the case of air resistance, the cable forms a straight line because the drag force is constant per unit length, leading to linearly increasing tension, which can be satisfied by a straight line with constant slope.</text:p>
      <text:p text:style-name="Text_20_body">Wait in the differential equation, we had d<text:span text:style-name="Strong_20_Emphasis">T</text:span>/ds = constant vector. Integrating that gives <text:span text:style-name="Strong_20_Emphasis">T</text:span>(s) = <text:span text:style-name="Strong_20_Emphasis">T0</text:span> + constant * s. For this to result in a straight cable, the tension direction must be constant, which it is here because the derivative is constant. So yes, the cable must be straight. The shape is a straight line.</text:p>
      <text:p text:style-name="Text_20_body">But intuitively, with gravity and drag, I would expect some curve, but according to this, it's a straight line. Let me verify with the catenary vs parabola. In a catenary, the tension varies hyperbolically, but here it's linear, so it's different. So the presence of the constant horizontal drag force (per unit length) leads to linearly increasing tension, resulting in a straight line.</text:p>
      <text:p text:style-name="Text_20_body">Alternatively, if drag were proportional to the square of velocity, but since velocity is constant, it would be constant force per unit length, same as linear drag in this case? No, quadratic would be k v², but v is constant, so same as constant force. But then the equations would be same, leading to straight line. Hmm.</text:p>
      <text:p text:style-name="Text_20_body">But the problem says "air friction on the cable is not negligible", so probably expects us to consider it, and the answer is a straight line. But let me see.</text:p>
      <text:p text:style-name="Text_20_body"><text:soft-page-break/>Alternatively, think of it as the combination of gravity and a horizontal force. If you have a vertical cable with weight, it's a line. If you have a horizontal force (like wind) trying to push it sideways, then it would deflect into a straight line angled by the ratio of the horizontal force to weight. Here, the horizontal "force" isn't a total force but a force per unit length. However, integrating that total horizontal force is k v L, and vertical total force μ g L, so the angle is arctan(k v / (μ g)), and the cable is straight.</text:p>
      <text:p text:style-name="Text_20_body">Yes, this makes sense. So despite being distributed, because the drag force per unit length is constant (since speed is constant), the total effect is equivalent to a constant horizontal force at the end, leading to a straight cable at an angle determined by the ratio of total horizontal force to total weight. But actually, in this case, it's not a force at the end but distributed, but because it's constant per unit length, it results in the same as if you had a tension varying linearly, requiring a straight line.</text:p>
      <text:p text:style-name="Text_20_body">Therefore, the cable will form a straight line making an angle θ with the vertical, where tanθ = (total horizontal force)/(total vertical force) = (k v L)/(μ g L) = (k v)/(μ g). So θ = arctan(k v / (μ g)).</text:p>
      <text:p text:style-name="Text_20_body">But the problem doesn't give specific parameters, so the answer is that the cable forms a straight line, inclined at an angle depending on the ratio of air resistance to gravitational forces.</text:p>
      <text:p text:style-name="Text_20_body">Wait, but the question is from the perspective of someone who might expect a catenary or parabola, but with air resistance, it's different. However, in this analysis, with linear drag and constant velocity, it results in a straight line.</text:p>
      <text:p text:style-name="Text_20_body">Alternatively, if the air resistance were velocity-dependent in a way that depends on the cable's own curvature, but the problem says air friction is not negligible but doesn't specify dependence, so likely the answer is a straight line.</text:p>
      <text:p text:style-name="Text_20_body">But let me check for dimensional analysis. The angle θ should be dimensionless, and (k v)/(μ g) is (force/(length*velocity) * velocity ) / (mass/length * acceleration) )? Wait, k has units? Let's see:</text:p>
      <text:p text:style-name="Text_20_body">Drag force per unit length is k v, so k must have units of force/(length*velocity) = (kg m/s²)/(m * m/s) ) = kg/s. Then μ is mass/length. So (k v)/(μ g) has units (kg/s * m/s) / (kg/m * m/s²) ) = (kg m/s²) / (kg/s²) ) = s, which is not dimensionless. Wait, that can't be. There's a mistake in units.</text:p>
      <text:p text:style-name="Text_20_body">Ah, here's another inconsistency. If drag force per unit length is f_drag = k v, then k must have units of force/velocity = (kg m/s²)/(m/s) = kg/s. The term μ g has units kg/s² (since μ is kg/m, g is m/s²). So (k v)/(μ g) has units (kg/s * m/s) / (kg/s²) ) = (kg m/s²) / (kg/s²) = m s, which is not dimensionless. So the ratio is not dimensionless, which is impossible for tanθ. This indicates an error in the drag force expression.</text:p>
      <text:p text:style-name="Text_20_body">This means my assumption of f_drag = k v is dimensionally incorrect. Probably, the drag force should be quadratic: f_drag = ½ C_d ρ A v², which has units of force. Then per unit length, it would be (force/length) = ½ C_d ρ A v², but then the units would be (kg/m^3)(m^2)(m/s)^2 / m = kg m/s² per meter, which is N/m, correct. But then in the differential equation, dT_x/ds = ½ C_d ρ A v², a constant. Then integrating similarly would still lead to linear tension increase, and straight cable, but the angle would involve sqrt terms? Wait no, the ratio would be (constant drag per length) over (weight per length μ g). So tanθ = (f_drag_per_length) / (μ g) = (½ C_d ρ A v²) / (μ g), which is dimensionless. So that works. But the problem didn't specify, so perhaps it's intended to assume that the horizontal force per unit length is constant, leading to straight line.</text:p>
      <text:p text:style-name="Text_20_body"><text:soft-page-break/>Given that in the problem statement, it just mentions "air friction is not negligible", without specifics, but in many basic physics problems, when you have a cable with both gravity and a horizontal force (like wind), it becomes a straight line. For example, a pennant flag hanging straight if the wind is strong enough. So maybe the answer is a straight line.</text:p>
      <text:p text:style-name="Text_20_body">Alternatively, if the air resistance is proportional to the length element's velocity relative to air, and if the cable moves at velocity v, then yes, it's a constant force per unit length, leading to straight line.</text:p>
      <text:p text:style-name="Text_20_body">Therefore, after this long thought process, I think the cable will form a straight line, inclined at an angle determined by the balance between the horizontal drag force and the gravitational force per unit length.</text:p>
      <text:p text:style-name="Text_20_body">But to confirm, let's see in the differential equation approach, with correct sign conventions leading to straight line. Earlier, with the corrected tension direction, we arrived at the cable being straight. So I think that's the answer.</text:p>
      <text:p text:style-name="Text_20_body">But just to be thorough, suppose there was no gravity, only drag. Then the cable would need to have tension increasing to counteract drag, but with no weight, the tension would be T_x(s) = k v (L - s), and vertically T_y =0. So the cable would be horizontal? No, because tension is only in x-direction, so it would be a straight line horizontally? But if it's attached at the helicopter, it would just blow horizontally backward? But with no gravity, yes, it would align with the tension, which is horizontal. But with gravity, it's angled.</text:p>
      <text:p text:style-name="Text_20_body">Yes, so combining both, it's a straight line. So I think the answer is a straight line.</text:p>
      <text:p text:style-name="Text_20_body">But wait, I recall that when you have a cable with uniform load (like weight per unit length) and a horizontal force per unit length, the solution is a parabola? Wait no, for a suspension bridge with uniform load, it's a parabola, but that's when the load is vertical. If there's a horizontal force per unit length, perhaps it's different.</text:p>
      <text:p text:style-name="Text_20_body">Wait, let's think of it as a beam with distributed load. If the cable experiences a horizontal force per unit length f_x and vertical force per unit length f_y = μ g, then the shear forces would be linear, leading to a straight cable, because the slope of the cable would be constant (since shear is constant). For example, the horizontal shear V_x = f_x * s, and vertical shear V_y = f_y * s. The angle θ satisfies tanθ = V_x / V_y = (f_x / f_y) constant, so slope is constant, hence straight line.</text:p>
      <text:p text:style-name="Text_20_body">Yes, this matches. So with distributed horizontal and vertical forces, the cable is straight. So in this case, f_x per unit length is k v (if linear drag), f_y is μ g. So the cable is straight.</text:p>
      <text:p text:style-name="Text_20_body">Therefore, the final answer is that the cable forms a straight line.”</text:p>
      <text:p text:style-name="P1"><text:span text:style-name="T2"><text:tab/>Answer: “The cable will form a **straight line**. </text:span></text:p>
      <text:p text:style-name="P1"><text:span text:style-name="T2"/></text:p>
      <text:p text:style-name="P1"><text:span text:style-name="T2">### Explanation:</text:span></text:p>
      <text:p text:style-name="P1"><text:span text:style-name="T2">When a flexible cable is subjected to both gravity and air resistance (with constant horizontal motion), the forces per unit length are:</text:span></text:p>
      <text:p text:style-name="P1"><text:span text:style-name="T2">- **Vertical force**: Weight per unit length, \( \mu g \, \text{N/m} \), acting downward.</text:span></text:p>
      <text:p text:style-name="P1"><text:span text:style-name="T2">- **Horizontal force**: Air drag per unit length, \( k v \, \text{N/m} \), opposing the motion (assuming linear drag, where \( k \) is a drag coefficient and \( v \) is the helicopter's speed).</text:span></text:p>
      <text:p text:style-name="P1"><text:span text:style-name="T2"/></text:p>
      <text:p text:style-name="P1"><text:soft-page-break/><text:span text:style-name="T2">These forces result in a **constant tension gradient** along the cable:</text:span></text:p>
      <text:p text:style-name="P1"><text:span text:style-name="T2">- The horizontal component of tension increases linearly to counteract drag: \( \frac{dT_x}{ds} = k v \).</text:span></text:p>
      <text:p text:style-name="P1"><text:span text:style-name="T2">- The vertical component increases linearly to counteract gravity: \( \frac{dT_y}{ds} = \mu g \).</text:span></text:p>
      <text:p text:style-name="P1"><text:span text:style-name="T2"/></text:p>
      <text:p text:style-name="P1"><text:span text:style-name="T2">Integrating these equations shows the tension vector **points in a fixed direction** (constant slope). For equilibrium, the cable must align with this constant tension direction, resulting in a **straight line**. The angle \( \theta \) this line makes with the vertical is given by:</text:span></text:p>
      <text:p text:style-name="P1"><text:span text:style-name="T2">\[</text:span></text:p>
      <text:p text:style-name="P1"><text:span text:style-name="T2">\tan \theta = \frac{\text{Horizontal force per unit length}}{\text{Vertical force per unit length}} = \frac{k v}{\mu g}.</text:span></text:p>
      <text:p text:style-name="P1"><text:span text:style-name="T2">\]</text:span></text:p>
      <text:p text:style-name="P1"><text:span text:style-name="T2"/></text:p>
      <text:p text:style-name="P1"><text:span text:style-name="T2">Thus, the cable’s shape is a straight line inclined at an angle \( \theta = \arctan\left(\frac{k v}{\mu g}\right) \) relative to the vertical, balancing gravitational and aerodynamic forces.</text:span></text:p>
      <text:p text:style-name="P1"><text:span text:style-name="T2"/></text:p>
      <text:p text:style-name="P1"><text:span text:style-name="T2">---</text:span></text:p>
      <text:p text:style-name="P1"><text:span text:style-name="T2"/></text:p>
      <text:p text:style-name="P1"><text:span text:style-name="T2">**Final Answer** <text:s/></text:span></text:p>
      <text:p text:style-name="P1"><text:span text:style-name="T2">The cable will form a \boxed{\text{straight line}}.”</text:span></text:p>
      <text:p text:style-name="P1"><text:span text:style-name="T2"/></text:p>
      <text:p text:style-name="P1"><text:span text:style-name="T2">KAT-Coder-Pro V1 (free):</text:span></text:p>
      <text:p text:style-name="P1"><text:span text:style-name="T2"/></text:p>
      <text:p text:style-name="P1"><text:span text:style-name="T2">“## Answer</text:span></text:p>
      <text:p text:style-name="P1"><text:span text:style-name="T2"/></text:p>
      <text:p text:style-name="P1"><text:span text:style-name="T2">The cable will assume the shape of a **catenary**, specifically the same curve as a freely hanging chain under its own weight.</text:span></text:p>
      <text:p text:style-name="P1"><text:span text:style-name="T2"/></text:p>
      <text:p text:style-name="P1"><text:span text:style-name="T2">## Explanation</text:span></text:p>
      <text:p text:style-name="P1"><text:span text:style-name="T2"/></text:p>
      <text:p text:style-name="P1"><text:span text:style-name="T2">The key to understanding this lies in analyzing the forces acting on the cable and recognizing the equivalence of reference frames.</text:span></text:p>
      <text:p text:style-name="P1"><text:span text:style-name="T2"/></text:p>
      <text:p text:style-name="P1"><text:span text:style-name="T2">### Force Analysis</text:span></text:p>
      <text:p text:style-name="P1"><text:span text:style-name="T2"/></text:p>
      <text:p text:style-name="P1"><text:span text:style-name="T2">At any point along the cable, three forces act on a small segment:</text:span></text:p>
      <text:p text:style-name="P1"><text:span text:style-name="T2"/></text:p>
      <text:p text:style-name="P1"><text:span text:style-name="T2">1. **Tension** from the cable above</text:span></text:p>
      <text:p text:style-name="P1"><text:span text:style-name="T2">2. **Tension** from the cable below</text:span></text:p>
      <text:p text:style-name="P1"><text:span text:style-name="T2">3. **Drag force** from air resistance</text:span></text:p>
      <text:p text:style-name="P1"><text:span text:style-name="T2"/></text:p>
      <text:p text:style-name="P1"><text:span text:style-name="T2">The drag force is proportional to the square of the relative velocity between the cable and the air. Since the helicopter moves horizontally at constant speed $v$ and the air is stationary (assuming no wind), the drag force acts horizontally with magnitude:</text:span></text:p>
      <text:p text:style-name="P1"><text:span text:style-name="T2">$$F_d = \frac{1}{2} C_d \rho A v^2$$</text:span></text:p>
      <text:p text:style-name="P1"><text:span text:style-name="T2">where $C_d$ is the drag coefficient, $\rho$ is air density, and $A$ is the cross-sectional area.</text:span></text:p>
      <text:p text:style-name="P1"><text:span text:style-name="T2"/></text:p>
      <text:p text:style-name="P1"><text:span text:style-name="T2">### Key Insight: Constant Drag Distribution</text:span></text:p>
      <text:p text:style-name="P1"><text:span text:style-name="T2"/></text:p>
      <text:p text:style-name="P1"><text:soft-page-break/><text:span text:style-name="T2">Because the helicopter flies at constant speed, every segment of the cable moves through the stationary air at the same horizontal speed $v$. This means the drag force per unit length is **constant** along the entire cable.</text:span></text:p>
      <text:p text:style-name="P1"><text:span text:style-name="T2"/></text:p>
      <text:p text:style-name="P1"><text:span text:style-name="T2">### Force Equilibrium</text:span></text:p>
      <text:p text:style-name="P1"><text:span text:style-name="T2"/></text:p>
      <text:p text:style-name="P1"><text:span text:style-name="T2">For the cable to be in equilibrium (steady state), the net force on any segment must be zero. Consider a small element of cable of length $ds$:</text:span></text:p>
      <text:p text:style-name="P1"><text:span text:style-name="T2"/></text:p>
      <text:p text:style-name="P1"><text:span text:style-name="T2">- Weight acts vertically downward: $dW = \lambda g ds$, where $\lambda$ is mass per unit length</text:span></text:p>
      <text:p text:style-name="P1"><text:span text:style-name="T2">- Drag acts horizontally: $dF_d = k ds$, where $k$ is constant drag per unit length</text:span></text:p>
      <text:p text:style-name="P1"><text:span text:style-name="T2">- Tension forces act along the cable direction at both ends</text:span></text:p>
      <text:p text:style-name="P1"><text:span text:style-name="T2"/></text:p>
      <text:p text:style-name="P1"><text:span text:style-name="T2">The horizontal component of tension must balance the drag force, while the vertical component must balance the weight. This leads to the differential equation:</text:span></text:p>
      <text:p text:style-name="P1"><text:span text:style-name="T2">$$\frac{d^2y}{dx^2} = \frac{\lambda g}{T_0} \sqrt{1 + \left(\frac{dy}{dx}\right)^2}$$</text:span></text:p>
      <text:p text:style-name="P1"><text:span text:style-name="T2">where $T_0$ is the horizontal component of tension at the lowest point.</text:span></text:p>
      <text:p text:style-name="P1"><text:span text:style-name="T2"/></text:p>
      <text:p text:style-name="P1"><text:span text:style-name="T2">### Catenary Solution</text:span></text:p>
      <text:p text:style-name="P1"><text:span text:style-name="T2"/></text:p>
      <text:p text:style-name="P1"><text:span text:style-name="T2">This differential equation has the solution:</text:span></text:p>
      <text:p text:style-name="P1"><text:span text:style-name="T2">$$y = a \cosh\left(\frac{x}{a}\right)$$</text:span></text:p>
      <text:p text:style-name="P1"><text:span text:style-name="T2">where $a = \frac{T_0}{\lambda g}$ is a parameter that determines the curve's shape.</text:span></text:p>
      <text:p text:style-name="P1"><text:span text:style-name="T2"/></text:p>
      <text:p text:style-name="P1"><text:span text:style-name="T2">This is the equation of a **catenary**, the same curve formed by a hanging chain under gravity alone.</text:span></text:p>
      <text:p text:style-name="P1"><text:span text:style-name="T2"/></text:p>
      <text:p text:style-name="P1"><text:span text:style-name="T2">### Physical Intuition</text:span></text:p>
      <text:p text:style-name="P1"><text:span text:style-name="T2"/></text:p>
      <text:p text:style-name="P1"><text:span text:style-name="T2">The constant horizontal drag effectively creates a situation equivalent to having a constant horizontal gravitational field in addition to the vertical gravitational field. The cable orients itself to balance both the vertical weight and horizontal drag forces, resulting in the characteristic catenary shape.</text:span></text:p>
      <text:p text:style-name="P1"><text:span text:style-name="T2"/></text:p>
      <text:p text:style-name="P1"><text:span text:style-name="T2">**Note:** The free end of the cable will be angled upward relative to the helicopter, as the drag force pulls the lower portion forward in the direction of motion.”</text:span></text:p>
      <text:p text:style-name="P1"><text:span text:style-name="T2"/></text:p>
      <text:p text:style-name="P1"><text:span text:style-name="T2">Nemotron Nano 12B 2 VL (free):</text:span></text:p>
      <text:p text:style-name="P1"><text:span text:style-name="T2"/></text:p>
      <text:p text:style-name="P2"><text:span text:style-name="T3"><text:tab/>Reasoning: “</text:span><text:span text:style-name="T2">Okay, so there's this problem where a helicopter is flying horizontally at a constant speed, and attached to it is a flexible cable. One end of the cable is fastened beneath the helicopter, and the other end isn't attached to anything. Air friction on the cable isn't negligible. The question is asking what shape the cable will take.</text:span></text:p>
      <text:p text:style-name="Text_20_body">Hmm, let me start by visualizing the scenario. The helicopter is moving forward at a steady speed. The cable is attached to the bottom of the helicopter, and the other end is free. Since the helicopter is moving, the cable is probably flapping around, but air friction is non-negligible, so that might dampen some of its movement. But what's the equilibrium shape?</text:p>
      <text:p text:style-name="Text_20_body">When something is flexible and not attached at both ends, under certain conditions, it hangs in a particular shape. For example, when a rope is hanging under its own weight, it forms a catenary <text:soft-page-break/>curve. But here, the situation might be different because the cable isn't just hanging; it's being pulled by the helicopter's movement.</text:p>
      <text:p text:style-name="Text_20_body">Let me think. If the helicopter is moving forward, the free end of the cable would experience air resistance as it moves. Since there's air friction, the free end can't just fly off because it's continuously experiencing a force opposing its motion. However, the helicopter is maintaining a constant speed, so we're probably looking at a steady-state situation where the cable settles into a particular shape.</text:p>
      <text:p text:style-name="Text_20_body">In steady state, the forces must balance. The cable has its own weight, so gravity is acting downward. The leading end (the one attached to the helicopter) is moving forward, so maybe tension in the cable is relevant here. But wait, the other end isn't attached to anything, so there's no tension on that end. The key here is that the helicopter is moving at constant speed, which implies that the net force on the helicopter is zero. But since the cable has mass, the helicopter must be exerting a force to keep it moving, but since it's at constant speed, maybe the system is in equilibrium?</text:p>
      <text:p text:style-name="Text_20_body">Alternatively, maybe this is similar to the cable being under the influence of gravity and air resistance, with the leading end moving at constant speed. So each infinitesimal segment of the cable experiences gravitational force downward, air resistance opposite to the direction of motion, and tension forces from the neighboring segments.</text:p>
      <text:p text:style-name="Text_20_body">But the cable is being pulled by the helicopter, which is moving forward. If the helicopter maintains constant speed, then the tension at the helicopter's end must balance the forces from the cable. Since air friction is non-negligible, the free end will have some drag force acting on it. Let me try to model this.</text:p>
      <text:p text:style-name="Text_20_body">Consider a coordinate system where the helicopter is moving along the positive x-direction. Let’s model the cable's position as a function y(x, t), with x being the coordinate along the cable's length from the helicopter attached point, and y vertical. The helicopter is moving at speed v, so the time-dependence might be tricky. Wait, but in steady state, the shape should not depend on time, so maybe we can assume y(x) after all, ignoring time if the helicopter is moving at constant speed.</text:p>
      <text:p text:style-name="Text_20_body">But the helicopter is moving, so perhaps it's a best to consider things in a coordinate system fixed to the helicopter. Wait, no. Since the helicopter is moving, the cable's position is moving relative to the ground, but if we switch to the helicopter's frame (which is an inertial frame because the helicopter is moving at constant speed), then in this frame, the helicopter is stationary, and the cable is subject to gravitational force downward and a drag force proportional to velocity in the -x direction (since in the helicopter's frame, the air is moving backwards at speed v, so the drag force on the cable would be in the +x direction). Hmmm, this might complicate things, but maybe considering the helicopter's frame can simplify it by making it stationary, and the cable subject to fictitious forces?</text:p>
      <text:p text:style-name="Text_20_body">Wait no, since the helicopter is moving at constant speed, so the inertial frame and the helicopter's frame are both inertial. Therefore, in the helicopter's frame, the cable is subject to real forces: gravity downward, and air resistance opposite to the relative wind. Since in the helicopter's frame, the air is coming from behind at speed v, so the drag force on the cable would be in the direction of the relative wind, which is opposite to the helicopter's motion. Wait, direction can be confusing here. Let me think again.</text:p>
      <text:p text:style-name="Text_20_body"><text:soft-page-break/>Suppose on the ground frame, the helicopter is moving right at speed v. So the air around is stationary. So the leading edge of the cable, near the helicopter, is moving at speed v relative to the air. So the drag force on each part of the cable will be proportional to the component of its velocity relative to the air. However, once there's a shape developed, different parts of the cable will be moving from left to right at maybe different speeds? Hmm, but if the helicopter is moving at constant speed and the cable is in a steady shape, then in the ground frame, the cable is moving at a variable speed? Wait, perhaps not. If the helicopter is moving at constant speed, and the cable sags, then the entire cable might be moving at velocity v? But that doesn't make sense because the free end isn't attached. If you just hold a string by one end and move it horizontally, the other end would swing, right?</text:p>
      <text:p text:style-name="Text_20_body">Wait, but in this case, the helicopter is maintaining constant speed. That suggests that the tension must adjust so that the drag forces and gravity balance such that there's no acceleration. So perhaps the cable's motion is such that each point on the cable is moving at the same constant speed? Because if the entire cable were moving at the same speed v, then the free end would also be moving at speed v, which isn't possible because it's not attached. Therefore, there must be differences in speed along the cable.</text:p>
      <text:p text:style-name="Text_20_body">Alternatively, maybe the cable's speed varies along its length, being fastest near the helicopter's end and slower towards the free end.</text:p>
      <text:p text:style-name="Text_20_body">But this seems complicated. Let me think of force balance. Consider a small segment of the cable. It has gravity acting downward, drag opposing its motion, and tension forces from the neighboring segments. If the helicopter is moving at speed v, and the cable is in a steady shape, then all parts of the cable must be moving at the same speed as the helicopter, otherwise, there would be relative motion between the cable and the air, causing drag. But if the free end can't move at speed v because it's not attached, this must not be the case. Alternatively, perhaps the cable isn't moving with the helicopter's speed? Wait, no. The cable is attached to the helicopter, so if the helicopter moves, the leading end of the cable must move at speed v. So the leading end's speed is v, while the trailing end's speed is some other value. However, this would lead to a situation where different parts of the cable have different speeds, leading to different drag forces.</text:p>
      <text:p text:style-name="Text_20_body">Assuming the helicopter's speed is constant, so the net force on the helicopter is zero. Therefore, the drag force from the cable on the helicopter must be equal and opposite to the thrust from the helicopter's engines. But since we are told the helicopter is moving at constant speed, we can ignore acceleration. But here, the problem is about the shape of the cable, not the forces on the helicopter.</text:p>
      <text:p text:style-name="Text_20_body">So considering the cable in steady state, its shape is determined by the balance between the weight of the cable and the drag force. Also, since the cable is flexible, the tension in the cable will adjust to maintain the shape.</text:p>
      <text:p text:style-name="Text_20_body">In such problems, typically, the equilibrium shape is determined by minimizing the potential energy. But with drag forces, which dissipate energy, it's not just potential energy; it's a balance between forces. So perhaps the shape is found by balancing gravitational force and drag force.</text:p>
      <text:p text:style-name="Text_20_body">Alternatively, it's similar to a hanging cable under gravity and another force. For a standard catenary, the equilibrium is between gravity and the tension in the cable. In this case, gravity is balanced by both the drag force and the tension? Hmm, not quite.</text:p>
      <text:p text:style-name="Text_20_body"><text:soft-page-break/>Let me consider the helicopter's frame. In this frame, the cable is subject to gravitational force downward (mg), and a drag force acting backward (opposite to the helicopter's motion). Wait, in the ground frame, the helicopter is moving right at speed v, so the air is stationary. Therefore, the leading part of the cable (near the helicopter) is moving at speed v, so it experiences drag force to the left. The trailing part is moving at speed (v - v_y), if the cable is sagging? Wait, actually, the cable's velocity is horizontal or not?</text:p>
      <text:p text:style-name="Text_20_body">If the helicopter is moving horizontally, the free end of the cable will have some horizontal and vertical motion. Because as the helicopter moves, the cable will swing into the wind, but due to gravity, it will sag downward. However, since the helicopter is moving at constant speed, when the system is in equilibrium, each part of the cable must move at the same speed as the helicopter, but that can't be, because the free end isn't attached. Wait, perhaps the whole cable is moving at some angle?</text:p>
      <text:p text:style-name="Text_20_body">Alternatively, suppose that in the steady state, each segment of the cable is moving with velocity (v, 0) in the ground frame, but then the cable is only displaced vertically. However, if the cable is displaced downward, the free end would swing outwards, increasing its horizontal velocity, which would increase drag, requiring more force from the helicopter. But since the helicopter is moving at constant speed, all forces must balance. Hence, there must be an equilibrium shape.</text:p>
      <text:p text:style-name="Text_20_body">Another way to think about this is similar to a rope or chain being dragged through a fluid. If you have a flexible, mass-bearing rope being dragged through a fluid, the shape it assumes is a combination of the weight and the drag forces. In air, the drag force is a function of the velocity, typically quadratic in speed. But since the speed is constant, in the helicopter's frame, the drag force on each segment would depend on its velocity relative to the air.</text:p>
      <text:p text:style-name="Text_20_body">But I need to set up some equations here. Let's denote that in the helicopter's frame (since it's moving at speed v to the right), the cable is subject to gravitational acceleration downward, and a drag force upward? Wait no, in the helicopter's frame, the air is moving left at speed v. So each point on the cable, which in this frame is stationary, experiences a drag force to the right (from the wind coming from behind). Wait, confusion arises here because in the helicopter's frame, the air is like a flowing fluid. So the drag force on the cable in the helicopter's frame would be opposite to the airflow direction, so to the right. But then, gravity still acts downward. Therefore, is there a balance between the drag force and gravity? But how does that determine the shape?</text:p>
      <text:p text:style-name="Text_20_body">If the drag force is in the right direction (helicopter's direction of motion), but in the helicopter's frame, the cable isn't moving (since it's in equilibrium in the helicopter's frame?), so perhaps we can model it as the cable is subject to drag force proportional to its velocity? Wait, this seems contradictory because if it's in equilibrium, the velocity would be zero. Wait, perhaps in the helicopter's frame, the drag force is due to the aerodynamic forces caused by the flow of air. Since the helicopter is moving with speed v, the air in its frame is moving backwards at speed v, so any object in the helicopter's frame experiences a drag force proportional to v^2? Hmm, drag force is usually proportional to the square of the relative speed between the object and the fluid. So in the helicopter's frame, each segment of the cable experiences a drag force to the right (since the air is moving left), proportional to its cross-sectional area and the speed v^2. But if the helicopter is moving at constant speed, the cable isn't moving in the helicopter's frame, so how is there velocity-dependent drag?</text:p>
      <text:p text:style-name="Text_20_body"><text:soft-page-break/>Wait, maybe there's something wrong with the reference frame approach. Let's return to the ground frame. The helicopter moves right at speed v. The cable has one end attached to the helicopter, which is moving at v. The other end is free. So the leading end (attached to the helicopter) is moving at v. If the cable's free end is moving at some speed less than v, then relative to the air, its speed is less, so drag force on that part is less. But the leading part experiences more drag. Alternatively, maybe all parts of the cable must move at speed v?</text:p>
      <text:p text:style-name="Text_20_body">But the trailing end is not attached, how can it move at speed v? Unless whatever is causing the cable to move is independent. If the helicopter pulls the cable such that all parts must move at speed v, then the free end would also be forced to move at speed v, but that can't happen unless there's some mechanism, which there isn't. Therefore, the natural motion is that the cable is moving in a steady state with some variation in velocity along its length.</text:p>
      <text:p text:style-name="Text_20_body">Alternatively, the shape must be such that each point of the cable moves horizontally at a constant speed less than v, and this combined with gravity gives rise to a balance of forces.</text:p>
      <text:p text:style-name="Text_20_body">But maybe this is too vague. Let's model it mathematically.</text:p>
      <text:p text:style-name="Text_20_body">Suppose the cable is parameterized by s(x,y), with x being the coordinate along the direction of motion (attached to the helicopter at x=0?), and y being vertical. But the key is that due to the helicopter's motion, the cable must be moving, but at constant velocity, so time derivatives in the steady state can be set to zero.</text:p>
      <text:p text:style-name="Text_20_body">But how to write equations of motion for the cable? Let's consider the forces on a small piece of the cable. The cable has linear mass density λ (mass per unit length). At each point, the gravitational force is -λ g y' dx (if parameterizing along the curve). The drag force is proportional to the velocity squared, maybe (in air resistance models, drag force is often 1/2 C_d ρ A v^2). But if the cable's velocity is varying along the length, then the drag force would vary. Wait, but if the entire cable is moving with velocity (v, w), where w is some vertical component? If in the ground frame, the helicopter is moving at v, then the cable might have velocity components (v, something) in the helicopter's frame. This seems getting complicated.</text:p>
      <text:p text:style-name="Text_20_body">Alternatively, assume that the cable's velocity vector is such that the helicopter is providing tension that counteracts the drag and gravity. So each segment of the cable has to accelerate forward until drag force balances the helicopter's pull minus gravity. But since the helicopter is moving at constant speed, all parts of the cable are in equilibrium? No, that can't be, because the free end has nothing attaching it, so some parts of the cable would have to have accelerations, unless the entire cable moves at a fixed speed.</text:p>
      <text:p text:style-name="Text_20_body">Wait, if the entire cable is moving at speed v, then the trailing end would also have to move at speed v. But the trailing end is not attached to the helicopter. How is that possible? Maybe if the cable's free end is being carried along by the helicopter's movement? Hmmm.</text:p>
      <text:p text:style-name="Text_20_body">Alternatively, maybe this is a problem similar to a jump rope, where one end is fixed to the helicopter (moving at speed v), and the other end has a sinusoidal motion. But that's a different problem.</text:p>
      <text:p text:style-name="Text_20_body">Wait, there's a well-known problem about a cable being towed through a fluid: in such cases, the shape of the cable is a catenary under gravity and drag. But similar to a catenary, perhaps?</text:p>
      <text:p text:style-name="Text_20_body"><text:soft-page-break/>Wait, in the standard catenary problem, a rope hangs under gravity between two fixed ends, and the shape is a hyperbolic cosine. When dealing with a floating rope (like a jump rope) under gravity and drag, the shape might be similar.</text:p>
      <text:p text:style-name="Text_20_body">Alternatively, consider the cable as consisting of many small masses linked together. Each mass experiences gravity, drag, and tension. In equilibrium, the forces must balance. At the helicopter end, tension balances the drag and gravity forces of the rest of the cable. For the free end, tension must go to zero. But while the helicopter is moving, the tension would propagate through the cable.</text:p>
      <text:p text:style-name="Text_20_body">Wait a minute, perhaps in the steady state, the shape of the cable is such that the tension gradient balances the forces due to gravity and drag. For a differential element of the cable at position (x, y), with x along the direction of motion and y vertical.</text:p>
      <text:p text:style-name="Text_20_body">The horizontal (direction of motion) force balance would be:</text:p>
      <text:p text:style-name="Text_20_body">Tension gradient in the x direction: dT/dx = drag force</text:p>
      <text:p text:style-name="Text_20_body">Vertical force balance: dT/dy = gravitational force</text:p>
      <text:p text:style-name="Text_20_body">Wait, but how to parameterize the cable. Normally, for a catenary, we parameterize by arc length, but here, we have a coordinate system moving with the cable.</text:p>
      <text:p text:style-name="Text_20_body">Wait, actually, another approach: since the helicopter is moving at constant speed, the problem becomes a combination of a moving object with drag. Consider a small segment of the cable. It has mass dm = λ ds, where λ is the linear density, and ds is the length of the segment.</text:p>
      <text:p text:style-name="Text_20_body">In the ground frame, the helicopter is moving at speed v. The air is stationary, so the drag force on the cable is opposite to its velocity relative to the air. If the cable's velocity is v_c, then the drag force is proportional to (v - v_c)^2? Wait, but if the helicopter is moving at speed v, and the cable is attached to the helicopter, the cable must also move at speed v? But how about the free end? There must be a gradient in velocity along the cable.</text:p>
      <text:p text:style-name="Text_20_body">Alternatively, maybe the cable is moving too? Probably, but let's try to make some assumptions. Suppose that the entire cable is moving with horizontal velocity v. Then, the drag force on the entire cable would be 1/2 C_d ρ A L v^2, where L is the length of the cable, A is the cross-section. But the helicopter is moving at constant speed, so the drag must be balanced by some force from the helicopter. But this is a separate consideration.</text:p>
      <text:p text:style-name="Text_20_body">However, the question is about the shape, not the forces required. So, if the entire cable is moving at speed v, then the trailing end is moving at speed v, which isn't possible because it's not attached. Therefore, that must not be the case. Therefore, the velocity of the cable segments must vary along the cable.</text:p>
      <text:p text:style-name="Text_20_body">So, if we have a shape y(x) for the cable, in the ground frame, each element of the cable has velocity components (dx/τ, dy/dτ), where τ is time. But in the steady state, the shape isn't changing over time, but the cable is moving to the right. Therefore, if the helicopter is moving at constant speed v, then in the ground frame, the helicopter's position is x = v t. The cable is attached to the helicopter and therefore must have its attached end moving at velocity (v, 0). The other end is free. So, for a steady-state shape, the cable must be translating to the right at speed v? Wait, but how? If each point on the cable is moving at speed v, even the free end, which is not attached, that can't happen. Unless the free end has some other forces acting on it.</text:p>
      <text:p text:style-name="Text_20_body"><text:soft-page-break/>Wait, perhaps the helicopter's movement causes the cable to sweep through the air. The free end of the cable has a velocity which is a combination of the helicopter's motion and any motion inherent in the cable's flexibility. However, the drag force depends on velocity relative to the air.</text:p>
      <text:p text:style-name="Text_20_body">This seems complicated. Maybe consider a uniform velocity distribution in the helicopter's frame.</text:p>
      <text:p text:style-name="Text_20_body">If we model the problem in the helicopter's frame, which is moving at velocity v to the right, the helicopter is stationary, and the air is moving to the left at velocity v. Then, the cable is subject to gravity downward, drag force to the right (since air is moving left), and tension along the cable.</text:p>
      <text:p text:style-name="Text_20_body">In this frame, each mass element of the cable experiences:</text:p>
      <text:list text:style-name="L13">
        <text:list-item>
          <text:p text:style-name="P17">Vertical force: gravity = -λ g dy (if parameterizing along y)</text:p>
        </text:list-item>
        <text:list-item>
          <text:p text:style-name="P16">Horizontal force: drag = 1/2 C_d ρ A v^2 (but velocity there? The cable is stationary in this frame, so drag would be zero. Wait, no. In the helicopter's frame, if the helicopter is moving at v to the right, the air has velocity -v relative to the helicopter. Therefore, each part of the cable -- which is stationary in this frame -- would experience a drag force in the direction of the air flow, i.e., to the right. But if the cable is stationary in this frame, then yes, the drag force would be 1/2 C_d ρ A v^2 per unit length?</text:p>
        </text:list-item>
      </text:list>
      <text:p text:style-name="Text_20_body">But then, the cable is also subject to gravity. So the balance of forces on a segment would be drag force to the right, gravity down, and tension. But with no motion in this frame, the all forces must balance. Wait, but if the cable is stationary in the helicopter's frame, tension must balance both drag and gravity. Hmm, need to have at each point in the cable, the vector sum of tension, drag, and gravity is zero.</text:p>
      <text:p text:style-name="Text_20_body">Assuming the cable is defined by its shape y(x), where x is the coordinate across the cable (from helicopter to free end) and y is the vertical coordinate. Then, at each point (x,y), the cable experiences a drag force directed to the right (due to the air moving left), equal to drag_force = (1/2) C_d ρ A v^2 per unit length. Gravity acts downward with force λ g per unit length. The tension force at each point is tangential to the cable, with magnitude T. If the cable is in equilibrium, then the sum of forces must be zero.</text:p>
      <text:p text:style-name="Text_20_body">Therefore, we can write:</text:p>
      <text:p text:style-name="Text_20_body">In the x-direction: dT/dx = (1/2) C_d ρ A</text:p>
      <text:p text:style-name="Text_20_body">In the y-direction: dT/dy = -λ g</text:p>
      <text:p text:style-name="Text_20_body">But T is a function along the curve of the cable. To write these differential equations, we need to parameterize the cable.</text:p>
      <text:p text:style-name="Text_20_body">In general, for a catenary, the shape is found by balancing the weight with the tension gradient. Here, an additional drag force is acting, so we have two differential equations:</text:p>
      <text:list text:style-name="L14">
        <text:list-item>
          <text:p text:style-name="P18">Horizontal direction: The tension gradient in the x direction balances the drag force.</text:p>
        </text:list-item>
        <text:list-item>
          <text:p text:style-name="P18">Vertical direction: The tension gradient in the y direction balances the gravitational force.</text:p>
        </text:list-item>
      </text:list>
      <text:p text:style-name="Text_20_body">But since tension T is a function of s, the arc length, this can be complex. Alternatively, since we can express T as a function of position x and y, and then take derivatives.</text:p>
      <text:p text:style-name="Text_20_body"><text:soft-page-break/>In a catenary, the tension is generally parallel to the tangent of the curve. So, in the horizontal direction, the tension's x-component would balance the drag, and the y-component would balance gravity.</text:p>
      <text:p text:style-name="Text_20_body">If the angle of the cable with the horizontal is θ(x), then:</text:p>
      <text:p text:style-name="Text_20_body">T(x) cosθ = drag force</text:p>
      <text:p text:style-name="Text_20_body">T(x) sinθ = λ g</text:p>
      <text:p text:style-name="Text_20_body">Dividing these two equations gives tanθ = (λ g) / ( (1/2) C_d ρ A )</text:p>
      <text:p text:style-name="Text_20_body">But θ is the angle of the cable at each point. Therefore, tanθ = (2 λ g) / (C_d ρ A )</text:p>
      <text:p text:style-name="Text_20_body">But in the helicopter's frame, since the drag is constant (if velocity v is constant), so tanθ is constant. That would imply that the cable makes a constant angle with the horizontal, i.e., it is straight. But wait, a straight cable would require constant slope θ, which would mean if θ is constant, then the drag force would be constant, and gravity is balanced by the vertical component of tension. But in that case, gravity would require T sinθ = λ g, so T = λ g / sinθ. Then, the horizontal component would be T cosθ = λ g cotθ. But the drag force is (1/2) C_d ρ A v^2, so:</text:p>
      <text:p text:style-name="Text_20_body">λ g cotθ = (1/2) C_d ρ A v^2</text:p>
      <text:p text:style-name="Text_20_body">But in the helicopter's frame, the drag force must be equal to the horizontal component of tension.</text:p>
      <text:p text:style-name="Text_20_body">Hmm, this line of reasoning suggests that the shape is a straight line with constant slope θ, determined by the balance between gravity and drag.</text:p>
      <text:p text:style-name="Text_20_body">If that's the case, then the cable would hang at a constant angle θ below the horizontal, where the horizontal component of tension provides the force to counteract drag, and vertical component balances gravity. But would this be the case?</text:p>
      <text:p text:style-name="Text_20_body">But then again, is it possible for the slope to be constant? If there's no variation in drag force along the cable. But the drag force may vary if the velocity varies along the cable. Wait, if we are in the helicopter's frame, then the air is moving at speed v to the left relative to the helicopter. But the cable is stationary in this frame. Then, the drag force on any segment of the cable would be proportional to the relative velocity, which is v. Hence, drag per unit length is F_d = C_d * (1/2 ρ A v^2). If the cable is straight, then indeed, drag force per unit length would be constant. Hence, to balance this, the horizontal component of the tension must be equal to the drag. Vertical component balances gravity.</text:p>
      <text:p text:style-name="Text_20_body">But if the cable is moving in a straight line at a constant angle, then its tension would be such that T cosθ = F_d and T sinθ = λ g, leading to tanθ = (λ g) / F_d. Solving for theta gives θ = arctan( (2 λ g)/(C_d ρ A v^2) )</text:p>
      <text:p text:style-name="Text_20_body">But is that physically reasonable? If the helicopter is moving faster, theta would be smaller, meaning the cable is less sagged. If the drag coefficient C_d is higher, theta is smaller. Makes sense.</text:p>
      <text:p text:style-name="Text_20_body">However, is there a mistake here? Because if we're in the helicopter's frame, isn't the cable fixed in position? Wait, no. If in reality, the cable is attached to a moving helicopter, but from the helicopter's frame, the cable would have to move back with the same speed unless it's allowed to splay out. Wait, this is confusing.</text:p>
      <text:p text:style-name="Text_20_body"><text:soft-page-break/>Alternatively, in the helicopter's frame, the cable is hanging in the air which is moving past it at speed v from the opposite direction. Therefore, the cable must experience a drag force in the direction of the airflow (to the right in helicopter's frame), which tries to push the cable backwards. But in equilibrium, the cable must maintain its shape despite the drag. So perhaps the drag force has to be balanced by tension in the cable, similar to how a catenary's weight is balanced by tension. But instead of weight, it's drag force.</text:p>
      <text:p text:style-name="Text_20_body">Therefore, it's analogous to the catenary problem but with drag force replacing gravity.</text:p>
      <text:p text:style-name="Text_20_body">Wait! Maybe so. In a standard catenary, the weight (per unit length) is balanced by the vertical component of tension. Here, the drag force (per unit length) is balanced by the horizontal component of tension, and gravity by vertical component.</text:p>
      <text:p text:style-name="Text_20_body">So if the cable's shape is determined by the balance between gravity and drag, with horizontal tension component balancing drag and vertical component balancing gravity.</text:p>
      <text:p text:style-name="Text_20_body">Then, the differential equations would be similar to those of a catenary. Let me try to set it up properly.</text:p>
      <text:p text:style-name="Text_20_body">Assuming the cable is in equilibrium in the helicopter's frame (the helicopter is moving at speed v to the right, so the cable is subject to drag force to the right and gravity downward). Let me denote that x is the horizontal coordinate (from the free end to the attached end) and y is vertical.</text:p>
      <text:p text:style-name="Text_20_body">The horizontal force balance at each point in the cable would be:</text:p>
      <text:p text:style-name="Text_20_body">dT_x/dx = (1/2) C_d ρ A v^2</text:p>
      <text:p text:style-name="Text_20_body">The vertical force balance:</text:p>
      <text:p text:style-name="Text_20_body">dT_y/dy = -λ g</text:p>
      <text:p text:style-name="Text_20_body">But since T_x and T_y are the horizontal and vertical components of the tension, which are related to the slope of the cable. If the slope is dy/dx = tanθ, then T_x = T cosθ and T_y = T sinθ. Therefore, combining these, we can write a differential equation.</text:p>
      <text:p text:style-name="Text_20_body">Alternatively, for a differential element, the horizontal force is (T(x + dx) cosθ(x + dx)) - (T(x) cosθ(x)) = drag force dx</text:p>
      <text:p text:style-name="Text_20_body">Similarly, vertical: (T(x + dx) sinθ(x + dx)) - (T(x) sinθ(x)) = - λ g dx</text:p>
      <text:p text:style-name="Text_20_body">Assuming that drag force per unit length is (1/2) C_d ρ A v^2, acting to the right. But note that velocity is in this case steady, so perhaps the drag force is actually proportional to the velocity of the cable relative to the air. But if in the helicopter's frame, the cable is stationary, so the relative velocity is v to the left, leading to drag to the right. Hence, the horizontal component of the tension gradient must balance the drag force.</text:p>
      <text:p text:style-name="Text_20_body">Wait, this is getting too entangled. Let me look for the standard approach.</text:p>
      <text:p text:style-name="Text_20_body">In standard catenary, the shape is determined by minimizing potential energy, leading to the differential equation (d^2 y/dx^2) = (1/b) sqrt(1 + (dy/dx)^2), where b is a constant related to the tension. In this problem, we have an additional drag force.</text:p>
      <text:p text:style-name="Text_20_body">Alternatively, since in helicopter's frame, the cable is subject to constant horizontal drag and gravitational force. Assuming steady state, each infinitesimal segment must satisfy equilibrium.</text:p>
      <text:p text:style-name="Text_20_body"><text:soft-page-break/>At any point in the cable, the horizontal forces must balance: the difference in horizontal tension component must equal the drag force on the segment. Similarly, the vertical component of tension must balance the weight.</text:p>
      <text:p text:style-name="Text_20_body">Therefore, we can write:</text:p>
      <text:p text:style-name="Text_20_body">d/dx (T cosθ) = (1/2) C_d ρ A v^2</text:p>
      <text:p text:style-name="Text_20_body">d/dy (T sinθ) = -λ g</text:p>
      <text:p text:style-name="Text_20_body">But since the slope dy/dx = tanθ, so dT/dx * cosθ - T sinθ dθ/dx = (1/2) C_d ρ A v^2</text:p>
      <text:p text:style-name="Text_20_body">And dT/dy = -λ g / cosθ.</text:p>
      <text:p text:style-name="Text_20_body">This is getting into the calculus, but we need to solve these differential equations.</text:p>
      <text:p text:style-name="Text_20_body">Alternatively, write in terms of derivatives with respect to x:</text:p>
      <text:p text:style-name="Text_20_body">From the vertical balance: d/dx (T sinθ) = dT/dy * dy/dx = dT/dy * tanθ = -λ g tanθ</text:p>
      <text:p text:style-name="Text_20_body">But I might need to express dT/dy in terms of x. Since y is a function of x, dT/dy = dT/dx * dy/dx = T_y (x) ?</text:p>
      <text:p text:style-name="Text_20_body">Alternatively, maybe assuming a numerical solution. But perhaps this is overcomplicating.</text:p>
      <text:p text:style-name="Text_20_body">An alternative idea: since there are two force balances here, horizontal and vertical, maybe this system of equations leads to a specific differential equation governing the shape.</text:p>
      <text:p text:style-name="Text_20_body">Assume that horizontal component T_x balances drag force, which is uniform per unit length. And vertical component T_y balances gravity.</text:p>
      <text:p text:style-name="Text_20_body">T_x = T cosθ</text:p>
      <text:p text:style-name="Text_20_body">T_y = T sinθ</text:p>
      <text:p text:style-name="Text_20_body">So, taking derivatives along the cable (x):</text:p>
      <text:p text:style-name="Text_20_body">d(T cosθ)/dx = Drag per unit length</text:p>
      <text:p text:style-name="Text_20_body">d(T sinθ)/dx = -λ g</text:p>
      <text:p text:style-name="Text_20_body">But since the cable is a continuum, decelerating dx is related to ds, but perhaps we can parameterize by x. Then:</text:p>
      <text:p text:style-name="Text_20_body">Differentiating T cosθ with respect to x:</text:p>
      <text:p text:style-name="Text_20_body">dT/dx cosθ - T sinθ dθ/dx = (1/2) C_d ρ A v^2</text:p>
      <text:p text:style-name="Text_20_body">And differentiating T sinθ with respect to x:</text:p>
      <text:p text:style-name="Text_20_body">dT/dx sinθ + T cosθ dθ/dx = -λ g</text:p>
      <text:p text:style-name="Text_20_body">These two equations can be combined. Let me denote them as equation (1) and (2):</text:p>
      <text:p text:style-name="Text_20_body">(1) dT/dx cosθ - T sinθ dθ/dx = (1/2) C_d ρ A v^2</text:p>
      <text:p text:style-name="Text_20_body">(2) dT/dx sinθ + T cosθ dθ/dx = -λ g</text:p>
      <text:p text:style-name="Text_20_body">We can solve this system for dT/dx and dθ/dx.</text:p>
      <text:p text:style-name="Text_20_body">Let’s write the two equations:</text:p>
      <text:p text:style-name="Text_20_body"><text:soft-page-break/>cosθ dT/dx - T sinθ dθ/dx = (1/2) C_d ρ A v^2</text:p>
      <text:p text:style-name="Text_20_body">sinθ dT/dx + T cosθ dθ/dx = -λ g</text:p>
      <text:p text:style-name="Text_20_body">Multiply equation (1) by cosθ and equation (2) by sinθ and add them:</text:p>
      <text:p text:style-name="Text_20_body">[ cos²θ dT/dx - T sinθ cosθ dθ/dx ] + [ sin²θ dT/dx + T sinθ cosθ dθ/dx ] = (1/2) C_d ρ A v^2 cosθ - λ g sinθ</text:p>
      <text:p text:style-name="Text_20_body">Simplifying left side: (cos²θ + sin²θ) dT/dx = dT/dx</text:p>
      <text:p text:style-name="Text_20_body">Right side: cosθ*(1/2 C_d ρ A v^2) - λ g sinθ</text:p>
      <text:p text:style-name="Text_20_body">Hence:</text:p>
      <text:p text:style-name="Text_20_body">dT/dx = (1/2) C_d ρ A v^2 cosθ - λ g sinθ</text:p>
      <text:p text:style-name="Text_20_body">Another method. Similarly, multiply equation (1) by sinθ and equation (2) by cosθ and subtract:</text:p>
      <text:p text:style-name="Text_20_body">Equation (1) * sinθ - Equation (2)*cosθ:</text:p>
      <text:p text:style-name="Text_20_body">[cosθ sinθ dT/dx - T sin²θ dθ/dx] - [ sinθ cosθ dT/dx + T cos²θ dθ/dx ] = (1/2 C_d ρ A v^2 sinθ) + λ g cosθ</text:p>
      <text:p text:style-name="Text_20_body">Simplifying left side:</text:p>
      <text:p text:style-name="Text_20_body">(cosθ sinθ dT/dx - T sin²θ dθ/dx) - (sinθ cosθ dT/dx + T cos²θ dθ/dx) = -T (sin²θ + cos²θ) dθ/dx = -T dθ/dx</text:p>
      <text:p text:style-name="Text_20_body">Right side: (1/2) C_d ρ A v^2 sinθ + λ g cosθ</text:p>
      <text:p text:style-name="Text_20_body">So:</text:p>
      <text:p text:style-name="Text_20_body">-T dθ/dx = (1/2 C_d ρ A v^2 ) sinθ + λ g cosθ</text:p>
      <text:p text:style-name="Text_20_body">Thus,</text:p>
      <text:p text:style-name="Text_20_body">dθ/dx = - [ (1/2 C_d ρ A v^2 ) sinθ + λ g cosθ ] / T</text:p>
      <text:p text:style-name="Text_20_body">But this seems complicated.</text:p>
      <text:p text:style-name="Text_20_body">Alternatively, divide equation (2) by equation (1):</text:p>
      <text:p text:style-name="Text_20_body">Equation (2)/Equation (1):</text:p>
      <text:p text:style-name="Text_20_body">(sinθ dT/dx + T cosθ dθ/dx ) / (cosθ dT/dx - T sinθ dθ/dx ) = (-λ g) / (1/2 C_d ρ A v^2 )</text:p>
      <text:p text:style-name="Text_20_body">This ratio might simplify to tan(theta) something, but I might need to find a substitution.</text:p>
      <text:p text:style-name="Text_20_body">Alternatively, this system of differential equations likely results in a differential equation of a catenary-like shape but modified by the drag term.</text:p>
      <text:p text:style-name="Text_20_body">But solving this would need knowledge of differential equations, which might be tedious. Alternatively, consider dimensional analysis to simplify.</text:p>
      <text:p text:style-name="Text_20_body">We can non-dimensionalize the equations. Let’s define constants:</text:p>
      <text:p text:style-name="Text_20_body">Let’s say:</text:p>
      <text:p text:style-name="Text_20_body">(1/2) C_d ρ A v^2 = D (drag per unit length)</text:p>
      <text:p text:style-name="Text_20_body"><text:soft-page-break/>λ g = G (gravity per unit length)</text:p>
      <text:p text:style-name="Text_20_body">Then equations (1) and (2):</text:p>
      <text:p text:style-name="Text_20_body">(1) dT cosθ - T sinθ dθ/dx = D</text:p>
      <text:p text:style-name="Text_20_body">(2) dT sinθ + T cosθ dθ/dx = -G</text:p>
      <text:p text:style-name="Text_20_body">If we define dimensionless variables, let Δ = D / G = (C_d ρ A v²) / (2 λ g). Then divide equations by G.</text:p>
      <text:p text:style-name="Text_20_body">Let T’ = T / G</text:p>
      <text:p text:style-name="Text_20_body">θ is a variable. Then,</text:p>
      <text:p text:style-name="Text_20_body">(1) (dT’/dx) cosθ - T’ sinθ dθ/dx = Δ</text:p>
      <text:p text:style-name="Text_20_body">(2) (dT’/dx) sinθ + T’ cosθ dθ/dx = -1</text:p>
      <text:p text:style-name="Text_20_body">Now, call dT’/dx = T'' (but rather derivative with respect to x). Then the equations become:</text:p>
      <text:p text:style-name="Text_20_body">cosθ T'' - T’ sinθ θ’ = Δ</text:p>
      <text:p text:style-name="Text_20_body">sinθ T'' + T’ cosθ θ’ = -1</text:p>
      <text:p text:style-name="Text_20_body">Solve for T'' and θ’ from these two equations.</text:p>
      <text:p text:style-name="Text_20_body">To solve this system:</text:p>
      <text:p text:style-name="Text_20_body">Let me write:</text:p>
      <text:p text:style-name="Text_20_body">Equation (1): cosθ T'' - sinθ T’ θ’ = Δ</text:p>
      <text:p text:style-name="Text_20_body">Equation (2): sinθ T'' + cosθ T’ θ’ = -1</text:p>
      <text:p text:style-name="Text_20_body">Let’s express this in matrix form:</text:p>
      <text:p text:style-name="Text_20_body">[ cosθ - sinθ T’ ] [ T'' ] = [ Δ ]</text:p>
      <text:p text:style-name="Text_20_body">[ sinθ cosθ T’ ] [ θ’ ] [ -1 ]</text:p>
      <text:p text:style-name="Text_20_body">To solve for T'' and θ’, invert the matrix. The determinant is cosθ * cosθ T’ + sin²θ T’ = cos²θ T’ + sin²θ T’ = T’ (cos²θ + sin²θ) = T’</text:p>
      <text:p text:style-name="Text_20_body">Hence, the inverse matrix is 1/T’ times:</text:p>
      <text:p text:style-name="Text_20_body">[ cosθ sinθ T’ ]</text:p>
      <text:p text:style-name="Text_20_body">[ -sinθ cosθ T’ ]</text:p>
      <text:p text:style-name="Text_20_body">Thus,</text:p>
      <text:p text:style-name="Text_20_body">T'' = (cosθ * Δ + sinθ T’ * (-1) ) / T’</text:p>
      <text:p text:style-name="Text_20_body">θ’ = ( sinθ * Δ - cosθ T’ * (-1) ) / T’</text:p>
      <text:p text:style-name="Text_20_body">Let me compute that.</text:p>
      <text:p text:style-name="Text_20_body">First component:</text:p>
      <text:p text:style-name="Text_20_body">T'' = [cosθ Δ - sinθ T’ (-1) ] / T’ = [Δ cosθ + sinθ T’ ] / T’</text:p>
      <text:p text:style-name="Text_20_body"><text:soft-page-break/>= (Δ cosθ)/T’ + sinθ</text:p>
      <text:p text:style-name="Text_20_body">Second component:</text:p>
      <text:p text:style-name="Text_20_body">θ’ = [sinθ Δ + cosθ T’ ] / T’ = (Δ sinθ)/T’ + cosθ</text:p>
      <text:p text:style-name="Text_20_body">But this seems messy. Perhaps if we assume that (Δ) is a non-dimensional constant, then try to find a relation.</text:p>
      <text:p text:style-name="Text_20_body">Alternatively, consider possible scaling. If the cable is straight, θ = constant, then θ’ = 0, and so substituting into equations (1) and (2):</text:p>
      <text:p text:style-name="Text_20_body">From (2): T’ * sinθ * 0 + T’ cosθ *0 = -1? No, that would require -0 = -1, which is impossible. Hence, the cable cannot be straight if v&gt;0, which contradicts unless D and G are zero, but they are not.</text:p>
      <text:p text:style-name="Text_20_body">Hence, it seems the cable is not straight. But earlier analysis with horizontal T_x component constant would lead to constant angle. But that apparently requires theta’ = 0, which is inconsistent with the solution. Hence, the cable cannot be a straight line. Then what shape could it have where theta varies along the cable, so that the equilibrium occurs?</text:p>
      <text:p text:style-name="Text_20_body">Alternatively, consider energy minimization. But the forces are dissipative, so energy minimization might not hold. So perhaps using force balances is the only way.</text:p>
      <text:p text:style-name="Text_20_body">Alternative approach: For the cable, despite moving through the air, if we consider that the helicopter is in a steady state moving at constant velocity, the total force from the helicopter on the cable must be such that for each segment, horizontal drag force is balanced by horizontal tension gradient, and vertical gravity balanced by vertical tension gradient.</text:p>
      <text:p text:style-name="Text_20_body">But perhaps if we assume that the cable's velocity is uniformly v (which it's not possible because the other end is free). However, if we have varying velocity segments, but the free end cannot move; perhaps the cable oscillates?</text:p>
      <text:p text:style-name="Text_20_body">But this is at constant speed, implying that maybe after transients die out due to air friction, the shape becomes steady. In that case, the shape is such that each segment has different velocities, subject to varying drag, balanced by tension and gravity.</text:p>
      <text:p text:style-name="Text_20_body">Perhaps the underlying idea here is similar to a catenary with wind. Looking for literature, but thinking alone, perhaps this can be modeled with a differential equation similar to the catenary but with an additional drag term.</text:p>
      <text:p text:style-name="Text_20_body">Another possible consideration is that drag force but when the cable moves through the air at speed v. Wait, actually, if the cable is sagging and moving, the airspeed relative to different segments depends on their position. However, if each part of the cable is moving at velocity v, then the drag is the same. Wait, but they can't move at velocity v along their entire length.</text:p>
      <text:p text:style-name="Text_20_body">Wait, only the attachment point is moving at v. The rest might have different velocities. Alternatively, since the helicopter is moving at speed v and the cable is attached, maybe each infinitesimal segment moves at a little bit different velocity. For example, the leading infinitesimal segment must move at the same speed v, and then segments farther from the helicopter have lower velocities. So velocity as a function of position. However, air drag is proportional to the velocity squared, making the equation nonlinear.</text:p>
      <text:p text:style-name="Text_20_body"><text:soft-page-break/>Hold on, perhaps assume the cable is moving such that all parts of it have the same horizontal velocity. But if the free end cannot move, theseanekons that would require acceleration forces. Contradiction. Therefore, the velocity profile is some variation from x=0 to x=L.</text:p>
      <text:p text:style-name="Text_20_body">Alternatively, let me think that since the helicopter moves at speed v, the cable behind it must stretch out. The free end would in steady state move with velocity v as well. But since it's not attached, how can its speed be v? Unless the free end is also pulled by the helicopter moving, so that the free end indeed recedes into the air at speed v. Wait, but this seems similar to a cable being pulled over a pulley; tension is uniform. That's the key. If the cable is moving at a constant velocity, then in a steady state, it's like the cable is moving steadily with velocity v, so trailing end moves at v as well. But the problem states that the other end isn't attached. So is it possible?</text:p>
      <text:p text:style-name="Text_20_body">This confusion suggests that maybe the problem requires insight rather than precise calculations.</text:p>
      <text:p text:style-name="Text_20_body">Another way: think of the cable as a flexible section moving in the air. If you imagine a helicopter moving forwards at speed v, and there's a piece of string hanging down, but moving. The question is, in the steady state, neglecting elastic effects, what shape would the cable take?</text:p>
      <text:p text:style-name="Text_20_body">If we imagine when you have a load dragged through a fluid, the shape depends on the balance between drag and weight. On top of that, with the connections, but since it's dynamic, steady state would have a specific shape.</text:p>
      <text:p text:style-name="Text_20_body">When you imagine towing something in steady motion, the shape could be a straight catenary, but maybe the same as a catenary but under different force balance.</text:p>
      <text:p text:style-name="Text_20_body">Wait, in standard catenary, the gravitational force balances with the tension gradient. Here, maybe the gravity plus drag balance.</text:p>
      <text:p text:style-name="Text_20_body">Alternatively, the more comprehensive approach would recognize that to first order approximation, if the cable's sagging is small compared to its overall motion, we can model the drag force as acting opposite to the velocity vector. If the cable is moving forward, but with some vertical displacement, then the drag force would be opposite to the helicopter's motion, or to the cable's local velocity. Depending on relative speed.</text:p>
      <text:p text:style-name="Text_20_body">This is getting very confusing. Let's refer to concepts from physics. When a flexible cable is subject to a horizontal force and gravity, perhaps when it is moving, the resulting shape is still a catenary modified by the horizontal force. For example, if a chain is pulled horizontally with a force, the sag from its own weight would form a catenary, but with horizontal tension. But when the chain is moving, and air drag is present.</text:p>
      <text:p text:style-name="Text_20_body">Wait, wait, typical example: if a rope is submerged in a liquid and is moving at constant speed, the shape it assumes is a catenary, because the submerged weight (or buoyant force) balances the tension gradient. Analogously, here, instead of buoyant force, we have drag. So instead of weight downward and buoyancy upward, we have weight downward and drag force forward.</text:p>
      <text:p text:style-name="Text_20_body">Alternatively, D's it might form similar to a catenary.</text:p>
      <text:p text:style-name="Text_20_body">Wait, thinking about the "water skiing" rope, this can form a certain catenary-like shape. Or wind blowing on a hanging rope creates a balance. Suppose there is a vertical force (gravity) and a horizontal force (drag). Then the shape would be a catenary under combined forces.</text:p>
      <text:p text:style-name="Text_20_body">Formally, think in terms of force balance on an element.</text:p>
      <text:p text:style-name="Text_20_body"><text:soft-page-break/>Consider a small segment of the cable between x and x+dx. The horizontal force from the tension at x is T(x) cosθ(x). At x+dx, the tension is T(x+dx) cosθ(x+dx), and the horizontal drag force is D ds, where ds is the length of the segment. Similarly, vertical force components T(x) sinθ(x), and gravity λ g ds.</text:p>
      <text:p text:style-name="Text_20_body">Thus, the force balance equations:</text:p>
      <text:p text:style-name="Text_20_body">Horizontal: T(x+dx) cosθ(x+dx) - T(x) cosθ(x) = D ds</text:p>
      <text:p text:style-name="Text_20_body">Vertical: T(x+dx) sinθ(x+dx) - T(x) sinθ(x) = -λ g ds</text:p>
      <text:p text:style-name="Text_20_body">Assuming θ is a function of x, so ds = sqrt( (dx)^2 + (dy)^2 ) = dx sqrt(1 + θ² )</text:p>
      <text:p text:style-name="Text_20_body">Let’s parameterize by x (maybe easier with s).</text:p>
      <text:p text:style-name="Text_20_body">Wait, perhaps using s as the independent variable (arc length):</text:p>
      <text:p text:style-name="Text_20_body">Let s be the distance along the cable from the attached end. Then, x = x(s), y = y(s). T = T(s) is the tension.</text:p>
      <text:p text:style-name="Text_20_body">Horizontal force balance: (d/ds)( T cosθ ) = D (since Drag per unit length D)</text:p>
      <text:p text:style-name="Text_20_body">Vertical: (d/ds)( T sinθ ) = -λ g</text:p>
      <text:p text:style-name="Text_20_body">This is for a small segment of length ds along the cable.</text:p>
      <text:p text:style-name="Text_20_body">But s is the independent variable. Therefore, we need to write equations:</text:p>
      <text:p text:style-name="Text_20_body">d/ds (T cosθ) = D</text:p>
      <text:p text:style-name="Text_20_body">d/ds (T sinθ) = -λ g</text:p>
      <text:p text:style-name="Text_20_body">Differentiate with respect to s. Remember that the derivative of θ with respect to s is (dθ/ds) = (dy/dx) if x is the coordinate in the ground frame? Wait:</text:p>
      <text:p text:style-name="Text_20_body">Wait, theta is angle from the horizontal. So:</text:p>
      <text:p text:style-name="Text_20_body">dx/ds = cosθ</text:p>
      <text:p text:style-name="Text_20_body">dy/ds = sinθ</text:p>
      <text:p text:style-name="Text_20_body">Therefore, dθ/ds = (dθ/dx)(dx/ds) + (dθ/dy)(dy/ds). But if we only have θ as a function of x, then dθ/ds = (dθ/dx) * dx/ds = (dθ/dx) cosθ.</text:p>
      <text:p text:style-name="Text_20_body">But maybe better in terms of s.</text:p>
      <text:p text:style-name="Text_20_body">Given that,</text:p>
      <text:p text:style-name="Text_20_body">dθ/ds = (dθ/dx)(dx/ds) + (dθ/dy)(dy/ds) = (dθ/dx) cosθ</text:p>
      <text:p text:style-name="Text_20_body">Assuming θ is a function of x, which may depend on s. So it's still complex.</text:p>
      <text:p text:style-name="Text_20_body">But step back. Equations:</text:p>
      <text:p text:style-name="Text_20_body">d/ds (T cosθ) = D</text:p>
      <text:p text:style-name="Text_20_body">Integrate from s=0 (inch Rover boleroctant. Assuming at s=0, tension T0 is such that helicopter must hold back, but not given. Assume integrating over the whole cable.</text:p>
      <text:p text:style-name="Text_20_body">Integrate the horizontal equation:</text:p>
      <text:p text:style-name="Text_20_body"><text:soft-page-break/>From s=0 (end attached to helicopter) to s=L (free end). Assuming at s=0, T(0) cosθ(0) = Helicopter's pulling force, which I think would be fa = (force needed to counteract drag of the entire cable). But in steady state, perhaps.</text:p>
      <text:p text:style-name="Text_20_body">Wait, integrating d/ds (T cosθ) = D =&gt; T cosθ(s) = T0 cosθ(0) + D s</text:p>
      <text:p text:style-name="Text_20_body">But at the free end s = L, tension T(L) = 0? Wait, because free end has no attachment, so θ(L) undefined? Otherwise, but if we consider that at the free end, since there is no tension, then maybe T(L) = 0. If that's the case, then looking back:</text:p>
      <text:p text:style-name="Text_20_body">For the free end:</text:p>
      <text:p text:style-name="Text_20_body">At s=L,</text:p>
      <text:p text:style-name="Text_20_body">d/ds (T cosθ) = D =&gt; so d/ds [T cosθ] is positive; but we can only integrate to get T cosθ(s) = D s + F, where F is a constant. At s = L, T(L) cosθ(L) = D L + F, but free end has T(L) = 0. So F = - D L. But this loop's contradiction arises: if at the end s = L, T(L)=0, and since T cosθ(s) must be = D(s) - D L, for T cosθ(L) = D L - D L =0. Which works.</text:p>
      <text:p text:style-name="Text_20_body">But then at s=0, T(0) cosθ(0) = 0 + F , but could depend... Wait, but If we integrate from free end to attached point:</text:p>
      <text:p text:style-name="Text_20_body">Wait Maybe set up boundaries such that general.</text:p>
      <text:p text:style-name="Text_20_body">Let me integrate the horizontal equation: T cosθ(s) = ∫ D ds' + C. Then if at free end s = L, T =0 (no tension), so C = - D L, since s runs from 0 to L as helicopter moves from start to end.</text:p>
      <text:p text:style-name="Text_20_body">Wait, so T cosθ(s) = D (s - L) here?</text:p>
      <text:p text:style-name="Text_20_body">Wait.</text:p>
      <text:p text:style-name="Text_20_body">Alternatively, the cable is in an equilibrium: but in total, the tension's horizontal component at any point accounts for the drag up to that point. For a stationary cable in helicopter's frame: but helicopter is moving at speed v, and assuming that the velocity of the cable is related to v, possibly leading to the drag force.</text:p>
      <text:p text:style-name="Text_20_body">Hold on, in helicopter's frame, air moves left with speed v, drag force on the cable is F_drag = (1/2) C_d ρ A v² per unit length, to the right. Because the air is moving left at speed v, the cable experiences drag in the opposite direction, i.e., to the right. Hence, each segment of length dl of cable experiences drag force to the right proportional to dl, and gravity downward. The tension T adjusts to balance these forces.</text:p>
      <text:p text:style-name="Text_20_body">Then the bottom line is that the differential equation in the helicopter's frame:</text:p>
      <text:p text:style-name="Text_20_body">d/ds (T cosθ ) = D</text:p>
      <text:p text:style-name="Text_20_body">where D is drag per unit length.</text:p>
      <text:p text:style-name="Text_20_body">But at the free end s=L, T=0, so T cosθ(L) = 0 = D(L - L)? That doesn't make sense. Wait, no. If you set s=0 at the helicopter end and s=L is the free end.</text:p>
      <text:p text:style-name="Text_20_body">Integrate: T cosθ(s) = D*s + C. At s=L: must obey T(L)=0? It can't, but Attached end has unknown T0. However, in the helicopter's frame, the entire cable has to be moving with the helicopter. But the free end at drag will have trailing point having no force? If we take s in the cable's coordinate <text:soft-page-break/>from 0 to L. Then the leading point (s=0) is fixed, and the trailing point s=L is moving in opposite direction; I'm getting confused again.</text:p>
      <text:p text:style-name="Text_20_body">Alternatively, in the helicopter's frame, the entire cable is subject to aerodynamic drag from the left (air flowing leftwards, so drag rightwards), which is equal to 1/2 C_d rho A v^2 per unit length. The tension T has a vertical component that balances the cable's weight and a horizontal component that balances the drag.</text:p>
      <text:p text:style-name="Text_20_body">So, in that frame, is theta constant?</text:p>
      <text:p text:style-name="Text_20_body">Let me think of a horizontal force balance; the entire cable's drag force must be balanced by the tension's horizontal component. But at the free end (s=L), the tension T(L)=0. Hence, integrating from the helicopter end (s=0) to the free end (s=L):</text:p>
      <text:p text:style-name="Text_20_body">d/ds (T cosθ) = D</text:p>
      <text:p text:style-name="Text_20_body">So, integrate:</text:p>
      <text:p text:style-name="Text_20_body">T cosθ(0) - T cosθ(s) = D s. Therefore, T cosθ(s) = T cosθ(0) - D s.</text:p>
      <text:p text:style-name="Text_20_body">At s=L, T(L) = 0 =&gt; cosθ(L)= [T(L) ] / [D s] Hmm, but L-coordinate is impossible. Perhaps considering the integration:</text:p>
      <text:p text:style-name="Text_20_body">If T cosθ(s) = T0 cosθ0 - D s. But since we are thinking of helicopter frame's perspective.</text:p>
      <text:p text:style-name="Text_20_body">But T (s) sinθ(s) balances the weight λ g times the length. So integrating from free end (s=L) to helicopter end (s=0):</text:p>
      <text:p text:style-name="Text_20_body">At the free end s=L, T(L) = 0, thus the integral from s=L to 0:</text:p>
      <text:p text:style-name="Text_20_body">∫_L^0 d(T sinθ) / ds ds = -λ g L</text:p>
      <text:p text:style-name="Text_20_body">But (T sinθ)' = -λ g</text:p>
      <text:p text:style-name="Text_20_body">Hence, T0 sinθ0 - T(L) sinθ(L) = integral from L to 0 would be negative of the sum.</text:p>
      <text:p text:style-name="Text_20_body">Wait s goes from L to 0. Wait, this is confusing.</text:p>
      <text:p text:style-name="Text_20_body">Alternatively, define theta at each s. Integrating the vertical force:</text:p>
      <text:p text:style-name="Text_20_body">θ' (appiness) equals zero. Alternatively, with the equations above:</text:p>
      <text:p text:style-name="Text_20_body">But this can get too tangled. Alternative Idea: Assume the cable is in a V shape, but unlikely. Alternatively, semicircle. Hmmm.</text:p>
      <text:p text:style-name="Text_20_body">Wait, I remember a problem where a chain is laid over a table and pulled out. Depending on static condition, but dynamically if pulled at speed, you can relate to this problem.</text:p>
      <text:p text:style-name="Text_20_body">Suppose a chain lies on a frictionless table and is dragged over edge. If pronounced kappa ideia on stress… For light chains pulled over a pulley with no friction, the shape might be a catenary. But in presence of air drag, the shape may change.</text:p>
      <text:p text:style-name="Text_20_body">In this case, perhaps similar to an inverted catenary. Wait, don't know...</text:p>
      <text:p text:style-name="Text_20_body">Wait, when you have a tug-of-war with non-negligible friction, the pulled end experiences static friction. But that's different.</text:p>
      <text:p text:style-name="Text_20_body"><text:soft-page-break/>But again, taking back the helicopter frame. Air is moving left at speed v. The Helicopter is pulling the cable. The cable has portion mouths stretching from helicopter (s=0) to free end (s = L).</text:p>
      <text:p text:style-name="Text_20_body">Each segment of the cable feels drag to the right (absorparse the air), gravity downward, and tension graphically.</text:p>
      <text:p text:style-name="Text_20_body">Hence, mayas the shape of the cable follow by a least-energy principle, But with drag force per length 1/2 C_d rho A v² up ceanila</text:p>
      <text:p text:style-name="Text_20_body">if theta is the angle from the horizontal, then for each infinitesimal segment, the drag force component in x (horizontal) is T cosθ', the other term is.</text:p>
      <text:p text:style-name="Text_20_body">Wait, sorry, let's think of each differential element. Considering forces in helicopter frame: Helicopter is fixed at origin, cable starting at (0,0). At position (x,y), the segment has length ds = sqrt(dx² + dy²). Velocity here d moves... Which velocities are we talking about?</text:p>
      <text:p text:style-name="Text_20_body">Wait in the helicopter's frame, the cable is static, the air is moving left. So drag force on the cable is to the right, proportional to D per unit length. Similarly, gravity pulls down. So it's similar to a hanging cable (no drag) plus a constant horizontal force.</text:p>
      <text:p text:style-name="Text_20_body">Therefore, the classical catenary equation which results from differential equations where horizontal force component gradient balances lifting (gravity) and horizontal component.</text:p>
      <text:p text:style-name="Text_20_body">Wait more precisely, theta is the angle of the cable with horizontal. At position s,</text:p>
      <text:p text:style-name="Text_20_body">dT/ds cos(theta) = D</text:p>
      <text:p text:style-name="Text_20_body">dT/ds sin(theta) = -lambda g</text:p>
      <text:p text:style-name="Text_20_body">Divide these two, dividing horizontal by vertical:</text:p>
      <text:p text:style-name="Text_20_body">[ dT/ds cos(theta) ] / [ dT/ds sin(theta) ] = -D/(lambda g )</text:p>
      <text:p text:style-name="Text_20_body">=&gt; cot(theta) = - (D)/(lambda g )</text:p>
      <text:p text:style-name="Text_20_body">Therefore,</text:p>
      <text:p text:style-name="Text_20_body">tan(theta) = - (lambda g)/D</text:p>
      <text:p text:style-name="Text_20_body">This suggests theta is constant along the cable. Hence, the cable is a straight line, because the slope theta is constant.</text:p>
      <text:p text:style-name="Text_20_body">But this can't be, since if theta is constant, T would be constant as well, which implies T is constant so tension gradient is zero, which equates D to zero, contradiction unless D is zero.</text:p>
      <text:p text:style-name="Text_20_body">In contradiction: according to the equations, horizontal component of tension's gradient equals drag, vertical tension gradient equal gravity. Hence, unless theta is constant, solving these equations.</text:p>
      <text:p text:style-name="Text_20_body">Wait, if the chain is in equilibrium, the horizontal component of the tension gradient should equal the drag, but since drag is constant (i.e., per unit length, D is constant), then T cos(theta) must be increasing or varying along s.</text:p>
      <text:p text:style-name="Text_20_body">But if both equations need to hold, T cos theta must differ through s, but so to ashorizontal component, and vertical component balances gravity. it is a rigger equation.</text:p>
      <text:p text:style-name="Text_20_body">Wait, rewriting equations, from helicopter's frame.</text:p>
      <text:p text:style-name="Text_20_body"><text:soft-page-break/>Drag force on cable at s is D = (1/2) C_d rho A v^2. Wait, this may not hold. Because in the helicopter's frame, the cable is stationary. Hence, the drag force would be asked for because of incidence of flow? That concept elopes.</text:p>
      <text:p text:style-name="Text_20_body">Perhaps given that within this frame, the air is moving left with velocity v, so the drag force on each element is proportional to the square of air velocity, so to the right. Therefore, the equation becomes differential equations:</text:p>
      <text:p text:style-name="Text_20_body">(T_x)_diff = Drag_force = D (per unit length )<text:line-break/>T_x = T cos(theta)<text:line-break/>gradient d/dx(T cos(theta)) = D</text:p>
      <text:p text:style-name="Text_20_body">Also,</text:p>
      <text:p text:style-name="Text_20_body">T_y = T sin(theta )</text:p>
      <text:p text:style-name="Text_20_body">d/dx(T sin(theta)) = - lambda g</text:p>
      <text:p text:style-name="Text_20_body">Where x is the image of the cable in helicopter frame?</text:p>
      <text:p text:style-name="Text_20_body">Wait, but all along this, if we model as a steady state in the helicopter's frame (where the whole moving at velocity v but cable is depressed by slow downloads. Or- no, that helps not at all.</text:p>
      <text:p text:style-name="Text_20_body">I think the key insight is that we have to find that in absence of air friction, the cable would take a catenary shape, but presence of air friction, which generates a horizontal force proportional to velocity squared, which is okay (if dragging), changes this shape. But how?</text:p>
      <text:p text:style-name="Text_20_body">Alternatively, some papers or textbooks describe this scenario. Assuming that D, the drag per unit length, is like an additional lateral force. Then the general solution can be a catenary-type curve.</text:p>
      <text:p text:style-name="Text_20_body">Alternatively inspired by a rectangular malay or similar, the cable would become such that the horizontal acceleration due to drag balances, it's tangenct deriving with respect to strain.</text:p>
      <text:p text:style-name="Text_20_body">But maybe another perspective. For the cable, there are two entities of forces: drag in the horizontal direction and gravity vertically.</text:p>
      <text:p text:style-name="Text_20_body">Given that:</text:p>
      <text:p text:style-name="Text_20_body">(1) \frac{dT}{ds} \cos\theta = D</text:p>
      <text:p text:style-name="Text_20_body">(2) \frac{d}{ds} (T \sin\theta) = -\lambda g</text:p>
      <text:p text:style-name="Text_20_body">With D being the drag force per unit length. Assuming that at the helicopter (s=0), the tension T0 is what's seeking support the total drag and weight.</text:p>
      <text:p text:style-name="Text_20_body">Integration of equation (1) from 0 to L:</text:p>
      <text:p text:style-name="Text_20_body">T cos\theta(L) - T cos\theta(0) = D L</text:p>
      <text:p text:style-name="Text_20_body">But at the free end s=L, the tension T(L) is zero. So,</text:p>
      <text:p text:style-name="Text_20_body">0 - T \cos\theta(0) = D L \implies T(0) \cos\theta(0) = D L</text:p>
      <text:p text:style-name="Text_20_body">Then integrating equation (2):</text:p>
      <text:p text:style-name="Text_20_body">T \sin\theta(0) - T \sin\theta(L) = -\lambda g L</text:p>
      <text:p text:style-name="Text_20_body">But the free end tension T(L) is zero:</text:p>
      <text:p text:style-name="Text_20_body"><text:soft-page-break/>T0 sin(theta0) = \lambda g L</text:p>
      <text:p text:style-name="Text_20_body">But theta at the free end (L) is undefined, but if we assume that the cable is horizontal there, theta(L) = 0? Because if not pulling, maybe it lies flat. But if it's a straight line? Assume theta at the end is 0. Else complicado.</text:p>
      <text:p text:style-name="Text_20_body">Hence,</text:p>
      <text:p text:style-name="Text_20_body">T0 sin(theta0) = lambda g L</text:p>
      <text:p text:style-name="Text_20_body">But also from the horizontal component:</text:p>
      <text:p text:style-name="Text_20_body">T0 cos(theta0) = D L</text:p>
      <text:p text:style-name="Text_20_body">Hence, tan(theta0) = (T0 sin theta0)/(T0 cos theta0 ) = (lambda g L) / (D L ) = (lambda g)/D )</text:p>
      <text:p text:style-name="Text_20_body">Then theta0= arctan( lambda g / D )</text:p>
      <text:p text:style-name="Text_20_body">Thus, finally, the slope theta0= θ_C = arctan( (lambda g) / D )</text:p>
      <text:p text:style-name="Text_20_body">And the cable shape is a straight line with this constant slope: y(x) = ((lambda g/D )) x + C, but constants adjust.</text:p>
      <text:p text:style-name="Text_20_body">But if the free end has T=0， theta = 0, which implies here, contradictory. Because inserting theta(L)=0 leads to at s=L:</text:p>
      <text:p text:style-name="Text_20_body">T(L)cos(theta(L)) = T(L)cos(0)=0= D(L - L)= 0 Ok, and T(L)sin(theta(L))= T(L)sin(0)=0 =which is need not conflict.</text:p>
      <text:p text:style-name="Text_20_body">Meanwhile, solving θ=? Wait, but if initial worrisome slope.</text:p>
      <text:p text:style-name="Text_20_body">At s=0, theta(0) = theta0= arctan( λg /D )</text:p>
      <text:p text:style-name="Text_20_body">But at s=L, the other end will have, following this system, Tan(θL)= ( sin(theta0) cos(theta0) ) ? Not sure.</text:p>
      <text:p text:style-name="Text_20_body">But if integrating the vertical gradient:</text:p>
      <text:p text:style-name="Text_20_body">[T(s) sinθ(s) ) ] from s=0 tos=L =</text:p>
      <text:p text:style-name="Text_20_body">T(L) sinθ(L) - T0 sinθ0 = -λ g L</text:p>
      <text:p text:style-name="Text_20_body">But T(L)=0, then:</text:p>
      <text:p text:style-name="Text_20_body">0 - T0 sin(theta0) = -λ g L ⇒ T0 sin(theta0) = λ g L.</text:p>
      <text:p text:style-name="Text_20_body">and also T0 cos(theta0)= D L. Hence, sin(theta0)/ cos(theta0 ) = lambda g /D ⇒theta0= arctan( λg /D ). So slope theta0is arctan(λg/(D)), which is a fixed angle.</text:p>
      <text:p text:style-name="Text_20_body">If so, then the entire cable hangs as a straight line with That slope, such that</text:p>
      <text:p text:style-name="Text_20_body">tan(theta0) = lamdba g / D.</text:p>
      <text:p text:style-name="Text_20_body">Therefore, in helicopter's frame, cable hangs to a catenary but straight line Bent due to slope determined by the ratio of gravitational force per unit length to drag force per unit length. Then from helicopter's frame, but for ground Frame, same shape since it's stationary in this frame.</text:p>
      <text:p text:style-name="Text_20_body">Wait, in the helicopter's frame, the cable sags due to drag and gravity. The shape is a straight line. Which implies that. Thus, the helicopter leans to the tilt.</text:p>
      <text:p text:style-name="Text_20_body"><text:soft-page-break/>But making the shape a straight line with constant slope θ= arctan(λg/D). If this is the case, then the answer is that the cable approximates a straight line (a line with constant slope).</text:p>
      <text:p text:style-name="Text_20_body">But Wait, but where's sagging here? In classic catenary, sagging shape. Here, since if you balance lambda g with a "lateral" drag force creating an angle theta, thus creating a straight line that makes this tan(slope) = gravity force/drag force.</text:p>
      <text:p text:style-name="Text_20_body">Therefore, this problem’s answer would be that the cable takes the shape of a straight line with angle theta where tan(theta)= (lambda g D)/(C_d rho A v^2 )? Wait, hang on:</text:p>
      <text:p text:style-name="Text_20_body">Let me Check Define</text:p>
      <text:p text:style-name="Text_20_body">lambda = mass per length</text:p>
      <text:p text:style-name="Text_20_body">D = Drag per unit length= 1/2 C_d rho A v^2.</text:p>
      <text:p text:style-name="Text_20_body">So,</text:p>
      <text:p text:style-name="Text_20_body">tan(theta) = lambda g / D = lambda g / (1/2 C_d rho A v^2 )</text:p>
      <text:p text:style-name="Text_20_body">Thus,</text:p>
      <text:p text:style-name="Text_20_body">theta = arctan( (2 lambda g ) / ( C_d rho A v^2 ) )</text:p>
      <text:p text:style-name="Text_20_body">Hence, the cable forms a straight line descending at that angle theta from the point of attachment.</text:p>
      <text:p text:style-name="Text_20_body">So that seems like the answer. Thus, for the rotor of extremely negligible (neprvec, but visible). But if we can, "ideal" case makes this.</text:p>
      <text:p text:style-name="Text_20_body">But this result suggests that cable forms a straight line. But even cables forming straight lines as in heliostatic (parades?) form sag, but this is under Morse Zeilig corrected.</text:p>
      <text:p text:style-name="Text_20_body">Wait, According to first principles:</text:p>
      <text:p text:style-name="Text_20_body">If in the helicopter frame, there is a horizontal force from Drag and vertical weight, so the maneuver is relationally straight line.</text:p>
      <text:p text:style-name="Text_20_body">Alternatively. Wait, think about the alternative scenario where there is zero airflow: then, the cable would sag into a catenary. But with airflow, there's added horizontal force. Since air pushes against flight.</text:p>
      <text:p text:style-name="Text_20_body">But the differential equations have lead to theta=const (straight line).</text:p>
      <text:p text:style-name="Text_20_body">Yes, going back to my equations:</text:p>
      <text:p text:style-name="Text_20_body">If we find that θ'(s)=0. Therefore, if theta=constant, dθ/ds=0.</text:p>
      <text:p text:style-name="Text_20_body">Applying that in the equations above derivative theta=0 (unitard if step):</text:p>
      <text:p text:style-name="Text_20_body">Equations(1) cosθ * dT/ds= D</text:p>
      <text:p text:style-name="Text_20_body">Equation(2) sinθ dT/ds= -lambda g</text:p>
      <text:p text:style-name="Text_20_body">Dropping x derivative assuming T=T (no Gradient here. Or T constant.)</text:p>
      <text:p text:style-name="Text_20_body">Yes! Wait, a simulated derivative if theta is constant, dT/ds * cos theta - T sin theta *0= D =&gt;</text:p>
      <text:p text:style-name="Text_20_body">DConstant T cos theta= T0 cos theta = D L, which is not?</text:p>
      <text:p text:style-name="Text_20_body">Wait a bit more carefully.enthe two equations:</text:p>
      <text:p text:style-name="Text_20_body"><text:soft-page-break/>From equations, if theta is constant,</text:p>
      <text:p text:style-name="Text_20_body">theta is constant. therefore.</text:p>
      <text:p text:style-name="Text_20_body">d/ds (T cos theta) = D =&gt; cos(theta) dT/ds = D,</text:p>
      <text:p text:style-name="Text_20_body">and d/ds (T sin theta) = sin theta dT/ds = - lambda g.</text:p>
      <text:p text:style-name="Text_20_body">So dividing these two equations: tan theta = - (lambda g)/D. But theta was positiveating theta readers of this, thus makes sin theta negative. Actually.</text:p>
      <text:p text:style-name="Text_20_body">Wait, plus signs on them. In what direction?, Depending on the choice.</text:p>
      <text:p text:style-name="Text_20_body">Actually, let me, assume coordinates in helicopter's frame. The cable is in static equilibrium. So if</text:p>
      <text:p text:style-name="Text_20_body">drag 2 = D per unit length in x-direction.</text:p>
      <text:p text:style-name="Text_20_body">Gravity per unit la Jelenia ines theme painting - in y direction.</text:p>
      <text:p text:style-name="Text_20_body">Hence forces: Tension provides force in direction theta.</text:p>
      <text:p text:style-name="Text_20_body">It’s beta equilibrium:</text:p>
      <text:p text:style-name="Text_20_body">T cos(theta) = D per הדიდ</text:p>
      <text:p text:style-name="Text_20_body">T sin(theta)= lambda g per unit length.</text:p>
      <text:p text:style-name="Text_20_body">Hence, T= horizontal components + vertical.</text:p>
      <text:p text:style-name="Text_20_body">Therefore,</text:p>
      <text:p text:style-name="Text_20_body">tan theta = (lambda g ) / D</text:p>
      <text:p text:style-name="Text_20_body">GivenL theta= arctan( lambda g / D )</text:p>
      <text:p text:style-name="Text_20_body">Hence, the cable takes a straight line angle theta from the horizontal.</text:p>
      <text:p text:style-name="Text_20_body">Hence, in the problem parameters it'll have adjacent.<text:line-break/>&lt;/”</text:p>
      <text:p text:style-name="Text_20_body"><text:tab/><text:span text:style-name="T1">Answer: “La línea de transmisión adoptará una línea recta con un ángulo constante relativo al horizonte, determinado por el equilibrio entre el peso del cable y la fuerza de arrastre del aire.)</text:span></text:p>
      <text:p text:style-name="Text_20_body"/>
      <text:p text:style-name="Text_20_body">La forma del cable se determina mediante el equilibrio entre su peso (gravedad) y la fuerza de arrastre aerodinámico. En el sistema de referencia del helicóptero, la fuerza de arrastre por unidad de longitud (\(D\)) opone la tensión horizontal \(T \cos\theta\), y la gravedad (\( \lambda g \)) es compensada por la componente vertical de la tensión \(T \sin\theta\). Resolviendo estas ecuaciones de equilibrio se obtiene la pendiente del cable como \(\tan\theta = \frac{\lambda g}{D}\), donde \(D = \frac{1}{2} C_d \rho A v^2\) (fuerza de arrastre por unidad de longitud). El cable forma así una línea recta inclinada:</text:p>
      <text:p text:style-name="Text_20_body"/>
      <text:p text:style-name="Text_20_body">\[</text:p>
      <text:p text:style-name="Text_20_body">\boxed{\text{Una línea recta inclinada en un ángulo } \theta \text{ con la horizontal, donde } \theta = \arctan\left(\frac{\lambda g}{D}\right)}</text:p>
      <text:p text:style-name="Text_20_body"><text:soft-page-break/>\]”</text:p>
      <text:p text:style-name="P1"><text:span text:style-name="T2"/></text:p>
      <text:p text:style-name="P1"><text:span text:style-name="T2"/></text:p>
      <text:p text:style-name="P1"><text:span text:style-name="T2">Nemotron Nano 9B V2 (free):</text:span></text:p>
      <text:p text:style-name="P1"><text:span text:style-name="T2"/></text:p>
      <text:p text:style-name="P2"><text:span text:style-name="T3"><text:tab/>Reasoning: “</text:span><text:span text:style-name="T2">Okay, let's try to figure out the shape of the cable in this helicopter scenario. So, the helicopter is flying horizontally at a constant speed. That means it's not accelerating, right? The cable is attached at one end to the helicopter and free at the other end. There's air friction on the cable, which is important because if there were no friction, maybe the cable would form a different shape.</text:span></text:p>
      <text:p text:style-name="Text_20_body">First, I should recall what shape cables usually take when they hang freely. Normally, a cable with mass that's allowed to dangle forms a shape called a catenary. A catenary is the curve a chain takes under its own weight when supported at both ends. But in this case, one end is attached to the helicopter, and the other end is free. Also, there's air friction involved here. Hmm, so maybe the usual catenary isn't the answer because of the friction and the different boundary conditions.</text:p>
      <text:p text:style-name="Text_20_body">Since the helicopter is moving at a constant horizontal speed, the cable must be moving along with it. But because of air friction, the cable might experience some resistance. The key here is that the helicopter is moving horizontally, so the cable is extended horizontally? Wait, no. If the cable is attached beneath the helicopter, which is flying horizontally, then the cable would start going down from the helicopter's position. But since the other end is free, it might sag down due to its own weight and the air friction.</text:p>
      <text:p text:style-name="Text_20_body">But wait, in a static catenary, the curve is due to the balance between tension and gravity. Here, the cable is moving, so maybe the situation is dynamic. However, the problem states that the helicopter is moving at constant speed. So maybe we can treat this as a steady-state scenario where the cable's shape doesn't change over time. But how does air friction affect this?</text:p>
      <text:p text:style-name="Text_20_body">Air friction would introduce a drag force acting opposite to the direction of motion. If the cable is moving horizontally with the helicopter, but the free end is descending, does the friction affect the tension in the cable? The friction would oppose the motion of the cable relative to the air. Since the helicopter is moving at constant speed, the cable must also be moving at that speed, so maybe the frictional force is constant? Or does the friction depend on the velocity of the cable segments?</text:p>
      <text:p text:style-name="Text_20_body">Alternatively, maybe the air friction causes the cable to behave differently. In the standard catenary problem, we usually neglect air resistance because it's small compared to gravity. But here, the problem says air friction is not negligible. So we can't ignore it. How does that change the shape?</text:p>
      <text:p text:style-name="Text_20_body">Let me think. In the absence of friction, even if the cable is moving, the shape would still tend to be a catenary caused by gravity. But with friction, there's an additional force acting on the cable. The friction would act along the length of the cable, opposing its motion. Since the helicopter is moving horizontally, and the cable is swinging down, each part of the cable is moving horizontally at the same speed as the helicopter. Therefore, the frictional force would be a force proportional to the velocity of the cable segments (if it's viscous friction) or maybe a constant force if it's a type of drag that doesn't depend on velocity.</text:p>
      <text:p text:style-name="Text_20_body">Assuming the friction is proportional to velocity, then each infinitesimal segment of the cable would experience a frictional force opposing its motion. The cable is moving horizontally, so the frictional force would be horizontal. But wait, the cable is both moving horizontally and has vertical motion components? Wait, no. If the helicopter is moving horizontally at constant speed, and the cable is <text:soft-page-break/>attached to it, then the entire cable is moving horizontally with the same speed as the helicopter. The free end is hanging down, but is it moving horizontally? Or is it moving horizontally as well?</text:p>
      <text:p text:style-name="Text_20_body">Wait, if the helicopter is moving forward, the free end of the cable would also move forward, right? Because the helicopter is carrying the cable. So the entire cable is translating horizontally. So every point on the cable is moving horizontally at the same speed as the helicopter. Therefore, the air friction would be acting horizontally on each segment of the cable, opposing the motion.</text:p>
      <text:p text:style-name="Text_20_body">But gravity is acting vertically downward. So we have two forces acting on each segment of the cable: gravity downward and friction horizontally opposite to the direction of motion. The question is, how do these two forces affect the shape of the cable?</text:p>
      <text:p text:style-name="Text_20_body">In the absence of friction, the shape is determined by the balance between tension and gravity, leading to a catenary. With friction, there's an additional horizontal force. So we need to model the equilibrium of forces on each segment considering both gravity and friction.</text:p>
      <text:p text:style-name="Text_20_body">Let me set up some coordinates. Let's say the helicopter is at position (0, h), and the cable is hanging from there. Let's model the cable as a flexible line with a certain mass per unit length. Let's denote the position of the cable as a function y(x), where x is the horizontal position from the helicopter, and y is the vertical position downwards from the helicopter.</text:p>
      <text:p text:style-name="Text_20_body">The forces on a small segment of the cable are:</text:p>
      <text:list text:style-name="L15">
        <text:list-item>
          <text:p text:style-name="P19">Gravity: acts downward, proportional to the mass of the segment (which is linear mass density times dx).</text:p>
        </text:list-item>
        <text:list-item>
          <text:p text:style-name="P19">Friction: acts horizontally opposite to the direction of motion, which is the helicopter's speed. Since the entire cable is moving horizontally with speed v (same as the helicopter), the frictional force on each segment would be proportional to v and the length of the segment. But since friction is a force per unit length, maybe we can model it as a force per unit length opposing the motion. Let's say the frictional force per unit length is f (a constant or a function of velocity, but since velocity is constant, maybe it's a constant).</text:p>
        </text:list-item>
        <text:list-item>
          <text:p text:style-name="P19">Tension: acting along the cable in both directions at the ends of the segment.</text:p>
        </text:list-item>
      </text:list>
      <text:p text:style-name="Text_20_body">So, considering equilibrium in both horizontal and vertical directions.</text:p>
      <text:p text:style-name="Text_20_body">In the vertical direction, the tension must balance gravity. In the horizontal direction, the tension must balance friction.</text:p>
      <text:p text:style-name="Text_20_body">Wait, but tension is along the tangent of the cable. Let me think more carefully.</text:p>
      <text:p text:style-name="Text_20_body">For a small segment of the cable with length ds (arc length), which subtends a horizontal distance dx and vertical distance dy. The tension at one end is T(x), and at the other end is T(x + dx). The components of tension will have horizontal and vertical components.</text:p>
      <text:p text:style-name="Text_20_body">Additionally, there is a frictional force acting horizontally opposite to the direction of motion. Since the motion is horizontal, the frictional force per unit length is f (maybe f = k * velocity, but velocity is constant, so f is a constant? Or is it a different factor? The problem says "air friction on the cable is not negligible," but it doesn't specify the model. Maybe we can assume a linear drag force proportional to velocity. Since the velocity is constant, the drag force would be constant if it's proportional to velocity. Let's assume that the drag force per unit length is f, a constant.)</text:p>
      <text:p text:style-name="Text_20_body"><text:soft-page-break/>So, the forces on the segment are:</text:p>
      <text:list text:style-name="L16">
        <text:list-item>
          <text:p text:style-name="P20">Tension at left end: T(x) at an angle θ(x) from the horizontal.</text:p>
        </text:list-item>
        <text:list-item>
          <text:p text:style-name="P20">Tension at right end: T(x + dx) at an angle θ(x + dx) from the horizontal.</text:p>
        </text:list-item>
        <text:list-item>
          <text:p text:style-name="P20">Gravity: mg per unit length, acting downward.</text:p>
        </text:list-item>
        <text:list-item>
          <text:p text:style-name="P20">Friction: f per unit length, acting horizontally opposite to the direction of motion.</text:p>
        </text:list-item>
      </text:list>
      <text:p text:style-name="Text_20_body">Since the motion is to the right, friction is to the left.</text:p>
      <text:p text:style-name="Text_20_body">Balancing vertical forces:</text:p>
      <text:p text:style-name="Text_20_body">Vertical component of tension from right - vertical component of tension from left = gravity.</text:p>
      <text:p text:style-name="Text_20_body">d(T sinθ)/dx dx = (mg per unit length) dx</text:p>
      <text:p text:style-name="Text_20_body">Similarly, balancing horizontal forces:</text:p>
      <text:p text:style-name="Text_20_body">Horizontal component of tension from right - horizontal component of tension from left - friction = 0</text:p>
      <text:p text:style-name="Text_20_body">d(T cosθ)/dx dx - f dx = 0</text:p>
      <text:p text:style-name="Text_20_body">So, we have two differential equations:</text:p>
      <text:p text:style-name="Text_20_body">d(T sinθ)/dx = mg</text:p>
      <text:p text:style-name="Text_20_body">d(T cosθ)/dx = f</text:p>
      <text:p text:style-name="Text_20_body">Also, since θ is the angle of the tangent, we have that dy/dx = tanθ.</text:p>
      <text:p text:style-name="Text_20_body">Additionally, the tension T and θ must satisfy these equations.</text:p>
      <text:p text:style-name="Text_20_body">This seems complicated. Maybe we can eliminate T.</text:p>
      <text:p text:style-name="Text_20_body">From the horizontal equation:</text:p>
      <text:p text:style-name="Text_20_body">d(T cosθ)/dx = f</text:p>
      <text:p text:style-name="Text_20_body">From the vertical equation:</text:p>
      <text:p text:style-name="Text_20_body">d(T sinθ)/dx = mg</text:p>
      <text:p text:style-name="Text_20_body">If we divide the vertical by the horizontal equation:</text:p>
      <text:p text:style-name="Text_20_body">[ d(T sinθ)/dx ] / [ d(T cosθ)/dx ] = mg / f</text:p>
      <text:p text:style-name="Text_20_body">Which is [ d(T sinθ)/dx ] / [ d(T cosθ)/dx ] = mg/f</text:p>
      <text:p text:style-name="Text_20_body">Using the quotient rule, or maybe express as:</text:p>
      <text:p text:style-name="Text_20_body">d(T sinθ)/d(T cosθ) = mg/f</text:p>
      <text:p text:style-name="Text_20_body">But θ is a function of x, so this might not be straightforward.</text:p>
      <text:p text:style-name="Text_20_body">Alternatively, note that sinθ and cosθ can be related through dy/dx = tanθ. So, tanθ = dy/dx, so sinθ = dy/ds and cosθ = dx/ds, where s is the arc length. But maybe that complicates things.</text:p>
      <text:p text:style-name="Text_20_body">Alternatively, let me consider that T sinθ dx = mg dy, since d(T sinθ)/dx = mg, integrating over x would give T sinθ = mg (y - y0), but maybe?</text:p>
      <text:p text:style-name="Text_20_body"><text:soft-page-break/>Wait, let's try to solve the differential equations step by step.</text:p>
      <text:p text:style-name="Text_20_body">From the horizontal balance:</text:p>
      <text:p text:style-name="Text_20_body">d(T cosθ)/dx = f</text:p>
      <text:p text:style-name="Text_20_body">From the vertical balance:</text:p>
      <text:p text:style-name="Text_20_body">d(T sinθ)/dx = mg</text:p>
      <text:p text:style-name="Text_20_body">Let me denote derivatives with respect to x as '.</text:p>
      <text:p text:style-name="Text_20_body">So:</text:p>
      <text:p text:style-name="Text_20_body">T' cosθ - T sinθ θ' = f</text:p>
      <text:p text:style-name="Text_20_body">T' sinθ + T cosθ θ' = mg</text:p>
      <text:p text:style-name="Text_20_body">These are two equations with two unknowns T' and θ'.</text:p>
      <text:p text:style-name="Text_20_body">Let me solve for T' and θ'.</text:p>
      <text:p text:style-name="Text_20_body">Multiply the first equation by sinθ and the second by cosθ:</text:p>
      <text:p text:style-name="Text_20_body">(T' cosθ sinθ - T sin²θ θ') sinθ = f sinθ</text:p>
      <text:p text:style-name="Text_20_body">(T' sinθ cosθ + T cos²θ θ') cosθ = mg cosθ</text:p>
      <text:p text:style-name="Text_20_body">Add these two equations:</text:p>
      <text:p text:style-name="Text_20_body">T' cosθ sinθ sinθ - T sin³θ θ' + T' sinθ cosθ cosθ + T cos³θ θ' = f sinθ + mg cosθ</text:p>
      <text:p text:style-name="Text_20_body">Simplify:</text:p>
      <text:p text:style-name="Text_20_body">T' [ cos²θ + sin²θ ] + T θ' [ -sin³θ + cos³θ ] = f sinθ + mg cosθ</text:p>
      <text:p text:style-name="Text_20_body">Since cos²θ + sin²θ = 1,</text:p>
      <text:p text:style-name="Text_20_body">T' - T θ' (sin³θ - cos³θ) = f sinθ + mg cosθ</text:p>
      <text:p text:style-name="Text_20_body">This seems messy. Maybe another approach.</text:p>
      <text:p text:style-name="Text_20_body">Alternatively, let's divide the two equations:</text:p>
      <text:p text:style-name="Text_20_body">[ T' sinθ + T cosθ θ' ] / [ T' cosθ - T sinθ θ' ] = mg / f</text:p>
      <text:p text:style-name="Text_20_body">Let me denote A = T'</text:p>
      <text:p text:style-name="Text_20_body">Then,</text:p>
      <text:p text:style-name="Text_20_body">[ A sinθ + T cosθ θ' ] / [ A cosθ - T sinθ θ' ] = mg / f</text:p>
      <text:p text:style-name="Text_20_body">Let me solve for A (T'):</text:p>
      <text:p text:style-name="Text_20_body">Let me cross-multiply:</text:p>
      <text:p text:style-name="Text_20_body">f(A sinθ + T cosθ θ') = mg(A cosθ - T sinθ θ')</text:p>
      <text:p text:style-name="Text_20_body">Bring all terms to one side:</text:p>
      <text:p text:style-name="Text_20_body">fA sinθ + f T cosθ θ' - mg A cosθ + mg T sinθ θ' = 0</text:p>
      <text:p text:style-name="Text_20_body">Factor A and θ':</text:p>
      <text:p text:style-name="Text_20_body"><text:soft-page-break/>A (f sinθ - mg cosθ) + θ' (f T cosθ + mg T sinθ) = 0</text:p>
      <text:p text:style-name="Text_20_body">Divide both sides by T:</text:p>
      <text:p text:style-name="Text_20_body">A (f sinθ - mg cosθ)/T + θ' (f cosθ + mg sinθ) = 0</text:p>
      <text:p text:style-name="Text_20_body">Let me denote:</text:p>
      <text:p text:style-name="Text_20_body">A = T'</text:p>
      <text:p text:style-name="Text_20_body">So:</text:p>
      <text:p text:style-name="Text_20_body">(T' (f sinθ - mg cosθ) ) / T + θ' (f cosθ + mg sinθ) = 0</text:p>
      <text:p text:style-name="Text_20_body">This is a first-order ODE relating T' and θ', but it's still complicated.</text:p>
      <text:p text:style-name="Text_20_body">Alternatively, maybe express in terms of dy/dx = tanθ.</text:p>
      <text:p text:style-name="Text_20_body">Let me define θ as a function of x, with dy/dx = tanθ.</text:p>
      <text:p text:style-name="Text_20_body">Then, we can express sinθ = dy / sqrt(dx² + dy²) and cosθ = dx / sqrt(dx² + dy²). But this might not simplify things.</text:p>
      <text:p text:style-name="Text_20_body">Alternatively, let me consider that for a uniform cable, the tension T can be related to the slope. In the usual catenary without friction, T = λ g y', where λ is the mass per unit length, and y' = dy/dx. Wait, maybe in the presence of friction, there's an additional term.</text:p>
      <text:p text:style-name="Text_20_body">Wait, in standard catenary, the horizontal component of tension is constant, but here, because of friction, the horizontal component isn't constant. From the horizontal balance equation:</text:p>
      <text:p text:style-name="Text_20_body">d(T cosθ)/dx = f</text:p>
      <text:p text:style-name="Text_20_body">So, integrating this, we get:</text:p>
      <text:p text:style-name="Text_20_body">T cosθ = f x + C</text:p>
      <text:p text:style-name="Text_20_body">Assuming that at x=0 (at the helicopter), the tension is some value. But we don't know boundary conditions. The other end is free, so maybe the tension there is zero? But if the cable is free at the end, can the tension be zero? Hmm, in reality, the free end would have a loop or a knot, but since it's perfectly flexible and uniform, maybe the tension approaches zero as we go to the free end.</text:p>
      <text:p text:style-name="Text_20_body">Assuming that at the free end, T = 0. Let's denote that at some x = L, T = 0. But we don't know L. Alternatively, maybe we can consider the equations in terms of x.</text:p>
      <text:p text:style-name="Text_20_body">Alternatively, let me try to find a relation between T and θ.</text:p>
      <text:p text:style-name="Text_20_body">From the horizontal equation:</text:p>
      <text:p text:style-name="Text_20_body">d(T cosθ)/dx = f</text:p>
      <text:p text:style-name="Text_20_body">From the vertical equation:</text:p>
      <text:p text:style-name="Text_20_body">d(T sinθ)/dx = mg</text:p>
      <text:p text:style-name="Text_20_body">Let me take the derivative of the horizontal equation:</text:p>
      <text:p text:style-name="Text_20_body">d²(T cosθ)/dx² = 0</text:p>
      <text:p text:style-name="Text_20_body">Which gives:</text:p>
      <text:p text:style-name="Text_20_body"><text:soft-page-break/>T'' cosθ - T' sinθ θ' - T cosθ θ'² = 0</text:p>
      <text:p text:style-name="Text_20_body">Similarly, take the derivative of the vertical equation:</text:p>
      <text:p text:style-name="Text_20_body">d²(T sinθ)/dx² = 0</text:p>
      <text:p text:style-name="Text_20_body">Which gives:</text:p>
      <text:p text:style-name="Text_20_body">T'' sinθ + T' cosθ θ' + T cosθ θ'² - T sinθ θ'² = 0</text:p>
      <text:p text:style-name="Text_20_body">These equations are getting too complicated. Maybe there's a better approach.</text:p>
      <text:p text:style-name="Text_20_body">Alternatively, assume that the friction force is small compared to gravity, so we can find a perturbation solution. But the problem states that air friction is not negligible, so that might not be valid.</text:p>
      <text:p text:style-name="Text_20_body">Alternatively, think about the physical intuition. In the usual catenary, the horizontal component of tension balances the weight of the cable below each point. With friction, the horizontal component must also counteract the friction force acting along the cable. Since friction acts over the entire length, maybe each segment's horizontal tension has to balance both the weight below and the accumulated friction.</text:p>
      <text:p text:style-name="Text_20_body">Wait, if friction is present, then the horizontal force required is not just due to the weight but also due to the friction. So integrating the friction force over the cable's length would contribute to the horizontal tension.</text:p>
      <text:p text:style-name="Text_20_body">In standard catenary, horizontal tension is constant. Here, since friction is present, the horizontal tension would vary along the cable. Specifically, each differential segment contributes a friction force, so the horizontal component of tension must increase (or decrease) to account for this.</text:p>
      <text:p text:style-name="Text_20_body">Suppose we model the friction as a constant force per unit length f acting to the left (opposing the motion to the right). Then, integrating the friction over the length of the cable from a point to the free end would give the total friction force that needs to be balanced by the horizontal tension at that point.</text:p>
      <text:p text:style-name="Text_20_body">Similarly, the gravitational force below each point also contributes to the vertical component, just like in the catenary.</text:p>
      <text:p text:style-name="Text_20_body">Therefore, maybe we can write the horizontal tension T(x) cosθ(x) = integral of friction from x to L plus a constant? Or is it the other way around?</text:p>
      <text:p text:style-name="Text_20_body">Wait, from the horizontal balance equation:</text:p>
      <text:p text:style-name="Text_20_body">d(T cosθ)/dx = f</text:p>
      <text:p text:style-name="Text_20_body">So integrating from x=0 to x:</text:p>
      <text:p text:style-name="Text_20_body">T cosθ(x) - T cosθ(0) = f x</text:p>
      <text:p text:style-name="Text_20_body">Assuming that at x=0, the cable is attached to the helicopter, and perhaps there's some initial tension.</text:p>
      <text:p text:style-name="Text_20_body">But without knowing T(0), it's hard to proceed. However, at the free end x=L, T(L) = 0, so:</text:p>
      <text:p text:style-name="Text_20_body">T(L) cosθ(L) = 0</text:p>
      <text:p text:style-name="Text_20_body">But if T(L)=0, then the equation would give 0 - T(0) cosθ(0) = f L</text:p>
      <text:p text:style-name="Text_20_body"><text:soft-page-break/>Therefore, T(0) cosθ(0) = -f L</text:p>
      <text:p text:style-name="Text_20_body">But tension can't be negative, so maybe x=0 is the helicopter and x increases downward? Wait, maybe I need to define the coordinate system properly.</text:p>
      <text:p text:style-name="Text_20_body">Let me define x as the horizontal distance from the helicopter, so x starts at 0 at the helicopter and goes to L at the free end. The cable is hanging downward, so y increases downward from the helicopter. Then, at x=0, the cable is attached to the helicopter. The free end is at x=L, y= some value, with T(L)=0.</text:p>
      <text:p text:style-name="Text_20_body">Then, integrating the horizontal equation:</text:p>
      <text:p text:style-name="Text_20_body">From x=0 to x=L,</text:p>
      <text:p text:style-name="Text_20_body">T(x) cosθ(x) - T(0) cosθ(0) = f x</text:p>
      <text:p text:style-name="Text_20_body">At x=L, T(L)=0, so:</text:p>
      <text:p text:style-name="Text_20_body">0 - T(0) cosθ(0) = f L =&gt; T(0) cosθ(0) = -f L</text:p>
      <text:p text:style-name="Text_20_body">But tension is a magnitude, so T(0) is positive. The left side is positive (assuming cosθ(0) is positive, which it is because the cable is going downward, so θ(0) is the angle from horizontal, so cosθ(0) is positive). Then, -f L = positive? But f is a positive quantity (friction force magnitude), so this would imply that T(0) cosθ(0) is negative, which contradicts. So maybe the sign is incorrect.</text:p>
      <text:p text:style-name="Text_20_body">Wait, the frictional force is acting opposite to the direction of motion, which is to the right (since the helicopter is moving right). Therefore, friction is to the left. In our coordinate system, to the left would be negative x direction. Therefore, the frictional force per unit length is -f (in terms of x-direction). Therefore, in the horizontal balance equation:</text:p>
      <text:p text:style-name="Text_20_body">d(T cosθ)/dx = -f</text:p>
      <text:p text:style-name="Text_20_body">Because friction is opposing the motion (negative direction), so the force balance would be d(T cosθ)/dx = -f.</text:p>
      <text:p text:style-name="Text_20_body">That makes more sense. Then integrating from 0 to L,</text:p>
      <text:p text:style-name="Text_20_body">T(L) cosθ(L) - T(0) cosθ(0) = -f L</text:p>
      <text:p text:style-name="Text_20_body">Since T(L) = 0,</text:p>
      <text:list text:style-name="L17">
        <text:list-item>
          <text:p text:style-name="P21">T(0) cosθ(0) = -f L =&gt; T(0) cosθ(0) = f L</text:p>
        </text:list-item>
      </text:list>
      <text:p text:style-name="Text_20_body">Which is positive, as expected. So that works.</text:p>
      <text:p text:style-name="Text_20_body">Now, from the vertical balance:</text:p>
      <text:p text:style-name="Text_20_body">d(T sinθ)/dx = mg</text:p>
      <text:p text:style-name="Text_20_body">Integrating from 0 to L,</text:p>
      <text:p text:style-name="Text_20_body">T(L) sinθ(L) - T(0) sinθ(0) = mg L</text:p>
      <text:p text:style-name="Text_20_body">Again, T(L)=0,</text:p>
      <text:list text:style-name="L18">
        <text:list-item>
          <text:p text:style-name="P22">T(0) sinθ(0) = mg L =&gt; T(0) sinθ(0) = - mg L</text:p>
        </text:list-item>
      </text:list>
      <text:p text:style-name="Text_20_body"><text:soft-page-break/>But T(0) sinθ(0) is the vertical component of tension at the helicopter. Since the cable is going downward, θ(0) is positive (angle below horizontal), so sinθ(0) is positive. Therefore, -T(0) sinθ(0) = - (positive) = negative, but the right side is -mg L which is also negative. So algebraically it's okay.</text:p>
      <text:p text:style-name="Text_20_body">Therefore, we have two equations:</text:p>
      <text:p text:style-name="Text_20_body">T(0) cosθ(0) = f L</text:p>
      <text:p text:style-name="Text_20_body">T(0) sinθ(0) = mg L</text:p>
      <text:p text:style-name="Text_20_body">Dividing these two equations,</text:p>
      <text:p text:style-name="Text_20_body">tanθ(0) = (mg L) / (f L) = mg / f</text:p>
      <text:p text:style-name="Text_20_body">Therefore, tanθ(0) = mg / f</text:p>
      <text:p text:style-name="Text_20_body">So the initial angle θ(0) is determined by the ratio of weight to friction.</text:p>
      <text:p text:style-name="Text_20_body">But this gives us a relationship at x=0. However, we need to find the shape y(x).</text:p>
      <text:p text:style-name="Text_20_body">We have tanθ = dy/dx.</text:p>
      <text:p text:style-name="Text_20_body">We also have from the horizontal equation:</text:p>
      <text:p text:style-name="Text_20_body">T cosθ = f (L - x) + T(0) cosθ(0)</text:p>
      <text:p text:style-name="Text_20_body">Wait, from integrating d(T cosθ)/dx = -f,</text:p>
      <text:p text:style-name="Text_20_body">T cosθ = -f (x - L) + C</text:p>
      <text:p text:style-name="Text_20_body">Wait, perhaps better to re-express:</text:p>
      <text:p text:style-name="Text_20_body">We had d(T cosθ)/dx = -f</text:p>
      <text:p text:style-name="Text_20_body">Integrating from x to L,</text:p>
      <text:p text:style-name="Text_20_body">∫_{x}^{L} d(T cosθ) = -f (L - x)</text:p>
      <text:p text:style-name="Text_20_body">T cosθ(L) - T cosθ(x) = -f (L - x)</text:p>
      <text:p text:style-name="Text_20_body">But T(L)=0,</text:p>
      <text:list text:style-name="L19">
        <text:list-item>
          <text:p text:style-name="P23">T cosθ(x) = -f (L - x) =&gt; T cosθ(x) = f (L - x)</text:p>
        </text:list-item>
      </text:list>
      <text:p text:style-name="Text_20_body">So, T cosθ(x) = f (L - x)</text:p>
      <text:p text:style-name="Text_20_body">Similarly, from vertical integration:</text:p>
      <text:p text:style-name="Text_20_body">d(T sinθ)/dx = mg</text:p>
      <text:p text:style-name="Text_20_body">Integrate from x to L,</text:p>
      <text:p text:style-name="Text_20_body">∫_{x}^{L} d(T sinθ) = mg (L - x)</text:p>
      <text:p text:style-name="Text_20_body">T sinθ(L) - T sinθ(x) = mg (L - x)</text:p>
      <text:p text:style-name="Text_20_body">T(L)=0,</text:p>
      <text:list text:style-name="L20">
        <text:list-item>
          <text:p text:style-name="P24">T sinθ(x) = mg (L - x) =&gt; T sinθ(x) = -mg (L - x)</text:p>
        </text:list-item>
      </text:list>
      <text:p text:style-name="Text_20_body"><text:soft-page-break/>Wait, but sinθ(x) is positive since θ(x) is the angle below horizontal, so sinθ(x) should be positive. However, we have T sinθ(x) = -mg (L - x), which would be negative. This suggests a problem.</text:p>
      <text:p text:style-name="Text_20_body">Wait, maybe sign errors are creeping in. Let's check the vertical balance again.</text:p>
      <text:p text:style-name="Text_20_body">The vertical force balance for a segment at position x: the tension's vertical component is upwards (since tension is along the cable, which is going down to the right). Wait, no. If the cable is going downward to the right, then at any point x, the tension is directed along the cable towards increasing x and decreasing y (if y is downward). Wait, actually, if y increases downward, then the tangent vector is (dx, dy), both positive. So the tension force is in the direction of increasing x and increasing y (downward). Therefore, the vertical component of tension is downward. Gravity is also downward. So maybe the vertical force balance is different.</text:p>
      <text:p text:style-name="Text_20_body">Wait, hold on, this is critical. If y increases downward, then the vertical component of tension is actually downward, same as gravity. But in the previous analysis, I considered tension's vertical component as upwards, which might be incorrect.</text:p>
      <text:p text:style-name="Text_20_body">Wait, I think I messed up the direction of the tension force. Let me clarify.</text:p>
      <text:p text:style-name="Text_20_body">At a point on the cable, the tension at that point is directed along the tangent of the cable towards the other ends. Since the cable is hanging from the helicopter (at x=0) to the free end (at x=L), the tension at any point x is directed towards the free end, i.e., to the right (increasing x) and downward (increasing y). Therefore, the tension has a positive x-component (to the right) and a positive y-component (downward).</text:p>
      <text:p text:style-name="Text_20_body">Therefore, when considering forces on a differential segment at position x, the tension forces from the left and right segments are:</text:p>
      <text:list text:style-name="L21">
        <text:list-item>
          <text:p text:style-name="P25">At position x, the tension from the left is T(x) directed at angle θ(x) to the left (since it's pulling to the left from the right segment). Wait, no. If the cable goes from left to right (from x to x+dx), then the tension at x is directed towards x+dx (right and down), and the tension at x+dx is directed towards x (left and up). Therefore, on the segment between x and x+dx, the left tension is T(x) to the right and down, and the right tension is T(x+dx) to the left and up.</text:p>
        </text:list-item>
      </text:list>
      <text:p text:style-name="Text_20_body">Therefore, the vertical component of the left tension is T(x) sinθ(x) downward, and the right tension's vertical component is T(x+dx) sinθ(x+dx) upward. The net vertical force from tension is T(x+dx) sinθ(x+dx) - T(x) sinθ(x) upward.</text:p>
      <text:p text:style-name="Text_20_body">Additionally, gravity acts downward with magnitude λ dx g, where λ is mass per unit length.</text:p>
      <text:p text:style-name="Text_20_body">Therefore, the vertical force balance is:</text:p>
      <text:p text:style-name="Text_20_body">(T(x+dx) sinθ(x+dx) - T(x) sinθ(x)) - λ g dx = 0</text:p>
      <text:p text:style-name="Text_20_body">Dividing by dx and taking limit:</text:p>
      <text:p text:style-name="Text_20_body">d(T sinθ)/dx = λ g</text:p>
      <text:p text:style-name="Text_20_body">Similarly, for horizontal components:</text:p>
      <text:p text:style-name="Text_20_body">Left tension x-component: T(x) cosθ(x) to the right.</text:p>
      <text:p text:style-name="Text_20_body">Right tension x-component: T(x+dx) cosθ(x+dx) to the left.</text:p>
      <text:p text:style-name="Text_20_body"><text:soft-page-break/>Net horizontal force from tension: T(x+dx) cosθ(x+dx) - T(x) cosθ(x) to the left.</text:p>
      <text:p text:style-name="Text_20_body">Friction acts to the left with magnitude f dx.</text:p>
      <text:p text:style-name="Text_20_body">So the horizontal force balance is:</text:p>
      <text:p text:style-name="Text_20_body">(T(x+dx) cosθ(x+dx) - T(x) cosθ(x)) - f dx = 0</text:p>
      <text:p text:style-name="Text_20_body">Dividing by dx:</text:p>
      <text:p text:style-name="Text_20_body">d(T cosθ)/dx = f</text:p>
      <text:p text:style-name="Text_20_body">Therefore, the corrected equations are:</text:p>
      <text:p text:style-name="Text_20_body">d(T sinθ)/dx = λ g</text:p>
      <text:p text:style-name="Text_20_body">d(T cosθ)/dx = f</text:p>
      <text:p text:style-name="Text_20_body">Note the previous sign error was due to the direction of the vertical components. Now, the vertical derivative is positive because tension from the right segment is upward (counteracting gravity), but since we are moving downward in y, the balance requires that the increasing tension downward must balance gravity. Wait, maybe the direction is preserved as above.</text:p>
      <text:p text:style-name="Text_20_body">So with these corrected equations:</text:p>
      <text:list text:style-name="L22">
        <text:list-item>
          <text:p text:style-name="P26">d(T cosθ)/dx = f</text:p>
        </text:list-item>
        <text:list-item>
          <text:p text:style-name="P26">d(T sinθ)/dx = λ g</text:p>
        </text:list-item>
      </text:list>
      <text:p text:style-name="Text_20_body">And tanθ = dy/dx.</text:p>
      <text:p text:style-name="Text_20_body">Now, let's integrate these equations.</text:p>
      <text:p text:style-name="Text_20_body">Starting with equation 1:</text:p>
      <text:p text:style-name="Text_20_body">d(T cosθ)/dx = f</text:p>
      <text:p text:style-name="Text_20_body">Integrate from x to L:</text:p>
      <text:p text:style-name="Text_20_body">T cosθ(x) - T cosθ(L) = f (L - x)</text:p>
      <text:p text:style-name="Text_20_body">But T(L) = 0, so:</text:p>
      <text:p text:style-name="Text_20_body">T cosθ(x) = f (L - x)</text:p>
      <text:p text:style-name="Text_20_body">Similarly, equation 2:</text:p>
      <text:p text:style-name="Text_20_body">d(T sinθ)/dx = λ g</text:p>
      <text:p text:style-name="Text_20_body">Integrate from x to L:</text:p>
      <text:p text:style-name="Text_20_body">T sinθ(x) - T sinθ(L) = λ g (L - x)</text:p>
      <text:p text:style-name="Text_20_body">Again, T(L)=0:</text:p>
      <text:p text:style-name="Text_20_body">T sinθ(x) = λ g (L - x)</text:p>
      <text:p text:style-name="Text_20_body">Now, we have:</text:p>
      <text:p text:style-name="Text_20_body">T cosθ(x) = f (L - x)</text:p>
      <text:p text:style-name="Text_20_body">T sinθ(x) = λ g (L - x)</text:p>
      <text:p text:style-name="Text_20_body"><text:soft-page-break/>Divide the two equations:</text:p>
      <text:p text:style-name="Text_20_body">tanθ(x) = (λ g) / f</text:p>
      <text:p text:style-name="Text_20_body">So tanθ(x) is constant along the cable? That implies that θ(x) is constant, which would mean the cable is straight? But that contradicts the usual catenary shape. Wait, this is interesting.</text:p>
      <text:p text:style-name="Text_20_body">If tanθ(x) = (λ g)/f, a constant, then θ(x) is constant, meaning the cable makes a constant angle with the horizontal throughout its length. Therefore, the cable would be a straight line slanting downward at a constant angle. But is this possible?</text:p>
      <text:p text:style-name="Text_20_body">Wait, but if θ(x) is constant, then dy/dx = tanθ is constant, so y(x) is a linear function: y(x) = (tanθ) x. So a straight line.</text:p>
      <text:p text:style-name="Text_20_body">But in reality, with gravity and friction, would the cable really be straight?</text:p>
      <text:p text:style-name="Text_20_body">Intuitively, without friction, you get a catenary. With friction, you got a straight line? That seems possible if friction perfectly balances gravity in the vertical direction.</text:p>
      <text:p text:style-name="Text_20_body">Wait, if tanθ = (λ g)/f, then λ g = f tanθ. Since λ is mass per unit length, λ g is the weight per unit length. So if f tanθ = λ g, then the frictional force per unit length is f = λ g / tanθ.</text:p>
      <text:p text:style-name="Text_20_body">But how can this happen? It seems that the frictional force is providing a horizontal component that, combined with the tension, balances the gravitational force.</text:p>
      <text:p text:style-name="Text_20_body">But if the cable is straight, then the tension is constant, isn't it? Wait, from the equations:</text:p>
      <text:p text:style-name="Text_20_body">At any point x, T cosθ = f (L - x)</text:p>
      <text:p text:style-name="Text_20_body">But if θ is constant, then T must vary with x as T = [f (L - x)] / cosθ</text:p>
      <text:p text:style-name="Text_20_body">Similarly, T sinθ = λ g (L - x)</text:p>
      <text:p text:style-name="Text_20_body">Which would imply that T is proportional to (L - x), which is consistent with a straight cable under uniform weight and friction.</text:p>
      <text:p text:style-name="Text_20_body">But in a straight cable under gravity and friction, how does the tension vary? It makes sense: closer to the helicopter (smaller x), (L - x) is larger, so tension is larger. At the free end (x=L), tension is zero, as expected.</text:p>
      <text:p text:style-name="Text_20_body">Therefore, according to this analysis, the cable would take the shape of a straight line slanting downward from the helicopter to the free end, with a constant angle θ = arctan(λ g / f). The tension decreases linearly from the helicopter to the free end, reaching zero at the free end.</text:p>
      <text:p text:style-name="Text_20_body">But this seems counterintuitive compared to the catenary. However, in the case where friction equals the gravitational force, maybe the cable doesn't sag much or forms a straight line. Wait, let's think about the ratio λ g / f.</text:p>
      <text:p text:style-name="Text_20_body">If friction is much larger than gravity (f &gt;&gt; λ g), then tanθ would be small, meaning the cable is almost horizontal. But since the cable is hanging down due to gravity, if friction is very large, maybe it doesn't sag much? But in reality, friction resists motion, but how would that affect the equilibrium shape? If friction is very strong, the cable might not be able to hang down much because the friction is counteracting the gravitational pull horizontally? Hmm, not sure.</text:p>
      <text:p text:style-name="Text_20_body">Alternatively, if friction is weaker than gravity (f &lt; λ g), then tanθ would be greater than 1, meaning the cable is steeper. In the limit as friction approaches zero (f → 0), tanθ approaches infinity, <text:soft-page-break/>meaning θ approaches 90 degrees, so the cable hangs straight down, which is the case without friction (but in reality, without friction, it's a catenary). Wait, there's a discrepancy here.</text:p>
      <text:p text:style-name="Text_20_body">Wait, if f approaches zero (no friction), according to our result tanθ = λ g / f, which would go to infinity, implying θ approaches 90 degrees. But in reality, without friction, we get a catenary, not a vertical line. This suggests that our model might be missing something when f=0.</text:p>
      <text:p text:style-name="Text_20_body">Alternatively, maybe in the case f=0, our earlier equations become:</text:p>
      <text:p text:style-name="Text_20_body">T cosθ = 0 at all x, which would imply that T=0, which isn't physical. Therefore, our solution assumes f ≠ 0, and the limit as f→0 isn't applicable here. That makes sense because when f=0, the horizontal force balance equation d(T cosθ)/dx = 0, so T cosθ is constant. But without friction, the vertical balance is d(T sinθ)/dx = λ g. Solving these would give the standard catenary, where T cosθ is constant (horizontal component) and T sinθ increases linearly.</text:p>
      <text:p text:style-name="Text_20_body">But in our case with f ≠ 0, the solution is a straight line. So this suggests that with non-negligible friction, the cable becomes a straight line. But is this accurate?</text:p>
      <text:p text:style-name="Text_20_body">Let me verify with extreme cases. Suppose friction is very large (f approaches infinity). Then tanθ = λ g / f approaches zero, so θ approaches zero. The cable becomes almost horizontal, but since the helicopter is moving horizontally and the cable is attached below it, how can it be almost horizontal? That doesn't make sense because gravity should pull it down. So maybe there's a mistake.</text:p>
      <text:p text:style-name="Text_20_body">Wait, if friction is very large, then tanθ is very small, meaning the cable is almost horizontal. But since it's attached beneath the helicopter, which is above, the cable would need to heave up to reach the helicopter, which contradicts gravity. Therefore, this suggests that there might be an error in the analysis.</text:p>
      <text:p text:style-name="Text_20_body">Wait, our coordinate system has y increasing downward. So the cable starts at the helicopter at (0, 0) and goes to (L, y(L)), where y increases downward. If tanθ is very small (θ≈0), then dy/dx ≈ 0, so the cable is almost horizontal far along x. But near the helicopter (small x), y is still increasing. This seems contradictory because if θ≈0 near x=0, then the cable is almost horizontal, but it's supposed to be attached beneath the helicopter. Maybe the analysis is missing something.</text:p>
      <text:p text:style-name="Text_20_body">Alternatively, the problem arises because we assumed that the friction force is proportional to velocity. Since the cable is moving with the helicopter at constant speed, the friction force would be a constant per unit length. However, in reality, the friction force could depend on the relative velocity between the cable and the air. If the helicopter is moving through the air at speed v, and the cable is moving at the same speed, then the relative velocity is zero, so friction might actually be zero? Wait, that can't be. If the cable is moving through the air at the same speed as the airflow caused by the helicopter, then there could still be friction if there's a velocity component perpendicular to the air flow. This is getting complicated.</text:p>
      <text:p text:style-name="Text_20_body">Alternatively, maybe the problem assumes that air friction is a constant drag per unit length, regardless of velocity. In that case, the analysis we did earlier holds, leading to a straight line. But the result seems unphysical in extreme cases, but maybe it's correct given the problem's stipulations.</text:p>
      <text:p text:style-name="Text_20_body">Alternatively, perhaps the initial assumption that the entire cable is moving horizontally is incorrect. If the helicopter is moving horizontally, the free end of the cable might trace a catenary-like path <text:soft-page-break/>behind the helicopter due to the motion. But since the helicopter is moving at constant speed, this might create a steady configuration.</text:p>
      <text:p text:style-name="Text_20_body">Wait, maybe I should consider the reference frame. In the helicopter's frame, it's stationary, and the air is moving past it with constant velocity. The cable is then subject to gravity and the air drag from the moving air. In this frame, each infinitesimal segment of the cable would experience a drag force due to the moving air. This might be similar to the earlier analysis with a constant friction per unit length.</text:p>
      <text:p text:style-name="Text_20_body">Assuming this, then in the helicopter's rest frame, the forces are gravity downward and drag force horizontal opposite to the air flow. If the air is moving past the helicopter to the left (since helicopter moves right), then the drag force on the cable would be to the right? Wait, no. Drag force is opposite to the relative velocity. If the air is moving past the helicopter to the left (because helicopter is moving right relative to air), then the drag force on the cable would be to the right, opposing the motion relative to air? This is getting confusing.</text:p>
      <text:p text:style-name="Text_20_body">Alternatively, perhaps the problem is intended to be simpler. If we consider that the cable is subject to both gravity and air friction, and the helicopter is moving at constant speed, then in the steady state, the cable would form a shape where the forces balance. Gravity pulls it down, friction pulls it back. If friction is significant, it could make the cable straighter.</text:p>
      <text:p text:style-name="Text_20_body">Alternatively, think of the cable as being in motion. The air friction would cause the cable to streamline into a shape that reduces drag, but I'm not sure.</text:p>
      <text:p text:style-name="Text_20_body">Wait, another approach: consider that when there's no friction, the catenary is the shape where the horizontal component of tension is constant. With friction, the horizontal component of tension must decrease along the cable because each segment has to provide the friction force. From our earlier result:</text:p>
      <text:p text:style-name="Text_20_body">T cosθ(x) = f (L - x)</text:p>
      <text:p text:style-name="Text_20_body">Which decreases linearly with x. Therefore, the horizontal component of tension is not constant but decreases as we move towards the free end. This is different from the no-friction case.</text:p>
      <text:p text:style-name="Text_20_body">Similarly, the vertical component T sinθ(x) = λ g (L - x), which also decreases linearly. Therefore, the ratio of vertical to horizontal component is tanθ = (λ g)/(f), a constant. Hence, the slope is constant, implying a straight line.</text:p>
      <text:p text:style-name="Text_20_body">Given that the mathematics leads to a straight line when both gravity and uniform friction are present, maybe that's the answer. Even though it seems unintuitive, the balance between the linear decrease in tension due to friction and the uniform distribution of forces might result in a straight cable.</text:p>
      <text:p text:style-name="Text_20_body">Therefore, the shape of the cable would be a straight line slanting downward from the helicopter to the free end, with a constant angle determined by the ratio of gravitational force to frictional force.</text:p>
      <text:p text:style-name="Text_20_body">But to confirm, let's think about energy. If the cable is moving at constant speed, then there's no net work done, so the forces are balanced. The work done by gravity and friction over a movement should balance. But since it's in equilibrium, perhaps this isn't the right way.</text:p>
      <text:p text:style-name="Text_20_body">Alternatively, if the cable were to sag into a catenary, the friction would have to do work against the horizontal components of the tension, which might require energy. However, since the helicopter is <text:soft-page-break/>moving at constant velocity, the cable is also moving at constant velocity, so the system is in steady state.</text:p>
      <text:p text:style-name="Text_20_body">Given that the differential equations lead to a straight line, and assuming no mistakes in derivation, the answer should be that the cable forms a straight line.</text:p>
      <text:p text:style-name="Text_20_body">But I'm still uncertain because standard derivations with friction usually might not yield straight lines, but perhaps in this specific case with a moving cable and constant velocity, it does.</text:p>
      <text:p text:style-name="Text_20_body">Alternatively, maybe the answer is still a catenary, and the friction doesn't affect the shape because the motion induces a balance. But the problem states that air friction is not negligible, so it must play a role.</text:p>
      <text:p text:style-name="Text_20_body">Given the analysis above, I think the conclusion is that the cable takes the shape of a straight line. Therefore, the shape is a straight line slanting downward from the helicopter, with tension decreasing linearly to zero at the free end, and a constant angle given by tanθ = (mass per unit length * g) / (friction coefficient).”</text:p>
      <text:p text:style-name="Text_20_body"><text:tab/><text:span text:style-name="T1">Answer: “The helicopter is moving horizontally at a constant speed, and the cable is subject to gravity and air friction. For a segment of the cable at position $ x $, the forces balance in both vertical and horizontal directions. Gravity acts downward, while air friction opposes the cable's horizontal motion. </text:span></text:p>
      <text:p text:style-name="Text_20_body"/>
      <text:p text:style-name="Text_20_body">The analysis reveals that the horizontal component of tension must balance the frictional force, and the vertical component must balance gravity. Solving the resulting differential equations under these boundary conditions (tension approaching zero at the free end), we find:</text:p>
      <text:p text:style-name="Text_20_body"/>
      <text:p text:style-name="Text_20_body">1. **Constant Slope**: The ratio of gravitational force to frictional force determines a constant angle $ \theta $, implying $ \tan\theta = \frac{\lambda g}{f} $, where $ \lambda $ is the mass per unit length and $ f $ is the frictional force per unit length.</text:p>
      <text:p text:style-name="Text_20_body">2. **Straight-Line Configuration**: The cable does not sag into a catenary shape because the uniform frictional force counteracts the distribution of gravitational forces, leading to a straight line. The tension decreases linearly from the helicopter to the free end.</text:p>
      <text:p text:style-name="Text_20_body"/>
      <text:p text:style-name="Text_20_body">**Final Answer:** <text:s/></text:p>
      <text:p text:style-name="Text_20_body">The cable takes the shape of a **straight line** slanting downward from the helicopter to the free end, with a constant angle determined by $ \tan\theta = \frac{\lambda g}{f} $. </text:p>
      <text:p text:style-name="Text_20_body"/>
      <text:p text:style-name="Text_20_body">$$</text:p>
      <text:p text:style-name="Text_20_body">\boxed{\text{A straight line}}</text:p>
      <text:p text:style-name="Text_20_body">$$”</text:p>
      <text:p text:style-name="P27">gpt-oss-120b (free):</text:p>
      <text:p text:style-name="P29"><text:soft-page-break/><text:span text:style-name="T1"><text:tab/>Reasoning: “</text:span>We need to answer physics question: shape of a flexible cable hanging from moving helicopter with air resistance. This is similar to a "catenary" but with drag. The cable is moving horizontally with speed v, uniform linear mass density μ, drag per unit length proportional to velocity relative to air: D = k v_rel (or quadratic). Since cable moves with helicopter, each element has same horizontal velocity v, but vertical motion? The cable is stationary relative to helicopter? Actually helicopter moves horizontally, cable is attached at top moving with helicopter, but cable drags through air, so each element experiences drag opposite to motion, causing a curve. In steady state, the cable shape is such that tension balances weight and drag. This is a classic problem: shape is a "catenary in a uniform horizontal force field" leading to a curve known as a "parabolic" shape? Let's derive.</text:p>
      <text:p text:style-name="Text_20_body">Assume drag per unit length is constant horizontal force per unit length, f_d (due to constant horizontal velocity and uniform cross-section). Then the equilibrium of a small element: tension T(s) changes due to weight (vertical) and drag (horizontal). Let x horizontal coordinate, y vertical downward (positive down). Parameterize by arc length s. The differential equations: dT_x/ds = f_d, dT_y/ds = μ g. Also T_x = T cosθ, T_y = T sinθ, where θ is angle of tangent with horizontal. Also dy/dx = tanθ.</text:p>
      <text:p text:style-name="Text_20_body">From dT_x/ds = f_d =&gt; d(T cosθ)/ds = f_d. Similarly d(T sinθ)/ds = μ g.</text:p>
      <text:p text:style-name="Text_20_body">We can integrate: T cosθ = f_d s + C1, T sinθ = μ g s + C2. At the free end (s = L, length of cable), tension is zero (free end). So at s = L, T=0 =&gt; both components zero =&gt; C1 = -f_d L, C2 = -μ g L.</text:p>
      <text:p text:style-name="Text_20_body">Thus T cosθ = f_d (s - L), T sinθ = μ g (s - L). So ratio gives tanθ = (μ g)/(f_d). Constant! So angle is constant, meaning the cable is a straight line? Wait, that suggests constant ratio, but s varies, both numerator and denominator scale with (s-L). So tanθ = (μ g)/(f_d) independent of s. So the cable is a straight line at angle arctan(μ g / f_d) relative to horizontal, i.e., a straight line from helicopter to free end. That seems unrealistic because cable is flexible and weight causes sag, but drag also constant horizontal force per unit length, leading to linear shape.</text:p>
      <text:p text:style-name="Text_20_body">But we assumed drag per unit length constant independent of orientation. In reality drag is proportional to component of velocity perpendicular to cable? Actually drag acts on each element in direction opposite to relative wind, which is horizontal. So drag is horizontal, independent of orientation. So indeed each element experiences same horizontal force per unit length. Then equilibrium yields straight line.</text:p>
      <text:p text:style-name="Text_20_body">If drag is quadratic in speed, still constant per unit length (since speed constant). So shape is straight line.</text:p>
      <text:p text:style-name="Text_20_body">If we consider air resistance also vertical component due to motion of cable through air as it falls? But cable is not falling; it's being dragged horizontally, vertical motion is due to shape. The cable elements have vertical velocity component as they move along shape? In steady state, each point of cable moves horizontally with helicopter, but vertical position is fixed relative to helicopter, so vertical velocity is zero. So drag is purely horizontal.</text:p>
      <text:p text:style-name="Text_20_body">Thus shape is a straight line at constant angle determined by ratio of weight per unit length to drag per unit length.</text:p>
      <text:p text:style-name="Text_20_body">If drag is small, angle near vertical (catenary). If drag large, angle near horizontal.</text:p>
      <text:p text:style-name="Text_20_body"><text:soft-page-break/>Thus answer: a straight line (a "tilted catenary" reduces to straight line). Provide derivation and discuss assumptions.</text:p>
      <text:p text:style-name="Text_20_body">Let's craft final answer with equations, explanation, mention that if drag depends on orientation (e.g., aerodynamic lift) shape could be different, but under given assumptions it's a straight line.</text:p>
      <text:p text:style-name="Text_20_body">Provide final shape: y(x)=tanθ(x0​−x) where θ=arctan(fd​μg​), with x0​ the horizontal coordinate of attachment.</text:p>
      <text:p text:style-name="Text_20_body">Let's produce final answer.”</text:p>
      <text:p text:style-name="Text_20_body"><text:tab/><text:span text:style-name="T1">Answer: “**Short answer**</text:span></text:p>
      <text:p text:style-name="Text_20_body"/>
      <text:p text:style-name="Text_20_body">In the steady‑state the cable is a *straight line* that makes a constant angle <text:s/></text:p>
      <text:p text:style-name="Text_20_body"/>
      <text:p text:style-name="Text_20_body">\[</text:p>
      <text:p text:style-name="Text_20_body">\theta=\arctan\!\left(\frac{\mu g}{f_{\rm d}}\right)</text:p>
      <text:p text:style-name="Text_20_body">\]</text:p>
      <text:p text:style-name="Text_20_body"/>
      <text:p text:style-name="Text_20_body">with the horizontal, where <text:s/></text:p>
      <text:p text:style-name="Text_20_body"/>
      <text:p text:style-name="Text_20_body">* \(\mu\) – mass per unit length of the cable, <text:s/></text:p>
      <text:p text:style-name="Text_20_body">* \(g\) – acceleration of gravity, <text:s/></text:p>
      <text:p text:style-name="Text_20_body">* \(f_{\rm d}\) – horizontal drag force **per unit length** exerted by the air on a piece of cable that moves with the helicopter.</text:p>
      <text:p text:style-name="Text_20_body"/>
      <text:p text:style-name="Text_20_body">---</text:p>
      <text:p text:style-name="Text_20_body"/>
      <text:p text:style-name="Text_20_body">## 1. <text:s/>Why the problem is a “static‑equilibrium” one <text:s/></text:p>
      <text:p text:style-name="Text_20_body"/>
      <text:p text:style-name="Text_20_body">The helicopter flies at a constant horizontal speed \(v\). <text:s/></text:p>
      <text:p text:style-name="Text_20_body">In the helicopter’s reference frame the whole cable is **stationary** (its points do not move up or down). <text:s/></text:p>
      <text:p text:style-name="Text_20_body">Consequently the only forces that act on an infinitesimal element \(ds\) of the cable are <text:s/></text:p>
      <text:p text:style-name="Text_20_body"/>
      <text:p text:style-name="Text_20_body">* its weight \(\mu g\,ds\) (vertical, downwards), <text:s/></text:p>
      <text:p text:style-name="Text_20_body">* the aerodynamic drag \(f_{\rm d}\,ds\) (horizontal, opposite to the motion), <text:s/></text:p>
      <text:p text:style-name="Text_20_body"><text:soft-page-break/>* the tension \(\mathbf T\) that the neighbouring parts of the cable exert on it.</text:p>
      <text:p text:style-name="Text_20_body"/>
      <text:p text:style-name="Text_20_body">Because the configuration does not change with time, the sum of forces on every element must be zero – exactly the same condition as for a hanging rope in a static gravitational field, only now a **uniform horizontal force** is added.</text:p>
      <text:p text:style-name="Text_20_body"/>
      <text:p text:style-name="Text_20_body">---</text:p>
      <text:p text:style-name="Text_20_body"/>
      <text:p text:style-name="Text_20_body">## 2. <text:s/>Setting up the equilibrium equations <text:s/></text:p>
      <text:p text:style-name="Text_20_body"/>
      <text:p text:style-name="Text_20_body">Let <text:s/></text:p>
      <text:p text:style-name="Text_20_body"/>
      <text:p text:style-name="Text_20_body">* \(x\) – horizontal coordinate (positive in the direction of motion), <text:s/></text:p>
      <text:p text:style-name="Text_20_body">* \(y\) – vertical coordinate (positive **downwards**), <text:s/></text:p>
      <text:p text:style-name="Text_20_body">* \(s\) – arc‑length measured from the free end of the cable (so \(s=0\) at the tip, \(s=L\) at the helicopter), <text:s/></text:p>
      <text:p text:style-name="Text_20_body">* \(\theta(s)\) – angle that the tangent to the cable makes with the horizontal, i.e. \(\tan\theta = \dfrac{dy}{dx}\).</text:p>
      <text:p text:style-name="Text_20_body"/>
      <text:p text:style-name="Text_20_body">The tension vector is <text:s/></text:p>
      <text:p text:style-name="Text_20_body"/>
      <text:p text:style-name="Text_20_body">\[</text:p>
      <text:p text:style-name="Text_20_body">\mathbf T(s)=T(s)\bigl(\cos\theta(s),\;\sin\theta(s)\bigr).</text:p>
      <text:p text:style-name="Text_20_body">\]</text:p>
      <text:p text:style-name="Text_20_body"/>
      <text:p text:style-name="Text_20_body">Force balance on the element \(ds\) gives two scalar equations</text:p>
      <text:p text:style-name="Text_20_body"/>
      <text:p text:style-name="Text_20_body">\[</text:p>
      <text:p text:style-name="Text_20_body">\frac{d}{ds}\bigl[T\cos\theta\bigr]=f_{\rm d},\qquad</text:p>
      <text:p text:style-name="Text_20_body">\frac{d}{ds}\bigl[T\sin\theta\bigr]=\mu g .</text:p>
      <text:p text:style-name="Text_20_body">\tag{1}</text:p>
      <text:p text:style-name="Text_20_body">\]</text:p>
      <text:p text:style-name="Text_20_body"/>
      <text:p text:style-name="Text_20_body"><text:soft-page-break/>(The left‑hand sides are the rates of change of the horizontal and vertical components of the tension along the rope.)</text:p>
      <text:p text:style-name="Text_20_body"/>
      <text:p text:style-name="Text_20_body">---</text:p>
      <text:p text:style-name="Text_20_body"/>
      <text:p text:style-name="Text_20_body">## 3. <text:s/>Integrating the equations <text:s/></text:p>
      <text:p text:style-name="Text_20_body"/>
      <text:p text:style-name="Text_20_body">Integrate (1) from the free tip (\(s=0\)) to an arbitrary point \(s\). <text:s/></text:p>
      <text:p text:style-name="Text_20_body">At the free tip the tension vanishes, \(T(0)=0\); therefore the integration constants are zero:</text:p>
      <text:p text:style-name="Text_20_body"/>
      <text:p text:style-name="Text_20_body">\[</text:p>
      <text:p text:style-name="Text_20_body">\begin{aligned}</text:p>
      <text:p text:style-name="Text_20_body">T\cos\theta &amp;= f_{\rm d}\,s,\\[4pt]</text:p>
      <text:p text:style-name="Text_20_body">T\sin\theta &amp;= \mu g\,s .</text:p>
      <text:p text:style-name="Text_20_body">\end{aligned}</text:p>
      <text:p text:style-name="Text_20_body">\tag{2}</text:p>
      <text:p text:style-name="Text_20_body">\]</text:p>
      <text:p text:style-name="Text_20_body"/>
      <text:p text:style-name="Text_20_body">Dividing the second line by the first eliminates the (unknown) magnitude \(T\):</text:p>
      <text:p text:style-name="Text_20_body"/>
      <text:p text:style-name="Text_20_body">\[</text:p>
      <text:p text:style-name="Text_20_body">\tan\theta = \frac{\mu g}{f_{\rm d}} .</text:p>
      <text:p text:style-name="Text_20_body">\tag{3}</text:p>
      <text:p text:style-name="Text_20_body">\]</text:p>
      <text:p text:style-name="Text_20_body"/>
      <text:p text:style-name="Text_20_body">**Equation (3) shows that \(\theta\) does not depend on \(s\).** <text:s/></text:p>
      <text:p text:style-name="Text_20_body">All points of the cable have the same tangent direction; the curve is therefore a straight line.</text:p>
      <text:p text:style-name="Text_20_body"/>
      <text:p text:style-name="Text_20_body">---</text:p>
      <text:p text:style-name="Text_20_body"/>
      <text:p text:style-name="Text_20_body">## 4. <text:s/>Explicit expression of the shape <text:s/></text:p>
      <text:p text:style-name="Text_20_body"/>
      <text:p text:style-name="Text_20_body"><text:soft-page-break/>Let the attachment point (the helicopter) be at \((x_h , y_h)\). <text:s/></text:p>
      <text:p text:style-name="Text_20_body">Because the line is straight, the tip of the cable is at</text:p>
      <text:p text:style-name="Text_20_body"/>
      <text:p text:style-name="Text_20_body">\[</text:p>
      <text:p text:style-name="Text_20_body">x_{\text{tip}} = x_h - L\cos\theta ,\qquad</text:p>
      <text:p text:style-name="Text_20_body">y_{\text{tip}} = y_h - L\sin\theta .</text:p>
      <text:p text:style-name="Text_20_body">\]</text:p>
      <text:p text:style-name="Text_20_body"/>
      <text:p text:style-name="Text_20_body">The equation of the line in the \((x,y)\)‑plane can be written as <text:s/></text:p>
      <text:p text:style-name="Text_20_body"/>
      <text:p text:style-name="Text_20_body">\[</text:p>
      <text:p text:style-name="Text_20_body">y(x)=y_h-\tan\theta\;(x_h-x),\qquad</text:p>
      <text:p text:style-name="Text_20_body">\text{with }\;\tan\theta=\frac{\mu g}{f_{\rm d}} .</text:p>
      <text:p text:style-name="Text_20_body">\tag{4}</text:p>
      <text:p text:style-name="Text_20_body">\]</text:p>
      <text:p text:style-name="Text_20_body"/>
      <text:p text:style-name="Text_20_body">---</text:p>
      <text:p text:style-name="Text_20_body"/>
      <text:p text:style-name="Text_20_body">## 5. <text:s/>Physical interpretation <text:s/></text:p>
      <text:p text:style-name="Text_20_body"/>
      <text:p text:style-name="Text_20_body">* **Weight vs. drag** – The ratio \(\mu g / f_{\rm d}\) tells which force dominates. <text:s/></text:p>
      <text:p text:style-name="Text_20_body"/>
      <text:p text:style-name="Text_20_body"><text:s text:c="2"/>* If the drag is **small** (\(f_{\rm d}\ll\mu g\)), \(\theta\approx 90^{\circ}\) and the cable is almost vertical, i.e. the familiar hanging rope. <text:s/></text:p>
      <text:p text:style-name="Text_20_body"/>
      <text:p text:style-name="Text_20_body"><text:s text:c="2"/>* If the drag is **large** (\(f_{\rm d}\gg\mu g\)), \(\theta\) becomes small and the cable is stretched almost horizontally behind the helicopter.</text:p>
      <text:p text:style-name="Text_20_body"/>
      <text:p text:style-name="Text_20_body">* **Why the shape is not a catenary** – A classic catenary appears when the only external force is gravity (vertical, uniform per unit *mass*). Here the extra **uniform horizontal force per unit *length*** changes the equilibrium condition so that the curvature vanishes; the rope “leans” at a constant angle instead of sagging.</text:p>
      <text:p text:style-name="Text_20_body"/>
      <text:p text:style-name="Text_20_body"><text:soft-page-break/>---</text:p>
      <text:p text:style-name="Text_20_body"/>
      <text:p text:style-name="Text_20_body">## 6. <text:s/>Remarks on the assumptions <text:s/></text:p>
      <text:p text:style-name="Text_20_body"/>
      <text:p text:style-name="Text_20_body">| Assumption | Reason &amp; effect |</text:p>
      <text:p text:style-name="Text_20_body">|------------|-----------------|</text:p>
      <text:p text:style-name="Text_20_body">| **Uniform drag per unit length** \(f_{\rm d}=C\,\rho\,A\,v^{2}\) (or linear \(C\rho A v\)) | The drag depends only on the helicopter’s speed and the cable’s cross‑section, not on the local orientation of the element. This makes the horizontal force density constant along the rope. |</text:p>
      <text:p text:style-name="Text_20_body">| **Cable is perfectly flexible, no bending stiffness** | Tension is the only internal force; the rope can adopt any shape allowed by the external forces. |</text:p>
      <text:p text:style-name="Text_20_body">| **Steady state (helicopter speed constant, cable shape time‑independent)** | Allows us to treat the problem as a static equilibrium in the moving frame. |</text:p>
      <text:p text:style-name="Text_20_body">| **Neglect of lift or vortex‑induced forces** | If the cable were thick enough to generate lift or if it shed vortices, additional vertical or lateral forces would appear and the curve would deviate from a straight line. |</text:p>
      <text:p text:style-name="Text_20_body">| **Air is still (no wind)** | The drag is solely due to the helicopter’s motion; a background wind would simply add another constant horizontal (or vertical) force density, again giving a straight line but with a different angle. |</text:p>
      <text:p text:style-name="Text_20_body"/>
      <text:p text:style-name="Text_20_body">If any of these assumptions are relaxed (e.g., drag depends on the local angle, or the cable experiences significant lift), the governing differential equations no longer reduce to (3) and the curve can become a true catenary‑like or more complicated “elastic‑drag” shape. <text:s/></text:p>
      <text:p text:style-name="Text_20_body"/>
      <text:p text:style-name="Text_20_body">---</text:p>
      <text:p text:style-name="Text_20_body"/>
      <text:p text:style-name="Text_20_body">## 7. <text:s/>Summary <text:s/></text:p>
      <text:p text:style-name="Text_20_body"/>
      <text:p text:style-name="Text_20_body">* In the reference frame moving with the helicopter the cable is at rest. <text:s/></text:p>
      <text:p text:style-name="Text_20_body">* Each infinitesimal element feels a **constant vertical weight** \(\mu g\) and a **constant horizontal drag** \(f_{\rm d}\). <text:s/></text:p>
      <text:p text:style-name="Text_20_body">* Balancing the rate of change of the tension components gives \(\tan\theta = \mu g / f_{\rm d}\), a constant. <text:s/></text:p>
      <text:p text:style-name="Text_20_body">* Hence the cable is a **straight line** that makes the angle \(\theta = \arctan(\mu g / f_{\rm d})\) with the horizontal, described by equation (4). <text:s/></text:p>
      <text:p text:style-name="Text_20_body"/>
      <text:p text:style-name="Text_20_body"><text:soft-page-break/>So the “shape” of the cable is not a catenary but a straight, tilted line whose tilt is set by the ratio of its weight per unit length to the aerodynamic drag per unit length.”</text:p>
      <text:p text:style-name="Text_20_body"/>
      <text:p text:style-name="P27">Qwen3 Coder 480B A35B (free):</text:p>
      <text:p text:style-name="P27">“I need to analyze the shape of a cable hanging from a helicopter flying at constant horizontal speed, where air friction on the cable is significant.</text:p>
      <text:p text:style-name="P27"/>
      <text:p text:style-name="P27">Let me consider the forces acting on the cable:</text:p>
      <text:p text:style-name="P27"/>
      <text:p text:style-name="P27">1. **Gravity**: Acts downward on each segment of the cable</text:p>
      <text:p text:style-name="P27">2. **Air resistance**: Since the helicopter is moving horizontally, there's relative air motion past the cable</text:p>
      <text:p text:style-name="P27">3. **Tension**: Internal forces within the cable that balance the other forces</text:p>
      <text:p text:style-name="P27"/>
      <text:p text:style-name="P27">Let me set up a coordinate system where:</text:p>
      <text:p text:style-name="P27">- x-axis is horizontal in the direction of flight</text:p>
      <text:p text:style-name="P27">- y-axis is vertical (positive upward)</text:p>
      <text:p text:style-name="P27">- The cable is attached at the origin (0,0)</text:p>
      <text:p text:style-name="P27"/>
      <text:p text:style-name="P27">For a segment of cable at position (x,y):</text:p>
      <text:p text:style-name="P27">- Weight acts downward: $d\vec{W} = -\lambda g \, ds \, \hat{j}$</text:p>
      <text:p text:style-name="P27">- Air resistance acts opposite to the relative velocity of the air with respect to the cable</text:p>
      <text:p text:style-name="P27"/>
      <text:p text:style-name="P27">Since the helicopter moves at constant speed and the cable reaches equilibrium, each point on the cable has zero velocity relative to the ground. The air moves horizontally past the cable with velocity $-\vec{v}$ (where $\vec{v}$ is the helicopter's velocity).</text:p>
      <text:p text:style-name="P27"/>
      <text:p text:style-name="P27">The air resistance on a cable element is typically modeled as:</text:p>
      <text:p text:style-name="P27">$$d\vec{F}_{air} = -\frac{1}{2}C_d \rho A |v| v \, ds \, \hat{i}$$</text:p>
      <text:p text:style-name="P27"/>
      <text:p text:style-name="P27">where $C_d$ is the drag coefficient, $\rho$ is air density, $A$ is the cross-sectional area, and $v$ is the horizontal speed.</text:p>
      <text:p text:style-name="P27"/>
      <text:p text:style-name="P27"><text:soft-page-break/>For equilibrium, the sum of forces on any segment must be zero. This gives us the differential equation for the cable shape.</text:p>
      <text:p text:style-name="P27"/>
      <text:p text:style-name="P27">Let $\vec{T}(s)$ be the tension at point $s$ along the cable. Then:</text:p>
      <text:p text:style-name="P27">$$\frac{d\vec{T}}{ds} = \lambda g \hat{j} + \frac{1}{2}C_d \rho A v^2 \hat{i}$$</text:p>
      <text:p text:style-name="P27"/>
      <text:p text:style-name="P27">Writing $\vec{T} = T_x(s)\hat{i} + T_y(s)\hat{j}$:</text:p>
      <text:p text:style-name="P27">$$\frac{dT_x}{ds} = \frac{1}{2}C_d \rho A v^2 = \text{constant}$$</text:p>
      <text:p text:style-name="P27">$$\frac{dT_y}{ds} = \lambda g$$</text:p>
      <text:p text:style-name="P27"/>
      <text:p text:style-name="P27">Integrating:</text:p>
      <text:p text:style-name="P27">$$T_x(s) = \frac{1}{2}C_d \rho A v^2 s + T_{x0}$$</text:p>
      <text:p text:style-name="P27">$$T_y(s) = \lambda g s + T_{y0}$$</text:p>
      <text:p text:style-name="P27"/>
      <text:p text:style-name="P27">At the free end of the cable (s = L), there's no tension, so $T_x(L) = T_y(L) = 0$.</text:p>
      <text:p text:style-name="P27"/>
      <text:p text:style-name="P27">At the attachment point (s = 0): $T_x(0) = T_{x0}$ and $T_y(0) = T_{y0}$.</text:p>
      <text:p text:style-name="P27"/>
      <text:p text:style-name="P27">But this analysis needs reconsideration. The tension at the free end isn't necessarily zero - rather, the boundary condition is that the cable end is free to move but the forces must still balance.</text:p>
      <text:p text:style-name="P27"/>
      <text:p text:style-name="P27">Actually, let me reconsider the problem more systematically.</text:p>
      <text:p text:style-name="P27"/>
      <text:p text:style-name="P27">The cable will reach a steady-state equilibrium where the horizontal component of tension balances the integrated air drag, and the vertical component supports the weight.</text:p>
      <text:p text:style-name="P27"/>
      <text:p text:style-name="P27">For a cable of length L hanging from the helicopter:</text:p>
      <text:p text:style-name="P27"/>
      <text:p text:style-name="P27">The shape is determined by:</text:p>
      <text:p text:style-name="P27">$$\tan\theta = \frac{dy}{dx} = \frac{T_y}{T_x}$$</text:p>
      <text:p text:style-name="P27"/>
      <text:p text:style-name="P27">where $\theta$ is the angle the cable makes with the horizontal.</text:p>
      <text:p text:style-name="P27"/>
      <text:p text:style-name="P27"><text:soft-page-break/>With air resistance, the horizontal tension $T_x$ varies along the cable because it must balance the cumulative air drag from the free end to that point.</text:p>
      <text:p text:style-name="P27"/>
      <text:p text:style-name="P27">The governing equations become:</text:p>
      <text:p text:style-name="P27">$$\frac{d}{ds}(T_x) = F_{air,x} = \frac{1}{2}C_d \rho A v^2$$</text:p>
      <text:p text:style-name="P27">$$\frac{d}{ds}(T_y) = -\lambda g$$</text:p>
      <text:p text:style-name="P27"/>
      <text:p text:style-name="P27">The cable will take on a **curved shape that's concave upward**, similar to a catenary but modified by the air drag forces. The exact shape would be described by a differential equation involving both gravitational and aerodynamic forces.</text:p>
      <text:p text:style-name="P27"/>
      <text:p text:style-name="P27">However, qualitatively, the cable will curve **upward and backward** (opposite to the direction of flight) due to the air resistance, forming a shape that's **deflected rearward from the vertical**. The shape will be smooth and continuous, with the maximum deflection occurring near the free end.</text:p>
      <text:p text:style-name="P27"/>
      <text:p text:style-name="P27">The cable takes on a **smooth curved shape that deviates from vertical**, curving backward (opposite to flight direction) due to air resistance, with the curvature greatest near the free end.”</text:p>
      <text:p text:style-name="P27"/>
      <text:p text:style-name="P27">Uncensored (free):</text:p>
      <text:p text:style-name="P27">“To determine the shape of the cable, we need to consider the forces acting on it and the fact that it is perfectly flexible and uniform. Here are the key factors to consider:</text:p>
      <text:p text:style-name="P27"/>
      <text:p text:style-name="P27">1. **Horizontal Speed of the Helicopter**: The helicopter is flying horizontally at a constant speed. This means that there is a constant horizontal wind speed experienced by the cable.</text:p>
      <text:p text:style-name="P27"/>
      <text:p text:style-name="P27">2. **Air Friction**: Air friction on the cable is not negligible, which means that as the cable moves through the air, it experiences a drag force. This drag force acts in the opposite direction to the motion of the cable.</text:p>
      <text:p text:style-name="P27"/>
      <text:p text:style-name="P27">3. **Flexibility of the Cable**: The cable is perfectly flexible, which means it can bend easily and does not have any inherent stiffness or rigidity.</text:p>
      <text:p text:style-name="P27"/>
      <text:p text:style-name="P27">4. **Uniformity of the Cable**: The cable is uniform, implying that its mass and other properties are the same along its entire length.</text:p>
      <text:p text:style-name="P27"/>
      <text:p text:style-name="P27"><text:soft-page-break/>Given these considerations, the shape of the cable can be analyzed as follows:</text:p>
      <text:p text:style-name="P27"/>
      <text:p text:style-name="P27">- **Initial Segment**: At the point where the cable is attached to the helicopter, the cable will experience the greatest tension because it is being pulled directly by the helicopter's motion. This tension will decrease as you move down the cable.</text:p>
      <text:p text:style-name="P27"/>
      <text:p text:style-name="P27">- **Influence of Air Friction**: Air friction will exert a drag force on the cable, which will cause it to bend and trail behind the helicopter. The drag force will be proportional to the square of the velocity of the cable relative to the air, which decreases along the length of the cable due to the decreasing tension.</text:p>
      <text:p text:style-name="P27"/>
      <text:p text:style-name="P27">- **Equilibrium Position**: The cable will take on a shape where the tension in the cable, the force of gravity, and the drag force due to air friction are in equilibrium. This will result in a curvature that is more pronounced at the top near the helicopter and gradually straightens out as you move down the cable.</text:p>
      <text:p text:style-name="P27"/>
      <text:p text:style-name="P27">- **Parabola-like Shape**: If we neglect the effect of air friction and only consider the balance between tension and gravity, the cable would form a catenary curve. However, the presence of air friction will Modify this shape, making it more curved and potentially tending towards a parabolic shape as the drag force reduces the horizontal component of the tension.</text:p>
      <text:p text:style-name="P27"/>
      <text:p text:style-name="P27">- **Final Form**: Taking all these factors into account, the cable is likely to form a shape that resembles a parabola with the vertex pointing downwards. The exact shape will depend on the speed of the helicopter, the mass per unit length of the cable, and the coefficient of drag of the cable.</text:p>
      <text:p text:style-name="P27"/>
      <text:p text:style-name="P27">In summary, the shape the cable will take on is likely to be a parabolic curve, with the cable bending and trailing behind the helicopter due to the combination of tension, gravity, and air friction.”</text:p>
      <text:p text:style-name="P27">Qwen3 235B A22B:</text:p>
      <text:p text:style-name="P29"><text:span text:style-name="T1"><text:tab/>Reasoning: “</text:span>Okay, so I need to figure out the shape of a flexible cable hanging from a helicopter that's flying horizontally at a constant speed. The cable is uniform, perfectly flexible, and air friction isn't negligible. Hmm, let me start by recalling some physics.</text:p>
      <text:p text:style-name="Text_20_body">First, when something is hanging under gravity, like a chain or cable, the classic shape is a catenary. But that's when it's stationary, right? The catenary curve is formed under the influence of gravity alone, with no other forces. But in this case, the helicopter is moving horizontally, so there's the air resistance acting on the cable. Since the cable is flexible and uniform, each part of it will experience different forces.</text:p>
      <text:p text:style-name="Text_20_body"><text:soft-page-break/>Wait, the helicopter is flying at constant speed, so it's not accelerating. But the cable is hanging beneath it, and because the helicopter is moving through the air, the cable will be subject to air friction (drag) opposite to the direction of motion. So the cable will be dragged backward, creating some angle with the vertical.</text:p>
      <text:p text:style-name="Text_20_body">But how does this affect the shape? In the stationary case (catenary), the forces are gravity downward and tension along the cable. Here, there's an additional horizontal force due to air resistance. However, the problem states that air friction is not negligible, but it doesn't specify how it varies. For a cable moving through air, the drag force is usually proportional to the square of the velocity (if turbulent) or linear (if laminar), but maybe for simplicity, we can assume it's proportional to velocity.</text:p>
      <text:p text:style-name="Text_20_body">Wait, but the helicopter is moving at constant speed, so the cable should reach a steady state where the forces balance. Each infinitesimal segment of the cable will have weight, drag force, and tension from adjacent segments.</text:p>
      <text:p text:style-name="Text_20_body">Let me consider a small element of the cable at a position (x, y). The forces on this element would be:</text:p>
      <text:list text:style-name="L23">
        <text:list-item>
          <text:p text:style-name="P32">Gravitational force: downward, proportional to the mass of the segment.</text:p>
        </text:list-item>
        <text:list-item>
          <text:p text:style-name="P32">Drag force: opposite to the direction of motion. Since the helicopter is moving horizontally, the cable is moving through the air, so the drag should be in the direction opposite to the helicopter's motion (i.e., horizontally backward).</text:p>
        </text:list-item>
        <text:list-item>
          <text:p text:style-name="P31">Tension forces from the neighboring segments.</text:p>
        </text:list-item>
      </text:list>
      <text:p text:style-name="Text_20_body">Assuming the helicopter is moving to the right, the drag force on each segment would be to the left. The cable will therefore slope backward, so the shape should be some kind of curve where the top is near the helicopter and the bottom trails behind.</text:p>
      <text:p text:style-name="Text_20_body">But how does this curve look? Let's set up coordinates. Let’s let x be the horizontal direction (positive in the direction of motion) and y be vertical downward (or upward? Hmm, maybe better to have y upward). Wait, maybe better to have y vertical downward for simplicity because gravity acts downward.</text:p>
      <text:p text:style-name="Text_20_body">Wait, let's define coordinates: Let’s place the origin at the point where the cable is attached to the helicopter. Let’s have x-axis horizontal (positive in the direction of motion) and y-axis vertical downward. So as the helicopter moves to the right, the cable will hang such that x decreases (since it's trailing) as y increases.</text:p>
      <text:p text:style-name="Text_20_body">Wait, but if the helicopter is moving to the right, the cable lags behind, so the lower parts of the cable would be to the left (smaller x) of the attachment point. So for a given vertical position y (downward), x would decrease as you go down the cable.</text:p>
      <text:p text:style-name="Text_20_body">Each small element of the cable has length ds, mass per unit length λ (uniform), so mass λ ds. Gravitational force is λ g ds downward (in y-direction). Drag force: depends on the velocity relative to air. Since the helicopter is moving at constant velocity v horizontally, the cable is moving with the same horizontal velocity in steady state (assuming no swing). Wait, but the cable is flexible, so different parts may have different motions?</text:p>
      <text:p text:style-name="Text_20_body">No, in steady state, the entire cable should be moving horizontally at the same speed as the helicopter, right? Because if the helicopter is moving at constant speed, the cable settles into a <text:soft-page-break/>steady shape where each point is stationary relative to the helicopter. So in the frame of the helicopter, the cable is stationary, but there's a horizontal airflow past it (from front to back), causing a drag force on the cable.</text:p>
      <text:p text:style-name="Text_20_body">Ah, that's probably the right way to look at it. Switch to the helicopter's frame: it's stationary, but air is blowing past it horizontally (from front to back, i.e., to the left if the helicopter is facing right). So the cable is subject to gravity downward (in y) and a horizontal drag force to the left (negative x direction) due to the airflow.</text:p>
      <text:p text:style-name="Text_20_body">In this frame, we can model the cable as a flexible string under gravity and a uniform horizontal force per unit length (due to drag). The problem then reduces to finding the shape of a string under two perpendicular body forces: gravity and horizontal drag.</text:p>
      <text:p text:style-name="Text_20_body">Wait, but drag force on a cable depends on the orientation of the cable. Because the cable is flexible, it will orient itself such that the local tangent direction affects the drag. For example, if a segment is vertical, the drag is horizontal; if it's horizontal, the drag would be... but the cable is hanging, so probably mostly vertical but tilted.</text:p>
      <text:p text:style-name="Text_20_body">Wait, perhaps the drag force per unit length is proportional to the component of the velocity relative to the cable's orientation. But in the helicopter's frame, the air is moving horizontally past the cable, so the relative velocity is horizontal. The drag force on a small segment would depend on the angle of the segment relative to the airflow.</text:p>
      <text:p text:style-name="Text_20_body">For a flexible cable, the drag force is likely proportional to the length of the projection perpendicular to the flow. If the cable is tilted at an angle θ from the vertical, then the component of length perpendicular to the horizontal airflow would determine the drag.</text:p>
      <text:p text:style-name="Text_20_body">Assuming the drag force per unit length is proportional to (ds) times sinθ, where θ is the angle from the vertical, but maybe this is getting complicated.</text:p>
      <text:p text:style-name="Text_20_body">Alternatively, let's model the forces on a differential element.</text:p>
      <text:p text:style-name="Text_20_body">Let’s denote the cable shape as y(x), but maybe better parametrize by arc length s.</text:p>
      <text:p text:style-name="Text_20_body">Wait, standard approach for catenary: set up force balance on a differential element.</text:p>
      <text:p text:style-name="Text_20_body">Let’s consider a small element of the cable of length ds. In the helicopter's frame, forces on the element are:</text:p>
      <text:list text:style-name="L24">
        <text:list-item>
          <text:p text:style-name="P33">Weight: downward (let's say y-direction), magnitude λ g ds, where λ is mass per unit length.</text:p>
        </text:list-item>
        <text:list-item>
          <text:p text:style-name="P33">Drag force: horizontal (opposite to airflow, which is along negative x), magnitude λ_air v^2 or something. Wait, drag force on a cable is approximately proportional to the length of the segment and the square of the velocity. But since we're in steady state, and assuming the velocity v is constant, maybe we can write drag force per unit length as k (some constant).</text:p>
        </text:list-item>
      </text:list>
      <text:p text:style-name="Text_20_body">But the direction of the drag force depends on the orientation of the cable segment. Wait, no: if the airflow is horizontal (say, in the negative x direction), then regardless of the cable's orientation, the drag force on a segment would act perpendicular to the segment's axis? Wait, no, for a thin cable, the drag is primarily in the direction opposite to the relative flow, but the magnitude depends on the component of the segment perpendicular to the flow.</text:p>
      <text:p text:style-name="Text_20_body"><text:soft-page-break/>Actually, for a cylinder (which a cable approximates), the drag force is proportional to the length of the projection perpendicular to the flow. So if the cable is at an angle θ from the vertical (where θ = 0 is vertical, hanging straight down), then the horizontal component of the segment would be ds sinθ, but wait, no.</text:p>
      <text:p text:style-name="Text_20_body">Wait, perhaps better: if the cable has a tangent vector making angle θ with the vertical (so θ = 0 is vertical down), then the component of the segment perpendicular to the horizontal airflow (which is along x) would be related to sinθ. Hmm.</text:p>
      <text:p text:style-name="Text_20_body">Alternatively, let's define θ as the angle between the cable's tangent and the vertical. Then, the length of the segment perpendicular to the airflow (which is horizontal) would be ds sinθ? Wait, if the cable is vertical (θ=0), then it's parallel to the y-axis, so the airflow is horizontal (x), so the cable presents a perpendicular length of ds in the horizontal direction. Wait, no.</text:p>
      <text:p text:style-name="Text_20_body">Wait, for a vertical cable segment (aligned with y-axis), the airflow is horizontal (x-direction), so the cable's cross-section perpendicular to airflow is its diameter, but the length contributing to drag would be the length of the segment, because drag on a cylinder is proportional to length. So maybe regardless of orientation, the drag force per unit length is proportional to 1 (the length), but the direction of the drag force is perpendicular to the cable's axis?</text:p>
      <text:p text:style-name="Text_20_body">Wait, no. For a cylinder in a flow, the drag is perpendicular to the axis of the cylinder. So if the flow is horizontal (x-direction), then for a cable segment that's at an angle, the direction of drag would be perpendicular to the cable's local tangent.</text:p>
      <text:p text:style-name="Text_20_body">Hmm, this is getting complicated. Maybe there's a simplification.</text:p>
      <text:p text:style-name="Text_20_body">Wait, the problem says "air friction on the cable is not negligible". Assuming that the cable is thin and the flow is such that the drag is proportional to the component of velocity perpendicular to the cable. Wait, but in the helicopter's frame, air is moving horizontally past the cable. So the relative velocity of air with respect to the cable is horizontal. So if a segment of the cable is at an angle, the component of the air velocity perpendicular to the segment will determine the drag.</text:p>
      <text:p text:style-name="Text_20_body">Let’s model the cable as a curve y(x), with y vertical (downward) and x horizontal (positive backward? Or positive in direction of motion). Wait, let's fix coordinate system: Let’s take x as horizontal in the direction of helicopter's motion (so as the helicopter moves forward, x increases forward), and y as vertical downward. In the helicopter's frame, the air flows backward, i.e., in the negative x direction.</text:p>
      <text:p text:style-name="Text_20_body">Consider a point on the cable. The tangent to the cable at that point has a slope dy/dx. Wait, no: if y is vertical downward, and x is horizontal forward, then as we go down the cable (increasing y), x might decrease because the cable trails backward. So dy/dx would be negative? Wait, maybe better to parametrize by x decreasing as y increases.</text:p>
      <text:p text:style-name="Text_20_body">Alternatively, let's use s as the arc length from the bottom (or top). Let's consider standard catenary derivation.</text:p>
      <text:p text:style-name="Text_20_body">In the catenary, we have horizontal tension component constant, and vertical component balances weight.</text:p>
      <text:p text:style-name="Text_20_body">Here, we might have horizontal drag complicating things.</text:p>
      <text:p text:style-name="Text_20_body"><text:soft-page-break/>Wait, another approach: Assume that the drag force per unit length is horizontal (since the airflow is horizontal), and proportional to the length of the cable. Wait, but if the cable is at an angle, the effective area for drag might change.</text:p>
      <text:p text:style-name="Text_20_body">Wait, maybe the problem states "air friction on the cable is not negligible", but doesn't specify the direction. If the helicopter is moving forward, air resistance would push the cable backward, so the force on each segment is horizontal backward.</text:p>
      <text:p text:style-name="Text_20_body">Assuming the drag force per unit length is constant, say, k (horizontal backward). Then, similar to the catenary problem, but with a horizontal load instead of vertical load.</text:p>
      <text:p text:style-name="Text_20_body">Wait, in the standard catenary, the load is vertical (gravity), leading to a catenary curve. If the load is horizontal, what curve do we get?</text:p>
      <text:p text:style-name="Text_20_body">Wait, let's think about the force balance.</text:p>
      <text:p text:style-name="Text_20_body">Consider a small segment of the cable with arc length ds. Let T be the tension at one end, T + dT at the other end.</text:p>
      <text:p text:style-name="Text_20_body">Forces:</text:p>
      <text:list text:style-name="L25">
        <text:list-item>
          <text:p text:style-name="P35">Horizontal: drag force = f_h ds (to the left, negative x)</text:p>
        </text:list-item>
        <text:list-item>
          <text:p text:style-name="P34">Vertical: weight = λ g ds (downward, positive y)</text:p>
        </text:list-item>
      </text:list>
      <text:p text:style-name="Text_20_body">Assuming x is forward, y is down.</text:p>
      <text:p text:style-name="Text_20_body">The tension has components:</text:p>
      <text:p text:style-name="Text_20_body">At position s: T_x, T_y</text:p>
      <text:p text:style-name="Text_20_body">At position s + ds: T_x + dT_x, T_y + dT_y</text:p>
      <text:p text:style-name="Text_20_body">Force balance horizontal:</text:p>
      <text:p text:style-name="Text_20_body">-T_x + (T_x + dT_x) - f_h ds = 0 ⇒ dT_x = f_h ds</text:p>
      <text:p text:style-name="Text_20_body">Vertical:</text:p>
      <text:p text:style-name="Text_20_body">-T_y + (T_y + dT_y) - λ g ds = 0 ⇒ dT_y = λ g ds</text:p>
      <text:p text:style-name="Text_20_body">Therefore, integrating:</text:p>
      <text:p text:style-name="Text_20_body">T_x = f_h s + C1</text:p>
      <text:p text:style-name="Text_20_body">T_y = λ g s + C2</text:p>
      <text:p text:style-name="Text_20_body">Assuming at the bottom end (free end), tension is zero (since it's not attached to anything), so when s = L (total length), T_x = T_y = 0.</text:p>
      <text:p text:style-name="Text_20_body">Wait, wait: s is usually measured from the lowest point in catenary, but here the free end is the bottom, so s = 0 at helicopter, s = L at bottom? Or vice versa.</text:p>
      <text:p text:style-name="Text_20_body">Let’s define s = 0 at the free end (bottom), so s increases upward toward the helicopter. Then at s = 0, T = 0.</text:p>
      <text:p text:style-name="Text_20_body">Then:</text:p>
      <text:p text:style-name="Text_20_body">T_x = ∫ from 0 to s of f_h ds' = f_h s</text:p>
      <text:p text:style-name="Text_20_body"><text:soft-page-break/>But direction: if drag is to the left (negative x), then dT_x = -f_h ds (assuming x positive forward). Wait, need to be careful with signs.</text:p>
      <text:p text:style-name="Text_20_body">Let me set coordinate system: x positive forward (direction of helicopter motion), y positive downward.</text:p>
      <text:p text:style-name="Text_20_body">Airflow is backward, so drag force on cable is in negative x direction.</text:p>
      <text:p text:style-name="Text_20_body">Tension at a point: the force exerted by the part of the cable above on the lower part.</text:p>
      <text:p text:style-name="Text_20_body">At a given s (from bottom), the tension T has components T_x and T_y.</text:p>
      <text:p text:style-name="Text_20_body">For a small segment ds:</text:p>
      <text:p text:style-name="Text_20_body">Upper end: tension T + dT</text:p>
      <text:p text:style-name="Text_20_body">Lower end: tension T</text:p>
      <text:p text:style-name="Text_20_body">Forces on segment:</text:p>
      <text:list text:style-name="L26">
        <text:list-item>
          <text:p text:style-name="P37">Weight: λ g ds downward (positive y)</text:p>
        </text:list-item>
        <text:list-item>
          <text:p text:style-name="P36">Drag: f ds in negative x (f = drag force per unit length)</text:p>
        </text:list-item>
      </text:list>
      <text:p text:style-name="Text_20_body">So force balance x:</text:p>
      <text:p text:style-name="Text_20_body">(T_x + dT_x) - T_x + (-f ds) = 0 ⇒ dT_x = f ds</text:p>
      <text:p text:style-name="Text_20_body">Wait, no: if drag is acting on the segment in -x direction, then the net force from drag is -f ds. So:</text:p>
      <text:p text:style-name="Text_20_body">Sum of forces in x: (T_x upper) - (T_x lower) + (-f ds) = 0</text:p>
      <text:p text:style-name="Text_20_body">But upper is in +s direction, so if s is measured from bottom upward, then upper is higher s.</text:p>
      <text:p text:style-name="Text_20_body">Wait, better to use standard calculus: for a segment between s and s + ds,</text:p>
      <text:p text:style-name="Text_20_body">Tension at s: T(s)</text:p>
      <text:p text:style-name="Text_20_body">Tension at s + ds: T(s + ds) ≈ T(s) + (dT/ds) ds</text:p>
      <text:p text:style-name="Text_20_body">Net tension force: T(s + ds) - T(s) ≈ (dT/ds) ds</text:p>
      <text:p text:style-name="Text_20_body">This must balance external forces.</text:p>
      <text:p text:style-name="Text_20_body">So:</text:p>
      <text:p text:style-name="Text_20_body">dT_x/ds = f_x</text:p>
      <text:p text:style-name="Text_20_body">dT_y/ds = f_y</text:p>
      <text:p text:style-name="Text_20_body">Where f_x and f_y are external force per unit length.</text:p>
      <text:p text:style-name="Text_20_body">In our case:</text:p>
      <text:p text:style-name="Text_20_body">External forces per unit length:</text:p>
      <text:p text:style-name="Text_20_body">Horizontal: -k (k &gt; 0, since drag opposes motion, so negative x direction)</text:p>
      <text:p text:style-name="Text_20_body">Vertical: λ g (positive y direction)</text:p>
      <text:p text:style-name="Text_20_body">Therefore:</text:p>
      <text:p text:style-name="Text_20_body">dT_x/ds = -k</text:p>
      <text:p text:style-name="Text_20_body"><text:soft-page-break/>dT_y/ds = λ g</text:p>
      <text:p text:style-name="Text_20_body">Integrate:</text:p>
      <text:p text:style-name="Text_20_body">T_x(s) = T_x(0) - k s</text:p>
      <text:p text:style-name="Text_20_body">T_y(s) = T_y(0) + λ g s</text:p>
      <text:p text:style-name="Text_20_body">At the free end (bottom), s = 0, there's no tension, so T_x(0) = 0, T_y(0) = 0</text:p>
      <text:p text:style-name="Text_20_body">Thus:</text:p>
      <text:p text:style-name="Text_20_body">T_x(s) = -k s</text:p>
      <text:p text:style-name="Text_20_body">T_y(s) = λ g s</text:p>
      <text:p text:style-name="Text_20_body">So tension components increase with s (as we go up the cable)</text:p>
      <text:p text:style-name="Text_20_body">The direction of the tension is along the cable, so the slope dy/dx should be equal to T_y / T_x (wait, need to check signs)</text:p>
      <text:p text:style-name="Text_20_body">Wait, the tension at a point is the force exerted by the upper part on the lower part. So if T_x is negative (as per above), that means the upper part is pulling the lower part backward (negative x direction), which makes sense as the drag is pushing the cable backward, tension counteracts it.</text:p>
      <text:p text:style-name="Text_20_body">The cable's slope can be found from the tension components. The tangent to the cable at a point should be in the direction of the tension vector. Wait, tension acts along the cable, so if T_x is the horizontal component and T_y vertical component, then the slope dy/dx = (dy/ds)/(dx/ds). But parametrizing by s, we have:</text:p>
      <text:p text:style-name="Text_20_body">dx/ds = cosθ</text:p>
      <text:p text:style-name="Text_20_body">dy/ds = sinθ</text:p>
      <text:p text:style-name="Text_20_body">Where θ is the angle from x-axis to tangent. But maybe better:</text:p>
      <text:p text:style-name="Text_20_body">Let’s denote the angle φ from vertical. Suppose φ is the angle between the cable and the downward vertical. Then:</text:p>
      <text:p text:style-name="Text_20_body">T_x = T sinφ</text:p>
      <text:p text:style-name="Text_20_body">T_y = T cosφ</text:p>
      <text:p text:style-name="Text_20_body">Wait, but T_x here is negative (as per our earlier result T_x = -k s), which would correspond to φ being in the negative x direction (i.e., cable tilts backward).</text:p>
      <text:p text:style-name="Text_20_body">But from our expressions:</text:p>
      <text:p text:style-name="Text_20_body">T_x = -k s</text:p>
      <text:p text:style-name="Text_20_body">T_y = λ g s</text:p>
      <text:p text:style-name="Text_20_body">So tanφ = |T_x| / T_y = (k s) / (λ g s) = k / (λ g) = constant</text:p>
      <text:p text:style-name="Text_20_body">Wait, that implies tanφ is constant, so φ is constant. So the cable is straight, at a constant angle from the vertical.</text:p>
      <text:p text:style-name="Text_20_body">Wait, that's surprising. So if both drag and weight are uniform per unit length, then the cable assumes a straight line shape, angled backward.</text:p>
      <text:p text:style-name="Text_20_body"><text:soft-page-break/>But let me check:</text:p>
      <text:p text:style-name="Text_20_body">From above:</text:p>
      <text:p text:style-name="Text_20_body">tanφ = |T_x| / T_y = (k s) / (λ g s) = k / (λ g)</text:p>
      <text:p text:style-name="Text_20_body">Yes, the s cancels out, so the angle is constant along the cable.</text:p>
      <text:p text:style-name="Text_20_body">Therefore, the cable is straight, inclined at a constant angle to the vertical.</text:p>
      <text:p text:style-name="Text_20_body">But wait, in reality, when you have a flexible cable hanging from a moving helicopter, it does trail at an angle, but is it straight?</text:p>
      <text:p text:style-name="Text_20_body">I thought maybe it would curve, but according to this derivation, if drag force per unit length is constant (independent of angle), then it's straight.</text:p>
      <text:p text:style-name="Text_20_body">But why did I think it might be curved? Maybe because if drag depends on the angle of the cable segment.</text:p>
      <text:p text:style-name="Text_20_body">Ah, here's the key: the above derivation assumes that the drag force per unit length f is constant, i.e., same for all segments regardless of orientation. But in reality, the drag on a cable depends on its angle relative to the airflow.</text:p>
      <text:p text:style-name="Text_20_body">Specifically, for a cable segment, the drag force is proportional to the sine of the angle between the segment and the airflow direction. Or, more accurately, for a cylinder (cable), the drag force per unit length is proportional to the component of velocity perpendicular to the cable's axis.</text:p>
      <text:p text:style-name="Text_20_body">Wait, let's recall: For a cylinder inclined at an angle to the flow, the drag force per unit length is (1/2) ρ v^2 d C_d, where d is diameter, C_d is drag coefficient, and v is the relative speed. But if the cable is at an angle θ from the direction of flow, but in our case, the flow is horizontal, and the cable's orientation affects the effective velocity component.</text:p>
      <text:p text:style-name="Text_20_body">Wait, no: the flow is horizontal (relative wind due to helicopter's motion), so if the cable is at an angle φ from vertical, then the angle between the cable's axis and the airflow direction (horizontal) is α = 90° - φ.</text:p>
      <text:p text:style-name="Text_20_body">The drag force per unit length on a cylinder is generally given by Fd​=21​ρv2Cd​D, where D is diameter. However, when the cable is not perpendicular to the flow, the drag coefficient may change, but for a cylinder, the drag is predominantly due to the component of velocity perpendicular to its axis. So if the cable is at angle θ with respect to the horizontal flow, the effective velocity component perpendicular to the cable is v sinθ or v cosθ? Wait.</text:p>
      <text:p text:style-name="Text_20_body">Actually, if the cable is parallel to the flow (aligned with wind), drag is minimized; if perpendicular, it's maximized. So the drag force per unit length should be proportional to the sine of the angle between the cable and the flow direction.</text:p>
      <text:p text:style-name="Text_20_body">Let’s define α as the angle between the cable and the horizontal flow (x-axis). So if the cable is vertical, α = 90° to the flow (since flow is horizontal), so sinα = 1, maximum drag. If the cable is horizontal (aligned with flow), α = 0°, sinα = 0, no drag.</text:p>
      <text:p text:style-name="Text_20_body">Wait, but drag force magnitude depends on the component of area exposed. So yes, drag per unit length would be proportional to sinα, where α is the angle between cable axis and wind direction.</text:p>
      <text:p text:style-name="Text_20_body">In our case, flow is along negative x (if we consider x positive forward). Let's stick with x positive forward, flow is negative x direction.</text:p>
      <text:p text:style-name="Text_20_body"><text:soft-page-break/>Let’s say at a point on the cable, the tangent makes an angle θ with the vertical (y-axis). So θ = 0 is straight down.</text:p>
      <text:p text:style-name="Text_20_body">Then, the angle between the cable and the horizontal flow (which is along negative x) is α = 90° - θ.</text:p>
      <text:p text:style-name="Text_20_body">Wait, vertical is y-axis downward. If θ is angle from vertical (y-axis), then the cable's direction from the vertical has a horizontal component (x-direction). Let's say positive θ is backward (negative x direction), so the cable tilts back.</text:p>
      <text:p text:style-name="Text_20_body">The wind is coming from the front (since helicopter moves forward), so airflow is toward the back (negative x direction), i.e., the wind vector is in negative x.</text:p>
      <text:p text:style-name="Text_20_body">The angle between the cable's tangent and the wind direction (negative x) can be calculated.</text:p>
      <text:p text:style-name="Text_20_body">If the cable is at angle θ from vertical (y-down), then its direction has a component backward (negative x). So the cable makes angle θ with vertical, so the angle between cable and wind direction (which is along negative x, i.e., backward direction) — maybe better to compute components.</text:p>
      <text:p text:style-name="Text_20_body">Let’s define:</text:p>
      <text:list text:style-name="L27">
        <text:list-item>
          <text:p text:style-name="P38">y: downward vertical</text:p>
        </text:list-item>
        <text:list-item>
          <text:p text:style-name="P38">x: forward horizontal</text:p>
        </text:list-item>
      </text:list>
      <text:p text:style-name="Text_20_body">Cable tangent direction: can be represented as having dy/ds = cosθ (along y), dx/ds = -sinθ (along negative x, since it's tilting back). So θ is angle from vertical, positive backward.</text:p>
      <text:p text:style-name="Text_20_body">Wind is blowing in negative x direction (since helicopter moves forward, air moves backward relative to helicopter).</text:p>
      <text:p text:style-name="Text_20_body">The relative velocity between air and cable is along negative x, magnitude v.</text:p>
      <text:p text:style-name="Text_20_body">The component of this velocity perpendicular to the cable's axis is v sinθ, because the cable is at angle θ from vertical, so the angle between wind direction (negative x) and cable axis is (90° - θ), wait.</text:p>
      <text:p text:style-name="Text_20_body">If the cable is tilted at angle θ from vertical (backward), then its direction is θ from y-axis toward negative x.</text:p>
      <text:p text:style-name="Text_20_body">The wind is blowing along negative x. The angle between the cable's axis and wind direction is 90° - θ.</text:p>
      <text:p text:style-name="Text_20_body">Wait, no. If θ = 0 (cable vertical), wind direction is 90° from cable (wind horizontal, cable vertical). As θ increases (cable tilts back more), the angle between wind and cable decreases.</text:p>
      <text:p text:style-name="Text_20_body">Wait, maybe better with velocity components.</text:p>
      <text:p text:style-name="Text_20_body">The relative wind velocity vector is (-v, 0) in x-y.</text:p>
      <text:p text:style-name="Text_20_body">The cable's tangent vector is (-sinθ, cosθ), assuming θ is the angle from vertical (y-axis) to cable (backward tilt).</text:p>
      <text:p text:style-name="Text_20_body">The component of wind velocity perpendicular to the cable.</text:p>
      <text:p text:style-name="Text_20_body">The velocity relative to the cable: since cable is stationary in helicopter frame, wind is (-v, 0).</text:p>
      <text:p text:style-name="Text_20_body"><text:soft-page-break/>The component perpendicular to cable is calculated by projecting (-v, 0) onto the direction perpendicular to the cable.</text:p>
      <text:p text:style-name="Text_20_body">The cable direction vector: s = (-sinθ, cosθ) [unit vector]</text:p>
      <text:p text:style-name="Text_20_body">Perpendicular direction: (cosθ, sinθ) or (-cosθ, -sinθ); need to get direction correct.</text:p>
      <text:p text:style-name="Text_20_body">Dot product of wind velocity (-v, 0) with perpendicular direction.</text:p>
      <text:p text:style-name="Text_20_body">But magnitude of perpendicular component is |v_wind × direction| / |direction|, but maybe simpler:</text:p>
      <text:p text:style-name="Text_20_body">The perpendicular component of wind speed is v sinθ.</text:p>
      <text:p text:style-name="Text_20_body">Wait, let's see:</text:p>
      <text:p text:style-name="Text_20_body">Wind is in negative x direction: (-v, 0)</text:p>
      <text:p text:style-name="Text_20_body">Cable direction: (-sinθ, cosθ)</text:p>
      <text:p text:style-name="Text_20_body">Unit vector perpendicular to cable: (cosθ, sinθ) [rotated 90° from cable direction]</text:p>
      <text:p text:style-name="Text_20_body">Dot product of wind velocity with perpendicular unit vector:</text:p>
      <text:p text:style-name="Text_20_body">(-v)(cosθ) + 0*(sinθ) = -v cosθ</text:p>
      <text:p text:style-name="Text_20_body">But magnitude would be |v cosθ|, but direction depends.</text:p>
      <text:p text:style-name="Text_20_body">Wait, perhaps the speed perpendicular to the cable is v sinθ.</text:p>
      <text:p text:style-name="Text_20_body">Wait, if cable is vertical (θ = 0), then wind is purely perpendicular (horizontal), so perpendicular speed = v.</text:p>
      <text:p text:style-name="Text_20_body">Which would be v sin(90°)? Not sure.</text:p>
      <text:p text:style-name="Text_20_body">Wait, when θ = 0 (cable vertical), angle between wind (horizontal) and cable (vertical) is 90°, so perpendicular component is v.</text:p>
      <text:p text:style-name="Text_20_body">When θ = 90° (cable horizontal, pointing backward), the wind is along the cable direction (both negative x), so perpendicular component is 0.</text:p>
      <text:p text:style-name="Text_20_body">So perpendicular speed should be v cosθ.</text:p>
      <text:p text:style-name="Text_20_body">Wait: If θ is the angle between cable and vertical, then the angle between cable and horizontal (wind direction) is 90° - θ.</text:p>
      <text:p text:style-name="Text_20_body">Wait, cable vertical: angle with horizontal = 90°, so perpendicular.</text:p>
      <text:p text:style-name="Text_20_body">If cable tilts back θ degrees from vertical, its angle with horizontal = 90° - θ.</text:p>
      <text:p text:style-name="Text_20_body">Thus, the component of wind velocity perpendicular to cable is v sin(angle) ?</text:p>
      <text:p text:style-name="Text_20_body">Wait, general formula: The component of velocity perpendicular to an object is v sinφ, where φ is the angle between velocity vector and the object's direction.</text:p>
      <text:p text:style-name="Text_20_body">Wait, no. The perpendicular component is v sinφ, where φ is the angle between velocity and the object.</text:p>
      <text:p text:style-name="Text_20_body">Wait, if velocity is at angle φ to the object, then:</text:p>
      <text:list text:style-name="L28">
        <text:list-item>
          <text:p text:style-name="P39">Perpendicular component: v sinφ</text:p>
        </text:list-item>
        <text:list-item>
          <text:p text:style-name="P39"><text:soft-page-break/>Parallel component: v cosφ</text:p>
        </text:list-item>
      </text:list>
      <text:p text:style-name="Text_20_body">In our case, object (cable) is at angle (from vertical) θ, so angle from horizontal is 90° - θ.</text:p>
      <text:p text:style-name="Text_20_body">Wind is horizontal, so angle between wind direction and cable direction is 90° - θ.</text:p>
      <text:p text:style-name="Text_20_body">Thus, the perpendicular component of wind relative to cable is v sin(90° - θ) = v cosθ.</text:p>
      <text:p text:style-name="Text_20_body">Wait, no:</text:p>
      <text:p text:style-name="Text_20_body">Wait, angle between wind (horizontal) and cable is α = 90° - θ (if θ is from vertical). Then the perpendicular component would be v sinα = v sin(90° - θ) = v cosθ.</text:p>
      <text:p text:style-name="Text_20_body">Wait, example: θ = 0 (vertical cable), α = 90°, sinα = 1, so perpendicular component v*1 = v. Correct.</text:p>
      <text:p text:style-name="Text_20_body">θ = 90° (horizontal cable), α = 0°, sinα = 0, perpendicular component 0. Correct.</text:p>
      <text:p text:style-name="Text_20_body">Yes, so the perpendicular component of wind speed is v cosθ.</text:p>
      <text:p text:style-name="Text_20_body">But θ is the angle from vertical, so cosθ = adjacent/hypotenuse = x-component?</text:p>
      <text:p text:style-name="Text_20_body">Wait, okay, so drag force per unit length should be proportional to (perpendicular speed)^2, but assuming laminar flow or low Reynolds number, maybe proportional to speed. However, regardless, the drag per unit length f_d ∝ cosθ.</text:p>
      <text:p text:style-name="Text_20_body">But let's suppose f_d = k cosθ, where k is some constant (incorporating air density, velocity squared, cable diameter, etc.)</text:p>
      <text:p text:style-name="Text_20_body">Then, the drag force per unit length in the direction perpendicular to the cable (which would be horizontal? Wait, drag acts perpendicular to cable to oppose motion)</text:p>
      <text:p text:style-name="Text_20_body">Actually, the drag force direction is opposite to the perpendicular component of velocity, so in the direction perpendicular to cable, opposing the relative motion.</text:p>
      <text:p text:style-name="Text_20_body">Given wind is backward (negative x), and cable tilted back at angle θ, the perpendicular component of wind is to the... let's see.</text:p>
      <text:p text:style-name="Text_20_body">If the cable is tilted back (negative x direction), the perpendicular direction would be to the right or left?</text:p>
      <text:p text:style-name="Text_20_body">This is getting too complicated. Maybe there's a standard result.</text:p>
      <text:p text:style-name="Text_20_body">I recall that when a cable is subjected to horizontal wind, the shape can be a straight line if the forces are proportional, but in reality, with drag depending on angle, it might curve.</text:p>
      <text:p text:style-name="Text_20_body">Wait, going back to the initial problem statement: it says "perfectly flexible uniform cable", "air friction on the cable is not negligible".</text:p>
      <text:p text:style-name="Text_20_body">Given that it's a physics problem, perhaps the expected answer is that the cable is straight, at a constant angle from the vertical. Because if the drag force is purely horizontal and uniform per unit length (not depending on angle), then the force balance leads to a straight line.</text:p>
      <text:p text:style-name="Text_20_body">But why would the drag force be uniform per unit length independent of angle? If the cable is vertical, drag is horizontal backward; if it's tilted, the effective drag might change.</text:p>
      <text:p text:style-name="Text_20_body"><text:soft-page-break/>But the problem doesn't specify, so maybe we're to assume drag force per unit length is constant horizontally.</text:p>
      <text:p text:style-name="Text_20_body">Alternatively, in the helicopter's frame, the cable experiences a uniform horizontal "wind" force per unit length and gravity per unit length. If both are constant and uniform (not depending on position or angle), then the force balance would result in a straight line.</text:p>
      <text:p text:style-name="Text_20_body">Wait, think of it as each part of the cable experiencing two constant forces per unit length: gravity downward and drag backward. Then the total force per unit length is constant in direction and magnitude, so the tension would vary linearly along the cable to balance it, and the cable would align with the direction of the net force, hence straight line.</text:p>
      <text:p text:style-name="Text_20_body">Wait, yes! If the external force per unit length is constant in direction and magnitude, then the shape is a straight line.</text:p>
      <text:p text:style-name="Text_20_body">For example, in the standard catenary, force per unit length is gravity (constant downward), leading to a catenary curve. Wait, no: catenary is when the load is uniform per unit length vertically. Wait, actually, a catenary is the shape when the load is uniform per unit arc length (gravity), leading to a non-parabolic curve.</text:p>
      <text:p text:style-name="Text_20_body">But if the force is uniform horizontally, like in a cable subjected to horizontal wind load per unit length, what happens?</text:p>
      <text:p text:style-name="Text_20_body">Wait, let's consider two constant force fields: gravity downward and drag backward (horizontal). The net force per unit length is constant in magnitude and direction. So each segment experiences a force at a fixed angle from vertical.</text:p>
      <text:p text:style-name="Text_20_body">In such a case, the cable should align itself with the direction of the net force? No, wait: the tension has to balance the cumulative force.</text:p>
      <text:p text:style-name="Text_20_body">Wait, similar to a cable hanging under gravity alone: the shape is such that the tangent at each point is aligned with the tension, which balances the weight below.</text:p>
      <text:p text:style-name="Text_20_body">In our case, with both vertical and horizontal forces, the tension components would be the integrals of these forces.</text:p>
      <text:p text:style-name="Text_20_body">As I had earlier:</text:p>
      <text:p text:style-name="Text_20_body">dT_x/ds = -k (constant horizontal drag)</text:p>
      <text:p text:style-name="Text_20_body">dT_y/ds = λ g (constant vertical weight)</text:p>
      <text:p text:style-name="Text_20_body">If these are constant, then integrating gives T_x = -k s, T_y = λ g s (assuming T=0 at free end)</text:p>
      <text:p text:style-name="Text_20_body">Then, the tangent angle θ satisfies tanθ = |T_x| / T_y = k / (λ g) = constant</text:p>
      <text:p text:style-name="Text_20_body">Hence, constant angle, straight cable.</text:p>
      <text:p text:style-name="Text_20_body">Ah, so even though there are two forces, as long as the force per unit length is constant in direction and magnitude, the cable forms a straight line. This is analogous to a pendulum with constant horizontal and vertical gravity— it would hang at an angle, straight.</text:p>
      <text:p text:style-name="Text_20_body">So unless the force per unit length depends on the cable's orientation (i.e., drag depending on θ), the cable is straight.</text:p>
      <text:p text:style-name="Text_20_body"><text:soft-page-break/>Given that the problem states "air friction on the cable is not negligible" but doesn't specify dependence on orientation, and given it's a physics problem likely looking for an application of force balances, the answer is probably that the cable is straight, inclined at a constant angle from the vertical, trailing behind the helicopter.</text:p>
      <text:p text:style-name="Text_20_body">But wait, I've seen toy helicopter tail cables or real helicopters with cables when flying—they tend to curve. But maybe at high speeds it's approximately straight.</text:p>
      <text:p text:style-name="Text_20_body">Wait, another thought: if the cable is massive, gravity acts downward, drag acts backward. If drag force per unit length increases with height because the upper parts are moving through the air faster? No, in steady state, all parts move with the same speed, so relative airspeed is same everywhere.</text:p>
      <text:p text:style-name="Text_20_body">Wait, yes! In the helicopter's frame, the entire cable is stationary, and the airflow is uniform horizontal everywhere (assuming no turbulence). So the relative wind speed is the same at all points along the cable. Therefore, if the drag per unit length depends only on the local wind speed (which is constant) and the orientation of the cable, but if we assume drag per unit length is constant (e.g., cable is vertical everywhere so drag is same), but it's not vertical.</text:p>
      <text:p text:style-name="Text_20_body">Wait, this loops back to whether drag depends on orientation.</text:p>
      <text:p text:style-name="Text_20_body">If drag per unit length is constant (not depending on angle), then straight line.</text:p>
      <text:p text:style-name="Text_20_body">If drag depends on the local angle (e.g., more drag if segment is perpendicular to wind), then...</text:p>
      <text:p text:style-name="Text_20_body">Let’s assume drag force per unit length is horizontal and proportional to the length of the segment (i.e., same for each ds regardless of orientation), which might be the case if the cable's orientation doesn't significantly affect the drag (unlikely, but maybe problem assumes this).</text:p>
      <text:p text:style-name="Text_20_body">Alternatively, the problem might be referring to air resistance as a viscous force proportional to velocity, but then at constant speed, perhaps it's proportional to length.</text:p>
      <text:p text:style-name="Text_20_body">Given the problem is likely expecting a specific answer, and in physics problems like this, often when uniform horizontal and vertical forces act, the cable is straight.</text:p>
      <text:p text:style-name="Text_20_body">Also, recalling that in the presence of uniform gravity, catenary; if there's a uniform horizontal force per unit length, the shape tends toward a parabola? Wait, no.</text:p>
      <text:p text:style-name="Text_20_body">Wait, suspension bridges have a parabolic curve because the load is uniform per horizontal distance (not per cable length). If load is uniform per unit horizontal length, then it's a parabola.</text:p>
      <text:p text:style-name="Text_20_body">But in our case, if we have both gravity (load per unit cable length vertically) and drag (load per unit cable length horizontally), then net force per unit length is at a constant angle, leading to straight line.</text:p>
      <text:p text:style-name="Text_20_body">Wait, another way: if the resultant force per unit length is constant in direction and magnitude, then the cable acts like it's under a uniform gravitational field at an angle, so it should hang straight in the direction of the apparent gravity.</text:p>
      <text:p text:style-name="Text_20_body">Exactly! If you have a constant horizontal force per unit mass and constant vertical force (gravity), it's equivalent to gravity in a new direction. Hence, the cable aligns with this resultant force, so it's straight.</text:p>
      <text:p text:style-name="Text_20_body"><text:soft-page-break/>Yes, this makes sense. For example, if you have a charged rope in a horizontal electric field, it hangs at an angle, straight.</text:p>
      <text:p text:style-name="Text_20_body">So the answer should be that the cable takes on a straight line shape, angled backward from the vertical.</text:p>
      <text:p text:style-name="Text_20_body">But let me confirm with reference.</text:p>
      <text:p text:style-name="Text_20_body">Quick search in mind: Yes, for a flexible cable subjected to uniform external force field (constant direction and magnitude per unit length), the shape is a straight line. Because each segment's force adds up linearly, tension increases linearly, and direction is constant.</text:p>
      <text:p text:style-name="Text_20_body">The catenary has force only in one direction (gravity), but uniform per unit length along cable; the shape curves because the horizontal component of tension must be constant. Wait, no:</text:p>
      <text:p text:style-name="Text_20_body">Wait, in catenary derivation:</text:p>
      <text:p text:style-name="Text_20_body">dT_x/ds = 0 ⇒ T_x = constant</text:p>
      <text:p text:style-name="Text_20_body">dT_y/ds = λ g</text:p>
      <text:p text:style-name="Text_20_body">Hence, dy/dx = T_y / T_x, which increases with s, leading to curve.</text:p>
      <text:p text:style-name="Text_20_body">Ah, right! In our earlier mistaken analysis, we assumed dT_x/ds = -k, but in reality, for drag being horizontal force, if the drag force is horizontal, then:</text:p>
      <text:p text:style-name="Text_20_body">Wait, going back carefully.</text:p>
      <text:p text:style-name="Text_20_body">Let’s do it right.</text:p>
      <text:p text:style-name="Text_20_body">Define s from the free end (bottom) upwards.</text:p>
      <text:p text:style-name="Text_20_body">At each point, tension T(s) has components H(s) horizontal and V(s) vertical.</text:p>
      <text:p text:style-name="Text_20_body">Forces on element ds:</text:p>
      <text:list text:style-name="L29">
        <text:list-item>
          <text:p text:style-name="P40">Horizontal external force: D ds (drag, assuming positive backward, so D &gt; 0)</text:p>
        </text:list-item>
        <text:list-item>
          <text:p text:style-name="P40">Vertical external force: W ds (weight, downward, W = λ g)</text:p>
        </text:list-item>
      </text:list>
      <text:p text:style-name="Text_20_body">Balance:</text:p>
      <text:p text:style-name="Text_20_body">Horizontal: H(s + ds) - H(s) + D ds = 0 ⇒ dH/ds = -D</text:p>
      <text:p text:style-name="Text_20_body">Wait, no: if drag acts backward on the cable (i.e., in negative x if x is forward), then the external force on the element is -D ds (x positive forward). So:</text:p>
      <text:p text:style-name="Text_20_body">dH/ds = -D</text:p>
      <text:p text:style-name="Text_20_body">Similarly, vertical: dV/ds = W</text:p>
      <text:p text:style-name="Text_20_body">At the free end (s = 0), H = V = 0</text:p>
      <text:p text:style-name="Text_20_body">Thus:</text:p>
      <text:p text:style-name="Text_20_body">H(s) = -D s</text:p>
      <text:p text:style-name="Text_20_body">V(s) = W s</text:p>
      <text:p text:style-name="Text_20_body">Now, the cable's slope dy/dx = dV / dH ? No.</text:p>
      <text:p text:style-name="Text_20_body"><text:soft-page-break/>Parametrize the cable by s. Let x(s), y(s) be coordinates.</text:p>
      <text:p text:style-name="Text_20_body">The tangent vector is (dx/ds, dy/ds), which should be in the direction of tension.</text:p>
      <text:p text:style-name="Text_20_body">Tension vector is (H, V), so:</text:p>
      <text:p text:style-name="Text_20_body">dx/ds = H / T</text:p>
      <text:p text:style-name="Text_20_body">dy/ds = V / T</text:p>
      <text:p text:style-name="Text_20_body">Where T = sqrt(H^2 + V^2)</text:p>
      <text:p text:style-name="Text_20_body">But H and V are the components of tension.</text:p>
      <text:p text:style-name="Text_20_body">Wait, sign: Tension pulls upward along the cable. At position s, the tension H(s) is the horizontal component exerted by the upper part on the lower part. If H is negative (as here, since H = -D s), that means the horizontal component is in the negative x direction (pulling left), which makes sense.</text:p>
      <text:p text:style-name="Text_20_body">So the direction of the tangent vector: from lower s to higher s is upward along the cable. Therefore, the tangent vector points upward along the cable, so:</text:p>
      <text:p text:style-name="Text_20_body">dx/ds = -H / T ? Wait.</text:p>
      <text:p text:style-name="Text_20_body">Wait, better:</text:p>
      <text:p text:style-name="Text_20_body">The tension at s is the force that the part above (higher s) exerts on the part below (lower s). So if H(s) is negative (pulling backward), then as you go up the cable (increase s), x decreases.</text:p>
      <text:p text:style-name="Text_20_body">Let’s assume x is positive forward, y positive downward.</text:p>
      <text:p text:style-name="Text_20_body">If the cable trails backward, then as you go down the cable (decrease s), x increases (wait, confusing).</text:p>
      <text:p text:style-name="Text_20_body">Let me define:</text:p>
      <text:list text:style-name="L30">
        <text:list-item>
          <text:p text:style-name="P41">Helicopter at (0, 0) moving forward. Cable attached at (0,0). Free end at some (x, y) where x &lt; 0 y &gt; 0 (backward and down).</text:p>
        </text:list-item>
      </text:list>
      <text:p text:style-name="Text_20_body">s = 0 at free end, increases upward toward helicopter.</text:p>
      <text:p text:style-name="Text_20_body">At any s, x(s) is position downstream (forward) from free end, so helicopter is at x(s=L) = negative position.</text:p>
      <text:p text:style-name="Text_20_body">Wait, getting tangled.</text:p>
      <text:p text:style-name="Text_20_body">Alternative: Let’s let the helicopter be at origin (0,0), moving forward along positive x. The cable hangs below, from (0,0) to some curve with x ≤ 0 (trailing back) and y ≥ 0 (downward).</text:p>
      <text:p text:style-name="Text_20_body">s is length from helicopter down to point on cable (so s=0 at helicopter, s=L at free end). Wait, previous analysis used s from bottom, but maybe this is better.</text:p>
      <text:p text:style-name="Text_20_body">Let s = 0 at helicopter, increasing downward.</text:p>
      <text:p text:style-name="Text_20_body">Then, tension at s: force exerted by part above (closer to helicopter) on the part below.</text:p>
      <text:p text:style-name="Text_20_body">External forces on element ds:</text:p>
      <text:list text:style-name="L31">
        <text:list-item>
          <text:p text:style-name="P42">Weight: λ g ds downward (positive y)</text:p>
        </text:list-item>
        <text:list-item>
          <text:p text:style-name="P42">Drag: D ds backward (negative x), D &gt; 0</text:p>
        </text:list-item>
      </text:list>
      <text:p text:style-name="Text_20_body"><text:soft-page-break/>Force balance on element ds:</text:p>
      <text:p text:style-name="Text_20_body">Horizontal:</text:p>
      <text:p text:style-name="Text_20_body">[T_x(s) - T_x(s + ds)] + (-D ds) = 0 ⇒ -dT_x/ds = -D ⇒ dT_x/ds = D</text:p>
      <text:p text:style-name="Text_20_body">Vertical:</text:p>
      <text:p text:style-name="Text_20_body">[T_y(s) - T_y(s + ds)] + (-λ g ds) = 0 ⇒ -dT_y/ds = -λ g ⇒ dT_y/ds = λ g</text:p>
      <text:p text:style-name="Text_20_body">At s = L (free end), T_x = T_y = 0.</text:p>
      <text:p text:style-name="Text_20_body">Integrate from helicopter outward:</text:p>
      <text:p text:style-name="Text_20_body">Wait, if s=0 at helicopter, and we're considering element ds near helicopter, but boundary condition is at free end s=L.</text:p>
      <text:p text:style-name="Text_20_body">So integrate from s to L:</text:p>
      <text:p text:style-name="Text_20_body">T_x(s) = ∫_s^L D ds' = D (L - s)</text:p>
      <text:p text:style-name="Text_20_body">Similarly, T_y(s) = λ g (L - s)</text:p>
      <text:p text:style-name="Text_20_body">Therefore, tension components decrease linearly from helicopter to free end (zero at free end).</text:p>
      <text:p text:style-name="Text_20_body">The slope of the cable dy/dx = (dy/ds) / (dx/ds)</text:p>
      <text:p text:style-name="Text_20_body">But tension direction is along the cable:</text:p>
      <text:p text:style-name="Text_20_body">dx/ds = -T_x / T (tension pulls upward; if T_x is positive backward, then dx/ds negative)</text:p>
      <text:p text:style-name="Text_20_body">Wait, need to relate tangent direction to tension.</text:p>
      <text:p text:style-name="Text_20_body">The tension vector (T_x, T_y) points along the cable toward the helicopter (since at a point, tension is force from above pulling up).</text:p>
      <text:p text:style-name="Text_20_body">Assuming:</text:p>
      <text:list text:style-name="L32">
        <text:list-item>
          <text:p text:style-name="P43">Positive x is forward</text:p>
        </text:list-item>
        <text:list-item>
          <text:p text:style-name="P43">T_x: positive if tension is pulling forward; but drag is pushing cable backward, so tension should pull forward upper part on lower part.</text:p>
        </text:list-item>
      </text:list>
      <text:p text:style-name="Text_20_body">Given the cable is trailing back, the upper part (closer to helicopter) pulls somewhat forward and upward on the lower part.</text:p>
      <text:p text:style-name="Text_20_body">At position s, T_x is the horizontal component of tension, positive forward.</text:p>
      <text:p text:style-name="Text_20_body">From the equations:</text:p>
      <text:p text:style-name="Text_20_body">T_x(s) = D (L - s)</text:p>
      <text:p text:style-name="Text_20_body">T_y(s) = λ g (L - s)</text:p>
      <text:p text:style-name="Text_20_body">So both components are positive when D and λ g positive.</text:p>
      <text:p text:style-name="Text_20_body">Since T_x and T_y are proportional:</text:p>
      <text:p text:style-name="Text_20_body">T_x / T_y = D / (λ g) = constant</text:p>
      <text:p text:style-name="Text_20_body"><text:soft-page-break/>Thus, the tension vector has a constant direction: angle φ from vertical where tanφ = T_x / T_y = D / (λ g)</text:p>
      <text:p text:style-name="Text_20_body">Therefore, the cable's tangent is in the direction of tension, so slope dy/dx = (T_y / T_x) ?? Wait.</text:p>
      <text:p text:style-name="Text_20_body">Parametrizing:</text:p>
      <text:p text:style-name="Text_20_body">The cable extends from helicopter down to free end. At each point, the cable's direction is the direction of tension.</text:p>
      <text:p text:style-name="Text_20_body">If T_x is the forward component and T_y is the downward component (since tension pulls up, wait no:)</text:p>
      <text:p text:style-name="Text_20_body">Wait, tension at a point pulls toward the helicopter. If the helicopter is ahead and above, then the tension has a forward and upward component.</text:p>
      <text:p text:style-name="Text_20_body">But y is downward, so upward would be negative y.</text:p>
      <text:p text:style-name="Text_20_body">This coordinate confusion is messing things up.</text:p>
      <text:p text:style-name="Text_20_body">Let's reset clearly:</text:p>
      <text:list text:style-name="L33">
        <text:list-item>
          <text:p text:style-name="P44">Coordinate system:</text:p>
          <text:list>
            <text:list-item>
              <text:p text:style-name="P44">x-axis: positive in the direction of helicopter's motion (forward)</text:p>
            </text:list-item>
            <text:list-item>
              <text:p text:style-name="P44">y-axis: positive downward (so gravity acts in +y direction)</text:p>
            </text:list-item>
          </text:list>
        </text:list-item>
        <text:list-item>
          <text:p text:style-name="P44">Helicopter is moving at constant velocity in +x direction; in its frame, air flows in -x direction</text:p>
        </text:list-item>
        <text:list-item>
          <text:p text:style-name="P44">Cable attaches at (0, 0), trails back, so any point on cable has x ≤ 0 and y ≥ 0</text:p>
        </text:list-item>
        <text:list-item>
          <text:p text:style-name="P44">s = arc length from helicopter down the cable: s = 0 at helicopter, s = L at free end. So as s increases, we go down the cable away from helicopter.</text:p>
        </text:list-item>
        <text:list-item>
          <text:p text:style-name="P44">At position s, consider tension T(s): this is the force exerted on the segment below s by the segment above s. Since the cable is trailing back, T(s) pulls somewhat forward and upward (which is negative y direction). Wait:</text:p>
        </text:list-item>
      </text:list>
      <text:p text:style-name="Text_20_body">But y is positive downward, so upward is negative y.</text:p>
      <text:p text:style-name="Text_20_body">Breaking T into components:</text:p>
      <text:list text:style-name="L34">
        <text:list-item>
          <text:p text:style-name="P45">T_x(s): component in x direction (positive forward)</text:p>
        </text:list-item>
        <text:list-item>
          <text:p text:style-name="P45">T_y(s): component in y direction. Since tension pulls upward toward helicopter, T_y(s) is negative (as y-positive-downward)</text:p>
        </text:list-item>
      </text:list>
      <text:p text:style-name="Text_20_body">External forces per unit length:</text:p>
      <text:list text:style-name="L35">
        <text:list-item>
          <text:p text:style-name="P46">Drag: in -x direction (backwards), magnitude D</text:p>
        </text:list-item>
        <text:list-item>
          <text:p text:style-name="P46">Weight: in +y direction, magnitude W = λ g</text:p>
        </text:list-item>
      </text:list>
      <text:p text:style-name="Text_20_body">Force balance on element between s and s + ds:</text:p>
      <text:p text:style-name="Text_20_body">Sum of forces in x:</text:p>
      <text:p text:style-name="Text_20_body">-T_x(s) + T_x(s + ds) - D ds = 0 ⇒ dT_x/ds = D</text:p>
      <text:p text:style-name="Text_20_body"><text:soft-page-break/>Sum of forces in y:</text:p>
      <text:p text:style-name="Text_20_body">-T_y(s) + T_y(s + ds) - W ds = 0 ⇒ dT_y/ds = W</text:p>
      <text:p text:style-name="Text_20_body">Wait, but T_y is negative (pulling up), so we need to be careful.</text:p>
      <text:p text:style-name="Text_20_body">Actually, using the coordinate system:</text:p>
      <text:p text:style-name="Text_20_body">Force from above on the element at s: T(s)</text:p>
      <text:p text:style-name="Text_20_body">Force from below on the element at s + ds: -T(s + ds)</text:p>
      <text:p text:style-name="Text_20_body">External forces: drag (-D ds, 0), weight (0, W ds)</text:p>
      <text:p text:style-name="Text_20_body">Net force: T(s) - T(s + ds) + (-D ds, 0) + (0, W ds) = 0</text:p>
      <text:p text:style-name="Text_20_body">Thus:</text:p>
      <text:p text:style-name="Text_20_body">-[T_x(s + ds) - T_x(s)] = D ds ⇒ -dT_x/ds = D ⇒ dT_x/ds = -D</text:p>
      <text:p text:style-name="Text_20_body">Similarly, -[T_y(s + ds) - T_y(s)] + W ds = 0 ⇒ dT_y/ds = W</text:p>
      <text:p text:style-name="Text_20_body">At free end (s = L), T = 0.</text:p>
      <text:p text:style-name="Text_20_body">So:</text:p>
      <text:p text:style-name="Text_20_body">T_x(s) = ∫_s^L D ds' = D (L - s)</text:p>
      <text:p text:style-name="Text_20_body">Wait, with sign:</text:p>
      <text:p text:style-name="Text_20_body">dT_x/ds = -D ⇒ T_x(s) = T_x(L) - ∫_s^L (-D) ds' ?</text:p>
      <text:p text:style-name="Text_20_body">Wait, integrating dT_x/ds = -D from s to L:</text:p>
      <text:p text:style-name="Text_20_body">T_x(L) - T_x(s) = -D (L - s)</text:p>
      <text:p text:style-name="Text_20_body">But T_x(L) = 0 ⇒ T_x(s) = D (L - s)</text:p>
      <text:p text:style-name="Text_20_body">Similarly, dT_y/ds = W ⇒ T_y(s) = T_y(L) + ∫_s^L W ds' = 0 + W (L - s)</text:p>
      <text:p text:style-name="Text_20_body">But T_y is the y-component of tension. Since y is positive downward, a downward pull would be positive T_y, but tension pulls upward, so T_y should be negative. Contradiction here means sign error.</text:p>
      <text:p text:style-name="Text_20_body">Ah, yes:</text:p>
      <text:p text:style-name="Text_20_body">If y is positive downward, then the tension pulling upward has a negative y-component.</text:p>
      <text:p text:style-name="Text_20_body">The weight force on the element is +y direction (downward).</text:p>
      <text:p text:style-name="Text_20_body">So in force balance y-direction:</text:p>
      <text:p text:style-name="Text_20_body">External force: +W ds (weight)</text:p>
      <text:p text:style-name="Text_20_body">Tension from above: T_y(s) [negative, since upward]</text:p>
      <text:p text:style-name="Text_20_body">Tension from below: -T_y(s + ds) [positive, since upward pull from below would be -tension]</text:p>
      <text:p text:style-name="Text_20_body">Wait, this is too error-prone. Let's use standard sign conventions.</text:p>
      <text:p text:style-name="Text_20_body">Let me define y positive upward instead.</text:p>
      <text:p text:style-name="Text_20_body"><text:soft-page-break/>Redefine:</text:p>
      <text:list text:style-name="L36">
        <text:list-item>
          <text:p text:style-name="P47">x: positive forward</text:p>
        </text:list-item>
        <text:list-item>
          <text:p text:style-name="P47">y: positive upward</text:p>
        </text:list-item>
        <text:list-item>
          <text:p text:style-name="P47">Gravity: -g in y-direction</text:p>
        </text:list-item>
        <text:list-item>
          <text:p text:style-name="P47">Helicopter at (0,0), cable trails back and down, so points on cable have x ≤ 0, y ≤ 0</text:p>
        </text:list-item>
      </text:list>
      <text:p text:style-name="Text_20_body">s = arc length from helicopter (s=0) downward (increasing s goes down cable)</text:p>
      <text:p text:style-name="Text_20_body">External forces per unit length:</text:p>
      <text:list text:style-name="L37">
        <text:list-item>
          <text:p text:style-name="P48">Drag: in -x direction (D &gt; 0 magnitude), so (-D, 0)</text:p>
        </text:list-item>
        <text:list-item>
          <text:p text:style-name="P48">Weight: (0, -λ g)</text:p>
        </text:list-item>
      </text:list>
      <text:p text:style-name="Text_20_body">Tension T(s): force exerted by upper part (smaller s) on lower part (larger s). Since cable is hanging under weight and drag, tension pulls upward and forward along the cable.</text:p>
      <text:p text:style-name="Text_20_body">Thus, T has components:</text:p>
      <text:p text:style-name="Text_20_body">T_x(s) &gt; 0 (forward pull)</text:p>
      <text:p text:style-name="Text_20_body">T_y(s) &gt; 0 (upward pull, which is negative y direction since y positive up)</text:p>
      <text:p text:style-name="Text_20_body">Wait, no:</text:p>
      <text:p text:style-name="Text_20_body">If y is positive upward, then downward is negative y. A upward pull (toward helicopter) is positive T_y.</text:p>
      <text:p text:style-name="Text_20_body">Wait, cable element at s is pulled upward and forward by the tension.</text:p>
      <text:p text:style-name="Text_20_body">So T(s) = (T_x, T_y) with T_x &gt; 0, T_y &gt; 0</text:p>
      <text:p text:style-name="Text_20_body">Force balance on element ds:</text:p>
      <text:p text:style-name="Text_20_body">External forces:</text:p>
      <text:list text:style-name="L38">
        <text:list-item>
          <text:p text:style-name="P49">Drag: (-D ds, 0)</text:p>
        </text:list-item>
        <text:list-item>
          <text:p text:style-name="P49">Weight: (0, -λ g ds)</text:p>
        </text:list-item>
      </text:list>
      <text:p text:style-name="Text_20_body">Sum of forces:</text:p>
      <text:p text:style-name="Text_20_body">T(s) - T(s + ds) + (-D ds, 0) + (0, -λ g ds) = 0</text:p>
      <text:p text:style-name="Text_20_body">⇒ -d/ds (T_x, T_y) ds = (-D ds, -λ g ds)</text:p>
      <text:p text:style-name="Text_20_body">Therefore:</text:p>
      <text:p text:style-name="Text_20_body">dT_x/ds = D</text:p>
      <text:p text:style-name="Text_20_body">dT_y/ds = λ g</text:p>
      <text:p text:style-name="Text_20_body">At free end s = L, T_x = T_y = 0</text:p>
      <text:p text:style-name="Text_20_body">Integrate from free end:</text:p>
      <text:p text:style-name="Text_20_body">For a point s along the cable (s=0 at helicopter, s=L at free end? No, need to check boundary conditions.</text:p>
      <text:p text:style-name="Text_20_body"><text:soft-page-break/>Wait, if s increases downward, then free end is at largest s.</text:p>
      <text:p text:style-name="Text_20_body">At s = L (free end), T(L) = 0</text:p>
      <text:p text:style-name="Text_20_body">We want to find T(s) for s &lt; L.</text:p>
      <text:p text:style-name="Text_20_body">dT_x/ds = D ⇒ integrate from s to L:</text:p>
      <text:p text:style-name="Text_20_body">T_x(s) = T_x(L) - ∫_s^L D ds' = 0 - D(L - s) ⇒ T_x(s) = D(s - L)</text:p>
      <text:p text:style-name="Text_20_body">Wait, but this gives T_x negative for s &lt; L, which would imply tension pulls backward, which contradicts the cable trailing back.</text:p>
      <text:p text:style-name="Text_20_body">I'm clearly messing up the sign conventions.</text:p>
      <text:p text:style-name="Text_20_body">Alternative method from textbook:</text:p>
      <text:p text:style-name="Text_20_body">For a flexible cable hanging under gravity and additional forces, the standard result is that if the resultant of the external forces per unit length is uniform in direction and magnitude, the cable forms a straight line in the direction of the resultant force.</text:p>
      <text:p text:style-name="Text_20_body">Given the problem's conditions—constant speed (so steady state), uniform cable, drag not negligible—we can consider the net force per unit length on the cable as the vector sum of gravity (downward) and drag (horizontal backward). If the helicopter is moving steadily, the drag force per unit length should be uniform along the cable (assuming constant airflow velocity relative to cable, which it is in steady state).</text:p>
      <text:p text:style-name="Text_20_body">Since both forces are constant per unit length (gravity always down, drag always horizontal backward with same magnitude along the cable), their vector sum is a constant force per unit length at a fixed angle from the vertical. Therefore, the cable aligns with this resultant force, forming a straight line angled backward from the vertical.</text:p>
      <text:p text:style-name="Text_20_body">This makes sense by analogy: just like a plumb line in a uniformly accelerating vehicle tilts at an angle, here the cable aligns with the "apparent gravity" combining actual gravity and inertial force due to acceleration—but in this case, it's due to drag instead of acceleration. Wait, but helicopter is moving at constant speed, so no inertial force; rather, direct drag force opposing motion.</text:p>
      <text:p text:style-name="Text_20_body">But yes, two constant body forces =&gt; straight cable.</text:p>
      <text:p text:style-name="Text_20_body">Thus, the shape is a straight line inclined at a constant angle to the vertical, trailing backward.</text:p>
      <text:p text:style-name="Text_20_body">However, I should recall that in reality, for a whirling flexible cable (rotor blades), it curves, but that's due to centrifugal forces varying along the length.</text:p>
      <text:p text:style-name="Text_20_body">Another check: suppose drag force is zero; reduces to vertical straight line (catenary with horizontal force zero is straight, which isn't catenary; wait no—stationary cable under gravity is catenary only if supported at two ends; a cable hanging from one end under gravity would just hang straight down! Wait, yes! A single cable fixed at one end hanging vertically under gravity is straight; catenary is for a cable supported at two ends with horizontal separation.</text:p>
      <text:p text:style-name="Text_20_body">Ah! Critical point I missed:</text:p>
      <text:p text:style-name="Text_20_body">The classic catenary shape arises when a cable is suspended between two points under gravity; the horizontal component of tension varies to accommodate the horizontal span. However, a cable <text:soft-page-break/>hanging from a single point under gravity is simply straight and vertical—because there's no horizontal force, so tension is purely vertical increasing with weight below.</text:p>
      <text:p text:style-name="Text_20_body">Wait, yes! If you have a rope hanging from a helicopter hovering (not moving), it would hang straight down vertically. It's only when there are horizontal forces or constraints that it curves.</text:p>
      <text:p text:style-name="Text_20_body">But then why do long cables sometimes show some curve? Maybe due to wind, but if no wind, it's straight.</text:p>
      <text:p text:style-name="Text_20_body">So in the hovering helicopter (no horizontal movement), cable hangs straight down.</text:p>
      <text:p text:style-name="Text_20_body">When the helicopter is moving forward at constant speed, cable trailing at an angle in straight line.</text:p>
      <text:p text:style-name="Text_20_body">Yes, this must be the case.</text:p>
      <text:p text:style-name="Text_20_body">Therefore, the answer is that the cable takes the shape of a straight line, angled backward from the vertical.</text:p>
      <text:p text:style-name="Text_20_body">But to confirm with force analysis:</text:p>
      <text:p text:style-name="Text_20_body">For the hovering helicopter (v=0), no drag, cable straight down.</text:p>
      <text:p text:style-name="Text_20_body">For moving helicopter (v&gt;0), drag force horizontal backward per unit length. If drag force per unit length is constant along cable, then net force per unit length is constant vector (down + back), so cable aligns with this vector, hence straight.</text:p>
      <text:p text:style-name="Text_20_body">Even if drag force depended on the local angle, in reality for a thin cable, the dependence might be weak, or the problem expects the straight line model.</text:p>
      <text:p text:style-name="Text_20_body">Given the problem states "perfectly flexible" which implies no bending resistance; it will orient itself so that tension is along the cable, but with forces as analyzed.</text:p>
      <text:p text:style-name="Text_20_body">Given all this, I think the correct answer is that the cable is straight, inclined at a constant angle to the vertical.”</text:p>
      <text:p text:style-name="Text_20_body"><text:tab/><text:span text:style-name="T1">Answer: “The cable will assume a **straight-line shape**, inclined at a constant angle to the vertical, trailing backward relative to the helicopter's direction of motion.</text:span></text:p>
      <text:p text:style-name="Text_20_body"/>
      <text:p text:style-name="Text_20_body">### Explanation:</text:p>
      <text:p text:style-name="Text_20_body">1. **Forces Acting on the Cable**:</text:p>
      <text:p text:style-name="Text_20_body"><text:s text:c="3"/>- **Gravity**: Acts downward uniformly along the cable (proportional to mass per unit length $ \lambda $).</text:p>
      <text:p text:style-name="Text_20_body"><text:s text:c="3"/>- **Air Drag**: Acts horizontally backward (opposite to the helicopter's motion) with a magnitude proportional to the airflow speed (assumed constant in steady state).</text:p>
      <text:p text:style-name="Text_20_body"/>
      <text:p text:style-name="Text_20_body">2. **Force Balance**:</text:p>
      <text:p text:style-name="Text_20_body"><text:s text:c="3"/>- In the helicopter's frame of reference (stationary with respect to the helicopter), the cable experiences:</text:p>
      <text:p text:style-name="Text_20_body"><text:s text:c="5"/>- A uniform vertical downward force per unit length ($ \lambda g $).</text:p>
      <text:p text:style-name="Text_20_body"><text:soft-page-break/><text:s text:c="5"/>- A uniform horizontal backward force per unit length ($ k $, where $ k $ depends on air density, velocity, and cable properties).</text:p>
      <text:p text:style-name="Text_20_body"><text:s text:c="3"/>- The net external force per unit length is constant in both magnitude and direction, equivalent to a single "apparent gravity" vector tilted backward from the vertical.</text:p>
      <text:p text:style-name="Text_20_body"/>
      <text:p text:style-name="Text_20_body">3. **Tension and Shape**:</text:p>
      <text:p text:style-name="Text_20_body"><text:s text:c="3"/>- For a perfectly flexible cable under a uniform resultant force, the tension at any point must align with the local tangent to balance the cumulative forces below it.</text:p>
      <text:p text:style-name="Text_20_body"><text:s text:c="3"/>- Since the resultant force per unit length is constant, the cable orients itself **parallel to this resultant force**, resulting in a **straight line**.</text:p>
      <text:p text:style-name="Text_20_body"><text:s text:c="3"/>- The angle $ \theta $ from the vertical satisfies:</text:p>
      <text:p text:style-name="Text_20_body"><text:s text:c="5"/>$$</text:p>
      <text:p text:style-name="Text_20_body"><text:s text:c="5"/>\tan\theta = \frac{k}{\lambda g}</text:p>
      <text:p text:style-name="Text_20_body"><text:s text:c="5"/>$$</text:p>
      <text:p text:style-name="Text_20_body"><text:s text:c="5"/>where $ k $ is the horizontal drag force per unit length and $ \lambda g $ is the weight per unit length.</text:p>
      <text:p text:style-name="Text_20_body"/>
      <text:p text:style-name="Text_20_body">4. **Key Assumptions**:</text:p>
      <text:p text:style-name="Text_20_body"><text:s text:c="3"/>- Airflow speed is uniform along the cable (steady state, constant helicopter speed).</text:p>
      <text:p text:style-name="Text_20_body"><text:s text:c="3"/>- Drag force per unit length is constant (simplified model; in reality, drag depends weakly on cable orientation, but the problem's phrasing suggests a uniform force approximation).</text:p>
      <text:p text:style-name="Text_20_body"><text:s text:c="3"/>- No bending stiffness (cable is "perfectly flexible").</text:p>
      <text:p text:style-name="Text_20_body"/>
      <text:p text:style-name="Text_20_body">### Why Not a Curve?</text:p>
      <text:p text:style-name="Text_20_body">- A **catenary** arises when forces are vertical and vary with cable length (e.g., a cable suspended between two points under gravity alone). Here, the addition of a **uniform horizontal force** changes the equilibrium to a straight line.</text:p>
      <text:p text:style-name="Text_20_body">- If drag depended significantly on the local angle of the cable, the shape might curve slightly. However, the problem does not specify such dependence, and standard physics models treat this scenario as yielding a straight line.</text:p>
      <text:p text:style-name="Text_20_body"/>
      <text:p text:style-name="Text_20_body">### Summary:</text:p>
      <text:p text:style-name="Text_20_body">The cable forms a straight line angled backward, with the slope determined by the ratio of horizontal drag to vertical weight per unit length. This is analogous to a pendulum aligning with a net gravitational field tilted by horizontal acceleration.”</text:p>
      <text:p text:style-name="P27"><text:soft-page-break/>Mistral Small 3.1 24B (free):</text:p>
      <text:p text:style-name="P27">“The shape of the cable will not be a simple catenary as it would be if the cable were hanging under its own weight in a vacuum or negligible air resistance. Instead, the shape of the cable will be influenced by the air resistance acting on it. Here are the key factors to consider:</text:p>
      <text:p text:style-name="P27"/>
      <text:p text:style-name="P27">1. **Air Resistance**: Since air friction on the cable is not negligible, the cable will experience a drag force that opposes its motion. This drag force will vary along the length of the cable because the velocity of different segments of the cable will vary due to the cable's shape and the helicopter's motion.</text:p>
      <text:p text:style-name="P27"/>
      <text:p text:style-name="P27">2. **Helicopter's Horizontal Motion**: The helicopter is flying horizontally at a constant speed. This means that the cable will be subjected to both gravitational forces (pulling it downward) and aerodynamic forces (acting primarily in the direction opposite to the helicopter's motion).</text:p>
      <text:p text:style-name="P27"/>
      <text:p text:style-name="P27">3. **Flexible Cable**: The cable is perfectly flexible and uniform, meaning it will adjust its shape to balance the forces acting on it. The cable will not maintain a straight vertical line because of the horizontal component of the forces due to air resistance.</text:p>
      <text:p text:style-name="P27"/>
      <text:p text:style-name="P27">Given these factors, the cable will likely take on a shape that is a combination of a catenary curve (due to gravity) and a streamlined shape (due to air resistance). The exact shape will depend on the specific conditions, such as the speed of the helicopter, the length and mass of the cable, and the properties of the air (density, viscosity).</text:p>
      <text:p text:style-name="P27"/>
      <text:p text:style-name="P27">In summary, the cable will not form a simple catenary but rather a more complex curve that accounts for both gravitational and aerodynamic forces. The precise mathematical description of this shape would require solving a differential equation that includes both gravitational and drag forces, which is beyond simple analytical solutions and typically requires numerical methods or computational fluid dynamics (CFD) simulations.”</text:p>
      <text:p text:style-name="P27"/>
      <text:p text:style-name="P27">Gemini 2.0 Flash Experimental (free):</text:p>
      <text:p text:style-name="P27">Here's a breakdown of the forces acting on the cable and the resulting shape it will assume:</text:p>
      <text:p text:style-name="P27"/>
      <text:p text:style-name="P27">**Forces Involved**</text:p>
      <text:p text:style-name="P27"/>
      <text:p text:style-name="P27">1. <text:s/>**Weight:** The weight of the cable acts downwards due to gravity. This weight is uniformly distributed along the length of the cable.</text:p>
      <text:p text:style-name="P27"/>
      <text:p text:style-name="P27"><text:soft-page-break/>2. <text:s/>**Drag:** Air friction (drag) acts on the cable. Since the helicopter is moving horizontally at a constant speed, the drag force will be approximately perpendicular to the cable (we assume the cable aligns roughly with the direction of motion). The drag force is distributed along the length of the cable and its magnitude depends on the local velocity of the cable relative to the air.</text:p>
      <text:p text:style-name="P27"/>
      <text:p text:style-name="P27">3. <text:s/>**Tension:** Tension acts along the cable, pulling it taut. The tension will vary along the length of the cable.</text:p>
      <text:p text:style-name="P27"/>
      <text:p text:style-name="P27">**Analysis**</text:p>
      <text:p text:style-name="P27"/>
      <text:p text:style-name="P27">Consider a small segment of the cable. For the segment to be in equilibrium, the forces acting on it must balance. The forces are tension at both ends of the segment, weight, and drag. Resolve the tension forces into horizontal and vertical components.</text:p>
      <text:p text:style-name="P27"/>
      <text:p text:style-name="P27">Let's denote:</text:p>
      <text:p text:style-name="P27"/>
      <text:p text:style-name="P27">* <text:s text:c="2"/>$T(s)$ as the tension at a point $s$ along the cable (where $s$ is the arc length from the free end)</text:p>
      <text:p text:style-name="P27">* <text:s text:c="2"/>$\theta(s)$ as the angle the cable makes with the horizontal at point $s$</text:p>
      <text:p text:style-name="P27">* <text:s text:c="2"/>$w$ as the weight per unit length of the cable</text:p>
      <text:p text:style-name="P27">* <text:s text:c="2"/>$d$ as the drag force per unit length of the cable</text:p>
      <text:p text:style-name="P27"/>
      <text:p text:style-name="P27">Balancing the forces in the horizontal and vertical directions for a small segment $\Delta s$ gives us:</text:p>
      <text:p text:style-name="P27"/>
      <text:p text:style-name="P27">* <text:s text:c="2"/>Horizontal: $T(s + \Delta s) \cos(\theta + \Delta \theta) - T(s) \cos(\theta) = d \Delta s$</text:p>
      <text:p text:style-name="P27">* <text:s text:c="2"/>Vertical: $T(s + \Delta s) \sin(\theta + \Delta \theta) - T(s) \sin(\theta) = w \Delta s$</text:p>
      <text:p text:style-name="P27"/>
      <text:p text:style-name="P27">Dividing by $\Delta s$ and taking the limit as $\Delta s \rightarrow 0$, we get the following differential equations:</text:p>
      <text:p text:style-name="P27"/>
      <text:p text:style-name="P27">* <text:s text:c="2"/>$\frac{d}{ds}(T(s) \cos(\theta(s))) = d(s)$</text:p>
      <text:p text:style-name="P27">* <text:s text:c="2"/>$\frac{d}{ds}(T(s) \sin(\theta(s))) = w$</text:p>
      <text:p text:style-name="P27"/>
      <text:p text:style-name="P27">Integrating both with respect to $s$:</text:p>
      <text:p text:style-name="P27"><text:soft-page-break/></text:p>
      <text:p text:style-name="P27">* <text:s text:c="2"/>$T(s) \cos(\theta(s)) = \int d(s) ds + C_1$</text:p>
      <text:p text:style-name="P27">* <text:s text:c="2"/>$T(s) \sin(\theta(s)) = ws + C_2$</text:p>
      <text:p text:style-name="P27"/>
      <text:p text:style-name="P27">At the free end of the cable ($s=0$), the tension is horizontal, so $\theta(0) = 0$. This implies that $C_2 = 0$. Hence:</text:p>
      <text:p text:style-name="P27"/>
      <text:p text:style-name="P27">* <text:s text:c="2"/>$T(s) \sin(\theta(s)) = ws$</text:p>
      <text:p text:style-name="P27"/>
      <text:p text:style-name="P27">Let's denote the horizontal component of drag force per unit length as a constant $D$ ($d(s)=D$). Then</text:p>
      <text:p text:style-name="P27"/>
      <text:p text:style-name="P27">* <text:s text:c="2"/>$T(s) \cos(\theta(s)) = Ds + C_1$</text:p>
      <text:p text:style-name="P27"/>
      <text:p text:style-name="P27">At the free end of the cable ($s=0$), the tension is horizontal, so $\theta(0) = 0$. Let $T_0$ represent the tension at $s=0$. This implies that $C_1 = T_0$. Hence:</text:p>
      <text:p text:style-name="P27"/>
      <text:p text:style-name="P27">* <text:s text:c="3"/>$T(s) \cos(\theta(s)) = Ds + T_0$</text:p>
      <text:p text:style-name="P27"/>
      <text:p text:style-name="P27">Dividing the vertical equation by the horizontal equation, we get:</text:p>
      <text:p text:style-name="P27"/>
      <text:p text:style-name="P27">$$ \tan(\theta(s)) = \frac{ws}{Ds + T_0} $$</text:p>
      <text:p text:style-name="P27"/>
      <text:p text:style-name="P27">This equation defines the angle $\theta$ as a function of the arc length $s$. Since $\tan(\theta(s)) = \frac{dy}{dx}$, we need to integrate to find $y(x)$.</text:p>
      <text:p text:style-name="P27"/>
      <text:p text:style-name="P27">However, this is an implicit equation, and solving for the shape *analytically* is generally difficult, especially considering that the drag force is not constant but depends on the velocity of the cable segment relative to the air, which itself depends on the shape of the cable.</text:p>
      <text:p text:style-name="P27"/>
      <text:p text:style-name="P27">**Qualitative Shape**</text:p>
      <text:p text:style-name="P27"/>
      <text:p text:style-name="P27"><text:soft-page-break/>* <text:s text:c="2"/>**Near the free end:** The cable will be nearly horizontal. The tension is mostly horizontal, balancing the drag. The vertical component of tension, balancing the weight, is small since the weight of the cable is small near the free end.</text:p>
      <text:p text:style-name="P27">* <text:s text:c="2"/>**Further up:** The cable curves upwards. The angle with the horizontal increases as you move towards the helicopter. The tension increases to support the increasing weight of the cable below.</text:p>
      <text:p text:style-name="P27">* <text:s text:c="2"/>**Near the helicopter:** The cable will approach a more vertical orientation. The tension will be high due to both the weight and the drag.</text:p>
      <text:p text:style-name="P27"/>
      <text:p text:style-name="P27">**In Summary**</text:p>
      <text:p text:style-name="P27"/>
      <text:p text:style-name="P27">The cable will take on a curved shape that is neither a catenary (the shape a cable hangs in when only subject to gravity) nor a straight line. It will start nearly horizontally at the free end and gradually curve upwards, becoming more vertical as it approaches the helicopter. The exact shape depends on the weight per unit length of the cable, the drag force (air friction), the helicopter's speed, and the tension in the cable. Finding the analytical solution to this problem is complex, and numerical methods are often required.”</text:p>
      <text:p text:style-name="P27"/>
      <text:p text:style-name="P27">Llama 3.2 3B Instruct (free):</text:p>
      <text:p text:style-name="P27">“The cable will take the shape of a catenary curve.”</text:p>
      <text:p text:style-name="P27">Kimi K2 0711 (free):</text:p>
      <text:p text:style-name="P27">“### Understanding the Problem</text:p>
      <text:p text:style-name="P27"/>
      <text:p text:style-name="P27">First, let's break down the key elements of the scenario:</text:p>
      <text:p text:style-name="P27"/>
      <text:p text:style-name="P27">1. **Helicopter Motion**: The helicopter is flying horizontally at a constant speed. This implies that the helicopter is not accelerating, and the cable is being dragged through the air at a constant velocity.</text:p>
      <text:p text:style-name="P27"/>
      <text:p text:style-name="P27">2. **Cable Properties**: The cable is described as "perfectly flexible" and "uniform." This means it has no stiffness (it can bend freely) and its mass per unit length is constant along its length.</text:p>
      <text:p text:style-name="P27"/>
      <text:p text:style-name="P27">3. **Air Resistance**: The problem states that air friction on the cable is not negligible. This is crucial because it means the cable will experience drag forces as it moves through the air.</text:p>
      <text:p text:style-name="P27"/>
      <text:p text:style-name="P27">4. **Cable Attachment**: One end of the cable is attached to the helicopter, and the other end is free. The cable is not attached to the ground or any other fixed point.</text:p>
      <text:p text:style-name="P27"><text:soft-page-break/></text:p>
      <text:p text:style-name="P27">### Forces Acting on the Cable</text:p>
      <text:p text:style-name="P27"/>
      <text:p text:style-name="P27">To determine the shape of the cable, we need to consider the forces acting on it:</text:p>
      <text:p text:style-name="P27"/>
      <text:p text:style-name="P27">1. **Gravity**: The cable has mass, so gravity acts on every segment of the cable, pulling it downward.</text:p>
      <text:p text:style-name="P27"/>
      <text:p text:style-name="P27">2. **Air Resistance (Drag)**: As the cable moves through the air, air resistance acts on it. The drag force depends on the cable's orientation relative to the airflow. The drag force is highest when the cable is perpendicular to the airflow and lowest when it's parallel.</text:p>
      <text:p text:style-name="P27"/>
      <text:p text:style-name="P27">3. **Tension**: The cable is under tension due to the helicopter's motion. The tension is highest at the helicopter end and decreases along the cable's length.</text:p>
      <text:p text:style-name="P27"/>
      <text:p text:style-name="P27">### Cable Shape Under These Forces</text:p>
      <text:p text:style-name="P27"/>
      <text:p text:style-name="P27">Given these forces, the cable will not hang straight down. Instead, it will curve due to the interaction of gravity, air resistance, and the tension from the helicopter's motion. The cable will form a curve that is influenced by the balance between these forces.</text:p>
      <text:p text:style-name="P27"/>
      <text:p text:style-name="P27">### The Shape of the Cable</text:p>
      <text:p text:style-name="P27"/>
      <text:p text:style-name="P27">The shape the cable takes is determined by the balance of these forces. The cable will curve upwards as the helicopter drags it through the air. The exact shape will be a curve that is influenced by:</text:p>
      <text:p text:style-name="P27"/>
      <text:p text:style-name="P27">- The tension in the cable, which is highest at the helicopter end and decreases along the cable's length.</text:p>
      <text:p text:style-name="P27">- The drag force, which acts on the cable as it moves through the air.</text:p>
      <text:p text:style-name="P27">- The weight of the cable itself, which pulls it downward.</text:p>
      <text:p text:style-name="P27"/>
      <text:p text:style-name="P27">### Mathematical Description</text:p>
      <text:p text:style-name="P27"/>
      <text:p text:style-name="P27"><text:soft-page-break/>The shape of the cable can be described by a differential equation that balances these forces. The exact solution depends on the specific parameters (such as the helicopter's speed, the cable's mass per unit length, and the drag coefficient). However, the general form of the solution is known.</text:p>
      <text:p text:style-name="P27"/>
      <text:p text:style-name="P27">### The Answer</text:p>
      <text:p text:style-name="P27"/>
      <text:p text:style-name="P27">The cable will not hang straight down. Instead, it will curve upwards and backwards relative to the helicopter's direction of motion. The exact shape will be a curve that is influenced by the balance of tension, gravity, and air resistance. The cable will trail behind the helicopter, curving upwards and backwards as the helicopter drags it through the air.</text:p>
      <text:p text:style-name="P27"/>
      <text:p text:style-name="P27">### Additional Considerations</text:p>
      <text:p text:style-name="P27"/>
      <text:p text:style-name="P27">- **Cable Stiffness**: The problem states the cable is "perfectly flexible," so we can ignore any stiffness in the cable itself.</text:p>
      <text:p text:style-name="P27">- **Air Resistance Model**: The problem states that air friction on the cable is not negligible, but it does not specify the exact nature of this resistance. In reality, the drag force on the cable will depend on the cable's orientation relative to the airflow.</text:p>
      <text:p text:style-name="P27"/>
      <text:p text:style-name="P27">### Conclusion</text:p>
      <text:p text:style-name="P27"/>
      <text:p text:style-name="P27">The cable will not hang straight down. Instead, it will curve upwards and backwards relative to the helicopter's direction of motion. The exact shape will be determined by the balance of the tension in the cable, the drag force from the air, and the weight of the cable itself.”</text:p>
      <text:p text:style-name="P27"/>
      <text:p text:style-name="P27">Grok 4.1 Fast:</text:p>
      <text:p text:style-name="P27">“**A straight line, inclined downward and backward (trailing behind the helicopter).**</text:p>
      <text:p text:style-name="P27"/>
      <text:p text:style-name="P27">### Explanation</text:p>
      <text:p text:style-name="P27">- In the absence of air friction, the cable would hang vertically (a degenerate catenary).</text:p>
      <text:p text:style-name="P27">- With non-negligible horizontal air friction (drag), the equilibrium shape balances tension, uniform gravity ($\rho g$ per unit length downward), and uniform horizontal drag per unit length (backward).</text:p>
      <text:p text:style-name="P27">- Using arc length $s$ from the free end:</text:p>
      <text:p text:style-name="P27"><text:s text:c="2"/>- Horizontal tension component: $T \cos \theta = f s$ (total drag below).</text:p>
      <text:p text:style-name="P27"><text:soft-page-break/><text:s text:c="2"/>- Vertical tension component: $T \sin \theta = \rho g s$ (weight below).</text:p>
      <text:p text:style-name="P27">- Thus, $\tan \theta = \rho g / f = $ constant, so $\theta$ is constant along the cable.</text:p>
      <text:p text:style-name="P27">- Constant angle $\theta$ implies a **straight line**.</text:p>
      <text:p text:style-name="P27">- More realistic drag models (e.g., drag $\propto \sin \theta$ from projected area) also yield constant $\theta$ satisfying algebraic equations like $\tan \theta = \rho g / (k \sin \theta)$.”</text:p>
      <text:p text:style-name="P27"/>
      <text:p text:style-name="P27">LongCat Flash Chat:</text:p>
      <text:p text:style-name="P27">“The shape of a uniform, flexible cable hanging beneath a moving helicopter with air friction considered is influenced by two primary forces: **gravity** and **air drag**. Here's the breakdown:</text:p>
      <text:p text:style-name="P27"/>
      <text:p text:style-name="P27">### Key Forces and Assumptions:</text:p>
      <text:p text:style-name="P27">1. **Horizontal Motion (Air Drag)**: </text:p>
      <text:p text:style-name="P27"><text:s text:c="3"/>- The cable experiences a *velocity-squared drag force* per unit length: <text:s/></text:p>
      <text:p text:style-name="P27"><text:s text:c="5"/>$$</text:p>
      <text:p text:style-name="P27"><text:s text:c="5"/>\vec{F}_{\text{drag}} = -k v^2 \hat{v},</text:p>
      <text:p text:style-name="P27"><text:s text:c="5"/>$$</text:p>
      <text:p text:style-name="P27"><text:s text:c="5"/>where $v$ is the horizontal velocity of a segment relative to the air (assumed equal to the helicopter's speed $v_0$), $k$ is the drag coefficient, and $\hat{v}$ is the direction opposite to motion.</text:p>
      <text:p text:style-name="P27"><text:s text:c="3"/>- This drag force is largest at the *top* (attached to the helicopter) and decreases linearly with mass distribution along the cable (i.e., proportional to the length already traversed to reach a given point).</text:p>
      <text:p text:style-name="P27"/>
      <text:p text:style-name="P27">2. **Vertical Motion (Gravity)**:</text:p>
      <text:p text:style-name="P27"><text:s text:c="3"/>- The weight per unit length $mg/L$ acts downward, treated as a constant. </text:p>
      <text:p text:style-name="P27"><text:s text:c="3"/>- Tension balances the weight, as in a static catenary: <text:s/></text:p>
      <text:p text:style-name="P27"><text:s text:c="5"/>$$</text:p>
      <text:p text:style-name="P27"><text:s text:c="5"/>T \sin\theta = \frac{mgs}{L},</text:p>
      <text:p text:style-name="P27"><text:s text:c="5"/>$$</text:p>
      <text:p text:style-name="P27"><text:s text:c="5"/>where $s$ is the arc length from the free end, $\theta$ is the local angle to the vertical, and $T$ is the tension.</text:p>
      <text:p text:style-name="P27"/>
      <text:p text:style-name="P27">### Shape Derivation:</text:p>
      <text:p text:style-name="P27"><text:soft-page-break/>The cable's shape is described by the **drag-influenced catenary**. Combining forces:</text:p>
      <text:p text:style-name="P27"/>
      <text:p text:style-name="P27">1. **Horizontal (Balance of Drag and Tension)**:</text:p>
      <text:p text:style-name="P27"><text:s text:c="3"/>$$</text:p>
      <text:p text:style-name="P27"><text:s text:c="3"/>T \cos\theta = C - \frac{k v_0^2 s^2}{2},</text:p>
      <text:p text:style-name="P27"><text:s text:c="3"/>$$</text:p>
      <text:p text:style-name="P27"><text:s text:c="3"/>where $C$ is a constant determined by boundary conditions (i.e., tension and drag at the helicopter attachment point).</text:p>
      <text:p text:style-name="P27"/>
      <text:p text:style-name="P27">2. **Vertical (Balance of Weight and Tension)**:</text:p>
      <text:p text:style-name="P27"><text:s text:c="3"/>$$</text:p>
      <text:p text:style-name="P27"><text:s text:c="3"/>T \sin\theta = \frac{mgs}{L}.</text:p>
      <text:p text:style-name="P27"><text:s text:c="3"/>$$</text:p>
      <text:p text:style-name="P27"/>
      <text:p text:style-name="P27">3. **Curve Equation**:</text:p>
      <text:p text:style-name="P27"><text:s text:c="3"/>Dividing the two equations and integrating (or using the tangent angle $\frac{dy}{dx} = \tan\theta$):</text:p>
      <text:p text:style-name="P27"><text:s text:c="3"/>$$</text:p>
      <text:p text:style-name="P27"><text:s text:c="3"/>\frac{dy}{dx} = \frac{mgs}{L(C - \frac{k v_0^2 s^2}{2})}.</text:p>
      <text:p text:style-name="P27"><text:s text:c="3"/>$$</text:p>
      <text:p text:style-name="P27"><text:s text:c="3"/>This leads to a **nonlinear differential equation** whose solution is **not** a simple hyperbolic cosine or parabola. For small drag ($k v_0^2 \ll mg/L$), the shape approximates: <text:s/></text:p>
      <text:p text:style-name="P27"><text:s text:c="3"/>- A **straight line** (if $k v_0^2 \gg mg/L$, drag dominates gravity), <text:s/></text:p>
      <text:p text:style-name="P27"><text:s text:c="3"/>- A **catenary** (if $mg/L \gg k v_0^2$, gravity dominates drag), <text:s/></text:p>
      <text:p text:style-name="P27"><text:s text:c="3"/>- A **snaking/curved line** (intermediate regime, coupling both effects).</text:p>
      <text:p text:style-name="P27"/>
      <text:p text:style-name="P27">### Practical Observation:</text:p>
      <text:p text:style-name="P27">- **Upper Half**: The cable aligns closely with the wind (nearly horizontal or trailing at a low angle, per drag dominance). <text:s/></text:p>
      <text:p text:style-name="P27">- **Lower Half**: The cable sags vertically (gravity dominates as drag force decreases with remaining cable length). <text:s/></text:p>
      <text:p text:style-name="P27">- **Numerical Simulation**: Requires solving the ODE with $k$, $v_0$, $m$, and $L$ as inputs. The curve transitions smoothly from a steep slope near the helicopter to a shallow/nearly vertical drop toward the free end.</text:p>
      <text:p text:style-name="P27"><text:soft-page-break/></text:p>
      <text:p text:style-name="P27">### Example (Simplified Case):</text:p>
      <text:p text:style-name="P27">For negligible drag at the free end and uniform mass, the shape resembles a **hockey stick**—a steeper curve transitioning to a slighter tail. Precisely: <text:s/></text:p>
      <text:p text:style-name="P27">- Let $x(s) = \int_0^s \cos\theta(s) \, ds$, <text:s/></text:p>
      <text:p text:style-name="P27">- $y(s) = \int_0^s \sin\theta(s) \, ds$, <text:s/></text:p>
      <text:p text:style-name="P27"><text:s text:c="2"/>where $\theta(s)$ is derived from the tension-drag balance above.</text:p>
      <text:p text:style-name="P27"/>
      <text:p text:style-name="P27">**Conclusion**: The cable forms a **drag-driven catenary-like curve**, mathematically distinct from the classic catenary or parabola due to the coupling of aerodynamic drag and gravity. Exact profiles demand numerical methods for realistic parameters.”</text:p>
      <text:p text:style-name="P27">Deepseek R1T Chimera (free):</text:p>
      <text:p text:style-name="P27">“Okay, let's try to figure out what shape a cable hanging from a helicopter would take when it's flying horizontally at a constant speed with air friction acting on the cable. </text:p>
      <text:p text:style-name="P27"/>
      <text:p text:style-name="P27">First, I know that if there's no air friction, the cable would just hang straight down because the helicopter and the cable are moving at the same constant speed. But since there's air friction, the cable will experience some drag force. The drag force depends on the velocity of the cable relative to the air, right? </text:p>
      <text:p text:style-name="P27"/>
      <text:p text:style-name="P27">Since the helicopter is moving forward, the top part of the cable is moving at the same speed as the helicopter. But as we go down the cable, each segment is dragged along by the segment above it, so the velocity might decrease because of air resistance. So the lower parts of the cable are moving slower than the helicopter. This means the cable isn't all moving at the same speed, which probably causes it to angle backward. </text:p>
      <text:p text:style-name="P27"/>
      <text:p text:style-name="P27">Wait, but how exactly does the drag force affect each small segment of the cable? Let's consider a small piece of the cable. The forces acting on it would be tension from above, tension from below, gravity pulling it down, and air drag opposing its motion. </text:p>
      <text:p text:style-name="P27"/>
      <text:p text:style-name="P27">Since the helicopter is moving horizontally at constant speed, the system is in equilibrium. So for each segment, the horizontal and vertical forces must balance. </text:p>
      <text:p text:style-name="P27"/>
      <text:p text:style-name="P27">Let me denote the linear mass density of the cable as $\lambda$ (mass per unit length), and the drag force per unit length would depend on the velocity. The drag force per unit length can be modeled as $f_d = k v$, where $v$ is the velocity of that segment and $k$ is some constant depending on air density, cable diameter, etc. </text:p>
      <text:p text:style-name="P27"><text:soft-page-break/></text:p>
      <text:p text:style-name="P27">Assuming steady state, the velocity of each segment is constant, so the tension and drag must balance. Let's set up coordinates: x is horizontal in the direction of motion, y is vertical downward. The cable's shape can be described as a curve y(x). </text:p>
      <text:p text:style-name="P27"/>
      <text:p text:style-name="P27">For a small segment dx, the horizontal component of tension must balance the drag force. If T is the tension at a point, then the horizontal component is $T \sin\theta$, where $\theta$ is the angle the cable makes with the vertical. The change in tension over dx would be due to the drag: d(T \sin\theta) = -f_d dx = -k v dx. </text:p>
      <text:p text:style-name="P27"/>
      <text:p text:style-name="P27">But v is the horizontal velocity of that segment. Since the helicopter is moving at speed V, and the cable is flexible, maybe the velocity varies along the cable. Hmm, this seems complicated. Maybe it's easier to consider that each point of the cable is moving at the same speed V, but the drag still acts along the length. </text:p>
      <text:p text:style-name="P27"/>
      <text:p text:style-name="P27">Wait, no, because the lower parts are being dragged through the air, so their speed might be less than V. But if the helicopter has been flying at constant speed long enough, maybe the entire cable is moving at V. But then why is there drag? The drag should be proportional to the relative velocity, but if the air is still and the cable is moving at V, then the drag is uniform along the cable. </text:p>
      <text:p text:style-name="P27"/>
      <text:p text:style-name="P27">But that would mean the shape is the same as if the helicopter were stationary and there's a horizontal wind. That's like a flag in the wind. In that case, the cable would form a catenary curve, but inclined because of the horizontal drag force. </text:p>
      <text:p text:style-name="P27"/>
      <text:p text:style-name="P27">Wait, I remember that a catenary is the shape a chain takes under gravity when hanging freely. But here, we have both gravity and drag forces. So it's a variant of the catenary. </text:p>
      <text:p text:style-name="P27"/>
      <text:p text:style-name="P27">Maybe we can model it similarly to the standard catenary but with an additional horizontal force. The standard catenary equation comes from balancing the vertical gravity and tension. Here, we have gravity vertical and drag horizontal. </text:p>
      <text:p text:style-name="P27"/>
      <text:p text:style-name="P27">Let's parametrize the cable by its arc length s. For a small segment ds, the forces are:</text:p>
      <text:p text:style-name="P27">- Tension T(s) at one end, T(s+ds) at the other.</text:p>
      <text:p text:style-name="P27">- Gravity: $\lambda g ds$ downward.</text:p>
      <text:p text:style-name="P27">- Drag: $k V ds$ opposite to the direction of motion.</text:p>
      <text:p text:style-name="P27"/>
      <text:p text:style-name="P27"><text:soft-page-break/>The tension has horizontal and vertical components. Balancing horizontal forces: T(s) \cos\theta(s) = T(s+ds) \cos\theta(s+ds) + k V ds. </text:p>
      <text:p text:style-name="P27">Balancing vertical forces: T(s) \sin\theta(s) = T(s+ds) \sin\theta(s+ds) + \lambda g ds. </text:p>
      <text:p text:style-name="P27"/>
      <text:p text:style-name="P27">Taking ds → 0, we get differential equations:</text:p>
      <text:p text:style-name="P27">- d(T \cos\theta)/ds = -k V</text:p>
      <text:p text:style-name="P27">- d(T \sin\theta)/ds = -\lambda g</text:p>
      <text:p text:style-name="P27"/>
      <text:p text:style-name="P27">This seems manageable. Let me denote $T_x = T \cos\theta$ and $T_y = T \sin\theta$, the horizontal and vertical components of tension. Then:</text:p>
      <text:p text:style-name="P27">- dT_x/ds = -k V</text:p>
      <text:p text:style-name="P27">- dT_y/ds = -\lambda g</text:p>
      <text:p text:style-name="P27"/>
      <text:p text:style-name="P27">Integrating these:</text:p>
      <text:p text:style-name="P27">- T_x(s) = -k V s + C_1</text:p>
      <text:p text:style-name="P27">- T_y(s) = -\lambda g s + C_2</text:p>
      <text:p text:style-name="P27"/>
      <text:p text:style-name="P27">Assuming at the free end (s = L, where L is the total length), tension is zero, so T_x(L) = 0 and T_y(L) = 0. Then C_1 = k V L and C_2 = \lambda g L. </text:p>
      <text:p text:style-name="P27"/>
      <text:p text:style-name="P27">Thus:</text:p>
      <text:p text:style-name="P27">- T_x(s) = k V (L - s)</text:p>
      <text:p text:style-name="P27">- T_y(s) = \lambda g (L - s)</text:p>
      <text:p text:style-name="P27"/>
      <text:p text:style-name="P27">The slope of the cable is dy/dx = T_y / T_x = (\lambda g (L - s)) / (k V (L - s)) ) = (\lambda g) / (k V) = constant. </text:p>
      <text:p text:style-name="P27"/>
      <text:p text:style-name="P27">Wait, that suggests the slope is constant, meaning the cable is a straight line. But that doesn't seem right because the drag force is distributed along the cable. </text:p>
      <text:p text:style-name="P27"/>
      <text:p text:style-name="P27">Hmm, maybe I made a wrong assumption. Let's think again. If the slope is constant, that would imply a straight line, but in reality, the tension changes along the cable, so maybe the angle changes too. </text:p>
      <text:p text:style-name="P27"/>
      <text:p text:style-name="P27"><text:soft-page-break/>Wait, I integrated tension components as functions of s, which is arc length. But dy/dx = T_y / T_x is indeed (\lambda g)/(k V), which is constant. So that would mean a straight line. </text:p>
      <text:p text:style-name="P27"/>
      <text:p text:style-name="P27">But intuitively, I would expect the cable to be more curved near the bottom because the lower parts have less tension. But according to this, it's a straight line. </text:p>
      <text:p text:style-name="P27"/>
      <text:p text:style-name="P27">Maybe the assumption that the entire cable is moving at speed V is incorrect. If the lower parts are moving slower, then the drag force isn't uniform. </text:p>
      <text:p text:style-name="P27"/>
      <text:p text:style-name="P27">Alternatively, maybe the shape is indeed a straight line because the horizontal and vertical forces both decrease linearly with s, leading to a constant slope. </text:p>
      <text:p text:style-name="P27"/>
      <text:p text:style-name="P27">Let me check dimensions: \lambda g has units kg/m * m/s² = kg/s² per m. k V has units kg/s (since f_d = k V has units kg/s² per m, so k has kg/(m·s)). So \lambda g / (k V) is (kg/s² per m) / (kg/s * m/s) ) = (1/s²) / (1/s²) ) = dimensionless, which matches slope. </text:p>
      <text:p text:style-name="P27"/>
      <text:p text:style-name="P27">This suggests that the slope is indeed constant, so the cable hangs in a straight line at an angle $\theta = \arctan( \lambda g / (k V) )$ from the vertical. </text:p>
      <text:p text:style-name="P27"/>
      <text:p text:style-name="P27">But I still feel unsure. Let me think of extreme cases. If V → ∞, then drag dominates, and the angle approaches horizontal. If V → 0, gravity dominates, and the cable hangs vertically. That makes sense. </text:p>
      <text:p text:style-name="P27"/>
      <text:p text:style-name="P27">Alternatively, if drag is proportional to V², which is more realistic, the analysis changes. Let me try that. Suppose f_d = k V². Then:</text:p>
      <text:p text:style-name="P27"/>
      <text:p text:style-name="P27">- dT_x/ds = -k V²</text:p>
      <text:p text:style-name="P27">- dT_y/ds = -\lambda g</text:p>
      <text:p text:style-name="P27"/>
      <text:p text:style-name="P27">Integrating:</text:p>
      <text:p text:style-name="P27">- T_x(s) = -k V² s + C_1</text:p>
      <text:p text:style-name="P27">- T_y(s) = -\lambda g s + C_2</text:p>
      <text:p text:style-name="P27"/>
      <text:p text:style-name="P27">Again, applying T_x(L)=0 and T_y(L)=0 gives:</text:p>
      <text:p text:style-name="P27">- T_x(s) = k V² (L - s)</text:p>
      <text:p text:style-name="P27"><text:soft-page-break/>- T_y(s) = \lambda g (L - s)</text:p>
      <text:p text:style-name="P27"/>
      <text:p text:style-name="P27">Then dy/dx = T_y / T_x = (\lambda g)/(k V²). Still constant! So even with V² drag, the slope is constant, implying a straight line. </text:p>
      <text:p text:style-name="P27"/>
      <text:p text:style-name="P27">Hmm, maybe the cable does form a straight line. The key is that both horizontal and vertical tensions decrease linearly with s, so their ratio is constant. </text:p>
      <text:p text:style-name="P27"/>
      <text:p text:style-name="P27">But then why does a flag not hang straight? Oh, because a flag has area and the drag depends on the orientation. The cable is assumed to be perfectly flexible and uniform, so maybe it behaves differently. </text:p>
      <text:p text:style-name="P27"/>
      <text:p text:style-name="P27">I think the conclusion is that the cable hangs in a straight line at an angle determined by the balance between gravity and drag. The angle $\theta$ satisfies $\tan\theta = \frac{\lambda g}{k V}$ (or $V²$ depending on drag model). </text:p>
      <text:p text:style-name="P27"/>
      <text:p text:style-name="P27">So the final answer is that the cable adopts a straight line inclined backward from the vertical at an angle determined by the ratio of gravitational force to drag force per unit length.</text:p>
      <text:p text:style-name="P27">The cable will form a **straight line** inclined backward from the vertical at an angle $\theta$, determined by the balance between gravitational and aerodynamic drag forces. Here's the detailed analysis:</text:p>
      <text:p text:style-name="P27"/>
      <text:p text:style-name="P27">---</text:p>
      <text:p text:style-name="P27"/>
      <text:p text:style-name="P27">### Key Forces Acting on the Cable:</text:p>
      <text:p text:style-name="P27">1. **Gravity**: Pulls the cable downward with a force per unit length of $\lambda g$, where $\lambda$ is the linear mass density.</text:p>
      <text:p text:style-name="P27">2. **Drag**: Opposes motion with a force per unit length $f_d = k v^n$, where $k$ is a drag coefficient, $v$ is the cable's speed relative to the air (assumed constant along the cable for steady-state motion), and $n=1$ (linear drag) or $n=2$ (quadratic drag).</text:p>
      <text:p text:style-name="P27"/>
      <text:p text:style-name="P27">---</text:p>
      <text:p text:style-name="P27"/>
      <text:p text:style-name="P27">### Equilibrium Conditions:</text:p>
      <text:p text:style-name="P27">For a small segment of the cable:</text:p>
      <text:p text:style-name="P27"><text:soft-page-break/>- **Horizontal force balance**: Change in horizontal tension = drag force: <text:s/></text:p>
      <text:p text:style-name="P27"><text:s text:c="2"/>$$\frac{dT_x}{ds} = -k v^n.$$</text:p>
      <text:p text:style-name="P27">- **Vertical force balance**: Change in vertical tension = gravitational force: <text:s/></text:p>
      <text:p text:style-name="P27"><text:s text:c="2"/>$$\frac{dT_y}{ds} = -\lambda g.$$</text:p>
      <text:p text:style-name="P27"/>
      <text:p text:style-name="P27">---</text:p>
      <text:p text:style-name="P27"/>
      <text:p text:style-name="P27">### Solution:</text:p>
      <text:p text:style-name="P27">1. Integrate the tension components:</text:p>
      <text:p text:style-name="P27"><text:s text:c="3"/>- Horizontal: <text:s/></text:p>
      <text:p text:style-name="P27"><text:s text:c="5"/>$$T_x(s) = k v^n (L - s),$$ <text:s/></text:p>
      <text:p text:style-name="P27"><text:s text:c="5"/>where $L$ is the total length of the cable and $s$ is the arc length from the free end.</text:p>
      <text:p text:style-name="P27"><text:s text:c="3"/>- Vertical: <text:s/></text:p>
      <text:p text:style-name="P27"><text:s text:c="5"/>$$T_y(s) = \lambda g (L - s).$$</text:p>
      <text:p text:style-name="P27"/>
      <text:p text:style-name="P27">2. The slope of the cable is constant: <text:s/></text:p>
      <text:p text:style-name="P27"><text:s text:c="3"/>$$\frac{dy}{dx} = \frac{T_y}{T_x} = \frac{\lambda g}{k v^n}.$$</text:p>
      <text:p text:style-name="P27"/>
      <text:p text:style-name="P27">3. The angle $\theta$ from the vertical is: <text:s/></text:p>
      <text:p text:style-name="P27"><text:s text:c="3"/>$$\theta = \arctan\left(\frac{\lambda g}{k v^n}\right).$$</text:p>
      <text:p text:style-name="P27"/>
      <text:p text:style-name="P27">---</text:p>
      <text:p text:style-name="P27"/>
      <text:p text:style-name="P27">### Shape of the Cable:</text:p>
      <text:p text:style-name="P27">- The cable forms a **straight line** because the ratio $\frac{T_y}{T_x}$ is independent of $s$.</text:p>
      <text:p text:style-name="P27">- The inclination persists even if drag is nonlinear (e.g., $n=2$), as both $T_x$ and $T_y$ scale linearly with $(L - s)$.</text:p>
      <text:p text:style-name="P27"/>
      <text:p text:style-name="P27">---</text:p>
      <text:p text:style-name="P27"/>
      <text:p text:style-name="P27">### Intuitive Explanation:</text:p>
      <text:p text:style-name="P27"><text:soft-page-break/>- At higher speeds ($v \to \infty$), drag dominates, and the cable approaches a horizontal orientation ($\theta \to 90^\circ$).</text:p>
      <text:p text:style-name="P27">- At lower speeds ($v \to 0$), gravity dominates, and the cable hangs nearly vertically ($\theta \to 0$).</text:p>
      <text:p text:style-name="P27"/>
      <text:p text:style-name="P27">---</text:p>
      <text:p text:style-name="P27"/>
      <text:p text:style-name="P27">```python</text:p>
      <text:p text:style-name="P27"># Example calculation for the angle θ (quadratic drag model):</text:p>
      <text:p text:style-name="P27">import math</text:p>
      <text:p text:style-name="P27"/>
      <text:p text:style-name="P27">lambda_ = 0.1 <text:s/># kg/m (linear mass density)</text:p>
      <text:p text:style-name="P27">g = 9.81 <text:s text:c="5"/># m/s²</text:p>
      <text:p text:style-name="P27">k = 0.05 <text:s text:c="5"/># drag coefficient (kg/m³ for n=2)</text:p>
      <text:p text:style-name="P27">v = 10 <text:s text:c="7"/># m/s (helicopter speed)</text:p>
      <text:p text:style-name="P27"/>
      <text:p text:style-name="P27">theta = math.atan(lambda_ * g / (k * v**2))</text:p>
      <text:p text:style-name="P27">print(f"Angle from vertical: {math.degrees(theta):.2f}°")</text:p>
      <text:p text:style-name="P27">```</text:p>
      <text:p text:style-name="P27"/>
      <text:p text:style-name="P27">**Final Answer:** <text:s/></text:p>
      <text:p text:style-name="P27">The cable adopts a straight-line shape inclined backward from the vertical at an angle <text:s/></text:p>
      <text:p text:style-name="P27">$$\theta = \arctan\left(\frac{\lambda g}{k v^n}\right),$$ <text:s/></text:p>
      <text:p text:style-name="P27">where $\theta$ depends on the helicopter speed $v$, cable density $\lambda$, and drag coefficient $k$.”</text:p>
      <text:p text:style-name="P27"/>
      <text:p text:style-name="P27">Deepseek R1T2 Chimera (free):</text:p>
      <text:p text:style-name="P29"><text:span text:style-name="T1"><text:tab/>Reasoning: “</text:span>Okay, so I need to figure out the shape a flexible cable hanging from a helicopter would take when the helicopter is flying horizontally at constant speed, with air friction affecting the cable. Let me think step by step about this.</text:p>
      <text:p text:style-name="Text_20_body">First, I remember that for a hanging cable under gravity with no other forces, it forms a catenary curve. But here, there's air friction, which complicates things. The helicopter is moving at constant speed, so everything should be in a steady state, meaning the cable isn’t accelerating.</text:p>
      <text:p text:style-name="Text_20_body"><text:soft-page-break/>Since the helicopter is moving horizontally at constant speed, there must be a drag force acting on the cable due to air resistance. This drag would depend on the velocity of the cable relative to the air, but since the helicopter is moving at constant speed, the entire system is in equilibrium.</text:p>
      <text:p text:style-name="Text_20_body">Let me consider a small segment of the cable. The forces acting on it would be:</text:p>
      <text:list text:style-name="L39">
        <text:list-item>
          <text:p text:style-name="P51"><text:span text:style-name="Strong_20_Emphasis">Tension</text:span> at both ends of the segment, which would vary along the cable.</text:p>
        </text:list-item>
        <text:list-item>
          <text:p text:style-name="P51"><text:span text:style-name="Strong_20_Emphasis">Gravity</text:span> pulling it downward.</text:p>
        </text:list-item>
        <text:list-item>
          <text:p text:style-name="P50"><text:span text:style-name="Strong_20_Emphasis">Air friction</text:span> opposing the motion, which is horizontal since the helicopter is moving horizontally.</text:p>
        </text:list-item>
      </text:list>
      <text:p text:style-name="Text_20_body">The cable is perfectly flexible and uniform, so it has uniform mass per unit length. Air friction is non-negligible, so I need to model that.</text:p>
      <text:p text:style-name="Text_20_body">For air friction, I might use a drag model like F_drag = ½ * ρ * C_d * A * v², where ρ is air density, C_d is the drag coefficient, A is the cross-sectional area, and v is the velocity. Since the helicopter is moving at constant speed, the drag force per unit length would be proportional to the square of the velocity (assuming turbulent flow). But since the cable is dangling, different parts of the cable might have different velocities relative to the air. However, in the steady state, the entire cable is moving at the same horizontal speed as the helicopter, right? So relative to the air, every part of the cable is moving horizontally at speed v, the same as the helicopter.</text:p>
      <text:p text:style-name="Text_20_body">But wait, is that true? The cable is hanging down, so if the helicopter is moving, the lower parts might not be moving at the same speed? No, in steady state, the entire cable moves as a rigid body in the horizontal direction, but it's flexible so it can have a curved shape vertically. But horizontally, all points on the cable have the same velocity as the helicopter since the motion is constant speed. Hence, the relative air velocity is constant and horizontal for the entire cable.</text:p>
      <text:p text:style-name="Text_20_body">Therefore, the drag force per unit length would be horizontal, constant along the cable, and proportional to v², directed opposite to the direction of motion.</text:p>
      <text:p text:style-name="Text_20_body">Now, let’s set up coordinates: Let x be horizontal in the direction of motion, y vertical upwards. The helicopter is at (0,0), say, and the cable hangs from there.</text:p>
      <text:p text:style-name="Text_20_body">At any point s along the cable (s being the arc length from the bottom or top?), let’s parameterize the cable by arc length s from the helicopter.</text:p>
      <text:p text:style-name="Text_20_body">The tension at a point s would have both horizontal and vertical components. Since there's drag per unit length, D, in the negative x-direction, and gravity per unit length, μ g, downward (where μ is mass per unit length).</text:p>
      <text:p text:style-name="Text_20_body">In the horizontal direction, the tension gradient must balance the drag. In the vertical direction, the tension gradient balances gravity.</text:p>
      <text:p text:style-name="Text_20_body">So, if I denote T(s) as the tension vector at point s, then dT/ds = F_ext, where F_ext is the external force per unit length.</text:p>
      <text:p text:style-name="Text_20_body">Breaking this into components:<text:line-break/>Horizontal component: d(T_x)/ds = -D (since drag is opposite to motion)<text:line-break/>Vertical component: d(T_y)/ds = -μ g (since gravity is downward)</text:p>
      <text:p text:style-name="Text_20_body">Assuming the cable's tangent direction is given by the angle θ(s) with horizontal, then T_x = T cos θ, T_y = T sin θ.</text:p>
      <text:p text:style-name="Text_20_body"><text:soft-page-break/>Also, the shape of the cable is described by dy/dx = tan θ, or dy/ds = sin θ, dx/ds = cos θ.</text:p>
      <text:p text:style-name="Text_20_body">But from the force balance:<text:line-break/>d(T cos θ)/ds = -D<text:line-break/>d(T sin θ)/ds = -μ g</text:p>
      <text:p text:style-name="Text_20_body">Now, since D and μ g are constants (assuming uniform cable and constant drag per unit length?), I can integrate these equations.</text:p>
      <text:p text:style-name="Text_20_body">Integrate the horizontal equation:<text:line-break/>d(T cos θ)/ds = -D → T cos θ = -D s + C1</text:p>
      <text:p text:style-name="Text_20_body">At the free end of the cable (let's say s=0 at the free end and s=L at the helicopter), the tension is zero. So at s=0, T=0. Thus, plugging in, C1 = 0. So T cos θ = -D s. But since tension can't be negative (assuming s increases from free end to helicopter), maybe I should have s measured from the helicopter downward. Let me redefine.</text:p>
      <text:p text:style-name="Text_20_body">Better to let s=0 at the helicopter (top) and s increasing downward to the free end at s=L. Then tension is zero at s=L (free end). So integrating horizontal equation:</text:p>
      <text:p text:style-name="Text_20_body">T cos θ = D (L - s) + C1</text:p>
      <text:p text:style-name="Text_20_body">At s = L, T = 0 → 0 = 0 + C1 → C1 = 0 → T cos θ = D (L - s)</text:p>
      <text:p text:style-name="Text_20_body">Similarly, vertical equation:</text:p>
      <text:p text:style-name="Text_20_body">d(T sin θ)/ds = -μ g → T sin θ = -μ g s + C2</text:p>
      <text:p text:style-name="Text_20_body">At s = L, T=0 → 0 = -μ g L + C2 → C2 = μ g L → T sin θ = μ g (L - s)</text:p>
      <text:p text:style-name="Text_20_body">So now I have T cos θ = D (L - s)<text:line-break/>T sin θ = μ g (L - s)</text:p>
      <text:p text:style-name="Text_20_body">Dividing the second by the first: tan θ = (μ g (L - s)) / (D (L - s)) = μ g / D</text:p>
      <text:p text:style-name="Text_20_body">Wait, this implies that tan θ is constant along the cable? Because (L - s) cancels out. But θ is the angle of the tangent, so if tan θ is constant, that means the cable is a straight line?</text:p>
      <text:p text:style-name="Text_20_body">But that seems counterintuitive because I thought the shape might curve due to drag and gravity. But according to this, the angle is constant, meaning the cable would be straight.</text:p>
      <text:p text:style-name="Text_20_body">But how can that be? Because if the horizontal and vertical tension both are proportional to (L - s), then their ratio is constant. Hmm.</text:p>
      <text:p text:style-name="Text_20_body">Let me check the reasoning.</text:p>
      <text:p text:style-name="Text_20_body">The horizontal drag per unit length is D, and the vertical gravity per unit length is μ g. When I integrated, I got that T cos θ = D (L_something), and T sin θ = μ g (L_something), which led to tan θ = μ g / D.</text:p>
      <text:p text:style-name="Text_20_body">This suggests that the angle is constant along the cable, so indeed the shape is a straight line at an angle θ to the horizontal where tan θ = μ g / D.</text:p>
      <text:p text:style-name="Text_20_body">But is this accurate?</text:p>
      <text:p text:style-name="Text_20_body"><text:soft-page-break/>Wait, but drag force D isn't necessarily constant per unit length. D is the drag per unit length, which should depend on the cable's orientation. If the cable is straight, then each segment has the same cross-sectional area perpendicular to the flow, but drag depends on the normal component.</text:p>
      <text:p text:style-name="Text_20_body">Ah, maybe I made a mistake assuming D is constant per unit length.</text:p>
      <text:p text:style-name="Text_20_body">Actually, the drag force per unit length should depend on the angle of the cable. The relative air velocity is horizontal, but the cable is at an angle θ. So the component of air velocity normal to the cable affects the drag.</text:p>
      <text:p text:style-name="Text_20_body">The standard drag formula is F_drag = ½ ρ C_d v² A, where A is the projected area.</text:p>
      <text:p text:style-name="Text_20_body">For a cable element of length ds and diameter d, the area perpendicular to flow would depend on the angle θ.</text:p>
      <text:p text:style-name="Text_20_body">If the cable is inclined at an angle θ to the horizontal, then the component of air velocity normal to the cable is v sin θ, so the lift component (perpendicular to cable) would be something like F_drag_normal = ½ ρ C_d (v sin θ)² (d ds)</text:p>
      <text:p text:style-name="Text_20_body">No, actually, for a cable, the drag per unit length would have a component along the flow direction. The formula might be more complex because the cable is cylindrical and drag depends on the angle of attack.</text:p>
      <text:p text:style-name="Text_20_body">But if we use a simple model where the drag per unit length is proportional to the square of the component of velocity normal to the cable, then D = D₀ sin²θ, assuming the velocity is horizontal.</text:p>
      <text:p text:style-name="Text_20_body">But that might not be standard. Alternatively, the drag force can be decomposed into tangential and normal components.</text:p>
      <text:p text:style-name="Text_20_body">For a more accurate approach, the drag per unit length can be written as a vector opposing the relative velocity. Since the air is moving horizontally backward relative to the helicopter (which is moving forward), the relative velocity is -v i. The drag force on a segment ds would be in the direction opposite to the relative velocity, so horizontal. But the magnitude might depend on the radial component, which for a cable with orientation θ, the projected area would be proportional to sinθ (if diameter is small) or something.</text:p>
      <text:p text:style-name="Text_20_body">Wait, perhaps for a thin cable, the drag per unit length is independent of the orientation because the cross-section perpendicular to flow is approximately equal to the diameter times length, regardless of orientation. But that's not true. If the cable is parallel to the flow, drag is smaller, if perpendicular, it's larger.</text:p>
      <text:p text:style-name="Text_20_body">In reality, for a cylinder, the drag coefficient varies with angle. At 0° (flow parallel), drag is low; at 90° (perpendicular), drag is high.</text:p>
      <text:p text:style-name="Text_20_body">Assuming the cable is not too thin, we need to account for the cosine of the angle between the cable direction and the flow. But to simplify, maybe model the drag per unit length as D = D₀ |\sin θ| or something. But that complicates the differential equation.</text:p>
      <text:p text:style-name="Text_20_body">Alternatively, perhaps the drag per unit length is constant, if we assume the force is purely horizontal, and the cable's orientation doesn't affect it because the airflow is horizontal and uniform. But that can't be right because if the cable is vertical, there's still air flowing past it, but the horizontal drag would depend on the vertical component, etc.</text:p>
      <text:p text:style-name="Text_20_body"><text:soft-page-break/>Alternatively, in your initial assumption, you assumed that D is constant per unit length, and got a straight line.</text:p>
      <text:p text:style-name="Text_20_body">But is that a valid assumption? If drag depends on orientation, but if the cable is straight, orientation is uniform, then D is constant.</text:p>
      <text:p text:style-name="Text_20_body">But if the cable is curved, D changes along the length.</text:p>
      <text:p text:style-name="Text_20_body">So the question is what equilibrium shape balances gravity and variable drag.</text:p>
      <text:p text:style-name="Text_20_body">However, perhaps for simplicity and first approximation, considering D constant gives a straight line solution.</text:p>
      <text:p text:style-name="Text_20_body">But let me see if a straight line is possible.</text:p>
      <text:p text:style-name="Text_20_body">Suppose the cable is straight at an angle θ. Then each segment ds experiences the same drag force per unit length D horizontally backward. The tension must increase from the free end to the helicopter. In the free end, tension is zero. At the helicopter, tension results from total drag and total weight.</text:p>
      <text:p text:style-name="Text_20_body">The horizontal tension component: T_x = ∫ D ds (from free end to point s) = D (s - s_free) say.</text:p>
      <text:p text:style-name="Text_20_body">Similarly, vertical component T_y = ∫ μ g ds = μ g (s - s_free)</text:p>
      <text:p text:style-name="Text_20_body">Then the angle θ satisfies tan θ = T_y / T_x = (μ g / D).</text:p>
      <text:p text:style-name="Text_20_body">Thus, if D and μ are constant, θ is constant, so straight line.</text:p>
      <text:p text:style-name="Text_20_body">But is drag per unit length constant along the cable if θ is constant? Yes, because D depends only on velocity and orientation, which are same everywhere.</text:p>
      <text:p text:style-name="Text_20_body">Therefore, this straight line solution is consistent.</text:p>
      <text:p text:style-name="Text_20_body">But in reality, perhaps the drag per unit length does depend on θ. So to make D constant, θ must be constant, so the solution is a straight line.</text:p>
      <text:p text:style-name="Text_20_body">Alternatively, if we model D as proportional to sin²θ or something, then the situation becomes nonlinear.</text:p>
      <text:p text:style-name="Text_20_body">However, for simplicity, assuming D constant gives the straight line solution, which may be acceptable in an approximate approach.</text:p>
      <text:p text:style-name="Text_20_body">But I recall that in some cases, like a chain dragged through a fluid, the shape is a straight line.</text:p>
      <text:p text:style-name="Text_20_body">So my conclusion is that the cable will form a straight line inclined at an angle θ to the horizontal where tan θ = μ g / D.</text:p>
      <text:p text:style-name="Text_20_body">But let's express θ in terms of known quantities.</text:p>
      <text:p text:style-name="Text_20_body">If D is the drag per unit length, which is D = ½ ρ C_d d v², where d is the diameter of the cable.</text:p>
      <text:p text:style-name="Text_20_body">Then tan θ = μ g / (½ ρ C_d d v²)</text:p>
      <text:p text:style-name="Text_20_body">But μ is the mass per unit length, so μ = ρ_cable * π (d/2)^2 for a cylindrical cable, where ρ_cable is the density of the cable material.</text:p>
      <text:p text:style-name="Text_20_body">So substituting, tan θ = [ρ_cable * π (d/2)^2 g] / [½ ρ_air C_d d v²] = [ρ_cable π d² /4 * g] / [½ ρ_air C_d d v²] = (ρ_cable π d g) / (2 ρ_air C_d v²)</text:p>
      <text:p text:style-name="Text_20_body"><text:soft-page-break/>Simplifying, tan θ = (π d ρ_cable g) / (2 C_d ρ_air v²)</text:p>
      <text:p text:style-name="Text_20_body">This would determine the constant angle θ.</text:p>
      <text:p text:style-name="Text_20_body">Therefore, the cable hangs in a straight line with this constant angle.</text:p>
      <text:p text:style-name="Text_20_body">But I'm unsure if drag is truly constant per unit length if the cable is straight. Since relative air velocity and cable orientation are uniform, yes, drag per unit length is constant.</text:p>
      <text:p text:style-name="Text_20_body">So the analysis seems consistent.</text:p>
      <text:p text:style-name="Text_20_body">Alternatively, if we considered the cable's varying orientation, but then the solution becomes more complex. Perhaps for a thin cable, the drag is proportional to sin²θ, leading to a different shape, but that's more advanced.</text:p>
      <text:p text:style-name="Text_20_body">But given the problem doesn't specify to that level, it's safe to assume a straight line with constant angle.</text:p>
      <text:p text:style-name="Text_20_body">Final answer: The cable hangs in a straight line behind the helicopter at a constant angle θ to the horizontal satisfying tan θ = μg/D, where μ is mass per unit length, g is gravity, and D is the drag force per unit length.”</text:p>
      <text:p text:style-name="Text_20_body"><text:tab/><text:span text:style-name="T1">Answer: “The cable will hang in a **straight line** at a constant angle $\theta$ to the horizontal, inclined backward from the helicopter. The angle $\theta$ is determined by the balance between gravitational and aerodynamic drag forces.</text:span></text:p>
      <text:p text:style-name="Text_20_body"/>
      <text:p text:style-name="Text_20_body">### Key Analysis:</text:p>
      <text:p text:style-name="Text_20_body">1. **Forces Acting on the Cable**:</text:p>
      <text:p text:style-name="Text_20_body"><text:s text:c="3"/>- **Gravity**: Vertical force per unit length = $\mu g$, where $\mu$ is the cable's mass per unit length and $g$ is gravitational acceleration.</text:p>
      <text:p text:style-name="Text_20_body"><text:s text:c="3"/>- **Drag**: Horizontal force per unit length $D = \frac{1}{2} \rho_\text{air} C_d d v^2$, where $\rho_\text{air}$ is air density, $C_d$ is the drag coefficient, $d$ is cable diameter, and $v$ is the helicopter's speed.</text:p>
      <text:p text:style-name="Text_20_body"/>
      <text:p text:style-name="Text_20_body">2. **Force Equilibrium**:</text:p>
      <text:p text:style-name="Text_20_body"><text:s text:c="3"/>- **Vertical Component**: $T \sin \theta = \mu g (L - s)$ <text:s/></text:p>
      <text:p text:style-name="Text_20_body"><text:s text:c="3"/>- **Horizontal Component**: $T \cos \theta = D (L - s)$ <text:s/></text:p>
      <text:p text:style-name="Text_20_body"><text:s text:c="3"/>- **Angle of Inclination**: Dividing these gives $\tan \theta = \frac{\mu g}{D}$.</text:p>
      <text:p text:style-name="Text_20_body"/>
      <text:p text:style-name="Text_20_body">3. **Resulting Shape**:</text:p>
      <text:p text:style-name="Text_20_body"><text:s text:c="3"/>- Under constant drag ($D$) and gravity ($\mu g$), the tension ratio $\tan \theta$ remains uniform along the cable.</text:p>
      <text:p text:style-name="Text_20_body"><text:s text:c="3"/>- Thus, the cable forms a straight line with angle $\theta$ relative to the horizontal.</text:p>
      <text:p text:style-name="Text_20_body"><text:soft-page-break/></text:p>
      <text:p text:style-name="Text_20_body">4. **Angle Formula**:</text:p>
      <text:p text:style-name="Text_20_body"><text:s text:c="3"/>$$</text:p>
      <text:p text:style-name="Text_20_body"><text:s text:c="3"/>\tan \theta = \frac{\mu g}{D} = \frac{\mu g}{\frac{1}{2} \rho_\text{air} C_d d v^2}.</text:p>
      <text:p text:style-name="Text_20_body"><text:s text:c="3"/>$$</text:p>
      <text:p text:style-name="Text_20_body"><text:s text:c="3"/>Substituting $\mu = \rho_\text{cable} \cdot \pi (d/2)^2$ (for a cylindrical cable), the angle becomes:</text:p>
      <text:p text:style-name="Text_20_body"><text:s text:c="3"/>$$</text:p>
      <text:p text:style-name="Text_20_body"><text:s text:c="3"/>\tan \theta = \frac{\pi d \rho_\text{cable} g}{2 C_d \rho_\text{air} v^2}.</text:p>
      <text:p text:style-name="Text_20_body"><text:s text:c="3"/>$$</text:p>
      <text:p text:style-name="Text_20_body"/>
      <text:p text:style-name="Text_20_body">### Conclusion:</text:p>
      <text:p text:style-name="Text_20_body">The cable assumes a **straight-line configuration** due to the uniform balance of drag and gravity. This angle $\theta$ increases with:</text:p>
      <text:p text:style-name="Text_20_body">- Higher $\mu$ (heavier cables),</text:p>
      <text:p text:style-name="Text_20_body">- Lower $v$ (slower helicopter),</text:p>
      <text:p text:style-name="Text_20_body">- Reduced air density ($\rho_\text{air}$) or drag ($C_d$). <text:s/></text:p>
      <text:p text:style-name="Text_20_body"/>
      <text:p text:style-name="Text_20_body">```mermaid</text:p>
      <text:p text:style-name="Text_20_body">graph LR</text:p>
      <text:p text:style-name="Text_20_body"><text:s text:c="4"/>A[Helicopter] --&gt;|Cable| B[Straight Line]</text:p>
      <text:p text:style-name="Text_20_body"><text:s text:c="4"/>B --&gt; C[Angle θ = arctanμg/D]</text:p>
      <text:p text:style-name="Text_20_body"><text:s text:c="4"/>style B stroke:#ff0000,stroke-width:2px</text:p>
      <text:p text:style-name="Text_20_body">```”</text:p>
      <text:p text:style-name="P27">GLM 4.5 Air (free):</text:p>
      <text:p text:style-name="P29"><text:span text:style-name="T1"><text:tab/>Reasoning: “</text:span>This is a classic physics problem involving a flexible cable or chain being dragged through the air by a helicopter. Let's analyze the situation step by step.</text:p>
      <text:list text:style-name="L40">
        <text:list-item>
          <text:p text:style-name="P52"><text:span text:style-name="Strong_20_Emphasis">Understanding the setup:</text:span></text:p>
          <text:list>
            <text:list-item>
              <text:p text:style-name="P53">A helicopter is flying horizontally at constant speed.</text:p>
            </text:list-item>
            <text:list-item>
              <text:p text:style-name="P53">A cable is attached to the helicopter at one end.</text:p>
            </text:list-item>
            <text:list-item>
              <text:p text:style-name="P53">The other end of the cable is free (not attached to anything).</text:p>
            </text:list-item>
            <text:list-item>
              <text:p text:style-name="P53">The cable is perfectly flexible (meaning it can bend completely and has no resistance to bending).</text:p>
            </text:list-item>
            <text:list-item>
              <text:p text:style-name="P53">The cable is uniform (meaning its mass per unit length is constant).</text:p>
            </text:list-item>
            <text:list-item>
              <text:p text:style-name="P53">Air friction on the cable is not negligible.</text:p>
            </text:list-item>
          </text:list>
        </text:list-item>
        <text:list-item>
          <text:p text:style-name="P52"><text:soft-page-break/><text:span text:style-name="Strong_20_Emphasis">Forces acting on the cable:</text:span><text:line-break/>a. Gravity: Acts downward on every segment of the cable.<text:line-break/>b. Air resistance: Acts opposite to the direction of motion on every segment of the cable.<text:line-break/>c. Tension: Acts along the cable, transmitted from one segment to the next.</text:p>
        </text:list-item>
        <text:list-item>
          <text:p text:style-name="P52"><text:span text:style-name="Strong_20_Emphasis">Reference frames:</text:span></text:p>
          <text:list>
            <text:list-item>
              <text:p text:style-name="P53">It's easiest to analyze this in the reference frame of the helicopter, which is moving at constant velocity (so it's an inertial reference frame).</text:p>
            </text:list-item>
            <text:list-item>
              <text:p text:style-name="P53">In this frame, the helicopter is stationary, and the air is flowing past the helicopter and cable horizontally.</text:p>
            </text:list-item>
          </text:list>
        </text:list-item>
        <text:list-item>
          <text:p text:style-name="P52"><text:span text:style-name="Strong_20_Emphasis">Key observations:</text:span></text:p>
          <text:list>
            <text:list-item>
              <text:p text:style-name="P53">In the helicopter's reference frame, the cable experiences a "wind" in the direction opposite to the helicopter's motion.</text:p>
            </text:list-item>
            <text:list-item>
              <text:p text:style-name="P53">This wind creates a drag force on the cable that acts horizontally (in the direction opposite to the helicopter's motion).</text:p>
            </text:list-item>
            <text:list-item>
              <text:p text:style-name="P53">Gravity acts vertically downward.</text:p>
            </text:list-item>
            <text:list-item>
              <text:p text:style-name="P53">The cable is flexible, so it will take on a shape where the tension at every point balances the other forces.</text:p>
            </text:list-item>
          </text:list>
        </text:list-item>
        <text:list-item>
          <text:p text:style-name="P52"><text:span text:style-name="Strong_20_Emphasis">Analysis of a small segment of the cable:</text:span></text:p>
          <text:list>
            <text:list-item>
              <text:p text:style-name="P53">Consider a small segment of the cable of length ds.</text:p>
            </text:list-item>
            <text:list-item>
              <text:p text:style-name="P53">The segment has mass dm = λds, where λ is the linear mass density (constant, since the cable is uniform).</text:p>
            </text:list-item>
            <text:list-item>
              <text:p text:style-name="P53">The forces acting on this segment are:</text:p>
              <text:list>
                <text:list-item>
                  <text:p text:style-name="P53">Gravity: λds·g (downward)</text:p>
                </text:list-item>
                <text:list-item>
                  <text:p text:style-name="P53">Air drag: λds·D (horizontal, opposite to the helicopter's motion)</text:p>
                </text:list-item>
                <text:list-item>
                  <text:p text:style-name="P53">Tension from the left side: T(s) (along the cable)</text:p>
                </text:list-item>
                <text:list-item>
                  <text:p text:style-name="P53">Tension from the right side: T(s+ds) (along the cable)</text:p>
                </text:list-item>
              </text:list>
            </text:list-item>
          </text:list>
        </text:list-item>
        <text:list-item>
          <text:p text:style-name="P52"><text:span text:style-name="Strong_20_Emphasis">Equilibrium condition:</text:span></text:p>
          <text:list>
            <text:list-item>
              <text:p text:style-name="P53">Since the helicopter is moving at constant velocity, the cable will reach a steady shape where each segment is in equilibrium.</text:p>
            </text:list-item>
            <text:list-item>
              <text:p text:style-name="P53">The net force on each segment must be zero.</text:p>
            </text:list-item>
          </text:list>
        </text:list-item>
        <text:list-item>
          <text:p text:style-name="P52"><text:span text:style-name="Strong_20_Emphasis">Mathematical formulation:</text:span></text:p>
          <text:list>
            <text:list-item>
              <text:p text:style-name="P53">Let's set up a coordinate system where the helicopter is at the origin, x is horizontal (in the direction of motion), and y is vertical (upward positive).</text:p>
            </text:list-item>
            <text:list-item>
              <text:p text:style-name="P53">Let the cable be described by a function y(x), with y(0) = 0 (attached to the helicopter).</text:p>
            </text:list-item>
            <text:list-item>
              <text:p text:style-name="P53">The slope of the cable at any point is dy/dx.</text:p>
            </text:list-item>
            <text:list-item>
              <text:p text:style-name="P52">The angle θ that the cable makes with the horizontal is given by tan(θ) = dy/dx.</text:p>
            </text:list-item>
          </text:list>
          <text:p text:style-name="P52">The tension at any point has components:</text:p>
          <text:list text:continue-numbering="true">
            <text:list-item>
              <text:p text:style-name="P53">Horizontal component: T·cos(θ)</text:p>
            </text:list-item>
            <text:list-item>
              <text:p text:style-name="P52">Vertical component: T·sin(θ)</text:p>
            </text:list-item>
          </text:list>
          <text:p text:style-name="P52">For equilibrium, the horizontal components of tension must balance the drag force, and the vertical components must balance the weight.</text:p>
        </text:list-item>
        <text:list-item>
          <text:p text:style-name="P52"><text:soft-page-break/><text:span text:style-name="Strong_20_Emphasis">Differential equation:</text:span></text:p>
          <text:list>
            <text:list-item>
              <text:p text:style-name="P53">By considering force balance on a small segment, we can derive a differential equation that describes the shape of the cable.</text:p>
            </text:list-item>
            <text:list-item>
              <text:p text:style-name="P53">This is similar to the catenary problem (hanging chain) but with additional drag forces.</text:p>
            </text:list-item>
            <text:list-item>
              <text:p text:style-name="P53">In the catenary problem (without drag), the shape is given by y = a·cosh(x/a), where a is a parameter related to the tension and weight.</text:p>
            </text:list-item>
            <text:list-item>
              <text:p text:style-name="P53">With drag, the shape will be different because there's an additional horizontal force.</text:p>
            </text:list-item>
          </text:list>
        </text:list-item>
        <text:list-item>
          <text:p text:style-name="P52"><text:span text:style-name="Strong_20_Emphasis">Special case: Negligible drag</text:span></text:p>
          <text:list>
            <text:list-item>
              <text:p text:style-name="P53">If air friction were negligible, the cable would take on a catenary shape, which is the shape a hanging chain takes under its own weight.</text:p>
            </text:list-item>
            <text:list-item>
              <text:p text:style-name="P53">The catenary is described by the hyperbolic cosine function.</text:p>
            </text:list-item>
          </text:list>
        </text:list-item>
        <text:list-item>
          <text:p text:style-name="P52"><text:span text:style-name="Strong_20_Emphasis">Our case: Non-negligible drag</text:span></text:p>
          <text:list>
            <text:list-item>
              <text:p text:style-name="P53">With drag, the cable will be pulled backward (in the helicopter's reference frame) by the air resistance.</text:p>
            </text:list-item>
            <text:list-item>
              <text:p text:style-name="P53">The shape will be a balance between the downward force of gravity, the backward force of drag, and the tension in the cable.</text:p>
            </text:list-item>
            <text:list-item>
              <text:p text:style-name="P53">This problem is mathematically more complex than the standard catenary.</text:p>
            </text:list-item>
          </text:list>
        </text:list-item>
        <text:list-item>
          <text:p text:style-name="P52"><text:span text:style-name="Strong_20_Emphasis">The actual shape:</text:span></text:p>
          <text:list>
            <text:list-item>
              <text:p text:style-name="P53">The cable will take on a shape that is a combination of a catenary (due to gravity) and a shape influenced by the drag.</text:p>
            </text:list-item>
            <text:list-item>
              <text:p text:style-name="P53">This shape is known as a "catenary of equal strength" or "catenary with drag."</text:p>
            </text:list-item>
            <text:list-item>
              <text:p text:style-name="P53">It's not one of the standard elementary mathematical functions like a parabola or catenary.</text:p>
            </text:list-item>
            <text:list-item>
              <text:p text:style-name="P53">The exact shape would require solving a differential equation that accounts for both gravity and drag.</text:p>
            </text:list-item>
          </text:list>
        </text:list-item>
        <text:list-item>
          <text:p text:style-name="P52"><text:span text:style-name="Strong_20_Emphasis">Qualitative description:</text:span></text:p>
          <text:list>
            <text:list-item>
              <text:p text:style-name="P53">Near the helicopter, the cable will be nearly horizontal because it's being pulled by the helicopter.</text:p>
            </text:list-item>
            <text:list-item>
              <text:p text:style-name="P53">As we move along the cable, it will gradually curve downward due to gravity.</text:p>
            </text:list-item>
            <text:list-item>
              <text:p text:style-name="P53">The drag force will pull the cable backward, causing it to sweep back.</text:p>
            </text:list-item>
            <text:list-item>
              <text:p text:style-name="P53">The free end of the cable will hang at some angle where the tension is zero (since nothing is pulling it).</text:p>
            </text:list-item>
          </text:list>
        </text:list-item>
        <text:list-item>
          <text:p text:style-name="P52"><text:span text:style-name="Strong_20_Emphasis">Conclusion:</text:span></text:p>
          <text:list>
            <text:list-item>
              <text:p text:style-name="P53">The cable will take on a curved shape that results from the balance between gravity, air drag, and tension.</text:p>
            </text:list-item>
            <text:list-item>
              <text:p text:style-name="P53">This shape is more complicated than a simple catenary due to the additional drag force.</text:p>
            </text:list-item>
            <text:list-item>
              <text:p text:style-name="P52">It's not a standard mathematical curve but would be the solution to a specific differential equation accounting for both gravity and drag.</text:p>
            </text:list-item>
          </text:list>
        </text:list-item>
      </text:list>
      <text:p text:style-name="Text_20_body">So, the answer to the question "What shape will the cable take on?" is that the cable will take on a curved shape that is a balance between the downward force of gravity, the backward force of air <text:soft-page-break/>drag, and the tension in the cable. This shape is more complex than a simple catenary due to the presence of drag forces.”</text:p>
      <text:p text:style-name="Text_20_body"><text:tab/><text:span text:style-name="T1">Answer: “# Shape of a Cable Dragged by a Helicopter</text:span></text:p>
      <text:p text:style-name="Text_20_body"/>
      <text:p text:style-name="Text_20_body">When a helicopter flies horizontally at constant speed with a flexible cable attached, the cable will take on a specific shape determined by the balance of forces acting on it.</text:p>
      <text:p text:style-name="Text_20_body"/>
      <text:p text:style-name="Text_20_body">## Forces Acting on the Cable</text:p>
      <text:p text:style-name="Text_20_body"/>
      <text:p text:style-name="Text_20_body">1. **Gravity**: Acts downward on every segment of the cable</text:p>
      <text:p text:style-name="Text_20_body">2. **Air resistance**: Acts horizontally opposite to the direction of motion</text:p>
      <text:p text:style-name="Text_20_body">3. **Tension**: Acts along the cable, transmitted between segments</text:p>
      <text:p text:style-name="Text_20_body"/>
      <text:p text:style-name="Text_20_body">## Analysis of the Cable's Shape</text:p>
      <text:p text:style-name="Text_20_body"/>
      <text:p text:style-name="Text_20_body">In the helicopter's reference frame (where the helicopter appears stationary), the cable experiences:</text:p>
      <text:p text:style-name="Text_20_body">- A downward gravitational force</text:p>
      <text:p text:style-name="Text_20_body">- A horizontal drag force from the "wind" (air flowing past in the opposite direction of motion)</text:p>
      <text:p text:style-name="Text_20_body">- Internal tension forces</text:p>
      <text:p text:style-name="Text_20_body"/>
      <text:p text:style-name="Text_20_body">The cable will naturally arrange itself into an equilibrium shape where these forces balance at every point. This shape is different from a simple hanging catenary because of the additional horizontal drag force.</text:p>
      <text:p text:style-name="Text_20_body"/>
      <text:p text:style-name="Text_20_body">## Mathematical Description</text:p>
      <text:p text:style-name="Text_20_body"/>
      <text:p text:style-name="Text_20_body">The cable's shape can be described by a differential equation that accounts for:</text:p>
      <text:p text:style-name="Text_20_body">- The cable's linear mass density (uniform cable)</text:p>
      <text:p text:style-name="Text_20_body">- Gravitational acceleration</text:p>
      <text:p text:style-name="Text_20_body">- Air drag coefficient</text:p>
      <text:p text:style-name="Text_20_body">- The helicopter's constant speed</text:p>
      <text:p text:style-name="Text_20_body"/>
      <text:p text:style-name="Text_20_body"><text:soft-page-break/>The exact solution is complex and not expressible in terms of elementary functions. However, qualitatively:</text:p>
      <text:p text:style-name="Text_20_body"/>
      <text:p text:style-name="Text_20_body">- Near the helicopter attachment point, the cable is nearly horizontal</text:p>
      <text:p text:style-name="Text_20_body">- As we move along the cable's length, it gradually curves downward due to gravity</text:p>
      <text:p text:style-name="Text_20_body">- Simultaneously, the drag force causes the cable to sweep back</text:p>
      <text:p text:style-name="Text_20_body">- The free end of the cable hangs at an angle where tension approaches zero</text:p>
      <text:p text:style-name="Text_20_body"/>
      <text:p text:style-name="Text_20_body">## Conclusion</text:p>
      <text:p text:style-name="Text_20_body"/>
      <text:p text:style-name="Text_20_body">The cable takes on a curved shape that is a compromise between:</text:p>
      <text:p text:style-name="Text_20_body">1. A catenary shape (which would form under gravity alone)</text:p>
      <text:p text:style-name="Text_20_body">2. A shape pulled backward by air resistance</text:p>
      <text:p text:style-name="Text_20_body"/>
      <text:p text:style-name="Text_20_body">This resulting shape is sometimes called a "catenary with drag" and represents the equilibrium configuration where all forces are balanced at every point along the cable.”</text:p>
      <text:p text:style-name="P27">Tongyi DeepResearch 30B A3B (free):</text:p>
      <text:p text:style-name="P29"><text:span text:style-name="T1"><text:tab/>Reasoning: “</text:span>The problem describes a helicopter flying horizontally at constant speed with one end of a perfectly flexible uniform cable attached beneath it. The other end is free, not attached to anything. Air friction on the cable is not negligible. I need to find out what shape the cable will take.</text:p>
      <text:p text:style-name="Text_20_body">First, since the helicopter is moving at constant speed, the cable might be at rest relative to the helicopter. That makes sense; it shouldn't be flapping or anything because the motion is steady.</text:p>
      <text:p text:style-name="Text_20_body">The cable is perfectly flexible, so it can bend without resistance, but it has weight and flexibility. Air friction is present, so we have to consider air resistance acting on the cable.</text:p>
      <text:p text:style-name="Text_20_body">Because the cable is attached at one end and free at the other, and it's hanging from the helicopter, it might resemble a hanging cable, but with air resistance affecting it.</text:p>
      <text:p text:style-name="Text_20_body">In the absence of air resistance, for a hanging cable under gravity, it would take a catenary shape. But that's when it's just hanging vertically under its own weight, supported at two points. Here, one end is attached to the moving helicopter, and the other is free, so it's like a single support point.</text:p>
      <text:p text:style-name="Text_20_body">Also, since the helicopter is moving, and air friction is acting, it might be different.</text:p>
      <text:p text:style-name="Text_20_body">Air friction would oppose the motion relative to the air. Since the helicopter is moving, there's airflow over the cable.</text:p>
      <text:p text:style-name="Text_20_body">The cable is horizontal? No, it's beneath the helicopter, so it's probably hanging down. The helicopter is flying horizontally, so the cable is vertical or angled? If it's freely hanging, without any <text:soft-page-break/>horizontal thrust, but the helicopter is moving, so the cable might be displaced horizontally due to the motion.</text:p>
      <text:p text:style-name="Text_20_body">The cable is attached beneath the helicopter, and since the helicopter is moving, the cable will experience an aerodynamic force that might pull it backward.</text:p>
      <text:p text:style-name="Text_20_body">So, I think the cable will be at an angle to the vertical, like a streamer or something.</text:p>
      <text:p text:style-name="Text_20_body">But it's a flexible cable, so it's not rigid; it can bend.</text:p>
      <text:p text:style-name="Text_20_body">Also, air friction is not negligible, so aerodynamic drag is significant.</text:p>
      <text:p text:style-name="Text_20_body">I need to consider the forces acting on each small element of the cable.</text:p>
      <text:p text:style-name="Text_20_body">Let me denote the cable as having linear mass density λ, so mass per unit length.</text:p>
      <text:p text:style-name="Text_20_body">The helicopter is moving at constant horizontal speed v_h, relative to air? The problem says "air friction on the cable", so I think the air is stationary, and the helicopter is moving relative to air at speed v horizontally.</text:p>
      <text:p text:style-name="Text_20_body">The cable is flying beneath it, so assuming the air is still.</text:p>
      <text:p text:style-name="Text_20_body">So, for a small element of the cable, it has gravity acting downward, tension along the cable, and aerodynamic drag due to motion relative to air.</text:p>
      <text:p text:style-name="Text_20_body">Since the cable is moving with the helicopter at least at the attachment point, but different parts might have different velocities.</text:p>
      <text:p text:style-name="Text_20_body">The attachment point is moving horizontally at speed v_h. If the cable is stationary relative to the helicopter, then every point on the cable is moving horizontally at v_h, so there is no relative velocity between the cable and the air? But that can't be, because if the cable is straight down, it would have no drag, but if it's angled, it might have drag.</text:p>
      <text:p text:style-name="Text_20_body">Let's think carefully.</text:p>
      <text:p text:style-name="Text_20_body">If the cable is attached to the moving helicopter and is at rest relative to it, then each point on the cable is moving horizontally at the same speed v_h as the helicopter. Therefore, the relative velocity between the cable and the air is only in the horizontal direction, magnitude v_h, if the cable is vertical.</text:p>
      <text:p text:style-name="Text_20_body">But if the cable is vertical and moving horizontally, then the air sees relative motion to the side, so drag force would act to the left if helicopter is moving right, so the cable would be pushed backward.</text:p>
      <text:p text:style-name="Text_20_body">But if the cable is vertical, and all points are moving horizontally at v_h, then the relative velocity is horizontal v_h for all points, so drag force would be horizontal, opposing the motion.</text:p>
      <text:p text:style-name="Text_20_body">However, if the cable is vertical, the drag force would try to pull the entire cable backward, so the tension might adjust.</text:p>
      <text:p text:style-name="Text_20_body">But if drag is horizontal, and gravity vertical, the cable might hang at an angle.</text:p>
      <text:p text:style-name="Text_20_body">Yes, so presumably the cable will be angled such that the drag and gravity are balanced by tension.</text:p>
      <text:p text:style-name="Text_20_body">But with air friction not negligible, the shape might not be a straight line; it could be curved because different points might experience different drag forces.</text:p>
      <text:p text:style-name="Text_20_body"><text:soft-page-break/>For example, if the cable is straight, but angled, the drag force per unit length might be constant if the angle is constant, but since drag depends on velocity, and if the cable is moving at v_h horizontally, drag is proportional to v_h, but if the cable is angled, the component of velocity perpendicular to the cable might be less.</text:p>
      <text:p text:style-name="Text_20_body">I need to consider the direction of drag.</text:p>
      <text:p text:style-name="Text_20_body">Drag force is always opposite to the velocity vector relative to air.</text:p>
      <text:p text:style-name="Text_20_body">If each point on the cable has the same horizontal velocity v_h, but if the cable is not vertical, that would imply that parts of the cable are not aligned with the velocity, but if the cable is rigid and moving rigidly, all points have the same velocity. But here the cable is flexible, so it can deform.</text:p>
      <text:p text:style-name="Text_20_body">If the cable is attached at one end to the helicopter and free at the other, and if it's at rest relative to the helicopter, then yes, every point on the cable is moving horizontally at velocity (v_h, 0), so the velocity vector is entirely horizontal for all points.</text:p>
      <text:p text:style-name="Text_20_body">Therefore, for each infinitesimal element, the relative velocity to air is v_h in the horizontal direction, so the drag force acts horizontally backward, opposite to the motion.</text:p>
      <text:p text:style-name="Text_20_body">Therefore, the drag force per unit length is horizontal, magnitude proportional to (v_h)^2, since drag is proportional to v^2 for aerodynamic drag.</text:p>
      <text:p text:style-name="Text_20_body">For small objects, drag is often proportional to v, but for a cable, it might be turbulent flow, so v^2 is fine.</text:p>
      <text:p text:style-name="Text_20_body">So, let's assume drag force per unit length F_d = - (1/2) c_d ρ A v^2, where c_d is drag coefficient, ρ is air density, A is reference area.</text:p>
      <text:p text:style-name="Text_20_body">For a cable, the reference area might depend on the orientation, but since the cable is moving horizontally, and it's a cylinder, the drag coefficient depends on whether it's oriented radially or tangentially, but typically for a long slender body, if it's moving parallel to its axis, drag is low, while perpendicular, it's high.</text:p>
      <text:p text:style-name="Text_20_body">In this case, the velocity is horizontal, but the cable might be at an angle, so the component perpendicular to the cable will determine the drag.</text:p>
      <text:p text:style-name="Text_20_body">Let's define the cable shape.</text:p>
      <text:p text:style-name="Text_20_body">Set up coordinates: let the attachment point be at the origin, but since the helicopter is moving, perhaps it's better to consider the cable in steady state relative to the helicopter.</text:p>
      <text:p text:style-name="Text_20_body">Set the coordinate system moving with the helicopter. Then, in this frame, the helicopter is stationary, and the air is moving past it horizontally at velocity v = ( -v_h, 0), since the air is stationary and helicopter moving at v_h, so relative to helicopter, air velocity is -v_h in x-direction.</text:p>
      <text:p text:style-name="Text_20_body">Define the coordinate system: let the helicopter be at origin, moving in +x direction at speed v_h relative to air. Then, relative to helicopter, air velocity is (-v_h, 0).</text:p>
      <text:p text:style-name="Text_20_body">The cable is fixed at the origin in this frame, so at (0,0), and it extends downward and backward. Let y be vertical, increasing downward, and x be horizontal, with x positive backward relative to motion.</text:p>
      <text:p text:style-name="Text_20_body">Standard way: usually x horizontal, y vertical, but to make x increasing in direction of motion? Better to define properly.</text:p>
      <text:p text:style-name="Text_20_body"><text:soft-page-break/>Set: let x be the horizontal distance along the direction of motion, from the attachment point, so positive x is in the direction of motion. But since drag opposes, it might be better to have x negative.</text:p>
      <text:p text:style-name="Text_20_body">Set: let the attachment point be at (0,0), and let x be the horizontal coordinate, with x positive in the direction the helicopter is moving. So, helicopter is at (0,0), moving in +x direction. Then, in the helicopter's frame, air is moving in -x direction at speed v_h.</text:p>
      <text:p text:style-name="Text_20_body">The cable hangs from (0,0), and due to drag, it extends into the negative x-direction, so x is negative along the cable.</text:p>
      <text:p text:style-name="Text_20_body">Define the cable parameter. Let s be the arc length from the attachment point.</text:p>
      <text:p text:style-name="Text_20_body">At s=0, x=0, y=0, but y should be positive downward.</text:p>
      <text:p text:style-name="Text_20_body">Set y vertical, positive downward.</text:p>
      <text:p text:style-name="Text_20_body">x horizontal, positive in direction of helicopter motion.</text:p>
      <text:p text:style-name="Text_20_body">So at attachment, x=0, y=0.</text:p>
      <text:p text:style-name="Text_20_body">The cable, due to drag, will be in x&lt;0 region.</text:p>
      <text:p text:style-name="Text_20_body">Now, for a small element ds at distance s from attachment, let θ be the angle that the tangent makes with vertical.</text:p>
      <text:p text:style-name="Text_20_body">Define angles properly.</text:p>
      <text:p text:style-name="Text_20_body">Let the angle that the cable makes with the vertical be φ, so φ=0 is vertical, φ&gt;0 means leaning backward.</text:p>
      <text:p text:style-name="Text_20_body">Since the cable is angled backward, x is negative, so let's say x(s) and y(s), with x decreasing as s increases.</text:p>
      <text:p text:style-name="Text_20_body">Set s=0 at attachment (0,0), and s increasing downward.</text:p>
      <text:p text:style-name="Text_20_body">So, at s, x(s) is horizontal position, y(s) vertical position.</text:p>
      <text:p text:style-name="Text_20_body">Since it's attached at (0,0) and free at bottom, y(s) increases from 0.</text:p>
      <text:p text:style-name="Text_20_body">x(s) decreases from 0, since leaning back.</text:p>
      <text:p text:style-name="Text_20_body">Now, the velocity of each point. Since the cable is at rest relative to helicopter, every point has velocity vector (v_h, 0) in space, or in helicopter frame, since air is moving, but for force calculation, we need relative velocity.</text:p>
      <text:p text:style-name="Text_20_body">In the helicopter's frame, which is inertial? The helicopter is moving at constant velocity, so its frame is inertial if no acceleration, which it is, constant speed, straight line.</text:p>
      <text:p text:style-name="Text_20_body">So, in this frame, the state is steady, so we can analyze forces per unit length.</text:p>
      <text:p text:style-name="Text_20_body">For an infinitesimal element of length ds:</text:p>
      <text:list text:style-name="L41">
        <text:list-item>
          <text:p text:style-name="P54">Mass dm = λ ds</text:p>
        </text:list-item>
        <text:list-item>
          <text:p text:style-name="P54">Weight: gravity down, so (0, dm g) in (x,y) coordinates? y positive down, so weight is in +y direction, so mg downward.</text:p>
        </text:list-item>
      </text:list>
      <text:p text:style-name="Text_20_body"><text:soft-page-break/>Coordinate: x horizontal, y vertical, both increasing as we go away from attachment. For attachment point, x=0,y=0; as we go down the cable, y increases, x decreases (since backward).</text:p>
      <text:p text:style-name="Text_20_body">So, gravity: force is (0, λ g ds) in (x,y) directions.</text:p>
      <text:list text:style-name="L42">
        <text:list-item>
          <text:p text:style-name="P55">Tension: let T be tension magnitude, with direction tangent to cable.</text:p>
        </text:list-item>
      </text:list>
      <text:p text:style-name="Text_20_body">Define the tension direction. Let ds vector be (dx, dy).</text:p>
      <text:p text:style-name="Text_20_body">Since s is arc length, dx/ds and dy/ds are components of unit tangent vector.</text:p>
      <text:p text:style-name="Text_20_body">Define θ as the angle from vertical? Often in mechanics, we define angle from vertical.</text:p>
      <text:p text:style-name="Text_20_body">Set ψ as the angle that the tangent makes with the downward vertical. So, ψ=0 for vertical, ψ&gt;0 means leaning backward.</text:p>
      <text:p text:style-name="Text_20_body">Then, dx/ds = -sin ψ (since x decreases as s increases)</text:p>
      <text:p text:style-name="Text_20_body">dy/ds = cos ψ</text:p>
      <text:p text:style-name="Text_20_body">Then unit vector tangent: (-sin ψ, cos ψ)</text:p>
      <text:p text:style-name="Text_20_body">Now, tension on an element. For an element from s to s+ds, the tension force at point s is T(s) in the direction of the tangent toward decreasing s? Standard: tension pulls away from the element.</text:p>
      <text:p text:style-name="Text_20_body">For a small element, tension at s is T(s) in the direction of the tangent at s, which is toward decreasing s if ψ is defined that way.</text:p>
      <text:p text:style-name="Text_20_body">At s, the tension force from the part above is T(s) in the direction of the unit tangent pointing upward, so for our parameterization, at s, the force due to tension from the attachment side is in the direction of increasing s or decreasing?</text:p>
      <text:p text:style-name="Text_20_body">Define: at location s, the element has:</text:p>
      <text:list text:style-name="L43">
        <text:list-item>
          <text:p text:style-name="P56">Tension force from the left (toward attachment): this force is along the tangent toward the attachment point. Since s increases downward, toward attachment is decreasing s, so the tension force from the upper part pulls the element upward along the tangent.</text:p>
        </text:list-item>
      </text:list>
      <text:p text:style-name="Text_20_body">Similarly, tension from lower part pulls downward along the tangent.</text:p>
      <text:p text:style-name="Text_20_body">But since the lower part is free, at the bottom, there is no tension, so it should be free.</text:p>
      <text:p text:style-name="Text_20_body">Let me consider the forces on an infinitesimal element between s and s+ds.</text:p>
      <text:p text:style-name="Text_20_body">Mass dm = λ ds</text:p>
      <text:p text:style-name="Text_20_body">Forces:</text:p>
      <text:list text:style-name="L44">
        <text:list-item>
          <text:p text:style-name="P57">Gravity: down, so (0, mg ds) in (x,y), with y up? I set y positive down, so gravity is positive y direction.</text:p>
        </text:list-item>
      </text:list>
      <text:p text:style-name="Text_20_body">In vectors: let ȳ be unit vector in y (down), x̂ in x (forward).</text:p>
      <text:p text:style-name="Text_20_body">In space: x: positive forward (direction of helicopter motion), y: positive down.</text:p>
      <text:p text:style-name="Text_20_body">So at attachment, x=0,y=0; as s increases, y increases, x decreases (since leaning back).</text:p>
      <text:p text:style-name="Text_20_body">Unit tangent vector: let ψ be angle from downward vertical, so ψ=0 vertical, ψ&gt;0 backward.</text:p>
      <text:p text:style-name="Text_20_body">Then dx/ds = - sin ψ (since x decreases)</text:p>
      <text:p text:style-name="Text_20_body"><text:soft-page-break/>dy/ds = cos ψ</text:p>
      <text:p text:style-name="Text_20_body">So tangent unit vector: u_t = ( -sin ψ, cos ψ )</text:p>
      <text:p text:style-name="Text_20_body">Now, tension: at position s, tension T(s) acts on the element. For the element, the tension from the part above (s-0) is T(s) in the direction of u_t, but since u_t is pointing in the direction of increasing s? u_t = (dx/ds, dy/ds) = ( -sin ψ, cos ψ ), which has positive dy, so downward, and negative dx, so backward.</text:p>
      <text:p text:style-name="Text_20_body">For the element, the force due to tension from the attachment side is applied at s, and it is T(s) in the direction of the tangent at s, which is u_t. But u_t points toward increasing s, so for the element, this force is pushing it downward and backward.</text:p>
      <text:p text:style-name="Text_20_body">Similarly, the force due to tension from the lower part is applied at s+ds, and it is T(s+ds) in the direction of the tangent at s+ds.</text:p>
      <text:p text:style-name="Text_20_body">But for a free body diagram, we have:</text:p>
      <text:list text:style-name="L45">
        <text:list-item>
          <text:p text:style-name="P58">At x: +F_x from tension at upper end</text:p>
        </text:list-item>
        <text:list-item>
          <text:p text:style-name="P58">At x+dx: -T(s+ds) u_t (s+ds) in x-direction, etc.</text:p>
        </text:list-item>
      </text:list>
      <text:p text:style-name="Text_20_body">Standard way: the net tension force on the element is T(s+ds) u_t(s+ds) - T(s) u_t(s)</text:p>
      <text:p text:style-name="Text_20_body">Then plus weight, plus drag.</text:p>
      <text:p text:style-name="Text_20_body">So net force in x-direction: - [negative drag] + components from tension change.</text:p>
      <text:p text:style-name="Text_20_body">Define the drag force.</text:p>
      <text:p text:style-name="Text_20_body">The cable is moving horizontally at speed v_h relative to air, so the relative velocity vector for each point is (v_h, 0) in space? In helicopter frame, since air is moving at -v_h, relative velocity is (v_h, 0) for all points, because all points move with (v_h, 0) in space? In helicopter frame, the air velocity is (-v_h, 0), and the cable points have velocity (0,0) in helicopter frame if at rest relative to helicopter.</text:p>
      <text:p text:style-name="Text_20_body">Ah, important point.</text:p>
      <text:p text:style-name="Text_20_body">In the helicopter's frame of reference, which is inertial (constant velocity), the helicopter is stationary, and the air is moving past it at velocity -v_x_hat, i.e., -v_h in x-direction.</text:p>
      <text:p text:style-name="Text_20_body">The cable is attached at (0,0), and since it's at rest relative to helicopter, every point on the cable has velocity zero in this frame.</text:p>
      <text:p text:style-name="Text_20_body">Therefore, the relative velocity between the cable and the air is simply the velocity of the air relative to the cable, which is (-v_h, 0) for all points.</text:p>
      <text:p text:style-name="Text_20_body">So, for each point on the cable, the relative air velocity is uniform: (-v_h, 0).</text:p>
      <text:p text:style-name="Text_20_body">Therefore, the drag force per unit length F_d acts in the direction opposite to the relative velocity, so since relative velocity is (-v_h, 0), opposite is (v_h, 0), so drag force per unit length is in the +x direction, magnitude proportional to v_h^2.</text:p>
      <text:p text:style-name="Text_20_body">But v_h is constant, so F_d = constant * v_h^2 in the +x direction.</text:p>
      <text:p text:style-name="Text_20_body">But is that correct?</text:p>
      <text:p text:style-name="Text_20_body"><text:soft-page-break/>Relative velocity vector is (-v_h, 0), so magnitude v_h, direction -x.</text:p>
      <text:p text:style-name="Text_20_body">Therefore, drag force is proportional to relative velocity squared and opposite direction, so F_d = - (1/2) c_d ρ A v_h^2 * ( -x_hat) / v_h * v_h? But v is scalar speed.</text:p>
      <text:p text:style-name="Text_20_body">Standard: drag force vector is (1/2) c_d ρ A v^2 (-v_hat), where v_hat is unit vector in direction of relative velocity.</text:p>
      <text:p text:style-name="Text_20_body">Here relative velocity v_rel = (-v_h, 0), so v_hat = (-1, 0), v = v_h.</text:p>
      <text:p text:style-name="Text_20_body">So F_d vector = (1/2) c_d ρ A v_h^2 * ( - (-1, 0) ) ? No.</text:p>
      <text:p text:style-name="Text_20_body">The formula is F_d = - (1/2) c_d ρ A (v_ref)^2 v_hat, but v_hat is the unit vector in direction of v_rel.</text:p>
      <text:p text:style-name="Text_20_body">General formula: drag force = - (1/2) c_d ρ A v_rel^2 * (v_rel / |v_rel|)</text:p>
      <text:p text:style-name="Text_20_body">Since |v_rel| = v_h, (-v_rel / v_h) = (v_h, 0) / v_h? v_rel = (-v_h, 0), so v_rel / |v_rel| = (-1, 0)</text:p>
      <text:p text:style-name="Text_20_body">Then F_d = - (1/2) c_d ρ A v_h^2 * (-1, 0) = (1/2) c_d ρ A v_h^2 (1, 0)</text:p>
      <text:p text:style-name="Text_20_body">Yes, so F_d = (d_d, 0) where d_d = (1/2) c_d ρ A v_h^2, and it's in the +x direction.</text:p>
      <text:p text:style-name="Text_20_body">So drag per unit length is constant, horizontal, backward? +x is forward, so drag is in +x direction, which is the direction of helicopter motion? But drag should oppose the relative motion.</text:p>
      <text:p text:style-name="Text_20_body">Relative motion: air is moving relative to cable at -v_h in x, so drag on cable is opposite to flow, so since flow is from left to right? Air is moving to the right at v_h in the frame where air is stationary? I think I confused the frames.</text:p>
      <text:p text:style-name="Text_20_body">Let's clarify frames.</text:p>
      <text:p text:style-name="Text_20_body">Consider the space frame where air is stationary.</text:p>
      <text:list text:style-name="L46">
        <text:list-item>
          <text:p text:style-name="P59">Helicopter moving at v_h in +x direction.</text:p>
        </text:list-item>
        <text:list-item>
          <text:p text:style-name="P59">Cable attached, at rest relative to helicopter, so every point has velocity v_h in +x direction in this frame.</text:p>
        </text:list-item>
        <text:list-item>
          <text:p text:style-name="P59">Relative velocity of cable to air is v_rel = v_cable - v_air = (v_h, 0) - (0,0) = (v_h, 0)</text:p>
        </text:list-item>
      </text:list>
      <text:p text:style-name="Text_20_body">Therefore, relative velocity vector is (v_h, 0) for all points.</text:p>
      <text:p text:style-name="Text_20_body">Then drag force on each element: proportional to v_rel, opposite direction, so F_d = - k v_h^2 (1, 0) for some k, so in -x direction.</text:p>
      <text:p text:style-name="Text_20_body">Since v_rel = (v_h, 0), F_d = - c v_rel = - c (v_h, 0) = (-c v_h, 0), with c &gt;0.</text:p>
      <text:p text:style-name="Text_20_body">So drag per unit length is horizontal, in the negative x-direction, magnitude c v_h^2.</text:p>
      <text:p text:style-name="Text_20_body">In the helicopter's frame, air is moving at (-v_h, 0), so relative velocity is (-v_h, 0), and drag force is - c (-v_h, 0) = (c v_h, 0), same as (-c v_h^2, 0) but with c including v_h.</text:p>
      <text:p text:style-name="Text_20_body">In space frame: F_d = - C_d v_h^2 x_hat, with C_d = k or something, but magnitude proportional to v_h^2.</text:p>
      <text:p text:style-name="Text_20_body">Similarly, in helicopter frame, same thing.</text:p>
      <text:p text:style-name="Text_20_body"><text:soft-page-break/>So, for force analysis, in either frame, the drag per unit length is constant in direction and magnitude, and is horizontal, magnitude D = constant * v_h^2.</text:p>
      <text:p text:style-name="Text_20_body">Direction: in space frame, it's -x_hat, since opposing the motion.</text:p>
      <text:p text:style-name="Text_20_body">But for the cable shape, we need to set up the force balance.</text:p>
      <text:p text:style-name="Text_20_body">Now, back to the element.</text:p>
      <text:p text:style-name="Text_20_body">Mass dm = λ ds</text:p>
      <text:p text:style-name="Text_20_body">Position: let the cable have curvature, so x(s), y(s)</text:p>
      <text:p text:style-name="Text_20_body">At arc length s from attachment.</text:p>
      <text:p text:style-name="Text_20_body">x(s) is negative for s&gt;0, since leaning back.</text:p>
      <text:p text:style-name="Text_20_body">y(s) is positive downward.</text:p>
      <text:p text:style-name="Text_20_body">u_t = dx/ds, dy/ds = ( -sin ψ, cos ψ ) as before, with ψ angle from vertical.</text:p>
      <text:p text:style-name="Text_20_body">So dx/ds = - sin ψ</text:p>
      <text:p text:style-name="Text_20_body">dy/ds = cos ψ</text:p>
      <text:p text:style-name="Text_20_body">Tension force: let T(s) be the tension at s.</text:p>
      <text:p text:style-name="Text_20_body">For the element from s to s+ds, the net tension force is:</text:p>
      <text:p text:style-name="Text_20_body">T(s+ds) u_t(s+ds) - T(s) u_t(s)</text:p>
      <text:p text:style-name="Text_20_body">Expand:</text:p>
      <text:p text:style-name="Text_20_body">= T(s+ds) [u_t(s) + d u_t / ds ds + O(ds^2) ] - T(s) u_t(s)</text:p>
      <text:p text:style-name="Text_20_body">≈ [T(s) + dT/ds ds] [u_t(s) + (d u_t / ds) ds] - T(s) u_t(s)</text:p>
      <text:p text:style-name="Text_20_body">= T(s) u_t(s) + T(s) (d u_t / ds) ds + (dT/ds) u_t(s) ds + higher order terms</text:p>
      <text:p text:style-name="Text_20_body">Now, d u_t / ds is the derivative of unit tangent vector.</text:p>
      <text:p text:style-name="Text_20_body">The unit tangent vector u_t = (dx/ds, dy/ds) = ( -sin ψ, cos ψ )</text:p>
      <text:p text:style-name="Text_20_body">Then du_t / ds = d/ds ( -sin ψ, cos ψ ) = ( -cos ψ dψ/ds, -sin ψ dψ/ds )</text:p>
      <text:p text:style-name="Text_20_body">Since dψ/ds is the curvature.</text:p>
      <text:p text:style-name="Text_20_body">The direction: du_t / ds is perpendicular to u_t, since |u_t| constant.</text:p>
      <text:p text:style-name="Text_20_body">Specifically, du_t / ds = (dψ/ds) n, where n is the unit normal vector.</text:p>
      <text:p text:style-name="Text_20_body">Define n, the unit normal.</text:p>
      <text:p text:style-name="Text_20_body">Since u_t = ( -sin ψ, cos ψ ), and the curve is bending, the normal vector pointing towards center of curvature.</text:p>
      <text:p text:style-name="Text_20_body">For our parameterization, as s increases, if ψ increases, it's bending to the right? Let's see.</text:p>
      <text:p text:style-name="Text_20_body">If ψ is angle from vertical, and x decreases, y increases, so the cable is leaning backward.</text:p>
      <text:p text:style-name="Text_20_body">Typically, for a hanging cable, the normal is horizontal.</text:p>
      <text:p text:style-name="Text_20_body"><text:soft-page-break/>The normal vector n can be found from du_t / ds.</text:p>
      <text:p text:style-name="Text_20_body">du_t / ds = ( -cos ψ dψ/ds, -sin ψ dψ/ds ) = (dψ/ds) ( -cos ψ, -sin ψ )</text:p>
      <text:p text:style-name="Text_20_body">Now, ( -cos ψ, -sin ψ ) is a unit vector, and it points in the direction opposite to (cos ψ, sin ψ), which is upward and right? Let's see coordinates.</text:p>
      <text:p text:style-name="Text_20_body">(cos ψ, sin ψ) : if ψ=0, vertical up? But y is down.</text:p>
      <text:p text:style-name="Text_20_body">y positive down, so vector (0,1) is down.</text:p>
      <text:p text:style-name="Text_20_body">Unit vectors: x_hat = (1,0), y_hat = (0,1) for down.</text:p>
      <text:p text:style-name="Text_20_body">u_t = (dx/ds, dy/ds) = ( -sin ψ, cos ψ ) so for ψ=0, u_t = (0,1), vertical down.</text:p>
      <text:p text:style-name="Text_20_body">For ψ&gt;0, u_t = ( -sin ψ, cos ψ ), so has negative dx/ds and positive dy/ds, so downward and left.</text:p>
      <text:p text:style-name="Text_20_body">Now du_t / ds = d/ds ( -sin ψ, cos ψ ) = ( -cos ψ dψ/ds, -sin ψ dψ/ds ) = (dψ/ds) ( -cos ψ, -sin ψ )</text:p>
      <text:p text:style-name="Text_20_body">The vector ( -cos ψ, -sin ψ ) : for ψ=0, ( -1, 0 ), which is left.</text:p>
      <text:p text:style-name="Text_20_body">For ψ&gt;0, it's in the third quadrant relative to local, but in fixed coordinate, (-cos ψ, -sin ψ)</text:p>
      <text:p text:style-name="Text_20_body">For example, ψ small, approx (-1, -ψ), so slightly left and slightly down, but since y down, down is y-hat, so (-1, -0) left, (-1, -ε) left and down, but the magnitude.</text:p>
      <text:p text:style-name="Text_20_body">The unit normal: since u_t points down and left, the curvature, if bending, the normal should point towards the center of curvature.</text:p>
      <text:p text:style-name="Text_20_body">For a cable leaning back, center of curvature is in the path of curve, so probably in the direction (-sin ψ, -cos ψ) or something.</text:p>
      <text:p text:style-name="Text_20_body">Perhaps better to define the normal vector.</text:p>
      <text:p text:style-name="Text_20_body">Set the local orthonormal basis: tangent u_t and normal n, with n perpendicular to u_t.</text:p>
      <text:p text:style-name="Text_20_body">u_t = ( -sin ψ, cos ψ )</text:p>
      <text:p text:style-name="Text_20_body">A vector perpendicular is ( cos ψ, sin ψ ) or ( -cos ψ, -sin ψ )</text:p>
      <text:p text:style-name="Text_20_body">Dot product: u_t • (cos ψ, sin ψ) = (-sin ψ)(cos ψ) + (cos ψ)(sin ψ) = -sin cos + cos sin =0, perpendicular.</text:p>
      <text:p text:style-name="Text_20_body">Similarly ( -cos ψ, -sin ψ) also perpendicular.</text:p>
      <text:p text:style-name="Text_20_body">Now (cos ψ, sin ψ) : for ψ=0, (1,0), right.</text:p>
      <text:p text:style-name="Text_20_body">For ψ&gt;0, (cos ψ, sin ψ), first quadrant, so to the right and up? (1,0) is right, (0,1) up, but y down, so vector (1,0) is +x, right, (0,1) is down.</text:p>
      <text:p text:style-name="Text_20_body">(cos ψ, sin ψ) with ψ=0, (1,0) right.</text:p>
      <text:p text:style-name="Text_20_body">But in our case, for the cable, when ψ&gt;0, the cable is bending to the left, so the center of curvature is likely to the left and down or something.</text:p>
      <text:p text:style-name="Text_20_body">The vector (cos ψ, sin ψ) is not aligned.</text:p>
      <text:p text:style-name="Text_20_body">Perhaps take n = ( -cos ψ, -sin ψ)</text:p>
      <text:p text:style-name="Text_20_body">For ψ=0, n = (-1,0), left.</text:p>
      <text:p text:style-name="Text_20_body"><text:soft-page-break/>For ψ&gt;0, n = (-cos ψ, -sin ψ), which is left and down? (-cos ψ, -sin ψ), for small ψ, approximately (-1, -ψ), so left and slightly down.</text:p>
      <text:p text:style-name="Text_20_body">But since y down, down is +y, so (0,-1) would be up, but here (-1, -ψ), so left and down.</text:p>
      <text:p text:style-name="Text_20_body">Now, for a curve bending to the left, the center of curvature is to the left, so n should point horizontally left, so for ψ=0, n = (-1,0) is correct, for ψ&gt;0, n should have a downward component if the bend is downward, but in our case, the cable is hanging down and leaning back, so it might be curving, but if it's a straight line, curvature zero.</text:p>
      <text:p text:style-name="Text_20_body">To have du_t / ds, it should be in the normal direction.</text:p>
      <text:p text:style-name="Text_20_body">du_t / ds = (dψ/ds) ( -cos ψ, -sin ψ ) * something, but ( -cos ψ, -sin ψ ) has magnitude 1, so du_t / ds = (dψ/ds) n, where n = ( -cos ψ, -sin ψ )</text:p>
      <text:p text:style-name="Text_20_body">And n is the unit normal vector pointing towards the center of curvature for the curve.</text:p>
      <text:p text:style-name="Text_20_body">In vector form, for the element, the net tension force is approximately:</text:p>
      <text:p text:style-name="Text_20_body">[ T(s) u_t(s) + T(s) (du_t / ds) ds + (dT/ds) u_t(s) ds ] - T(s) u_t(s) from earlier calculation.</text:p>
      <text:p text:style-name="Text_20_body">= T(s) (du_t / ds) ds + (dT/ds) u_t(s) ds</text:p>
      <text:p text:style-name="Text_20_body">And du_t / ds = (dψ/ds) n, where n is unit normal.</text:p>
      <text:p text:style-name="Text_20_body">So net tension force ≈ ds [ (dT/ds) u_t + T (dψ/ds) n ]</text:p>
      <text:p text:style-name="Text_20_body">Now, weight force: for the element, weight = (0, λ g ds) (since y down, +y is down)</text:p>
      <text:p text:style-name="Text_20_body">Drag force per unit length: F_d = ( -D, 0 ) where D = k v_h^2 for some k, and it's in the -x direction.</text:p>
      <text:p text:style-name="Text_20_body">In space frame, F_d = - C_d v_h^2 x_hat, so in (x,y), ( -C_d v_h^2, 0 )</text:p>
      <text:p text:style-name="Text_20_body">So for the element, drag force = ( -C_d v_h^2 ds, 0 ) = ( -D ds, 0 ) with D = C_d v_h^2</text:p>
      <text:p text:style-name="Text_20_body">Now, since the cable is at rest in this frame, net force on the element is zero.</text:p>
      <text:p text:style-name="Text_20_body">So sum of forces = 0.</text:p>
      <text:p text:style-name="Text_20_body">In x-direction: from tension net: [ (dT/ds) u_t_x + T (dψ/ds) n_x ] ds</text:p>
      <text:p text:style-name="Text_20_body">u_t_x = -sin ψ</text:p>
      <text:p text:style-name="Text_20_body">n_x = -cos ψ</text:p>
      <text:p text:style-name="Text_20_body">So x-component: [ (dT/ds) (-sin ψ) + T (dψ/ds) (-cos ψ) ] ds</text:p>
      <text:p text:style-name="Text_20_body">Plus drag: -D ds</text:p>
      <text:p text:style-name="Text_20_body">Plus weight in x: 0</text:p>
      <text:p text:style-name="Text_20_body">So total F_x = ds { - (dT/ds) sin ψ - T cos ψ (dψ/ds) - D } = 0</text:p>
      <text:p text:style-name="Text_20_body">Similarly, y-direction:</text:p>
      <text:p text:style-name="Text_20_body">Tension net: [ (dT/ds) u_t_y + T (dψ/ds) n_y ] ds</text:p>
      <text:p text:style-name="Text_20_body">u_t_y = cos ψ</text:p>
      <text:p text:style-name="Text_20_body">n_y = -sin ψ (since n = (-cos ψ, -sin ψ))</text:p>
      <text:p text:style-name="Text_20_body"><text:soft-page-break/>So y-component: [ (dT/ds) cos ψ + T (dψ/ds) (-sin ψ) ] ds</text:p>
      <text:p text:style-name="Text_20_body">Plus druk: 0</text:p>
      <text:p text:style-name="Text_20_body">Plus weight: λ g ds</text:p>
      <text:p text:style-name="Text_20_body">So F_y = ds { (dT/ds) cos ψ - T sin ψ (dψ/ds) + λ g } = 0</text:p>
      <text:p text:style-name="Text_20_body">Therefore, we have the equations:</text:p>
      <text:p text:style-name="Text_20_body">For x: - (dT/ds) sin ψ - T cos ψ (dψ/ds) - D = 0</text:p>
      <text:p text:style-name="Text_20_body">For y: (dT/ds) cos ψ - T sin ψ (dψ/ds) + λ g = 0</text:p>
      <text:p text:style-name="Text_20_body">And D = C_d v_h^2, constant.</text:p>
      <text:p text:style-name="Text_20_body">Also, the geometry: dx/ds = - sin ψ</text:p>
      <text:p text:style-name="Text_20_body">dy/ds = cos ψ</text:p>
      <text:p text:style-name="Text_20_body">Now, we need to solve for T(s), ψ(s), x(s), y(s).</text:p>
      <text:p text:style-name="Text_20_body">Notice that in the equations, D is constant, λ g is constant, so we can solve.</text:p>
      <text:p text:style-name="Text_20_body">Let me denote T' = dT/ds, ψ' = dψ/ds</text:p>
      <text:p text:style-name="Text_20_body">So equation x: - T' sin ψ - T cos ψ ψ' - D = 0</text:p>
      <text:p text:style-name="Text_20_body">Eq y: T' cos ψ - T sin ψ ψ' + λ g = 0</text:p>
      <text:p text:style-name="Text_20_body">We can solve these for T' and ψ'.</text:p>
      <text:p text:style-name="Text_20_body">Write as:</text:p>
      <text:p text:style-name="Text_20_body">sin ψ T' + T cos ψ ψ' = -D</text:p>
      <text:p text:style-name="Text_20_body">cos ψ T' - T sin ψ ψ' = - λ g</text:p>
      <text:p text:style-name="Text_20_body">Now, let me solve for T' and ψ'.</text:p>
      <text:p text:style-name="Text_20_body">For example, multiply first equation by sin ψ and second by cos ψ? Let's see.</text:p>
      <text:p text:style-name="Text_20_body">Compute derivative of something.</text:p>
      <text:p text:style-name="Text_20_body">Notice that d(T ψ')/ds or something.</text:p>
      <text:p text:style-name="Text_20_body">Consider the ratio.</text:p>
      <text:p text:style-name="Text_20_body">Divide the two equations.</text:p>
      <text:p text:style-name="Text_20_body">But better to solve the system.</text:p>
      <text:p text:style-name="Text_20_body">Set:</text:p>
      <text:p text:style-name="Text_20_body">A T' + B T ψ' = C</text:p>
      <text:p text:style-name="Text_20_body">D T' + E T ψ' = F</text:p>
      <text:p text:style-name="Text_20_body">With A = sin ψ, B = cos ψ, C = -D</text:p>
      <text:p text:style-name="Text_20_body">D = cos ψ, E = -sin ψ, F = -λ g</text:p>
      <text:p text:style-name="Text_20_body">Now, determinant: A E - B D = sin ψ (-sin ψ) - cos ψ cos ψ = - sin^2 ψ - cos^2 ψ = -1</text:p>
      <text:p text:style-name="Text_20_body"><text:soft-page-break/>So T' = (E C - B F) / (A E - B D) = [ (-sin ψ)(-D) - (cos ψ)(-λ g) ] / (-1) = [ sin ψ D + cos ψ λ g ] / (-1) = - ( sin ψ D + λ g cos ψ )</text:p>
      <text:p text:style-name="Text_20_body">Similarly, T ψ' = (A F - C D) / (A E - B D) = [ sin ψ (-λ g) - (-D) cos ψ ] / (-1) = [ -sin ψ λ g + D cos ψ ] / (-1) = - ( -λ g sin ψ + D cos ψ ) = λ g sin ψ - D cos ψ</text:p>
      <text:p text:style-name="Text_20_body">From above:</text:p>
      <text:p text:style-name="Text_20_body">A E - B D = -1</text:p>
      <text:p text:style-name="Text_20_body">T' = (E C - B F) / det</text:p>
      <text:p text:style-name="Text_20_body">E C - B F = (-sin ψ)(-D) - (cos ψ)(-λ g) = sin ψ D + λ g cos ψ</text:p>
      <text:p text:style-name="Text_20_body">Then T' = [sin ψ D + λ g cos ψ] / (-1) = - sin ψ D - λ g cos ψ</text:p>
      <text:p text:style-name="Text_20_body">Similarly, T ψ' = (A F - C D) / det</text:p>
      <text:p text:style-name="Text_20_body">A F - C D = sin ψ (-λ g) - (-D) cos ψ = -λ g sin ψ + D cos ψ</text:p>
      <text:p text:style-name="Text_20_body">Then T ψ' = [ -λ g sin ψ + D cos ψ ] / (-1) = λ g sin ψ - D cos ψ</text:p>
      <text:p text:style-name="Text_20_body">Now, we have T' and T ψ'</text:p>
      <text:p text:style-name="Text_20_body">But we also have the shape.</text:p>
      <text:p text:style-name="Text_20_body">Now, the cable is free at the end, so at s=L, the free end, tension T=0, and no force, so T(L)=0.</text:p>
      <text:p text:style-name="Text_20_body">At the attachment, s=0, x=0,y=0.</text:p>
      <text:p text:style-name="Text_20_body">Now, if drag is zero, D=0, then T' = - λ g cos ψ, and T ψ' = λ g sin ψ</text:p>
      <text:p text:style-name="Text_20_body">Then from T' = - λ g cos ψ, and dy/ds = cos ψ, so dT/ds = - λ g dy/ds</text:p>
      <text:p text:style-name="Text_20_body">Then dT = - λ g dy</text:p>
      <text:p text:style-name="Text_20_body">So T = - λ g y + C</text:p>
      <text:p text:style-name="Text_20_body">At s=0, T(0) unknown, but at free end, T(L)=0, so if vertical, T proportional to y, but y from 0 at top to L at bottom, so T(0) = λ g L, but at top, tension maximum.</text:p>
      <text:p text:style-name="Text_20_body">But with drag, it's different.</text:p>
      <text:p text:style-name="Text_20_body">Back to general.</text:p>
      <text:p text:style-name="Text_20_body">With D not zero.</text:p>
      <text:p text:style-name="Text_20_body">We have T' = - sin ψ D - λ g cos ψ</text:p>
      <text:p text:style-name="Text_20_body">And T ψ' = λ g sin ψ - D cos ψ</text:p>
      <text:p text:style-name="Text_20_body">Now, we need another equation.</text:p>
      <text:p text:style-name="Text_20_body">Notice that from T ψ' = λ g sin ψ - D cos ψ</text:p>
      <text:p text:style-name="Text_20_body">And T' = - D sin ψ - λ g cos ψ</text:p>
      <text:p text:style-name="Text_20_body">Consider d/ds ( T sin ψ ) or something.</text:p>
      <text:p text:style-name="Text_20_body">Compute d/ds (T sin ψ) = T' sin ψ + T cos ψ ψ'</text:p>
      <text:p text:style-name="Text_20_body">Similarly, d/ds (T cos ψ) = T' cos ψ - T sin ψ ψ'</text:p>
      <text:p text:style-name="Text_20_body"><text:soft-page-break/>From the equations:</text:p>
      <text:p text:style-name="Text_20_body">T' sin ψ + T cos ψ ψ' = -D (from x-equation)</text:p>
      <text:p text:style-name="Text_20_body">T' cos ψ - T sin ψ ψ' = -λ g (from y-equation)</text:p>
      <text:p text:style-name="Text_20_body">So indeed, d/ds (T sin ψ) = T' sin ψ + T cos ψ ψ' = -D</text:p>
      <text:p text:style-name="Text_20_body">Similarly, d/ds (T cos ψ) = T' cos ψ - T sin ψ ψ' = -λ g</text:p>
      <text:p text:style-name="Text_20_body">Oh, nice!</text:p>
      <text:p text:style-name="Text_20_body">So we have:</text:p>
      <text:p text:style-name="Text_20_body">d/ds (T sin ψ) = - D</text:p>
      <text:p text:style-name="Text_20_body">d/ds (T cos ψ) = - λ g</text:p>
      <text:p text:style-name="Text_20_body">Since D and λ g constant, we can integrate.</text:p>
      <text:p text:style-name="Text_20_body">Integrate both sides.</text:p>
      <text:p text:style-name="Text_20_body">∫ d(T sin ψ) = ∫ -D ds</text:p>
      <text:p text:style-name="Text_20_body">So T sin ψ = -D s + C1</text:p>
      <text:p text:style-name="Text_20_body">Similarly, T cos ψ = -λ g s + C2</text:p>
      <text:p text:style-name="Text_20_body">Now, C1 and C2 constants.</text:p>
      <text:p text:style-name="Text_20_body">At the attachment point s=0, the cable is fixed, so we need boundary conditions.</text:p>
      <text:p text:style-name="Text_20_body">At s=0, x=0, y=0.</text:p>
      <text:p text:style-name="Text_20_body">But we have T sin ψ and T cos ψ.</text:p>
      <text:p text:style-name="Text_20_body">At s=0, the tension has components.</text:p>
      <text:p text:style-name="Text_20_body">Also, at free end, s=L, T=0.</text:p>
      <text:p text:style-name="Text_20_body">Now, from T sin ψ = -D s + C1</text:p>
      <text:p text:style-name="Text_20_body">T cos ψ = -λ g s + C2</text:p>
      <text:p text:style-name="Text_20_body">At s=L, T=0, so for any ψ, T=0 implies left side zero, so -D L + C1 =0, and -λ g L + C2 =0, so C1 = D L, C2 = λ g L</text:p>
      <text:p text:style-name="Text_20_body">Therefore, we have:</text:p>
      <text:p text:style-name="Text_20_body">T sin ψ = -D s + D L = D (L - s)</text:p>
      <text:p text:style-name="Text_20_body">T cos ψ = -λ g s + λ g L = λ g (L - s)</text:p>
      <text:p text:style-name="Text_20_body">Now, let me set u = L - s, which is the distance from free end.</text:p>
      <text:p text:style-name="Text_20_body">u = L - s, so u from 0 at free end to L at attachment.</text:p>
      <text:p text:style-name="Text_20_body">At s=0, u=L; s=L, u=0.</text:p>
      <text:p text:style-name="Text_20_body">Then T sin ψ = D u</text:p>
      <text:p text:style-name="Text_20_body">T cos ψ = λ g u</text:p>
      <text:p text:style-name="Text_20_body"><text:soft-page-break/>Since u = L - s.</text:p>
      <text:p text:style-name="Text_20_body">Therefore, for any s, T sin ψ = D u and T cos ψ = λ g u</text:p>
      <text:p text:style-name="Text_20_body">Therefore, we can divide: (T sin ψ) / (T cos ψ) = (D u) / (λ g u)</text:p>
      <text:p text:style-name="Text_20_body">So tan ψ = D / (λ g)</text:p>
      <text:p text:style-name="Text_20_body">Since u cancels out.</text:p>
      <text:p text:style-name="Text_20_body">Therefore, tan ψ = D / (λ g) = constant.</text:p>
      <text:p text:style-name="Text_20_body">So ψ is constant!</text:p>
      <text:p text:style-name="Text_20_body">Therefore, the cable must be a straight line at a constant angle.</text:p>
      <text:p text:style-name="Text_20_body">Then, since ψ constant, from dy/ds = cos ψ, dx/ds = - sin ψ, so x and y linear in s.</text:p>
      <text:p text:style-name="Text_20_body">Thus, the cable is a straight line.</text:p>
      <text:p text:style-name="Text_20_body">But is that possible?</text:p>
      <text:p text:style-name="Text_20_body">If ψ is constant, then from above, T sin ψ = D u, T cos ψ = λ g u, so if ψ constant, then T proportional to u, and since u from 0 to L, at free end T=0, at attachment T proportional to L.</text:p>
      <text:p text:style-name="Text_20_body">And shape straight.</text:p>
      <text:p text:style-name="Text_20_body">But is this consistent?</text:p>
      <text:p text:style-name="Text_20_body">In the derivation, we have drag F_d = -D x_hat, constant, and gravity constant, and since tan ψ = D / (λ g) constant, yes.</text:p>
      <text:p text:style-name="Text_20_body">But the problem says "air friction on the cable is not negligible", implying that it affects the shape, but in this case, it makes it a straight line at an angle, whereas without drag, it might be different.</text:p>
      <text:p text:style-name="Text_20_body">Without drag, D=0, then from tan ψ = 0, so ψ=0, vertical.</text:p>
      <text:p text:style-name="Text_20_body">But with drag, it becomes a straight line at angle ψ = arctan(D / (λ g))</text:p>
      <text:p text:style-name="Text_20_body">But D = C_d v_h^2, proportional to v_h^2.</text:p>
      <text:p text:style-name="Text_20_body">So yes, the shape is a straight line.</text:p>
      <text:p text:style-name="Text_20_body">But the cable is flexible and uniform, but in this case, since D constant, it works.</text:p>
      <text:p text:style-name="Text_20_body">But is this correct for a flexible cable?</text:p>
      <text:p text:style-name="Text_20_body">In the derivation, we assumed nothing about flexibility; it seems to work.</text:p>
      <text:p text:style-name="Text_20_body">Perhaps for a cable with finite stiffness, it might not be straight, but the problem says "perfectly flexible", so no stiffness, it can take any shape from tension alone.</text:p>
      <text:p text:style-name="Text_20_body">In this case, with constant drag and constant gravity, tension determines, and we got constant angle.</text:p>
      <text:p text:style-name="Text_20_body">Another way: the net force per unit length has components.</text:p>
      <text:p text:style-name="Text_20_body">But in the force balance, we derived that tan ψ is constant, so straight line.</text:p>
      <text:p text:style-name="Text_20_body">Perhaps at the attachment point, but we have boundaries.</text:p>
      <text:p text:style-name="Text_20_body">At s=0, attachment point, we need to find tension.</text:p>
      <text:p text:style-name="Text_20_body"><text:soft-page-break/>From above, at s=0, u=L, so T sin ψ = D L, T cos ψ = λ g L, so T^2 = (D L)^2 + (λ g L)^2, and tan ψ = D / (λ g)</text:p>
      <text:p text:style-name="Text_20_body">Similarly, at free end, tension zero.</text:p>
      <text:p text:style-name="Text_20_body">Now, the shape: since dy/ds = cos ψ, constant, so y = constant * s</text:p>
      <text:p text:style-name="Text_20_body">Similarly, x = - sin ψ s</text:p>
      <text:p text:style-name="Text_20_body">Set s from 0 to L.</text:p>
      <text:p text:style-name="Text_20_body">At s=0, x=0,y=0</text:p>
      <text:p text:style-name="Text_20_body">x = - s sin ψ</text:p>
      <text:p text:style-name="Text_20_body">y = s cos ψ</text:p>
      <text:p text:style-name="Text_20_body">Since ψ constant.</text:p>
      <text:p text:style-name="Text_20_body">So parametric equations.</text:p>
      <text:p text:style-name="Text_20_body">Eliminate s: x / (- sin ψ) = y / cos ψ = s</text:p>
      <text:p text:style-name="Text_20_body">So y = - x tan ψ? Let's see.</text:p>
      <text:p text:style-name="Text_20_body">From x = - s sin ψ</text:p>
      <text:p text:style-name="Text_20_body">y = s cos ψ</text:p>
      <text:p text:style-name="Text_20_body">So s = - x / sin ψ</text:p>
      <text:p text:style-name="Text_20_body">Then y = ( - x / sin ψ ) cos ψ = - x cot ψ</text:p>
      <text:p text:style-name="Text_20_body">Since cot ψ = cos ψ / sin ψ</text:p>
      <text:p text:style-name="Text_20_body">But ψ is the angle from vertical, and since leaning back, x negative, y positive.</text:p>
      <text:p text:style-name="Text_20_body">For example, at x negative, y positive.</text:p>
      <text:p text:style-name="Text_20_body">y = - x cot ψ</text:p>
      <text:p text:style-name="Text_20_body">Since cot ψ &gt;0, and x &lt;0, so -x &gt;0, so y &gt;0, good.</text:p>
      <text:p text:style-name="Text_20_body">The slope dy/dx = d/dx [ - x cot ψ ] = - cot ψ</text:p>
      <text:p text:style-name="Text_20_body">But since ψ constant, dy/dx = tan( something?</text:p>
      <text:p text:style-name="Text_20_body">The angle from vertical: slope dy/dx = - cot ψ = - (cos ψ / sin ψ)</text:p>
      <text:p text:style-name="Text_20_body">But the angle from vertical: if vertical, dy/dx infinite, etc.</text:p>
      <text:p text:style-name="Text_20_body">Perhaps better to think of the direction.</text:p>
      <text:p text:style-name="Text_20_body">From the line, slope = dy/dx = (dy/ds)/(dx/ds) = cos ψ / (- sin ψ) = - cot ψ</text:p>
      <text:p text:style-name="Text_20_body">But cot ψ = cos ψ / sin ψ = 1 / tan ψ</text:p>
      <text:p text:style-name="Text_20_body">Since tan ψ = D / (λ g)</text:p>
      <text:p text:style-name="Text_20_body">So slope dy/dx = - cot ψ = - (λ g / D)</text:p>
      <text:p text:style-name="Text_20_body">Since tan ψ = D / (λ g), so cot ψ = λ g / D</text:p>
      <text:p text:style-name="Text_20_body"><text:soft-page-break/>Thus dy/dx = - λ g / D</text:p>
      <text:p text:style-name="Text_20_body">Since D = C_d v_h^2, so slope = - λ g / (C_d v_h^2)</text:p>
      <text:p text:style-name="Text_20_body">Which is constant, as expected.</text:p>
      <text:p text:style-name="Text_20_body">And since D &gt;0, slope negative, meaning as x decreases (since x negative), y increases.</text:p>
      <text:p text:style-name="Text_20_body">In terms of the cable, it's a straight line.</text:p>
      <text:p text:style-name="Text_20_body">But is this consistent with the force balance at the attachment?</text:p>
      <text:p text:style-name="Text_20_body">At attachment, the helicopter exerts a force equal and opposite to the tension.</text:p>
      <text:p text:style-name="Text_20_body">The tension at s=0 has components: from T sin ψ and T cos ψ, so horizontal component T sin ψ = D L, vertical T cos ψ = λ g L, so magnitude T = sqrt( (D L)^2 + (λ g L)^2 ) = L sqrt( D^2 + (λ g)^2 )</text:p>
      <text:p text:style-name="Text_20_body">But since D proportional to v_h^2, for large v_h, drag dominant, tension large horizontal.</text:p>
      <text:p text:style-name="Text_20_body">But anyway.</text:p>
      <text:p text:style-name="Text_20_body">Now, the problem is about the shape, which is a straight line.</text:p>
      <text:p text:style-name="Text_20_body">But the cable is free at the end, and with air friction, but in this derivation, it seems fine.</text:p>
      <text:p text:style-name="Text_20_body">But the problem says "not negligible", but in the vertical case it is negligible, here it changes the shape to straight line at angle.</text:p>
      <text:p text:style-name="Text_20_body">But is there any issue? The cable is not attached at bottom, so it should be fine.</text:p>
      <text:p text:style-name="Text_20_body">Perhaps for a cable hanging, if it's not straight, but here we got straight.</text:p>
      <text:p text:style-name="Text_20_body">But in reality, for a flag or something, it might flutter, but in steady state, it should be straight.</text:p>
      <text:p text:style-name="Text_20_body">Perhaps due to flexibility, but perfectly flexible means no bending stiffness, so it should be straight.</text:p>
      <text:p text:style-name="Text_20_body">Another thing: air friction might affect if the cable has diameter, but in cylinders, if it's moving parallel to axis, drag might be different, but in this case, we assumed that the drag force is perpendicular to the cable or something?</text:p>
      <text:p text:style-name="Text_20_body">In our derivation, we assumed that the drag force is always in the x-direction, regardless of the orientation of the cable.</text:p>
      <text:p text:style-name="Text_20_body">But is that correct?</text:p>
      <text:p text:style-name="Text_20_body">In the relative velocity, we assumed that all points have velocity (v_h, 0) in space frame, which is correct if the cable is at rest relative to helicopter.</text:p>
      <text:p text:style-name="Text_20_body">But the drag force depends on the orientation of the cable relative to flow.</text:p>
      <text:p text:style-name="Text_20_body">In the force calculation, we used that for each element, since it's all moving the same, relative velocity is (v_h, 0), so drag force vector pointing opposite, which for each element is horizontal, -x, regardless of local orientation.</text:p>
      <text:p text:style-name="Text_20_body">But drag force is defined relative to the local surface, so if the cable is oriented at an angle, the drag on an element depends on how that element is oriented relative to the flow.</text:p>
      <text:p text:style-name="Text_20_body">In our case, the flow is always horizontal relative to space, since air stationary, cable moving horizontal.</text:p>
      <text:p text:style-name="Text_20_body"><text:soft-page-break/>So, the relative velocity is always horizontal, magnitude v_h for all points.</text:p>
      <text:p text:style-name="Text_20_body">Therefore, the drag force on each point depends on the direction of the velocity relative to the object; specifically, for each element, the drag force is proportional to v_h^2 and in the -x direction for each, independently of the local orientation.</text:p>
      <text:p text:style-name="Text_20_body">Therefore, yes, it should be uniform drag per unit length horizontally.</text:p>
      <text:p text:style-name="Text_20_body">So I think the derivation is correct.</text:p>
      <text:p text:style-name="Text_20_body">Thus, the cable takes a straight line shape at a constant angle to the vertical.</text:p>
      <text:p text:style-name="Text_20_body">Specifically, the angle ψ satisfies tan ψ = D / (λ g) = (C_d ρ A v_h^2) / (λ g)</text:p>
      <text:p text:style-name="Text_20_body">Where A is the reference area, but since the cable is a cylinder, A is its projected area, which depends on orientation.</text:p>
      <text:p text:style-name="Text_20_body">In the drag force, A should be the cross-sectional area perpendicular to flow, which for a cylinder, if moving horizontally, and if the cylinder is aligned with horizontal, A = π r^2, but if the cylinder is vertical, A = 2 r L or something, but for an element, it depends on the local angle.</text:p>
      <text:p text:style-name="Text_20_body">I think I missed something.</text:p>
      <text:p text:style-name="Text_20_body">In my earlier assumption, I assumed that for all elements, the drag force per unit length has the same magnitude and direction, but that may not be true if the cable is not vertical.</text:p>
      <text:p text:style-name="Text_20_body">For example, if the cable is vertical, then for each element, the flow is horizontal, so the drag acts horizontally, magnitude depends on the cross-section normal to flow, which for a vertical cylinder, would be the circular cross-section, so A = π r^2 for each point.</text:p>
      <text:p text:style-name="Text_20_body">If the cable is horizontal, then flow is perpendicular, so drag higher.</text:p>
      <text:p text:style-name="Text_20_body">But in our case, since all points are moving horizontally, but their orientations are different.</text:p>
      <text:p text:style-name="Text_20_body">So for each point, the drag force magnitude depends on how the element is oriented relative to the flow.</text:p>
      <text:p text:style-name="Text_20_body">Specifically, if the element has a certain diameter or shape.</text:p>
      <text:p text:style-name="Text_20_body">Typically, for a slender body like a cable, the drag coefficient depends on the angle between the velocity vector and the axis of the body.</text:p>
      <text:p text:style-name="Text_20_body">For a cylinder, if moving parallel to axis, drag coefficient low, perpendicular, high.</text:p>
      <text:p text:style-name="Text_20_body">But here, the cable is flexible, so it can bend, so the local orientation matters.</text:p>
      <text:p text:style-name="Text_20_body">In the force calculation for each element, when I said F_d = -D x_hat for all points, I assumed D is the same, but it might not be if the local orientation affects the effective drag coefficient.</text:p>
      <text:p text:style-name="Text_20_body">Therefore, my derivation is flawed.</text:p>
      <text:p text:style-name="Text_20_body">I need to consider that for each point, the drag force depends on the local velocity relative to air, which has the same direction but magnitude same, but the force magnitude depends on how the point is oriented.</text:p>
      <text:p text:style-name="Text_20_body">Let's correct this.</text:p>
      <text:p text:style-name="Text_20_body">In the space frame: air stationary, helicopter moving at v_h in +x.</text:p>
      <text:p text:style-name="Text_20_body"><text:soft-page-break/>Cable moving at velocity (v_h, 0) per point if at rest relative to helicopter.</text:p>
      <text:p text:style-name="Text_20_body">Relative velocity v_rel = (v_h, 0) for all points.</text:p>
      <text:p text:style-name="Text_20_body">Now, for a dSc infinitesimal element, it has a specific local orientation.</text:p>
      <text:p text:style-name="Text_20_body">Suppose the element is approximately straight and of length ds, with some diameter.</text:p>
      <text:p text:style-name="Text_20_body">The drag force on it depends on the relative velocity and the orientation.</text:p>
      <text:p text:style-name="Text_20_body">The relative velocity is horizontal, so the flow is horizontal.</text:p>
      <text:p text:style-name="Text_20_body">The drag force magnitude is (1/2) c_d ρ A_v ds v_h^2, where A_v is the variable cross-sectional area perpendicular to flow, which depends on the angle between the element and the flow direction.</text:p>
      <text:p text:style-name="Text_20_body">Since the flow is always horizontal, and the element has a direction specified by its tangent.</text:p>
      <text:p text:style-name="Text_20_body">Let the tangent unit vector be u_t = (dx/ds, dy/ds) = ( -sin ψ, cos ψ )</text:p>
      <text:p text:style-name="Text_20_body">The element is locally straight, so the flow is horizontal, so the angle between flow direction and element axis.</text:p>
      <text:p text:style-name="Text_20_body">The flow vector is i_hat = (1,0)</text:p>
      <text:p text:style-name="Text_20_body">The element direction is u_t.</text:p>
      <text:p text:style-name="Text_20_body">The cross-section area depends on the angle from flow.</text:p>
      <text:p text:style-name="Text_20_body">For a cylinder, the standard reference area is usually the maximum cross-section, but in terms of drag coefficient, it depends on the incident flow angle.</text:p>
      <text:p text:style-name="Text_20_body">If we assume that the cable is a slender cylinder, the drag per unit length can be written as (1/2) c_d(θ) ρ ds v_h^2, where θ is the angle between the flow velocity and the axis of the cylinder.</text:p>
      <text:p text:style-name="Text_20_body">Then the drag force vector is - (1/2) c_d(θ) ρ ds v_h^2 n_flow_perp, but it's messy.</text:p>
      <text:p text:style-name="Text_20_body">The drag force magnitude is proportional to v_h^2 times the projected area in flow direction.</text:p>
      <text:p text:style-name="Text_20_body">The projected area perpendicular to flow.</text:p>
      <text:p text:style-name="Text_20_body">Since flow is horizontal, the projected area is the projection onto plane perpendicular to x-axis.</text:p>
      <text:p text:style-name="Text_20_body">For a small element with direction u_t, the drag magnitude per unit length is (1/2) c_d ρ A_eff v_h^2, where A_eff is the static friction area or projected area.</text:p>
      <text:p text:style-name="Text_20_body">For a straight element, A_eff is constant for all points if orientation is constant, but since ψ varies, it might matter.</text:p>
      <text:p text:style-name="Text_20_body">In our case, if ψ is not constant, A_eff varies, affecting D.</text:p>
      <text:p text:style-name="Text_20_body">But in the steady state, we need to solve.</text:p>
      <text:p text:style-name="Text_20_body">Let the drag force per unit length be F_d = - (1/2) c_d ρ v_h^2 A(ψ) ds? But A depends on local orientation.</text:p>
      <text:p text:style-name="Text_20_body">Typically, for a cylindrical object, the drag coefficient c_d varies with the angle α between flow and axis.</text:p>
      <text:p text:style-name="Text_20_body">Let me define α as the angle between the flow velocity vector and the tangent vector of the cable.</text:p>
      <text:p text:style-name="Text_20_body"><text:soft-page-break/>Flow velocity is horizontal, so let v_flow = (v_h, 0)</text:p>
      <text:p text:style-name="Text_20_body">Tangent vector u_t = ( -sin ψ, cos ψ )</text:p>
      <text:p text:style-name="Text_20_body">Then the angle between v_flow and u_t is given by cos α = v_flow • u_t / (|v_flow| |u_t|) = [ (v_h,0) • (-sin ψ, cos ψ) ] / (v_h * 1) = [ -v_h sin ψ ] / v_h = - sin ψ</text:p>
      <text:p text:style-name="Text_20_body">So cos α = - sin ψ</text:p>
      <text:p text:style-name="Text_20_body">Then α = arccos(- sin ψ)</text:p>
      <text:p text:style-name="Text_20_body">But it's messy.</text:p>
      <text:p text:style-name="Text_20_body">For a cylinder, the drag coefficient c_d ranges from about 0.4 to 1.2 or something, depending on Reynolds number, but it varies.</text:p>
      <text:p text:style-name="Text_20_body">The projected area perpendicular to flow: the component normal to flow.</text:p>
      <text:p text:style-name="Text_20_body">Since flow is horizontal, the area perpendicular to flow is the projection onto y-d axis.</text:p>
      <text:p text:style-name="Text_20_body">The force vector.</text:p>
      <text:p text:style-name="Text_20_body">Perhaps for simplicity, assume that the cable is thin, so the drag per unit length is nearly proportional to the outward side area or something.</text:p>
      <text:p text:style-name="Text_20_body">But to save time, perhaps in many such problems, they assume that the drag is proportional to the square of the velocity component normal to the cable, but since velocity is tangential, it might be different.</text:p>
      <text:p text:style-name="Text_20_body">I recall that for a hanging cable with drag, it might take a different shape.</text:p>
      <text:p text:style-name="Text_20_body">Perhaps for this problem, since drag is not negligible, but the shape might still be straight if assumptions hold.</text:p>
      <text:p text:style-name="Text_20_body">Another thought: if the cable is vertical, drag is sideways, but if it angles, drag might be less or more.</text:p>
      <text:p text:style-name="Text_20_body">Let's assume that the drag force per unit length has magnitude proportional to v_h^2 times the orientation factor.</text:p>
      <text:p text:style-name="Text_20_body">But to make progress, perhaps we can assume that the drag is always horizontal, as I did, and accept that A varies, but in the equation, it becomes geometric.</text:p>
      <text:p text:style-name="Text_20_body">So let's go back.</text:p>
      <text:p text:style-name="Text_20_body">General case: drag per unit length F_d = ( - D(ψ), 0 ) where D(ψ) depends on local ψ.</text:p>
      <text:p text:style-name="Text_20_body">For example, if the cable is a thin cylinder, the effective drag depends on the angle.</text:p>
      <text:p text:style-name="Text_20_body">For small angles or something.</text:p>
      <text:p text:style-name="Text_20_body">But let's write the equations.</text:p>
      <text:p text:style-name="Text_20_body">In the force balance, for x-direction:</text:p>
      <text:p text:style-name="Text_20_body">F_x = ds { - (dT/ds) sin ψ - T cos ψ (dψ/ds) + drag_x } + weight_x</text:p>
      <text:p text:style-name="Text_20_body">Weight_x = 0, so</text:p>
      <text:list text:style-name="L47">
        <text:list-item>
          <text:p text:style-name="P60">T' sin ψ - T cos ψ ψ' - D(ψ) = 0</text:p>
        </text:list-item>
      </text:list>
      <text:p text:style-name="Text_20_body"><text:soft-page-break/>Similarly y-direction:</text:p>
      <text:p text:style-name="Text_20_body">T' cos ψ - T sin ψ ψ' + λ g = 0</text:p>
      <text:p text:style-name="Text_20_body">And D(ψ) is some function.</text:p>
      <text:p text:style-name="Text_20_body">Now, for a cylinder, D(ψ) might be such that the drag coefficient varies.</text:p>
      <text:p text:style-name="Text_20_body">But at ψ such that the cable is vertical, D_max, downward, etc.</text:p>
      <text:p text:style-name="Text_20_body">But it's complicated.</text:p>
      <text:p text:style-name="Text_20_body">Perhaps for steady state, since the flow is symmetric in some way, but not.</text:p>
      <text:p text:style-name="Text_20_body">I think for this problem, it might be assumed that the drag is constant, and the shape is approximately straight, but let's see if a curved shape is possible.</text:p>
      <text:p text:style-name="Text_20_body">Suppose the cable is not straight, then D(ψ) varies with s.</text:p>
      <text:p text:style-name="Text_20_body">For example, if at some point ψ large, D(ψ) small if flow parallel.</text:p>
      <text:p text:style-name="Text_20_body">But from the equations, it might not be constant tan ψ.</text:p>
      <text:p text:style-name="Text_20_body">From the y-equation, T' cos ψ - T sin ψ ψ' = -λ g</text:p>
      <text:p text:style-name="Text_20_body">From x-equation, T' sin ψ + T cos ψ ψ' = - D(ψ)</text:p>
      <text:p text:style-name="Text_20_body">If D(ψ) is function of ψ, it is messy.</text:p>
      <text:p text:style-name="Text_20_body">Unless D(ψ) is constant, which it is only if tan ψ constant, so ψ constant.</text:p>
      <text:p text:style-name="Text_20_body">If D(ψ) depends on ψ, then for the equations to hold, it might require ψ constant.</text:p>
      <text:p text:style-name="Text_20_body">From d/ds (T sin ψ) = - D(ψ)</text:p>
      <text:p text:style-name="Text_20_body">But D(ψ) is function of ψ, so d/ds (T sin ψ) = - D(ψ)</text:p>
      <text:p text:style-name="Text_20_body">Similarly d/ds (T cos ψ) = - λ g</text:p>
      <text:p text:style-name="Text_20_body">From second, T cos ψ = -λ g s + C2</text:p>
      <text:p text:style-name="Text_20_body">But C2 at s=L, T=0, so at s=L, T cos ψ =0, so 0 = -λ g L + C2, so C2 = λ g L, so T cos ψ = λ g (L - s)</text:p>
      <text:p text:style-name="Text_20_body">Similarly, from first, T sin ψ = - ∫ D(ψ) ds + C1</text:p>
      <text:p text:style-name="Text_20_body">But C1 at s=L, T sin ψ =0, so 0 = - ∫_{L}^? messy.</text:p>
      <text:p text:style-name="Text_20_body">Assume that D(ψ) is such that it can be integrated.</text:p>
      <text:p text:style-name="Text_20_body">But generally, if ψ varies, it is complicated.</text:p>
      <text:p text:style-name="Text_20_body">Perhaps for this problem, since it's a thought problem, we assume that the cable is sufficiently thin and simple, or perhaps the shape is such that it minimizes drag or something.</text:p>
      <text:p text:style-name="Text_20_body">Another idea: in steady state, the cable might take a shape where the angle is such that the drag is consistent.</text:p>
      <text:p text:style-name="Text_20_body">But I think for a perfectly flexible cable, with constant DC and gravity, the shape should be straight due to effective force balance.</text:p>
      <text:p text:style-name="Text_20_body"><text:soft-page-break/>Perhaps with air friction, it is approximated as straight.</text:p>
      <text:p text:style-name="Text_20_body">But let's look for standard results.</text:p>
      <text:p text:style-name="Text_20_body">I recall that for a flag, it can flutter, but oscillate, so not stable shape, but for a vertical cable, it might settle straight.</text:p>
      <text:p text:style-name="Text_20_body">Perhaps the shape is not straight.</text:p>
      <text:p text:style-name="Text_20_body">Let's assume that the drag force is perpendicular to the cable or something, but that's not correct.</text:p>
      <text:p text:style-name="Text_20_body">I think I should accept that for this problem, the answer is that it forms a straight line at a constant angle.</text:p>
      <text:p text:style-name="Text_20_body">Perhaps the problem implies that air friction affects the shape, but in a uniform way.</text:p>
      <text:p text:style-name="Text_20_body">Another thought: if the cable is attached and free, and moving, with drag, it might not be straight if there is flexibility, but with stiffness, it could be, but perfectly flexible means no stiffness, so no deformation other than stretch due to tension.</text:p>
      <text:p text:style-name="Text_20_body">So I think straight line is correct.</text:p>
      <text:p text:style-name="Text_20_body">Perhaps the answer is a straight line.</text:p>
      <text:p text:style-name="Text_20_body">But let's see the title or context.</text:p>
      <text:p text:style-name="Text_20_body">The problem says "what shape will the cable take on?" and "air friction not negligible", so probably not vertical, but at an angle.</text:p>
      <text:p text:style-name="Text_20_body">But shape is straight line.</text:p>
      <text:p text:style-name="Text_20_body">So I think that's the answer.”</text:p>
      <text:p text:style-name="Text_20_body"><text:tab/><text:span text:style-name="T1">Answer: “The cable, being perfectly flexible and uniform, and with one end attached to the helicopter and the other end free, will take the shape of a straight line at a constant angle to the vertical in the steady state. This occurs because the aerodynamic drag and gravity balance to maintain a fixed angle.</text:span></text:p>
      <text:p text:style-name="Text_20_body"/>
      <text:p text:style-name="Text_20_body">The drag force per unit length acts horizontally opposite to the relative motion between the cable and the air. Since the helicopter moves at a constant horizontal speed \(v_h\) relative to the air, the relative velocity of each cable element is \((v_h, 0)\) in the space frame, resulting in a uniform drag force per unit length magnitude \(D = C_d \rho A v_h^2\) directed in the \(-x\) direction (where \(x\) is the horizontal axis in the direction of motion, and air is stationary).</text:p>
      <text:p text:style-name="Text_20_body"/>
      <text:p text:style-name="Text_20_body">The weight per unit length is \(\lambda g\) downward. The tension \(T\) varies along the cable, but the force balance and boundary conditions lead to a constant angle \(\psi\) from the vertical, given by:</text:p>
      <text:p text:style-name="Text_20_body">\[</text:p>
      <text:p text:style-name="Text_20_body">\tan \psi = \frac{D}{\lambda g} = \frac{C_d \rho A v_h^2}{\lambda g}</text:p>
      <text:p text:style-name="Text_20_body">\]</text:p>
      <text:p text:style-name="Text_20_body"><text:soft-page-break/>where:</text:p>
      <text:p text:style-name="Text_20_body">- \(C_d\) is the drag coefficient,</text:p>
      <text:p text:style-name="Text_20_body">- \(\rho\) is the air density,</text:p>
      <text:p text:style-name="Text_20_body">- \(A\) is the reference area (for a vertical cable, \(A\) is the circular cross-sectional area; for other orientations, it depends on the local taper, but the constant angle result assumes \(D\) is uniform),</text:p>
      <text:p text:style-name="Text_20_body">- \(\lambda\) is the linear mass density of the cable,</text:p>
      <text:p text:style-name="Text_20_body">- \(g\) is the acceleration due to gravity.</text:p>
      <text:p text:style-name="Text_20_body"/>
      <text:p text:style-name="Text_20_body">The shape is parametric in \(s\), the arc length from the attachment point:</text:p>
      <text:p text:style-name="Text_20_body">- \(x(s) = -s \sin \psi\)</text:p>
      <text:p text:style-name="Text_20_body">- \(y(s) = s \cos \psi\)</text:p>
      <text:p text:style-name="Text_20_body"/>
      <text:p text:style-name="Text_20_body">Eliminating \(s\) gives the Cartesian equation with constant slope:</text:p>
      <text:p text:style-name="Text_20_body">\[</text:p>
      <text:p text:style-name="Text_20_body">\frac{dy}{dx} = -\cot \psi = -\frac{\lambda g}{C_d \rho A v_h^2}</text:p>
      <text:p text:style-name="Text_20_body">\]</text:p>
      <text:p text:style-name="Text_20_body">Thus, the cable is a straight line leaning backward, with the angle depending on the relative magnitude of drag and gravity.</text:p>
      <text:p text:style-name="Text_20_body"/>
      <text:p text:style-name="Text_20_body">This straight shape is a consequence of the uniform drag and gravity forces, resulting in a constant \(\psi\). The boundary conditions are satisfied: at \(s = L\) (free end), tension \(T = 0\); at \(s = 0\) (attachment point), tension is \(T = \sqrt{(D L)^2 + (\lambda g L)^2}\).</text:p>
      <text:p text:style-name="Text_20_body"/>
      <text:p text:style-name="Text_20_body">Since the cable is perfectly flexible, no bending stiffness exists to allow curvature, and the straight-line shape minimizes the net force on each element.</text:p>
      <text:p text:style-name="Text_20_body"/>
      <text:p text:style-name="Text_20_body">\boxed{\text{straight line}}”</text:p>
      <text:p text:style-name="P27">Mistral 7B Instruct (free):</text:p>
      <text:p text:style-name="P27">“The shape of the cable will be determined by the balance of forces acting on it. Here's a step-by-step analysis:</text:p>
      <text:p text:style-name="P27"/>
      <text:p text:style-name="P27">1. **Forces Acting on the Cable**:</text:p>
      <text:p text:style-name="P27"><text:s text:c="3"/>- **Tension**: The cable is under tension due to the helicopter's motion. The tension will vary along the length of the cable because the cable is flexible and subject to air resistance.</text:p>
      <text:p text:style-name="P27"><text:soft-page-break/><text:s text:c="3"/>- **Air Resistance (Drag Force)**: The cable experiences air resistance, which acts opposite to the direction of the helicopter's motion. This force depends on the local velocity of the air relative to the cable, which changes along the cable's length.</text:p>
      <text:p text:style-name="P27"/>
      <text:p text:style-name="P27">2. **Equilibrium Condition**:</text:p>
      <text:p text:style-name="P27"><text:s text:c="3"/>For the cable to be in equilibrium (not accelerating), the sum of the forces in any small segment of the cable must be zero. This includes:</text:p>
      <text:p text:style-name="P27"><text:s text:c="3"/>- The vertical component of tension must balance the weight of the cable segment.</text:p>
      <text:p text:style-name="P27"><text:s text:c="3"/>- The horizontal component of tension must balance the air resistance on the cable segment.</text:p>
      <text:p text:style-name="P27"/>
      <text:p text:style-name="P27">3. **Shape of the Cable**:</text:p>
      <text:p text:style-name="P27"><text:s text:c="3"/>- The vertical component of tension will cause the cable to sag, similar to a catenary (the shape a chain or cable takes when suspended between two points under its own weight). However, the presence of air resistance complicates this.</text:p>
      <text:p text:style-name="P27"><text:s text:c="3"/>- The horizontal component of tension will vary along the cable due to the varying air resistance. The cable will tend to curve more where the air resistance is higher (typically near the free end, where the relative wind speed is higher).</text:p>
      <text:p text:style-name="P27"/>
      <text:p text:style-name="P27">4. **Resulting Shape**:</text:p>
      <text:p text:style-name="P27"><text:s text:c="3"/>The exact shape is complex and depends on the specific parameters (e.g., cable mass, air density, helicopter speed, etc.). However, qualitatively, the cable will form a **catenary-like curve** that is influenced by the air resistance. The free end will likely droop more than a simple catenary due to the additional drag force.</text:p>
      <text:p text:style-name="P27"/>
      <text:p text:style-name="P27"><text:s text:c="3"/>Mathematically, the shape can be described by solving the differential equation that balances the tension, weight, and air resistance. The solution will be a modified catenary that accounts for the drag force.</text:p>
      <text:p text:style-name="P27"/>
      <text:p text:style-name="P27">In summary, the cable will take on a shape that is a combination of a catenary and a curve influenced by air resistance, with the free end drooping more due to the drag force.”</text:p>
      <text:p text:style-name="P27">Cognito V2 Preview Llama 405B:</text:p>
      <text:p text:style-name="P27">“This is a problem in statics that requires calculus of variations.</text:p>
      <text:p text:style-name="P27"/>
      <text:p text:style-name="P27">Let's assume the cable takes some shape y(x), where y is vertical displacement and x is horizontal distance from the helicopter.</text:p>
      <text:p text:style-name="P27"/>
      <text:p text:style-name="P27"><text:soft-page-break/>To solve this problem, we need to consider two forces:</text:p>
      <text:p text:style-name="P27">1. Gravity, which acts downward on each element of the cable</text:p>
      <text:p text:style-name="P27">2. Air friction, which acts in the direction opposing the cable's motion</text:p>
      <text:p text:style-name="P27"/>
      <text:p text:style-name="P27">The cable's total potential energy consists of:</text:p>
      <text:p text:style-name="P27">1. Gravitational potential energy</text:p>
      <text:p text:style-name="P27">2. Energy due to air friction</text:p>
      <text:p text:style-name="P27"/>
      <text:p text:style-name="P27">For theshape that minimizes the total potential energy:</text:p>
      <text:p text:style-name="P27">* Without air friction, the cable would form a catenary (hyperbolic cosine)</text:p>
      <text:p text:style-name="P27">* With air friction, the forces on the cable become asymmetric</text:p>
      <text:p text:style-name="P27"/>
      <text:p text:style-name="P27">In this unique case, the shape will be intermediate between:</text:p>
      <text:p text:style-name="P27">1. A catenary (due to gravity)</text:p>
      <text:p text:style-name="P27">2. A straight line (due to friction wanting to align with the wind direction)</text:p>
      <text:p text:style-name="P27"/>
      <text:p text:style-name="P27">The exact shape can be found by setting up and solving the Euler-Lagrange equation for this system. The solution will be a curve that approaches horizontal at its free end and has maximum curvature near the helicopter attachment point.</text:p>
      <text:p text:style-name="P27"/>
      <text:p text:style-name="P27">Therefore, the cable will trace a smooth curve that starts nearly horizontally at its free end and curves up more sharply near the helicopter attachment point, forming a modified asymmetrical catenary shape.”</text:p>
      <text:p text:style-name="P27"/>
      <text:p text:style-name="P27">Cognito V2 Preview Llama 70B:</text:p>
      <text:p text:style-name="P27">“This problem involves determining the shape of a flexible cable under tension and gravity while moving through air. Here's the solution:</text:p>
      <text:p text:style-name="P27"/>
      <text:p text:style-name="P27">The cable will form a **catenary curve**, which is modified by the horizontal motion of the helicopter and air resistance. Let's break this down:</text:p>
      <text:p text:style-name="P27"/>
      <text:p text:style-name="P27">1) **Basic Catenary Equations**:</text:p>
      <text:p text:style-name="P27"><text:s text:c="3"/>* A stationary hanging chain under gravity forms a catenary described by:</text:p>
      <text:p text:style-name="P27"><text:s text:c="3"/>* $y = a \cosh(x/a)$</text:p>
      <text:p text:style-name="P27"><text:soft-page-break/><text:s text:c="3"/>* where $a$ is a scaling parameter related to tension</text:p>
      <text:p text:style-name="P27"/>
      <text:p text:style-name="P27">2) **Modified for Motion**:</text:p>
      <text:p text:style-name="P27"><text:s text:c="3"/>* The helicopter's motion adds a horizontal component to the cable's shape</text:p>
      <text:p text:style-name="P27"><text:s text:c="3"/>* Air resistance creates an additional force acting opposite to motion</text:p>
      <text:p text:style-name="P27"/>
      <text:p text:style-name="P27">3) **Forces Acting on Cable Elements**:</text:p>
      <text:p text:style-name="P27"><text:s text:c="3"/>* Gravity (pulling down): $\rho g$</text:p>
      <text:p text:style-name="P27"><text:s text:c="3"/>* Tension (varying along length)</text:p>
      <text:p text:style-name="P27"><text:s text:c="3"/>* Air resistance (opposing motion): proportional to velocity squared</text:p>
      <text:p text:style-name="P27"><text:s text:c="3"/>* These forces balance in equilibrium</text:p>
      <text:p text:style-name="P27"/>
      <text:p text:style-name="P27">4) **Resulting Shape**:</text:p>
      <text:p text:style-name="P27"><text:s text:c="3"/>* The cable will form a **trailing curve** behind the helicopter</text:p>
      <text:p text:style-name="P27"><text:s text:c="3"/>* The upper portion curves more sharply than a stationary catenary</text:p>
      <text:p text:style-name="P27"><text:s text:c="3"/>* The lower portion extends more horizontally due to air resistance</text:p>
      <text:p text:style-name="P27"><text:s text:c="3"/>* Overall shape resembles a combination of catenary and parabola</text:p>
      <text:p text:style-name="P27"/>
      <text:p text:style-name="P27">The exact mathematical description would involve solving the differential equations considering all these forces, but the general shape is determined by this balance of forces.</text:p>
      <text:p text:style-name="P27"/>
      <text:p text:style-name="P27">The critical parameters affecting the shape are:</text:p>
      <text:p text:style-name="P27">- $v$ (helicopter velocity)</text:p>
      <text:p text:style-name="P27">- $\rho$ (cable density)</text:p>
      <text:p text:style-name="P27">- $g$ (gravity)</text:p>
      <text:p text:style-name="P27">- $C_d$ (drag coefficient)</text:p>
      <text:p text:style-name="P27">- $\rho_{air}$ (air density)”</text:p>
      <text:p text:style-name="P27"/>
      <text:p text:style-name="P27">Llama 3.3 70B Instruct (free):</text:p>
      <text:p text:style-name="P27">“## Step 1: Understand the Problem</text:p>
      <text:p text:style-name="P27">The problem describes a helicopter flying horizontally at a constant speed with a perfectly flexible uniform cable attached beneath it. The other end of the cable is not attached to anything, and air <text:soft-page-break/>friction on the cable is significant. We need to determine the shape the cable will take on under these conditions.</text:p>
      <text:p text:style-name="P27"/>
      <text:p text:style-name="P27">## Step 2: Identify Key Forces</text:p>
      <text:p text:style-name="P27">The key forces acting on the cable are gravity (pulling the cable downwards) and air friction (opposing the motion of the cable through the air). Since the helicopter is moving horizontally at a constant speed, there's also a horizontal force component due to the helicopter's motion.</text:p>
      <text:p text:style-name="P27"/>
      <text:p text:style-name="P27">## Step 3: Consider the Effect of Air Friction</text:p>
      <text:p text:style-name="P27">Air friction acts in the opposite direction to the motion of the cable relative to the air. Because the cable is being pulled horizontally by the helicopter and is also subject to gravity, the shape of the cable will be influenced by how air friction interacts with these forces.</text:p>
      <text:p text:style-name="P27"/>
      <text:p text:style-name="P27">## Step 4: Analyze the Cable's Motion</text:p>
      <text:p text:style-name="P27">As the helicopter moves forward, the part of the cable closest to the helicopter will move with it, but due to air friction, the cable will experience a drag force. This drag force will cause the cable to trail behind the helicopter, not hanging straight down due to gravity alone.</text:p>
      <text:p text:style-name="P27"/>
      <text:p text:style-name="P27">## Step 5: Determine the Shape</text:p>
      <text:p text:style-name="P27">Given the forces acting on the cable (gravity pulling down, the horizontal force from the helicopter's motion, and air friction opposing the cable's motion through the air), the cable will take on a shape that balances these forces. The shape will not be a straight line (as it would under gravity alone) nor a simple curve (as it might without air friction). Instead, it will be a curve that reflects the balance between these forces.</text:p>
      <text:p text:style-name="P27"/>
      <text:p text:style-name="P27">## Step 6: Mathematical Representation</text:p>
      <text:p text:style-name="P27">To find the exact shape, we would typically set up differential equations based on the forces acting on small segments of the cable. However, the problem does not ask for a mathematical derivation but rather a description of the shape.</text:p>
      <text:p text:style-name="P27"/>
      <text:p text:style-name="P27">## Step 7: Conclusion on Shape</text:p>
      <text:p text:style-name="P27">The cable will form a **catenary curve** modified by the effect of air friction. A catenary is the curve that a hanging cable assumes under its own weight when supported at its ends. However, because one end is not attached and air friction is significant, the actual shape will deviate from a perfect catenary, trailing behind the helicopter due to air resistance.</text:p>
      <text:p text:style-name="P27"/>
      <text:p text:style-name="P27">The final answer is: $\boxed{catenary curve}$”</text:p>
      <text:p text:style-name="P27"><text:soft-page-break/>Llama 3.3 70B Instruct (free):</text:p>
      <text:p text:style-name="P27">“## Step 1: Understand the Problem</text:p>
      <text:p text:style-name="P27">The problem describes a helicopter flying horizontally at a constant speed with a perfectly flexible uniform cable attached beneath it. The other end of the cable is not attached to anything, and air friction on the cable is significant. We need to determine the shape the cable will take on under these conditions.</text:p>
      <text:p text:style-name="P27"/>
      <text:p text:style-name="P27">## Step 2: Identify Key Forces</text:p>
      <text:p text:style-name="P27">The key forces acting on the cable are gravity (pulling the cable downwards) and air friction (opposing the motion of the cable through the air). Since the helicopter is moving horizontally at a constant speed, there's also a horizontal force component due to the helicopter's motion.</text:p>
      <text:p text:style-name="P27"/>
      <text:p text:style-name="P27">## Step 3: Consider the Effect of Air Friction</text:p>
      <text:p text:style-name="P27">Air friction acts in the opposite direction to the motion of the cable relative to the air. Because the cable is being pulled horizontally by the helicopter and is also subject to gravity, the shape of the cable will be influenced by how air friction interacts with these forces.</text:p>
      <text:p text:style-name="P27"/>
      <text:p text:style-name="P27">## Step 4: Analyze the Cable's Motion</text:p>
      <text:p text:style-name="P27">As the helicopter moves forward, the part of the cable closest to the helicopter will move with it, but due to air friction, the cable will experience a drag force. This drag force will cause the cable to trail behind the helicopter, not hanging straight down due to gravity alone.</text:p>
      <text:p text:style-name="P27"/>
      <text:p text:style-name="P27">## Step 5: Determine the Shape</text:p>
      <text:p text:style-name="P27">Given the forces acting on the cable (gravity pulling down, the horizontal force from the helicopter's motion, and air friction opposing the cable's motion through the air), the cable will take on a shape that balances these forces. The shape will not be a straight line (as it would under gravity alone) nor a simple curve (as it might without air friction). Instead, it will be a curve that reflects the balance between these forces.</text:p>
      <text:p text:style-name="P27"/>
      <text:p text:style-name="P27">## Step 6: Mathematical Representation</text:p>
      <text:p text:style-name="P27">To find the exact shape, we would typically set up differential equations based on the forces acting on small segments of the cable. However, the problem does not ask for a mathematical derivation but rather a description of the shape.</text:p>
      <text:p text:style-name="P27"/>
      <text:p text:style-name="P27">## Step 7: Conclusion on Shape</text:p>
      <text:p text:style-name="P27">The cable will form a **catenary curve** modified by the effect of air friction. A catenary is the curve that a hanging cable assumes under its own weight when supported at its ends. However, <text:soft-page-break/>because one end is not attached and air friction is significant, the actual shape will deviate from a perfect catenary, trailing behind the helicopter due to air resistance.</text:p>
      <text:p text:style-name="P27"/>
      <text:p text:style-name="P27">The final answer is: $\boxed{catenary curve}$”</text:p>
      <text:p text:style-name="P27">gpt-oss:20b:</text:p>
      <text:p text:style-name="P29"><text:span text:style-name="T1"><text:tab/>Reasoning: “</text:span>We need to analyze the problem: a helicopter moving horizontally at constant speed; a cable of uniform flexible, perfect cable (like a string) is attached at one end to the helicopter. The other end is free and presumably hanging down in the air. There is air friction on the cable, which is not negligible. We need to determine the shape of the cable.</text:p>
      <text:p text:style-name="P63">We assume that the cable is flexible and uniform, but not stiff; it can bend and stretch? "perfectly flexible" likely means it cannot support bending moments or tension, but can be bent arbitrarily. "Uniform" means mass per unit length is constant. The cable experiences gravity downward and air friction opposing motion relative to the air. Since the helicopter moves horizontally at constant speed, the cable is moving relative to the ground; the cable is in motion relative to the air, causing drag. The cable shape will be a steady state shape relative to the helicopter: i.e., as the helicopter moves forward at constant speed, the cable shape is a stationary shape relative to the helicopter, possibly a catenary but with air drag. But there's a trick: because the cable is moving through air, each segment of the cable experiences a drag force proportional to relative velocity, but the shape is determined by equilibrium between tension, gravity, and drag.</text:p>
      <text:p text:style-name="P63">But the helicopter is moving horizontally at constant speed. The cable is attached at a point below the helicopter; the other end is free. The shape might be a straight line at some angle? Or a curved shape like a catenary but trailing. There might be an angle determined by the balance of horizontal and vertical forces. There is no external horizontal force on the cable except for drag. The cable is moving, so there is aerodynamic drag which might produce a horizontal component that pulls the cable backward relative to the helicopter? But the cable is attached to the helicopter, so the horizontal motion of the cable is due to the helicopter's motion. The drag opposes this motion; thus, the cable will experience a backward force relative to the helicopter, which might cause tension distribution. But the shape might be like a straight line angled backward? However, because the cable is flexible and mass is distributed, the drag force is distributed along the length.</text:p>
      <text:p text:style-name="P63">We need to find the shape that satisfies the equilibrium of forces: the tension in the cable varies along its length due to gravity and drag. Each differential element experiences weight, drag, and tension. The cable shape must be such that at each point, the net force equals zero (steady state).</text:p>
      <text:p text:style-name="P63">This is similar to the shape of a rope trailing behind a moving car or airplane, known as a "drag rope" or "trail rope." The shape is something like an exponential curve. The differential equation describing the shape of a flexible cable under aerodynamic drag is given by some ODE: T' = mg + D (drag per unit length). The shape can be found by solving the equilibrium equations.</text:p>
      <text:p text:style-name="P63">We need to set up coordinates: Let x be horizontal coordinate measured from the attachment point (x=0) along the direction of motion (positive x forward). The cable moves horizontally at velocity V (constant). In the helicopter frame (moving frame), the cable is stationary but experiences air drag due to relative air speed of -V (since air at rest relative to ground, so relative velocity is -V). The drag per unit length is D = 1/2 rho C_D A V^2? But we treat as constant per unit length (since <text:soft-page-break/>speed is constant). However, drag depends on orientation: the drag force acts opposite to the relative velocity vector of the cable segment, which is purely horizontal. But the cable is oriented at some angle, so the drag vector acts along the cable? Actually, drag acts on the segment relative to the airflow: the relative velocity of the segment is purely horizontal, but the drag acts on the cross-sectional area perpendicular to the airflow. The force on a differential element is perpendicular to the direction of relative airflow, not along the cable. So drag on each element is horizontal, acting opposite to motion (i.e., backward). This drag does not produce vertical component. But the cable tension might have vertical component to counter gravity. So the shape might be a straight line at some angle? But then vertical component of tension must equal weight. But if shape is straight, then vertical tension component is constant along cable, but weight increases linearly with length. So not possible.</text:p>
      <text:p text:style-name="P63">We need to consider that the drag acts horizontally on each element, but tension has vertical component that changes with arc length due to weight. That leads to a shape. The shape is the solution of the differential equation for a cable with horizontal drag.</text:p>
      <text:p text:style-name="P63">This problem might be analogous to the shape of a "drag line" or "trail cable" behind a moving vehicle in air, known to be a curve called "drag catenary." The shape might be described by a differential equation: y'' = (some constant) sqrt(1 + y'^2)? Might be a catenary-like shape. Let's derive.</text:p>
      <text:p text:style-name="P63">Consider a cable of uniform mass per unit length μ. Let the cable be parameterized by arc length s measured from the free end (maybe the free end is at s=0, or from the attached end?). Let x(s), y(s) be horizontal and vertical coordinates of the cable relative to the attachment point at the helicopter. The cable is attached at (0,0) at the helicopter? Actually the attachment point is below the helicopter, but we can set coordinates at that point: x=0, y=0 at attachment. Then the free end extends downward and backward relative to helicopter? Actually, the cable will trail behind due to drag, so the free end will be behind and below the attachment point. The shape will be in the plane defined by the helicopter motion (horizontal axis) and vertical axis. The cable will hang behind the helicopter: the free end will be behind (negative x?) Wait: The helicopter moves forward relative to ground. The cable is attached to the helicopter and is trailing behind because the air friction on cable tends to slow down the cable relative to helicopter. So the cable will be behind the helicopter, so the free end is behind the attachment point relative to the direction of motion? Actually, the attachment point moves forward, but the cable is dragged backward by air, so the cable lags behind the helicopter. So in the helicopter's moving frame, the cable is stationary relative to the helicopter but experiences drag opposite to helicopter's motion. The drag tends to pull the cable backward relative to the helicopter, but the attachment point keeps the cable attached, pulling it forward. So the shape might have a component of tension pulling forward at the attachment point.</text:p>
      <text:p text:style-name="P63">Consider the coordinate system: x-axis along direction of motion of helicopter, positive forward. y-axis vertical upward. The attachment point is at x=0, y=0? Actually, the attachment point is below the helicopter at some height relative to ground. But we can treat it as the origin. Then the free end will have x&lt;0 (behind) and y&lt;0 (below). But the cable will sag downward due to gravity and drag will produce horizontal tension. So we set up ODE for shape.</text:p>
      <text:p text:style-name="P63">We need to account for forces on a small element of cable of length ds.</text:p>
      <text:p text:style-name="P63">Let T(s) be tension magnitude at that point along cable. T(s) acts tangential to the cable. Let the tangent unit vector be t = (dx/ds, dy/ds) = (cosθ, sinθ), where θ is the angle between tangent and <text:soft-page-break/>horizontal axis? Actually, angle measured from horizontal? Usually for catenary shape, we define θ as the angle between the tangent and horizontal. So t = (cosθ, sinθ). The tension T acts along tangent.</text:p>
      <text:p text:style-name="P63">For a differential element ds, the weight is dW = μ g ds, acting downward (vertical direction). The drag per unit length is dF_D = C ds, acting horizontally opposite to motion. Let's define C = c_d μ V^2? But constant per unit length. The drag acts horizontally along negative x direction. For an element of cable at some orientation, the drag is horizontal, not along tangent. So the force vector dF_D = -C ds (i.e., negative x direction). So we have weight vertical downward (negative y direction): dW = - μ g ds (in y direction). The tension difference dT along element must balance weight and drag: dT = dW + dF_D? Actually, equilibrium of forces: T(s+ds) t(s+ds) - T(s) t(s) + dW + dF_D = 0. Expand to first order: (T' t + T t') ds + dW + dF_D = 0. But we can also consider components separately.</text:p>
      <text:p text:style-name="P63">Alternatively, we can consider the equilibrium of forces on the element: sum of forces = 0: T(s+ds) t(s+ds) - T(s) t(s) + dW + dF_D = 0. Dividing by ds and letting ds→0: derivative of tension vector + dW/ds + dF_D/ds = 0. So T'(s) + (weight per unit length + drag per unit length) = 0. But T' is derivative of vector magnitude times unit tangent plus magnitude times derivative of unit tangent. Actually, the derivative of tension vector is T' t + T t'. Where T' = dT/ds is derivative of magnitude. t' is derivative of unit tangent with respect to s, which equals curvature times normal unit vector. But we can treat equilibrium in components.</text:p>
      <text:p text:style-name="P63">We can set up:</text:p>
      <text:p text:style-name="P63">Vector tension at s: T(s) t(s). At s+ds: T(s+ds) t(s+ds). So difference: T(s+ds) t(s+ds) - T(s) t(s) ≈ T' t ds + T t' ds. So the incremental change in tension vector is T' t + T t' times ds. So equilibrium equation:</text:p>
      <text:p text:style-name="P63">T' t + T t' + (force per unit length) = 0.</text:p>
      <text:p text:style-name="P63">The force per unit length is: - μ g e_y (vertical downward) - C e_x (horizontal drag). Actually drag per unit length is along negative x direction: -C e_x.</text:p>
      <text:p text:style-name="P63">Thus:</text:p>
      <text:p text:style-name="P63">T' t + T t' - μ g e_y - C e_x = 0.</text:p>
      <text:p text:style-name="P63">Now t' = curvature κ n, where n is normal unit vector pointing towards concave side of curve. For 2D planar curve, curvature κ = dθ/ds. The normal vector n is rotated 90° from t: n = (-sinθ, cosθ). Because t = (cosθ, sinθ). So t' = κ n = θ' n = (dθ/ds) (-sinθ, cosθ).</text:p>
      <text:p text:style-name="P63">Thus T' t + T κ n - μ g e_y - C e_x = 0.</text:p>
      <text:p text:style-name="P63">Now decompose into x and y components.</text:p>
      <text:p text:style-name="P63">Let t = (cosθ, sinθ). Let n = (-sinθ, cosθ). Write vector equation:</text:p>
      <text:p text:style-name="P63">T' (cosθ, sinθ) + T κ (-sinθ, cosθ) - μ g (0, 1) - C (1, 0) = 0. Wait e_y is upward? We defined downward as negative? Actually weight vector is downward: - μ g e_y? Let's define upward positive y. Then weight downward: dW = - μ g e_y. So vector equation: T' t + T κ n - μ g (0, -1?) Wait we want downward negative y: (0, -1). Actually weight vector: - μ g e_y = (0, - μ g). So our equation is:</text:p>
      <text:p text:style-name="P63"><text:soft-page-break/>T' t + T κ n + (0, - μ g) - C (1, 0)? But drag is horizontal backward: - C e_x = (-C, 0). So the equation:</text:p>
      <text:p text:style-name="P63">T' (cosθ, sinθ) + T κ (-sinθ, cosθ) + (0, - μ g) + (-C, 0) = 0.</text:p>
      <text:p text:style-name="P63">Simplify: components:</text:p>
      <text:p text:style-name="P63">x: T' cosθ + T κ (-sinθ) - C = 0 y: T' sinθ + T κ cosθ - μ g = 0</text:p>
      <text:p text:style-name="P63">We can also write in vector form: T' t + T κ n = (C, μ g). Wait check sign: We had + (0, - μ g) + (-C, 0) = 0, so we had T' t + T κ n - C e_x - μ g e_y = 0. So T' t + T κ n = C e_x + μ g e_y. Yes, that's simpler: T' t + T κ n = (C, μ g). Because we moved the negative terms to RHS.</text:p>
      <text:p text:style-name="P63">Thus T' t + T κ n = (C, μ g).</text:p>
      <text:p text:style-name="P63">But we also know that T' = dT/ds. We also know that the tension vector T t is variable.</text:p>
      <text:p text:style-name="P63">We can also derive a differential equation for θ(s) and T(s). But perhaps we can solve simpler by using known relationships for a cable under uniform horizontal load per unit length. For a standard catenary under uniform vertical load per unit length (weight), the shape is cosh; for uniform horizontal load per unit length (drag), shape is exponential? Let's consider simpler: In standard catenary, horizontal component of tension is constant because no horizontal loads; vertical component increases due to weight. For uniform horizontal load (drag), the horizontal component of tension changes with s. We can treat horizontal and vertical components of tension separately.</text:p>
      <text:p text:style-name="P63">Let T_x = T cosθ, T_y = T sinθ. Then the derivative of T_x with respect to s: d(T_x)/ds = derivative of (T cosθ). Similarly for T_y.</text:p>
      <text:p text:style-name="P63">From equilibrium, we have d(T_x)/ds = C (drag). Because horizontal component of weight is zero; the horizontal external load per unit length is C. So d(T_x)/ds = C. Similarly, d(T_y)/ds = μ g (weight). But careful: the weight per unit length acts downward, so d(T_y)/ds = μ g. Wait orientation: T_y is vertical component upward. The change in vertical tension is due to weight: d(T_y)/ds = μ g. But sign? The tension vector at the free end has no vertical component, but weight is pulling downward, increasing vertical tension as we move up. The differential equation: dT_y/ds = μ g. That seems right: As we move upward along the cable, vertical component of tension increases by weight.</text:p>
      <text:p text:style-name="P63">So we have:</text:p>
      <text:p text:style-name="P63">d(T cosθ)/ds = C d(T sinθ)/ds = μ g</text:p>
      <text:p text:style-name="P63">But we also have that T = sqrt(T_x^2 + T_y^2). But perhaps easier: param eq in terms of s. We can integrate:</text:p>
      <text:p text:style-name="P63">T_x(s) = C s + constant. The constant corresponds to horizontal component of tension at the free end. At the free end, presumably the tension is zero? Actually free end has no tension at that point because the cable ends. But is there tension at the free end? The free end is not attached, so there's no tension at the free end. So T_x(s=0) = 0? Wait s is measured from free end. We can choose coordinate s=0 at free end, where tension is zero. So T_x(0) = 0, T_y(0) = 0. So T_x(s) = C s. T_y(s) = μ g s. So T(s) = sqrt((C s)^2 + (μ g s)^2) = s sqrt(C^2 + (μ g)^2). And θ(s) = arctan(T_y/T_x) = arctan( μ g / C ). So θ is constant? Wait, T_y/T_x = μ g s / (C s) = μ g / C. So angle is constant independent of s. That implies the cable is straight at a constant angle, which cannot be true because of gravity? But wait, that result would mean that the cable is a straight line <text:soft-page-break/>at angle θ = arctan(μ g/C). That would satisfy the differential equations above? Let's check: If tension components increase linearly with s, the curvature is zero because dθ/ds = 0. But we also had an earlier equation linking curvature to the components: T' t + T κ n = (C, μ g). With T' t + T κ n = (C, μ g). If curvature is zero, T' t = (C, μ g). But T' = dT/ds = sqrt(C^2 + (μ g)^2). Then T' t = (C, μ g) if t = (C/ sqrt(C^2+(μ g)^2), μ g/ sqrt(C^2+(μ g)^2)). Indeed t = unit vector in direction of (C, μ g). That is exactly the unit vector in direction of the constant horizontal and vertical load. So t is constant; thus shape is straight line with constant slope. So the cable would be a straight line at angle determined by the ratio of horizontal drag per unit length to weight per unit length. But is this physically realistic? Let's think: The cable is flexible, mass per unit length uniform. In the helicopter's moving frame, each element experiences weight downward and horizontal drag. If the cable is straight at some angle, then the tension at each point is along that straight line. The horizontal component of tension must supply the horizontal drag. The vertical component must supply the weight. Because the shape is straight, tension is same direction at all points, so the horizontal component of tension is constant along cable? Wait we found T_x(s) = C s, so horizontal component of tension increases linearly with s. That would mean at the attachment point, tension is maximum: T_x(L) = C L. So tension at free end is zero, at attachment point it's maximum. That seems physically plausible: the free end has no tension, the tension increases as you go up to attachment point because weight and drag accumulate. But the direction of tension vector is constant along the cable: T_x/T_y ratio constant. So shape is a straight line. But is this shape consistent with the geometry? Because the free end is at s=0 and has coordinates x=0, y=0? Wait we defined s measured from free end. At free end, coordinates are x=0, y=0. The shape is x = s cosθ? Actually param: dx/ds = cosθ, dy/ds = sinθ. Since θ is constant, integrating gives x = s cosθ + x0, y = s sinθ + y0. At s=0, x=0, y=0. So x(s)=s cosθ, y(s)=s sinθ. For s&gt;0, x positive? cosθ positive (since angle &lt;90 degrees). So x&gt;0, y&gt;0. That means the free end is at (0,0). Then x&gt;0 points to forward direction, but we expected free end behind the helicopter? Wait we set coordinate such that the helicopter moves forward positive x direction. In the helicopter frame, the free end is behind, so x should be negative? But we can choose coordinate orientation differently: Let's set s measured from attachment point to free end. That might be simpler: s=0 at attachment, s=L at free end. But then we need to determine sign of horizontal tension.</text:p>
      <text:p text:style-name="P63">Let's re-evaluate coordinate and sign. We defined earlier that horizontal drag acts opposite to motion, i.e., negative x direction relative to the helicopter. So drag per unit length is -C e_x. In our earlier vector equation, we had T' t + T κ n = (C, μ g). But that assumed we moved negative sign. Actually we had T' t + T κ n - C e_x - μ g e_y = 0 =&gt; T' t + T κ n = C e_x + μ g e_y. But if drag acts opposite to motion, i.e., negative x direction, then the external force is -C e_x, but we moved to RHS giving +C e_x? Wait we had: sum of forces on element = 0: T(s+ds) t(s+ds) - T(s) t(s) + dW + dF_D = 0. dW = - μ g e_y ds, dF_D = -C e_x ds. So T' t + T κ n - μ g e_y - C e_x = 0. Move to RHS: T' t + T κ n = μ g e_y + C e_x. But that indicates that the external forces (weight and drag) are on RHS, so T' t + T κ n equals that. But we had earlier T' t + T κ n = (C, μ g). That matches if we choose axes: x positive forward, y positive upward. Then e_y is upward positive. But weight is downward negative y, so - μ g e_y. Drag is backward negative x. So our equation had T' t + T κ n - μ g e_y - C e_x = 0 =&gt; T' t + T κ n = μ g e_y + C e_x. But wait, weight downward is negative y, so the vector of weight is (0, - μ g). We wrote dW = - μ g e_y. Then dF_D = - C e_x. So sum: T' t + T κ n + (- μ g e_y - C e_x) = 0 =&gt; T' t + T κ n = μ g e_y + C e_x? But we need to check signs carefully.</text:p>
      <text:p text:style-name="P63">Let's derive systematically:</text:p>
      <text:p text:style-name="P63"><text:soft-page-break/>Define coordinate: x positive forward (direction of helicopter's motion), y positive upward. The helicopter moves forward relative to ground at speed V. In the helicopter's moving frame, the air flows backward at speed V relative to cable. The drag force on cable due to air acts opposite to relative air velocity: backward along negative x direction. So dF_D = - D e_x ds, where D is drag per unit length. For simplicity, denote D = constant. So drag vector = -D e_x.</text:p>
      <text:p text:style-name="P63">Weight: dW = - μ g e_y ds.</text:p>
      <text:p text:style-name="P63">Tension: vector at point s: T(s) t(s). The difference T(s+ds) t(s+ds) - T(s) t(s) is due to the variation in tension.</text:p>
      <text:p text:style-name="P63">Sum of forces on element: T(s+ds) t(s+ds) - T(s) t(s) + dW + dF_D = 0.</text:p>
      <text:p text:style-name="P63">Thus:</text:p>
      <text:p text:style-name="P63">T(s+ds) t(s+ds) - T(s) t(s) - μ g e_y ds - D e_x ds = 0.</text:p>
      <text:p text:style-name="P63">Divide by ds:</text:p>
      <text:p text:style-name="P63">(T(s+ds) t(s+ds) - T(s) t(s)) / ds - μ g e_y - D e_x = 0.</text:p>
      <text:p text:style-name="P63">In the limit ds→0: derivative of tension vector: d/ds [T t] - μ g e_y - D e_x = 0.</text:p>
      <text:p text:style-name="P63">So:</text:p>
      <text:p text:style-name="P63">d/ds [T t] = μ g e_y + D e_x.</text:p>
      <text:p text:style-name="P63">Now expand derivative: (dT/ds) t + T d t/ds = μ g e_y + D e_x.</text:p>
      <text:p text:style-name="P63">Recall that d t/ds = κ n, where κ = dθ/ds. So:</text:p>
      <text:p text:style-name="P63">T' t + T κ n = μ g e_y + D e_x.</text:p>
      <text:p text:style-name="P63">Now, we can write components:</text:p>
      <text:p text:style-name="P63">Let t = (cosθ, sinθ), n = (-sinθ, cosθ). Then:</text:p>
      <text:p text:style-name="P63">x-component: T' cosθ + T κ (-sinθ) = D y-component: T' sinθ + T κ cosθ = μ g</text:p>
      <text:p text:style-name="P63">So we have two equations. This matches our earlier derivation but with D instead of C. So indeed T' t + T κ n = (D, μ g). Good.</text:p>
      <text:p text:style-name="P63">Now we can solve for T', T, κ, θ.</text:p>
      <text:p text:style-name="P63">We can treat T' and T κ as unknowns. We have two equations:</text:p>
      <text:p text:style-name="P63">T' cosθ - T κ sinθ = D (1) T' sinθ + T κ cosθ = μ g (2)</text:p>
      <text:p text:style-name="P63">We can solve for T' and T κ by solving linear system:</text:p>
      <text:p text:style-name="P63">[ cosθ -sinθ ] [T'] = [D] [ sinθ cosθ ] [T κ] [μ g]</text:p>
      <text:p text:style-name="P63">We can invert the rotation matrix:</text:p>
      <text:p text:style-name="P63">Let M = [ cosθ -sinθ; sinθ cosθ ]. This is orthogonal, so its inverse is its transpose: M^T = [ cosθ sinθ; -sinθ cosθ ].</text:p>
      <text:p text:style-name="P63">Multiply both sides by M^T:</text:p>
      <text:p text:style-name="P63">[T'] = M^T * RHS:</text:p>
      <text:p text:style-name="P63"><text:soft-page-break/>T' = cosθ * D + sinθ * μ g T κ = -sinθ * D + cosθ * μ g</text:p>
      <text:p text:style-name="P63">So:</text:p>
      <text:p text:style-name="P63">T' = D cosθ + μ g sinθ T κ = - D sinθ + μ g cosθ</text:p>
      <text:p text:style-name="P63">Now we can find dθ/ds = κ = (T κ)/T. Also dT/ds = T'.</text:p>
      <text:p text:style-name="P63">We also have T^2 = T_x^2 + T_y^2, where T_x = T cosθ, T_y = T sinθ. But we might not need to find T explicitly; we can find shape equations.</text:p>
      <text:p text:style-name="P63">Alternatively, we can differentiate T_x and T_y separately: T_x = T cosθ, T_y = T sinθ. So dT_x/ds = T' cosθ - T sinθ θ' = D cosθ + μ g sinθ cosθ - T sinθ θ'? Wait let's derive:</text:p>
      <text:p text:style-name="P63">dT_x/ds = d/ds (T cosθ) = T' cosθ - T sinθ θ'. And dT_y/ds = d/ds (T sinθ) = T' sinθ + T cosθ θ'.</text:p>
      <text:p text:style-name="P63">But we also have T' and T κ expressions above. Since θ' = κ. So:</text:p>
      <text:p text:style-name="P63">dT_x/ds = T' cosθ - T sinθ κ = (D cosθ + μ g sinθ) cosθ - T sinθ κ.</text:p>
      <text:p text:style-name="P63">Similarly, dT_y/ds = T' sinθ + T cosθ κ = (D cosθ + μ g sinθ) sinθ + T cosθ κ.</text:p>
      <text:p text:style-name="P63">But we can also find direct expressions for dT_x/ds and dT_y/ds from equilibrium of forces: dT_x/ds = D, dT_y/ds = μ g. Because horizontal component of tension changes due to horizontal drag D; vertical component changes due to weight μ g. Let's confirm that these are consistent with the above.</text:p>
      <text:p text:style-name="P63">Compute dT_x/ds using our expressions:</text:p>
      <text:p text:style-name="P63">T' cosθ - T sinθ κ. But T κ = -D sinθ + μ g cosθ. So:</text:p>
      <text:p text:style-name="P63">dT_x/ds = (D cosθ + μ g sinθ) cosθ - T sinθ κ = D cos^2θ + μ g sinθ cosθ - T sinθ κ.</text:p>
      <text:p text:style-name="P63">But T sinθ κ = sinθ * (T κ) = sinθ * (-D sinθ + μ g cosθ) = - D sin^2θ + μ g sinθ cosθ.</text:p>
      <text:p text:style-name="P63">Thus dT_x/ds = D cos^2θ + μ g sinθ cosθ - (- D sin^2θ + μ g sinθ cosθ) = D cos^2θ + μ g sinθ cosθ + D sin^2θ - μ g sinθ cosθ = D (cos^2θ + sin^2θ) = D.</text:p>
      <text:p text:style-name="P63">Thus dT_x/ds = D. Similarly, dT_y/ds = μ g. Good. So indeed T_x(s) = D s + constant, T_y(s) = μ g s + constant.</text:p>
      <text:p text:style-name="P63">Now consider boundary conditions. At free end, tension is zero (no tension at the free end). Let's assume free end at s = 0. Then T_x(0) = 0, T_y(0) = 0. So constants are zero. So T_x(s) = D s, T_y(s) = μ g s. So T(s) = sqrt( (Ds)^2 + (μ g s)^2 ). So T(s) = s sqrt(D^2 + (μ g)^2). So T(s) is proportional to s. The direction of tension is same as vector (D, μ g). So tangent direction t = (T_x/T, T_y/T) = (D, μ g)/sqrt(D^2 + (μ g)^2). That is constant. So the cable is a straight line at constant angle θ such that tanθ = μ g / D. So shape is a straight line. But is this physically realistic? Let's think.</text:p>
      <text:p text:style-name="P63">We derived this by solving equilibrium equations for a cable subject to uniform horizontal drag and uniform weight. We assumed that tension at free end is zero. That gave us the solution. That solution indeed satisfies the equilibrium equations and the boundary condition. So the cable is straight.</text:p>
      <text:p text:style-name="P63">But wait, we assumed that drag per unit length D is constant independent of orientation and velocity. But in reality drag depends on cross-sectional area relative to airflow direction. If the <text:soft-page-break/>cable is oriented at an angle to the airflow, the drag on a differential element is not purely horizontal but has components parallel to the cable orientation? But we assumed drag is horizontal, which is valid if the cable cross-section is symmetric and the drag acts perpendicular to airflow, which is horizontal. The cable is slender, cross-section small, so drag acts along the normal direction to airflow. For a slender body moving with velocity relative to fluid, the drag acts along the direction of relative velocity. For a cable lying at angle, the relative velocity of a small segment relative to fluid is still horizontal, so drag acts horizontally. The drag force on each differential element is horizontal, independent of the cable orientation. So we can treat D constant per unit length. That is a good approximation if the cable is slender, no large lateral motion relative to air, and aerodynamic forces are linear with velocity.</text:p>
      <text:p text:style-name="P63">Thus the solution is a straight line. But wait, is there a tension at the free end? In a real cable, free end has zero tension if it's a free end, but maybe there's some tension due to air drag at the free end? But free end can have drag as well. But if we consider the free end as a point, the drag on the free end is zero. So tension at free end is zero.</text:p>
      <text:p text:style-name="P63">Thus shape is a straight line.</text:p>
      <text:p text:style-name="P63">But is that physically plausible? Suppose the cable is long. Each segment has horizontal drag D, vertical weight μ g. The tension increases linearly with s. The shape is a straight line with angle arctan(μ g/D). So the free end is at some distance behind and below the helicopter. The free end is not a hanging endpoint like a sagging rope; it's like a straight line trailing behind at a constant angle. That is similar to a "trailing rope" behind a moving boat or a kite.</text:p>
      <text:p text:style-name="P63">But wait, we considered that the cable is flexible but perfect, meaning no bending stiffness. That means it can form a straight line with no curvature. But if there's no bending stiffness, it's okay.</text:p>
      <text:p text:style-name="P63">But is the cable able to maintain straight line? The horizontal drag on each element is constant. If the cable is straight, the tension is constant direction. Each element experiences the same horizontal tension difference per unit length, which matches drag. So the shape is consistent.</text:p>
      <text:p text:style-name="P63">But what about vertical bending? The cable is flexible and can bend but no stiffness, so it will align with the net forces. Since weight acts downward, tension at free end is zero, but at attachment point tension is large. The shape is straight because the direction of tension is constant: it's determined by ratio of horizontal and vertical loads. So the cable is like a straight line.</text:p>
      <text:p text:style-name="P63">However, what about the fact that the cable is not rigid and might want to sag under gravity. But the tension provides vertical support: T_y = μ g s, so vertical tension at each point is enough to support weight of segment above it. Since the tension direction is constant, vertical component is constant fraction of tension. So vertical tension at attachment point is large, enough to hold the weight of entire cable. So the cable can be straight because the tension distribution supports the weight. The cable shape is determined by weight and drag ratio. So physically plausible.</text:p>
      <text:p text:style-name="P63">But is this shape indeed the global equilibrium? Let's consider energy minimization: For a cable in a gravitational field with horizontal drag, the potential energy is minimal when the cable is straight? Not necessarily; potential energy is minimized when cable hangs downward due to gravity. But drag adds horizontal component that tends to align cable with direction of drag. So there is competition between gravitational sag and horizontal drag. The equilibrium shape is found by solving the equilibrium equations. The solution we found is straight line with constant angle determined by ratio of weight and drag. That seems plausible.</text:p>
      <text:p text:style-name="P63"><text:soft-page-break/>But let's double-check the mathematics. We solved the differential equations dT_x/ds = D, dT_y/ds = μ g, with T_x = D s, T_y = μ g s. This yields T(s) vector = (Ds, μ g s). But the cable shape must satisfy that the tension vector at each point is tangent to the cable: T vector is aligned with tangent vector t. That is, t = T/|T|. So we need to check that the direction of T matches the tangent direction of the cable. But if the shape is straight, then t is constant. And T direction is also constant. So that is satisfied.</text:p>
      <text:p text:style-name="P63">But if we consider any other shape, T direction would vary, and tension magnitude distribution would be more complex. But our solution is consistent with all equations. So it's likely correct.</text:p>
      <text:p text:style-name="P63">Wait, but we should also check if the free end is at the same horizontal coordinate as attachment point? The shape we found is a straight line at angle, with free end at coordinates: x = s cosθ, y = s sinθ. But s is arc length from free end to that point. So at free end s=0, x=0, y=0. At attachment point, s = L (cable length). So coordinates of attachment: x = L cosθ, y = L sinθ. So attachment point is forward and above free end relative to free end. But the attachment point is at helicopter, which moves forward relative to ground. But relative to helicopter frame, the free end is behind and below attachment point. But our coordinate system has x positive forward, so free end at x=0, y=0; attachment at x = L cosθ &gt; 0, y = L sinθ &gt; 0. So free end is behind (x smaller) and below (y smaller). That's consistent: the free end is behind the attachment in x direction (if cosθ &gt; 0, then x coordinate increases forward). So free end at x=0 is behind; attachment at x&gt;0 is ahead. Similarly, free end y=0 (lowest point), attachment at y&gt;0 (higher). So shape is consistent with free end behind.</text:p>
      <text:p text:style-name="P63">But the question: "A helicopter is flying horizontally at constant speed. One end of a perfectly flexible uniform cable is affixed beneath the helicopter, the other end is not attached to anything; air friction on the cable is not negligible. What shape will the cable take on?" So answer: The cable will form a straight line, at a constant angle relative to the horizontal, determined by the ratio of the weight per unit length and the horizontal drag per unit length. So shape is a straight line, not a catenary. Because the cable experiences a uniform horizontal drag along its length and vertical weight, so the tension distribution yields constant slope.</text:p>
      <text:p text:style-name="P63">But maybe the answer should also consider that the shape is a "catenary" if drag negligible. But here drag not negligible. So shape is a straight line.</text:p>
      <text:p text:style-name="P63">But let's double-check if we considered the drag per unit length correctly. In reality, drag on a flexible cable may depend on orientation because the relative velocity direction is horizontal, but the effective cross-sectional area of the cable relative to flow is constant (if cable cross-section is cylindrical). So drag per unit length is constant: D = 1/2 ρ C_D d V^2, where d is diameter. So D is constant. Good.</text:p>
      <text:p text:style-name="P63">Thus shape is straight. But is this physically plausible for large cables? For very long cables, the drag might cause the cable to be nearly horizontal? But no, angle determined by weight per unit length vs drag.</text:p>
      <text:p text:style-name="P63">Consider extreme cases: If drag is zero (D = 0), then tanθ = μ g / 0 -&gt; infinite. So θ = 90°, cable is vertical. That matches expectation: if no drag, cable hangs straight down. If drag is large relative to weight (D &gt;&gt; μ g), tanθ = μ g / D -&gt; small, so cable is almost horizontal (small angle). That also matches expectation: high drag pushes cable forward, causing it to trail out horizontally.</text:p>
      <text:p text:style-name="P63">So answer: cable is a straight line at constant slope.</text:p>
      <text:p text:style-name="P63"><text:soft-page-break/>But let's check if the shape might be a segment of a parabola? Wait, we derived that dT_x/ds = D constant, dT_y/ds = μ g constant. So T_x = D s, T_y = μ g s. So T_x/T_y = D/(μ g) constant. So the tangent direction is constant. So shape is straight. But if we allowed variable drag or weight per unit length (nonuniform cable), shape would be more complex. But we have uniform cable.</text:p>
      <text:p text:style-name="P63">Thus shape is a straight line.</text:p>
      <text:p text:style-name="P63">But we should also consider that the free end of the cable may not be exactly at ground level? It might be trailing behind and below the attachment point. But shape remains a straight line.</text:p>
      <text:p text:style-name="P63">However, maybe the question expects that the cable will form a "catenary" shape due to gravity and air friction. But we just derived that it's a straight line. But is there any subtlety we overlooked? Let's double-check with other references. There is a concept known as "drag rope" shape behind a moving vehicle. It might be a curve known as a "parabola" or "catenary." I recall that a rope trailing behind a moving vehicle under air resistance will form a shape described by a differential equation similar to y' = (some constant) sqrt(1 + (y')^2)? Might produce an exponential or hyperbolic shape. But maybe that is for a rope hanging under its own weight and a uniform drag per unit length. Actually, we derived that shape is straight. But perhaps we misapplied the principle that tension at free end is zero. But maybe at free end there is a small drag on the last element, so tension at free end is not zero but small? But the free end has no tension because there's no attached weight above it. But if we consider drag, each element experiences drag; but at the free end, there is a drag on the last infinitesimal segment, but the tension at the very end is zero because there's no cable beyond it. So yes, tension at free end is zero. So solution remains.</text:p>
      <text:p text:style-name="P63">But maybe the shape might not be straight because the cable is not massless; each segment has mass and experiences weight. But we accounted for that. The shape being straight arises because weight and drag produce linear tension distributions and constant ratio. So shape is straight.</text:p>
      <text:p text:style-name="P63">But the question might be more tricky: The helicopter is moving horizontally, cable attached below. The other end is free. Air friction on cable is not negligible. What shape will the cable take on? It might ask for shape relative to helicopter, e.g., in the moving frame, the cable will form a straight line at a constant angle relative to horizontal. That seems plausible. But perhaps the shape is more complex due to dynamic effects (like waves), but if we assume quasi-steady state and perfect flexibility, shape is straight.</text:p>
      <text:p text:style-name="P63">But let's examine if the shape is indeed stable. For a static scenario, the cable would hang down. For a moving scenario with drag, the cable might be straight. But there might be dynamic oscillations as the cable moves through air. But eventually, in steady state, shape is static relative to helicopter. So shape is straight.</text:p>
      <text:p text:style-name="P63">However, we should consider that drag might not be constant along the cable. The drag depends on relative velocity between the cable and air. If the cable is trailing behind the helicopter, its velocity relative to air is not just horizontal: there might be vertical velocity relative to air? But in the helicopter frame, the cable is stationary (assuming no vibrations). So relative velocity of each element relative to air is horizontal only. So drag is horizontal. So D is constant. So shape remains straight.</text:p>
      <text:p text:style-name="P63">But perhaps the cable might have some shape due to bending moment from drag, causing a curved shape if the cable has bending stiffness. But the problem states "perfectly flexible," meaning no bending moment. So shape is as we derived.</text:p>
      <text:p text:style-name="P63"><text:soft-page-break/>But perhaps we need to consider that the cable is attached at a point below helicopter, not at helicopter's center. So the cable will also be angled upward relative to horizontal, because of horizontal drag. But shape remains straight.</text:p>
      <text:p text:style-name="P63">Thus answer: a straight line at a constant angle from horizontal. But we might also describe the angle: θ = arctan( (μ g) / (C_d ρ V^2 d / 2 ) ), but we can express it as the ratio of weight per unit length to drag per unit length: tanθ = (weight per unit length) / (drag per unit length). So angle measured from horizontal: tanθ = w / D.</text:p>
      <text:p text:style-name="P63">Wait, we defined D as horizontal drag per unit length. So weight per unit length w = μ g. So tanθ = w / D. So θ = arctan( (μ g) / D ). Or equivalently, D = w / tanθ.</text:p>
      <text:p text:style-name="P63">Alternatively, we could express angle from vertical: φ = arctan(D / (μ g)). Because vertical component of tension is w times s, horizontal component is D s. So slope = (vertical tension)/(horizontal tension) = w / D? Actually slope of tangent relative to horizontal is tanθ = (vertical component)/(horizontal component) = T_y/T_x = (μ g s)/(D s) = μ g / D. So yes, tanθ = w / D. So angle measured from horizontal.</text:p>
      <text:p text:style-name="P63">But we also want to specify that the cable is straight in the helicopter's moving frame, but relative to ground, the cable might be curved? Actually relative to ground, the cable might also be a straight line, because in ground frame, the cable is moving with helicopter. But relative to ground, the cable might be a trailing line that moves. But the shape at any instant relative to ground is the same shape as in helicopter frame. So it's a straight line.</text:p>
      <text:p text:style-name="P63">But is there any effect of the cable mass on shape? No, shape determined by ratio of weight to drag.</text:p>
      <text:p text:style-name="P63">Thus answer: a straight line.</text:p>
      <text:p text:style-name="P63">But the question might be tricky: Some might think the shape is a catenary, but the drag modifies shape. But we can show that shape is a straight line due to uniform distribution of drag and weight.</text:p>
      <text:p text:style-name="P63">However, some might consider that the shape is not exactly straight due to the cable being flexible but not frictionless; each segment will have slight curvature due to the fact that the tension at a given point is not exactly constant direction. But we derived that the tension vector direction is constant due to the linear variation of tension components. But that holds only if drag per unit length is constant. But if drag per unit length is constant, tension direction is constant. So shape is straight.</text:p>
      <text:p text:style-name="P63">But what if drag per unit length depends on local orientation? But we argued that drag is horizontal, independent of orientation. So no orientation dependence. So shape is straight.</text:p>
      <text:p text:style-name="P63">But there is an interesting nuance: The drag per unit length might also depend on the relative velocity magnitude, which might not be constant if cable has vertical velocity relative to air. But in the helicopter frame, cable is stationary, so relative velocity is constant. So drag constant. So shape remains straight.</text:p>
      <text:p text:style-name="P63">But is the cable stationary in the helicopter's moving frame? If the cable is perfectly flexible, no friction at the helicopter's attachment, the cable might be subject to dynamic waves. But eventually, if there is some damping, shape will settle into a steady state relative to helicopter. In that state, cable shape is static relative to helicopter.</text:p>
      <text:p text:style-name="P63"><text:soft-page-break/>But we can also consider the free end might have a trailing part that goes downwards behind the helicopter due to weight. But shape remains straight because vertical component of tension is linear.</text:p>
      <text:p text:style-name="P63">Thus answer: Straight line.</text:p>
      <text:p text:style-name="P63">But maybe the shape is a "parabolic" curve if we consider drag that depends on the square of relative velocity of cable element relative to air. But relative velocity is constant horizontally; so drag is constant; shape is straight. If we consider cable has small curvature, relative velocity might have a component perpendicular to the cable due to curvature, thus drag might have component along tangent? But that may produce more complex shape. But we considered that drag is purely horizontal, so shape is straight.</text:p>
      <text:p text:style-name="P63">But maybe we should consider that drag might produce a component along the cable, not just horizontal. But we can analyze aerodynamic forces on a slender body: The drag force on a slender cylinder is along the direction of relative velocity, i.e., horizontal, regardless of orientation. But if the cable is oriented at an angle, the relative velocity is horizontal; the drag acts horizontal. So no component along the cable. So drag force is always horizontal. So shape remains straight.</text:p>
      <text:p text:style-name="P63">But if cable is not slender (circular cross-section), drag might be perpendicular to direction of motion, but still horizontal.</text:p>
      <text:p text:style-name="P63">But what about the effect of the free end? At the free end, there is drag on the last segment as well. But tension is zero at free end. So shape is consistent.</text:p>
      <text:p text:style-name="P63">Thus answer: Straight line at constant angle determined by ratio of weight per unit length to drag per unit length.</text:p>
      <text:p text:style-name="P63">But some might think the shape is a "catenary" if we ignore drag; but with drag, shape becomes straight.</text:p>
      <text:p text:style-name="P63">But maybe the shape is a "hyperbolic function" known as "drag catenary"? But I think it's straight. Let's double-check with references: There's a known result: a flexible rope trailing behind a moving ship or boat under water experiences drag; the rope shape is a straight line at constant angle relative to horizontal if drag is uniform per unit length and weight is negligible. But if weight is significant, shape might be curved. But we derived linear shape.</text:p>
      <text:p text:style-name="P63">But let's confirm by solving the ODE differently: Let's denote s as arc length from attachment to free end. Let x(s), y(s) be coordinates relative to attachment point. The tension vector at a point s: T = (T_x, T_y). The tension components satisfy dT_x/ds = -F_x, dT_y/ds = -F_y? Wait sign: We had earlier T' t + T κ n = weight + drag. But weight is downward; drag is backward. We solved and found dT_x/ds = D, dT_y/ds = μ g. But maybe signs reversed? Let's re-derive carefully with sign conventions.</text:p>
      <text:p text:style-name="P63">We can define coordinate system relative to helicopter: x positive forward (direction of helicopter's motion). y positive upward. The free end is behind and below, so x &lt; 0, y &lt; 0 relative to attachment. But we can define origin at attachment point. The free end is at s = L with coordinates x(L) &lt; 0, y(L) &lt; 0. But we can param with s measured from attachment point downward along cable (so s positive downward along cable). But then shape is oriented downward. But we can choose s from free end upward to attachment. Let's be systematic.</text:p>
      <text:p text:style-name="P63"><text:soft-page-break/>We can choose coordinate with origin at attachment. But we can also choose s from attachment downward along cable. That might simplify shape because shape will be in lower left quadrant relative to attachment. But we need to solve ODE accordingly.</text:p>
      <text:p text:style-name="P63">Let's choose origin at attachment point. The free end is at s = L, coordinates (x(L), y(L)). We need to find shape relative to attachment. The cable has uniform mass per unit length μ. The weight acts downward: at each point, the weight element is - μ g e_y ds. Drag per unit length D acts backward (negative x) relative to helicopter. So drag vector is -D e_x ds. The tension at point s is T(s). The tension at free end at s = L is zero. At attachment, tension T(0) unknown.</text:p>
      <text:p text:style-name="P63">We consider differential element from s to s+ds. The vector sum: T(s+ds) t(s+ds) - T(s) t(s) + dW + dF_D = 0. The orientation of t(s) is tangent direction at s. So dT/ds t + T dt/ds + ... = 0. So d/ds (T t) = μ g e_y + D e_x? Wait we need sign. Let's derive:</text:p>
      <text:p text:style-name="P63">Sum of forces on element: T(s) t(s) (from the part of cable below the element) + dW + dF_D - T(s+ds) t(s+ds) = 0? Wait we need correct orientation of forces. Let's use standard approach: For a cable element, forces acting on it: Tension from one side (lower side) T_lower * t_lower, tension from other side (upper side) T_upper * t_upper (pointing into the element). The weight dW acting on the element downward, drag dF_D acting horizontal backward. The sum of forces must equal zero.</text:p>
      <text:p text:style-name="P63">But we need to define the direction of tension. Tension acts along the cable, pulling at both ends. At the lower end (downstream side), tension acts upward along cable (pulling the element from below). At the upper end, tension acts downward along cable (pulling the element from above). So the net tension force on the element is T_upper t_upper - T_lower t_lower. Actually sign: At upper end, tension vector enters the element from above, pulling the element downward. That is -T_upper t_upper? But careful: The tension vector always points toward the element from the rest of the cable. So at the lower end (point s+ds), tension is T_upper, direction from lower end to element is along negative tangent? Eh.</text:p>
      <text:p text:style-name="P63">Let's set orientation: Let t(s) be unit tangent vector pointing in direction of increasing s (i.e., from attachment downwards). So at point s, the tangent vector points downwards along cable. For an element from s to s+ds, the lower end (at s+ds) has tangent t(s+ds), which points further downwards. The tension at lower end is T(s+ds) pointing toward the element (i.e., upward along the cable). Actually, tension always pulls on the element from the rest of the cable; so at the lower end, tension acts upward along the cable (direction -t(s+ds)). At the upper end, tension acts downward along the cable (direction t(s)). So the net tension force on the element is: T_lower = T(s+ds), direction -t(s+ds) (upwards). T_upper = T(s), direction t(s) (downwards). So net tension on element: T(s) t(s) - T(s+ds) t(s+ds). That matches the previous expression: T_upper - T_lower.</text:p>
      <text:p text:style-name="P63">Thus the sum of forces on element: T(s) t(s) - T(s+ds) t(s+ds) + dW + dF_D = 0. So T(s) t(s) - T(s+ds) t(s+ds) + dW + dF_D = 0. Rearranged: T(s+ds) t(s+ds) - T(s) t(s) = dW + dF_D. Dividing by ds: (T(s+ds) t(s+ds) - T(s) t(s))/ds = dW/ds + dF_D/ds. In limit: d/ds [T t] = dW/ds + dF_D/ds. dW/ds = - μ g e_y, dF_D/ds = - D e_x. So we get d/ds [T t] = - μ g e_y - D e_x. But earlier we had the opposite sign: we had d/ds [T t] = μ g e_y + D e_x. Let's carefully check sign: If we define upward as positive y, weight is downward negative y, so dW/ds = - μ g e_y. Drag is backward negative x: dF_D/ds = - D e_x. So the sum of forces on element is zero: T_upper - T_lower + dW + dF_D = 0 =&gt; T_upper - T_lower = - dW - dF_D. But we derived earlier T_upper - T_lower = dW + dF_D. Let's carefully re-derive:</text:p>
      <text:p text:style-name="P63"><text:soft-page-break/>Take an element of cable between positions s and s+ds. Forces: at s (upper end) tension from the rest of cable (above) pulls on element downward, direction along the cable. This force is T(s) * t(s), because t(s) points downward (direction of increasing s). So tension from above pushes element downward along t(s). At s+ds (lower end), the cable above this point pulls upward along the cable, direction -t(s+ds). The tension from below acts upward on element: -T(s+ds) t(s+ds). So net tension on element: T(s) t(s) - T(s+ds) t(s+ds). Weight: downward: - μ g e_y ds. Drag: horizontal backward: - D e_x ds. Sum of forces: T(s) t(s) - T(s+ds) t(s+ds) - μ g e_y ds - D e_x ds = 0. Rearranged: T(s) t(s) - T(s+ds) t(s+ds) = μ g e_y ds + D e_x ds. Divide by ds: T(s) t(s)/ds - T(s+ds) t(s+ds)/ds = μ g e_y + D e_x. But as ds → 0, T(s+ds) t(s+ds) / ds ≈ d/ds [T t] at s. So left side: [T(s) t(s) - T(s+ds) t(s+ds)] / ds = - d/ds [T t]. Wait carefully: [T(s) t(s) - T(s+ds) t(s+ds)] / ds = -(T(s+ds) t(s+ds) - T(s) t(s)) / ds = - d/ds [T t]. So the equation becomes:</text:p>
      <text:list text:style-name="L49">
        <text:list-item>
          <text:p text:style-name="P64">d/ds [T t] = μ g e_y + D e_x =&gt; d/ds [T t] = - μ g e_y - D e_x. That matches earlier. So indeed, d/ds [T t] = - μ g e_y - D e_x.</text:p>
        </text:list-item>
      </text:list>
      <text:p text:style-name="P63">But earlier we had d/ds [T t] = μ g e_y + D e_x. So we had sign reversed. Let's confirm which is correct. The sign depends on orientation of t and coordinate. We defined t(s) as tangent direction pointing downward (increasing s). We defined y positive upward. So weight is downward: - μ g e_y. Drag is backward: - D e_x. The net external force on the element is weight + drag: (- μ g e_y - D e_x) ds. That must be balanced by the change in tension along the element: the tension at the lower end is greater because it's pulling upward, so the net tension difference is T(s) t(s) - T(s+ds) t(s+ds). That must equal negative of external force? Wait, we wrote earlier: sum of forces on element = 0: T(s) t(s) - T(s+ds) t(s+ds) - μ g e_y ds - D e_x ds = 0. So T(s) t(s) - T(s+ds) t(s+ds) = μ g e_y ds + D e_x ds. That yields T(s) t(s) - T(s+ds) t(s+ds) = (external forces) but sign? Let's check: external forces on element: weight downward, drag backward. So sum of external forces: (- μ g e_y - D e_x) ds. For equilibrium, sum of all forces (tension + external) = 0: T(s) t(s) - T(s+ds) t(s+ds) + (- μ g e_y - D e_x) ds = 0. Rearranged: T(s) t(s) - T(s+ds) t(s+ds) = ( μ g e_y + D e_x) ds. So right-hand side is positive weight upward? Wait, let's solve: T(s) t(s) - T(s+ds) t(s+ds) = ( μ g e_y + D e_x) ds. So the change in tension vector equals the external forces vector? But external forces are downward and backward; so the right side should be negative of that. But we have plus weight and plus drag. So there's confusion with sign. Let's systematically derive using vector equilibrium.</text:p>
      <text:p text:style-name="P63">Take element between s and s+ds. Forces acting on the element: Tension from above: vector T_upper, direction from above to element. Tension from below: vector T_lower, direction from below to element. Weight: downward vector W = - μ g e_y ds. Drag: D = - D e_x ds. We can choose direction of tension vectors. Usually, tension is always directed toward the element from the rest of the cable. So at the upper end (s), the cable above pulls downwards on the element: direction t(s) (pointing downward). So T_upper = T(s) t(s). At the lower end (s+ds), the cable below pulls upward on the element: direction -t(s+ds). So T_lower = - T(s+ds) t(s+ds). Sum of forces: T_upper + T_lower + W + D = 0. So:</text:p>
      <text:p text:style-name="P63">T(s) t(s) - T(s+ds) t(s+ds) - μ g e_y ds - D e_x ds = 0. Move terms: T(s) t(s) - T(s+ds) t(s+ds) = μ g e_y ds + D e_x ds. That yields the earlier equation. So the change in tension vector is equal to weight + drag vector. So indeed, d/ds [T t] = - T(s+ds) t(s+ds)/ds + T(s) t(s)/ds? Wait, the left side T(s) t(s) - T(s+ds) t(s+ds) over ds equals - [T(s+ds) t(s+ds) - T(s) t(s)] / ds = - d/ds [T t]. So we get - d/ds [T t] = μ g e_y + D e_x =&gt; d/ds [T t] = - μ g e_y - D e_x. So that is the correct sign.</text:p>
      <text:p text:style-name="P63"><text:soft-page-break/>Thus the differential equation is d/ds [T t] = - μ g e_y - D e_x. But earlier we had d/ds [T t] = μ g e_y + D e_x. Which one is correct? Let's test with intuitive scenario: Suppose cable is vertical and stationary, no drag. Then shape is vertical downward. The tension at the top is T_top = μ g L, at bottom T_bottom = 0. So tension vector at top is (0, μ g L) pointing upward? Actually T vector at top points upward along cable (since t points downward). But the vector T t at top = T_top * t = μ g L * (0, -1) = (0, - μ g L). At bottom, T = 0. So T t at bottom = 0. So d/ds [T t] = (T t) at top - (T t) at bottom over L? Actually we need derivative. But we can consider d/ds [T t] = - μ g e_y? Let's compute d/ds [T t] for vertical cable: T t = (0, - μ g s). d/ds [T t] = (0, - μ g). That's equal to - μ g e_y. So d/ds [T t] = - μ g e_y. That matches our sign: - μ g e_y. So our differential equation is d/ds [T t] = - μ g e_y - D e_x. That seems correct. Good.</text:p>
      <text:p text:style-name="P63">Thus we had earlier the sign reversed. So correct equation is:</text:p>
      <text:p text:style-name="P63">d/ds [T t] = - μ g e_y - D e_x.</text:p>
      <text:p text:style-name="P63">Now we can solve for tension components:</text:p>
      <text:p text:style-name="P63">Let T t = (T_x, T_y). Then d/ds [T_x] = - D, d/ds [T_y] = - μ g. So T_x(s) = - D s + C1. T_y(s) = - μ g s + C2. The constants C1 and C2 determined by boundary conditions.</text:p>
      <text:p text:style-name="P63">We need to set boundary conditions: At free end s = L, tension = 0: T_x(L) = 0, T_y(L) = 0. At attachment s = 0, tension unknown.</text:p>
      <text:p text:style-name="P63">Alternatively, we can set s measured from attachment downward. So s = 0 at attachment, s = L at free end. Then T(L) = 0 =&gt; T_x(L) = 0, T_y(L) = 0. Then solve constants: T_x(s) = - D (s - L) = D (L - s). Because T_x(L) = 0 gives C1 = D L. So T_x(s) = - D s + D L = D (L - s). Similarly, T_y(s) = - μ g (s - L) = μ g (L - s). So T_y(s) = μ g (L - s). So tension at attachment point s = 0: T_x(0) = D L, T_y(0) = μ g L. So tension magnitude at attachment point is T0 = sqrt( (D L)^2 + (μ g L)^2 ). That is the maximum tension. Good.</text:p>
      <text:p text:style-name="P63">Now the tangent direction at any point is t = (T_x/T, T_y/T). So t_x = T_x/T = (D (L - s)) / T, t_y = (μ g (L - s)) / T. So t_x/t_y = D / (μ g). So slope of tangent is constant: tanθ = t_y / t_x = μ g / D. Wait careful: t_x = D (L - s) / T, t_y = μ g (L - s) / T. So t_y/t_x = μ g / D. So tanθ = μ g / D. So indeed, slope of tangent is constant. So shape is a straight line: slope y/x = tanθ. But we need to consider sign: The tangent direction relative to horizontal: Since t_x = D (L - s) / T. But D is positive magnitude of drag per unit length. But drag vector is - D e_x. In our coordinate, e_x points forward. So D is positive magnitude, but drag acts backward. But we defined T_x(s) = - D (s - L) = D (L - s). So T_x positive if D positive and L - s &gt; 0 (i.e., s &lt; L). So T_x &gt; 0 means tension vector has positive x component? Wait we need to check sign: T vector at a point is T t, with t = (cosθ, sinθ) pointing downward? Actually, t points downward along cable. At a given point, t_x = cosθ, t_y = sinθ. If the cable is sloping backward and downward, cosθ might be negative? Let's define coordinates carefully.</text:p>
      <text:p text:style-name="P63">Let's set origin at attachment point. Suppose the cable is sloping backward (negative x direction) and downward (negative y). But we defined x positive forward, y positive upward. So if the cable slopes backward, its x coordinate decreases as we move along cable from attachment to free end. So x(s) &lt; 0 for s &gt; 0. The tangent vector at any point points along the cable from attachment to free end, so t_x = dx/ds. Because dx/ds &lt; 0, so t_x negative. Similarly, dy/ds = y'(s) &lt; 0, so t_y negative. So t = (cosθ, sinθ) where cosθ negative, sinθ negative. So t points into the third quadrant. So cosθ and sinθ are negative. But our earlier expression for T_x(s) = D (L - s) gave T_x positive <text:soft-page-break/>for s &lt; L. But that can't be: The tension vector T t at a point has negative components (because the cable is pointing backward and downward). But T is magnitude, positive. So T_x = T cosθ. If cosθ negative, T_x negative. But our T_x(s) expression is positive. So we have a sign mismatch. That indicates we need to be careful with sign conventions.</text:p>
      <text:p text:style-name="P63">Let's re-evaluate orientation of t and sign of D and weight. Let's start again with coordinate definitions:</text:p>
      <text:p text:style-name="P63">Coordinates: Let x axis point forward (direction of helicopter's motion). Let y axis point upward. At attachment point, coordinate (x=0, y=0). The free end is behind and below: x &lt; 0, y &lt; 0. So the cable goes into the third quadrant relative to attachment.</text:p>
      <text:p text:style-name="P63">Define s as arc length measured from attachment point downward along cable. So s increases as we go from attachment to free end. At s=0, we are at attachment; at s=L, we are at free end. The tangent vector t points along increasing s direction: that is, pointing from attachment to free end. So t points backward and downward: its components t_x &lt; 0, t_y &lt; 0.</text:p>
      <text:p text:style-name="P63">Define t = (t_x, t_y) = (dx/ds, dy/ds). Because dx/ds = t_x &lt; 0, dy/ds = t_y &lt; 0.</text:p>
      <text:p text:style-name="P63">Define weight vector W per unit length = - μ g e_y = (0, - μ g). That is downward, so negative y component.</text:p>
      <text:p text:style-name="P63">Define drag per unit length: D magnitude per unit length, direction opposite to motion (backwards), i.e., negative x direction: dF_D/ds = - D e_x = (- D, 0). Good.</text:p>
      <text:p text:style-name="P63">Now we want the equilibrium equation: d/ds [T t] = - weight - drag = (0, μ g) + (D, 0)? Wait, careful: The external force per unit length acting on a segment is weight plus drag: W + dF_D = (0, - μ g) + (- D, 0) = (- D, - μ g). That is negative components in both x and y. So the external force vector is (- D, - μ g). This must be balanced by the change in tension along the cable: d/ds [T t] = - external force? Or plus? Let's derive using the same approach: sum of forces on an element = 0: T_upper + T_lower + W + D = 0. T_upper = T(s) t(s). T_lower = - T(s+ds) t(s+ds). W + D = (- D, - μ g) ds. So T(s) t(s) - T(s+ds) t(s+ds) + (- D, - μ g) ds = 0. Rearranged: T(s) t(s) - T(s+ds) t(s+ds) = (D, μ g) ds. Because we move the weight and drag terms to RHS: -(- D, - μ g) = (D, μ g). Wait, careful: we have T(s) t(s) - T(s+ds) t(s+ds) + (- D, - μ g) ds = 0 =&gt; T(s) t(s) - T(s+ds) t(s+ds) = (D, μ g) ds. That matches earlier derivation with plus sign. So d/ds [T t] = - (T(s+ds) t(s+ds) - T(s) t(s))/ds = - (something). But we have T(s) t(s) - T(s+ds) t(s+ds) = (D, μ g) ds. So dividing by ds: (T(s) t(s) - T(s+ds) t(s+ds))/ds = (D, μ g). Taking limit: (T(s) t(s) - T(s+ds) t(s+ds))/ds -&gt; - d/ds [T t] (since difference is negative of derivative). So we get - d/ds [T t] = (D, μ g). So d/ds [T t] = -(D, μ g). So external force per unit length is (- D, - μ g) ds. But the derivative of tension vector is negative of that. Wait, we need to resolve sign confusion. Let's derive again from scratch carefully with explicit signs.</text:p>
      <text:p text:style-name="P63">Consider a differential element of the cable from s to s+ds. The forces acting on this element:</text:p>
      <text:list text:style-name="L50">
        <text:list-item>
          <text:p text:style-name="P65">Tension at upper end (s): T(s) pulling downward along cable direction, i.e., T(s) t(s).</text:p>
        </text:list-item>
        <text:list-item>
          <text:p text:style-name="P65">Tension at lower end (s+ds): T(s+ds) pulling upward along cable direction, i.e., - T(s+ds) t(s+ds).</text:p>
        </text:list-item>
        <text:list-item>
          <text:p text:style-name="P65">Weight of element: dW = - μ g e_y ds = (0, - μ g ds).</text:p>
        </text:list-item>
        <text:list-item>
          <text:p text:style-name="P66">Drag: dF_D = - D e_x ds = (- D ds, 0).</text:p>
        </text:list-item>
      </text:list>
      <text:p text:style-name="P63">Now sum of forces on element: F_total = T(s) t(s) - T(s+ds) t(s+ds) + (0, - μ g ds) + (- D ds, 0) = 0 for equilibrium.</text:p>
      <text:p text:style-name="P63"><text:soft-page-break/>So:</text:p>
      <text:p text:style-name="P63">T(s) t(s) - T(s+ds) t(s+ds) - D ds e_x - μ g ds e_y = 0.</text:p>
      <text:p text:style-name="P63">Rearrange: T(s) t(s) - T(s+ds) t(s+ds) = D ds e_x + μ g ds e_y.</text:p>
      <text:p text:style-name="P63">So we have:</text:p>
      <text:p text:style-name="P63">T(s) t(s) - T(s+ds) t(s+ds) = (D, μ g) ds.</text:p>
      <text:p text:style-name="P63">Now we take ds→0. Expand T(s+ds) t(s+ds) ≈ T(s) t(s) + d/ds [T t] ds. So the left side becomes T(s) t(s) - [T(s) t(s) + d/ds [T t] ds] = - d/ds [T t] ds. So we have:</text:p>
      <text:list text:style-name="L51">
        <text:list-item>
          <text:p text:style-name="P67">d/ds [T t] ds = (D, μ g) ds.</text:p>
        </text:list-item>
      </text:list>
      <text:p text:style-name="P63">Divide by ds: - d/ds [T t] = (D, μ g). Thus:</text:p>
      <text:p text:style-name="P63">d/ds [T t] = - (D, μ g).</text:p>
      <text:p text:style-name="P63">Thus the differential equation is:</text:p>
      <text:p text:style-name="P63">d/ds [T t] = - D e_x - μ g e_y.</text:p>
      <text:p text:style-name="P63">This is consistent with earlier expectation: The change in tension vector equals the negative of the external force per unit length. That is physically intuitive: The tension at the top of an element must balance the sum of forces on the element. The difference in tension along the element equals minus the external force per unit length. So d/ds [T t] = - external force per unit length. External force per unit length is weight + drag: weight (0, - μ g), drag (- D, 0). Sum = (- D, - μ g). So negative of that is (D, μ g). But we found d/ds [T t] = - (D, μ g). Wait, we had external force vector = (0, - μ g) + (- D, 0) = (- D, - μ g). Then d/ds [T t] = - external force vector = - (- D, - μ g) = (D, μ g). Wait, we derived d/ds [T t] = - external force? Actually we had d/ds [T t] = - external force per unit length? Let's re-evaluate the sign of external force vector: weight + drag = (- D, - μ g). So the derivative of tension vector is negative of that: d/ds [T t] = - (- D, - μ g) = (D, μ g). Wait, this contradicts the earlier equation d/ds [T t] = - (D, μ g). Let's check the algebra:</text:p>
      <text:p text:style-name="P63">From the equilibrium equation: T(s) t(s) - T(s+ds) t(s+ds) + external forces = 0. External forces = dW + dF_D = (0, - μ g ds) + (- D ds, 0) = (- D ds, - μ g ds). So the equilibrium equation: T(s) t(s) - T(s+ds) t(s+ds) + (- D ds, - μ g ds) = 0 =&gt; T(s) t(s) - T(s+ds) t(s+ds) = (D ds, μ g ds). So right side is (D, μ g) ds. So the difference in tension vector is equal to positive (D, μ g) ds. Now left side difference is T(s) t(s) - T(s+ds) t(s+ds) ≈ - d/ds [T t] ds. So we have - d/ds [T t] ds = (D, μ g) ds =&gt; - d/ds [T t] = (D, μ g) =&gt; d/ds [T t] = - (D, μ g). So d/ds [T t] = -(D, μ g). That matches our earlier result. But the external force per unit length vector is (- D, - μ g). So - external force vector = (D, μ g). So we see that d/ds [T t] = - external force per unit length vector. So indeed, d/ds [T t] = - external force vector. So that is consistent: d/ds [T t] = - external force vector = - (- D, - μ g) = (D, μ g). Wait no, we must re-evaluate: External force vector = weight + drag = (- D, - μ g). So negative external force vector = (D, μ g). So d/ds [T t] = negative external force vector? That would be d/ds [T t] = (D, μ g). But our algebra gave d/ds [T t] = -(D, μ g). There is confusion due to sign of difference vs derivative. Let's derive carefully using differential equation for a flexible cable under uniform loads.</text:p>
      <text:p text:style-name="P63">General principle: For a cable under distributed load w (force per unit length), the equilibrium condition is:</text:p>
      <text:p text:style-name="P63"><text:soft-page-break/>dT/ds = w_perp? Wait, the standard derivation for a cable with distributed load vector f(s) per unit length (force on the cable) is: dT/ds = f. Actually, the tension vector T(s) satisfies: dT/ds = f, where f is the distributed load per unit length. But that's when the distributed load is external and acts on the cable element. But sign? Let's recall the standard catenary derivation: For a cable hanging under its own weight, w = μ g downward. The standard differential equation is dT_x/ds = 0, dT_y/ds = w = μ g. So dT/ds = (0, μ g). But we need sign: weight is downward, so T_y increases upward. So dT_y/ds = w = μ g. So sign consistent: dT/ds = w. So T_x' = 0, T_y' = μ g. So we must treat w vector as weight per unit length upward? Wait, we have to define f vector as force per unit length acting on the cable from external environment. For weight, the external force per unit length acting on the cable is downward: (0, - μ g). But the standard equation uses the weight vector w downward? Let's see.</text:p>
      <text:p text:style-name="P63">We recall standard derivation of catenary: Consider a cable element of length ds. Forces: Tension from below T(s) t(s) (pulling upward along cable?), Tension from above T(s+ds) t(s+ds) (pulling downward?), plus weight w ds downward. The equilibrium yields dT/ds = w. But w is upward? Actually, the standard catenary derivation chooses coordinate with y upward and weight downward. Let's derive from standard:</text:p>
      <text:p text:style-name="P63">Consider cable element with Tension at lower end T1 (pulling upward) and tension at upper end T2 (pulling downward). The external force on the element is weight: w ds downward. The equilibrium: T1 - T2 + w ds = 0 =&gt; T1 - T2 = - w ds =&gt; T2 - T1 = w ds =&gt; dT/ds = w. But here T is a vector. For horizontal component, w has no horizontal component, so dT_x/ds = 0. For vertical component, w is downward (negative y), so dT_y/ds = w_y = - μ g? Wait, w vector = (0, - μ g). Then dT_y/ds = w_y = - μ g. That matches our earlier sign: dT_y/ds = - μ g. But earlier we had dT_y/ds = + μ g for vertical component. So sign confusion. Let's be consistent: Let y positive upward. Weight vector per unit length is (0, - μ g). Then dT/ds = w = (0, - μ g). So dT_y/ds = - μ g. That matches standard result: vertical tension decreases downward? Actually, if we go downwards along the cable (increasing s), the vertical tension T_y decreases (becomes less positive) because weight pulls downward. Wait, if T_y is upward component of tension (positive upward), then as we go downwards, T_y decreases because weight pulls downward on the segment, reducing the upward tension. But in our earlier derivation, we had T_y increasing downward? Let's think.</text:p>
      <text:p text:style-name="P63">In standard catenary, consider a cable hanging vertically: the tension at the bottom is zero, at top is μ g L. Tension at a point s measured from bottom upward is T_y = μ g s. So T_y increases upward (decreases as we go downwards). If we measure s from top downward, T_y decreases. So sign depends on s direction. We need to pick consistent s direction.</text:p>
      <text:p text:style-name="P63">So to avoid confusion, let's define s measured downward from attachment point. So s increases downward. Then at s = 0 at attachment, at s = L at free end. Then T_y(s) is upward component of tension, but we can define it as positive upward. The tension at a point s is T_y(s) = (some function). For a hanging rope with no drag, T_y(s) = μ g (L - s) if s measured downward from attachment. Because at attachment, T_y = μ g L (top tension), at free end s=L, T_y=0. So T_y(s) = μ g (L - s). So dT_y/ds = - μ g. So dT_y/ds = - μ g. That matches dT/ds = w = (0, - μ g). So sign consistent: dT_y/ds = - μ g. So our differential equation dT/ds = w is correct. So with w = (0, - μ g), we have dT/ds = (0, - μ g). But earlier we had dT_x/ds = something. For drag, we need to add drag vector to w: w = (- D, - μ g). So dT/ds = (- D, - μ g). So dT_x/ds = - D, dT_y/ds = - μ g.</text:p>
      <text:p text:style-name="P63"><text:soft-page-break/>Thus dT_x/ds = - D, dT_y/ds = - μ g. This yields T_x(s) = - D s + constant, T_y(s) = - μ g s + constant. With boundary at free end s=L: T(L) = 0 =&gt; constants = D L for x, μ g L for y. So T_x(s) = D (L - s). T_y(s) = μ g (L - s). That matches our earlier result.</text:p>
      <text:p text:style-name="P63">Thus T_x and T_y are both positive for s &lt; L. But we earlier said T_x(s) must be negative because the cable is sloping backward (negative x direction). But note that T_x(s) = T cosθ, where cosθ is the x component of the unit tangent pointing from attachment to free end. But we need to consider sign: T vector is magnitude times unit tangent. T vector points along the cable direction from lower to upper or upper to lower? In our representation, T vector is defined as magnitude times unit tangent t that points from lower to upper or lower? Usually tension vector points along the cable, but direction? In the equilibrium equations, we used T vector such that T t at point s points along the cable direction of increasing s? We defined t = unit tangent pointing from attachment to free end (downward). So t points backward and downward, i.e., negative x, negative y. So T vector = T * t has components (T cosθ, T sinθ) that are negative in both components. But we found T_x(s) positive, T_y(s) positive. So that is contradictory: Our derived T_x and T_y from differential equation are positive, but T vector should be negative components. The resolution: The T vector we solved for is the tension vector pointing from lower end to upper end (i.e., opposite of t). But in the equilibrium equation, we used T(s) t(s) as the tension at upper end? Wait, we need to define T vector direction carefully.</text:p>
      <text:p text:style-name="P63">Let's go back to the derivation of the differential equation using vector notation. The standard approach for a cable is: T(s) is the tension magnitude at point s, and the tension vector is T(s) times the unit tangent vector pointing from that point towards the lower part of the cable. Actually, we can define T vector such that it points in the direction of the cable away from the point, but it's ambiguous. In many references, T vector at a point is the tension at that point, acting along the cable direction but pointing outward from that point into the cable. So at a point, the tension at the upper side pulls downward along the cable. So T vector at that point is directed downward along the cable. So T vector at s is along t(s) (pointing from attachment to free end). So T vector has components that are negative in x and y because t points backward and downward.</text:p>
      <text:p text:style-name="P63">But when we solved the differential equation, we considered T vector that points upward along the cable? Let's check.</text:p>
      <text:p text:style-name="P63">We had the differential equation: dT/ds = (- D, - μ g). If we integrate, we get T_x = - D s + C1. But that T_x is the component of T vector in the positive x direction. So if T_x is negative, it means the T vector points negative x. But we found T_x positive for s&lt;L. That would mean T vector points positive x. But that can't be because the cable is oriented backward. So something is off.</text:p>
      <text:p text:style-name="P63">Thus our sign assignment of T_x and T_y might be reversed. Let's re-evaluate the equilibrium equation again but with careful sign.</text:p>
      <text:p text:style-name="P63">Let's choose the orientation such that s is measured from free end to attachment point, i.e., s=0 at free end, s=L at attachment. This might simplify because then tension vector at any point s points upward along cable (toward attachment). Let's try that.</text:p>
      <text:p text:style-name="P63">Define s as arc length from free end to attachment. So s=0 at free end, s=L at attachment. Tension at free end is zero. At any point s, the tension vector T(s) points toward the free end? Or toward the attachment? Let's decide: Let's define T vector at a point to point toward the free end, i.e., pointing from point to free end. Then at the free end, tension is zero. At any point s, T vector points toward <text:soft-page-break/>free end, which is downward? But free end is below? Actually, free end is below, so direction from point to free end could be downward if s measured upward? This is confusing.</text:p>
      <text:p text:style-name="P63">Let's think simpler: Let's define coordinate such that s increases from attachment to free end (i.e., from helicopter downwards). Then the unit tangent t points from attachment to free end. So t points backward and downward. Then the tension vector at a point, which acts along the cable, has a direction either along t or opposite to t. The tension at the upper side (attachment) pulls downward on the cable (toward the free end). The tension at the lower side pulls upward on the cable (toward the attachment). So at a given point, the tension vector can be considered as the force that the cable above exerts on the element. That force is along t direction (downward). So the tension vector T(s) t(s) points downward along cable. So T vector has direction same as t: negative x and negative y. So T_x &lt; 0, T_y &lt; 0. But the magnitude T is positive.</text:p>
      <text:p text:style-name="P63">Now, we consider equilibrium of an element between s and s+ds. Forces: Tension from above at s: T(s) t(s) (pointing downward). Tension from below at s+ds: T(s+ds) t(s+ds) (pointing downward at s+ds?). Wait, tension from below exerts force upward on the element (pulling up). So we need to be careful: Tension from below acts upward on the element. But the tension vector at the lower point s+ds points downward along the cable, but the force on the element from below is in the opposite direction: - T(s+ds) t(s+ds). Because the tension vector at the lower point points downward along cable, but that force on the element at that lower point acts upward on the element. So the force from below is - T(s+ds) t(s+ds). So the net tension force on element: T(s) t(s) - T(s+ds) t(s+ds). Good.</text:p>
      <text:p text:style-name="P63">Then add external forces: weight downward (0, - μ g ds) and drag backward (- D ds, 0). Sum of forces: T(s) t(s) - T(s+ds) t(s+ds) + (0, - μ g ds) + (- D ds, 0) = 0.</text:p>
      <text:p text:style-name="P63">So T(s) t(s) - T(s+ds) t(s+ds) = (D ds, μ g ds). Because we move weight and drag to RHS: - (0, - μ g ds) - (- D ds, 0) = (D ds, μ g ds). But we had sign? Wait, we had:</text:p>
      <text:p text:style-name="P63">T(s) t(s) - T(s+ds) t(s+ds) + (- D ds, - μ g ds) = 0 =&gt; T(s) t(s) - T(s+ds) t(s+ds) = (D ds, μ g ds). So yes.</text:p>
      <text:p text:style-name="P63">Now the left side is difference of tension vectors: T(s) t(s) - T(s+ds) t(s+ds). Expand T(s+ds) t(s+ds) ≈ T(s) t(s) + d/ds [T t] ds. So left side becomes T(s) t(s) - [T(s) t(s) + d/ds [T t] ds] = - d/ds [T t] ds. So we have - d/ds [T t] ds = (D, μ g) ds. Dividing by ds: - d/ds [T t] = (D, μ g). So d/ds [T t] = - (D, μ g). So derivative of tension vector is negative of the external force vector (D, μ g). That is the same as earlier result.</text:p>
      <text:p text:style-name="P63">Thus d/ds [T t] = - (D, μ g). So dT_x/ds = - D, dT_y/ds = - μ g. So T_x(s) = - D s + C1, T_y(s) = - μ g s + C2. Now we need to find constants using boundary conditions. At free end s=0, tension zero: T_x(0) = 0 =&gt; C1 = 0. T_y(0) = 0 =&gt; C2 = 0. At attachment s = L, T_x(L) = - D L, T_y(L) = - μ g L. So T_x(L) is negative, T_y(L) negative. That matches expectation that tension vector at attachment has negative components (pointing backward and downward). So T vector at attachment is negative in both components, as expected. The magnitude of tension at attachment: T(L) = sqrt( D^2 L^2 + μ^2 g^2 L^2 ) = L sqrt(D^2 + μ^2 g^2). The unit tangent at any point s: t = (T_x/T, T_y/T). So t_x = - D / sqrt(D^2 + μ^2 g^2), t_y = - μ g / sqrt(D^2 + μ^2 g^2). So t_x and t_y are both negative, indicating that the tangent points backward and downward. The ratio t_y/t_x = μ g / D. So slope dy/dx = t_y/t_x = μ g / D. Because t_y and t_x negative, the ratio is positive. So <text:soft-page-break/>the slope of the curve dy/dx = t_y / t_x = μ g / D. So dy/dx = μ g / D. That means the slope is constant. So the shape is a straight line.</text:p>
      <text:p text:style-name="P63">Thus we have resolved sign confusion: the shape is indeed a straight line. So answer: Straight line at constant angle determined by tanθ = μ g / D. This is consistent with physics: horizontal drag tends to flatten rope, weight tends to hang rope. The rope will adjust to a straight line such that the ratio of vertical to horizontal tension matches weight to drag ratio. So shape is straight.</text:p>
      <text:p text:style-name="P63">But the question might be expecting the answer: "The cable will form a straight line at a constant angle from the horizontal" or "the cable will be a straight line segment." Let's see what the question precisely asks:</text:p>
      <text:p text:style-name="P63">"A helicopter is flying horizontally at constant speed. One end of a perfectly flexible uniform cable is affixed beneath the helicopter, the other end is not attached to anything; air friction on the cable is not negligible. What shape will the cable take on?"</text:p>
      <text:p text:style-name="P63">We need to describe shape: It's a straight line. But maybe we need to discuss the physics: The cable will form a straight line with constant slope such that the horizontal component of tension equals the drag per unit length integrated over the cable, and the vertical component equals the weight integrated over the cable.</text:p>
      <text:p text:style-name="P63">However, we might also consider that the free end is not attached to anything. So at the free end, there is no tension. That yields the shape is a straight line. But we also need to consider that the cable might sag due to gravity if no drag. But with drag, shape is straight.</text:p>
      <text:p text:style-name="P63">But perhaps the shape is not exactly a straight line because the cable might oscillate or waves? But ignoring dynamic effects, the cable will be static relative to helicopter, forming a straight line.</text:p>
      <text:p text:style-name="P63">But let's confirm: Is there any other solution like a catenary? Let's test with an alternative derivation: For a cable with constant weight per unit length and constant horizontal drag per unit length, the differential equation for shape is y'' = (C / w) sqrt(1 + y'^2). Actually, I think for a cable under uniform weight per unit length and uniform horizontal drag per unit length, the shape is a straight line. But for a cable under uniform horizontal force per unit length (drag) and uniform weight per unit length, the shape is a straight line. Let's derive using differential equations in coordinate form:</text:p>
      <text:p text:style-name="P63">Let y(x) be the shape relative to helicopter: x horizontal coordinate relative to attachment point. The cable lies in the plane. The slope of cable at any point is y'(x). The tension at any point has magnitude T. The tension vector is oriented along tangent. The horizontal component of tension is T cosθ = T / sqrt(1 + y'^2). The vertical component is T sinθ = T y' / sqrt(1 + y'^2). But we can also express tension components as T_x = T / sqrt(1 + y'^2), T_y = T y' / sqrt(1 + y'^2). Alternatively, T_x = T cosθ, T_y = T sinθ.</text:p>
      <text:p text:style-name="P63">Now, consider the differential equation for T_x and T_y as functions of arc length s. But we can also express them in terms of x. But easier to derive using the ODE we derived earlier: dT_x/ds = - D, dT_y/ds = - μ g. But we can convert to derivative with respect to x: dT_x/dx = (dT_x/ds) * (ds/dx). But ds/dx = sqrt(1 + y'^2). So dT_x/dx = - D sqrt(1 + y'^2). Similarly, dT_y/dx = - μ g sqrt(1 + y'^2). But we also have relationship between T_x and T_y and y': T_x = T cosθ, T_y = T sinθ. We can also find dT_x/dx = (d/dx) (T cosθ) = dT/dx cosθ - T sinθ dθ/dx. But that's messy.</text:p>
      <text:p text:style-name="P63"><text:soft-page-break/>But we can find shape by considering the equilibrium of forces on a differential element of cable in x-y coordinates.</text:p>
      <text:p text:style-name="P63">Consider differential element between x and x+dx. The element has length ds = sqrt(1 + y'^2) dx. The tension at left end (x) is T(x) along tangent. The tension at right end (x+dx) is T(x+dx) along tangent at that point. Weight acts downward: - μ g ds. Drag acts backward: - D ds. The equilibrium condition: T(x) at left end + weight + drag + T(x+dx) at right end = 0. That yields differential equation. But we can solve.</text:p>
      <text:p text:style-name="P63">Alternatively, we can use the concept that T_x and T_y are linear functions of s, thus ratio T_y/T_x = constant. That implies the slope dy/dx is constant. So shape is straight line.</text:p>
      <text:p text:style-name="P63">Therefore answer: Straight line.</text:p>
      <text:p text:style-name="P63">But we can also provide an expression for the angle: tanθ = (weight per unit length)/(drag per unit length). That is the angle relative to horizontal: the rope will lie at a constant slope such that the horizontal component of tension equals the drag per unit length integrated over length, and the vertical component equals weight.</text:p>
      <text:p text:style-name="P63">But we should check whether the shape might be a straight line or a curved shape like a catenary if drag is negligible or if the cable is attached at a fixed height relative to the ground? But the problem states "air friction on the cable is not negligible." That means drag is present. But we didn't consider the effect of cable bending stiffness. But it's said "perfectly flexible uniform cable." So no bending stiffness.</text:p>
      <text:p text:style-name="P63">Thus answer: Straight line.</text:p>
      <text:p text:style-name="P63">But we should confirm that the shape is indeed a straight line, not a curved shape like a catenary. Let's re-derive carefully using energy minimization.</text:p>
      <text:p text:style-name="P63">We can consider the potential energy of the cable: U = ∫ μ g y(s) ds (vertical potential). The drag force does work as the cable moves relative to the air. In steady state, the cable shape is such that tension distribution is linear and shape is straight. That can also be deduced by variational principle: The cable shape minimises a functional involving potential energy minus work done by drag? But that's more complex.</text:p>
      <text:p text:style-name="P63">We can also approach by writing the shape differential equation in terms of y'' = constant times sqrt(1 + y'^2). That may lead to constant y'. Let's try that.</text:p>
      <text:p text:style-name="P63">Consider the differential equation for shape: The vertical equilibrium for a small element: The difference in vertical component of tension between two ends equals weight: T_y(x + dx) - T_y(x) = μ g ds. Since T_y = T sinθ = T y' / sqrt(1 + y'^2). For small dx, difference T_y(x+dx) - T_y(x) ≈ dT_y/dx dx. So dT_y/dx = μ g ds/dx = μ g sqrt(1 + y'^2). Similarly, horizontal equilibrium: T_x(x+dx) - T_x(x) = drag: T_x(x+dx) - T_x(x) = D ds. Where T_x = T cosθ = T / sqrt(1 + y'^2). So dT_x/dx = D sqrt(1 + y'^2). Now we need to find shape such that T_x and T_y are related via T_y = T_x tanθ = T_x y'. Because T_y/T_x = tanθ = y'. So T_y = T_x y'. Then differentiate: dT_y/dx = d(T_x y')/dx = dT_x/dx y' + T_x y''. Meanwhile dT_y/dx = μ g sqrt(1 + y'^2). So:</text:p>
      <text:p text:style-name="P63">dT_x/dx y' + T_x y'' = μ g sqrt(1 + y'^2).</text:p>
      <text:p text:style-name="P63">Also dT_x/dx = D sqrt(1 + y'^2). So plug:</text:p>
      <text:p text:style-name="P63">(D sqrt(1 + y'^2)) y' + T_x y'' = μ g sqrt(1 + y'^2). Cancel sqrt(1 + y'^2) factor:</text:p>
      <text:p text:style-name="P63"><text:soft-page-break/>D y' + T_x y'' = μ g.</text:p>
      <text:p text:style-name="P63">Now T_x is unknown. But we can also express T_x in terms of T_y maybe. But we can also express T_x using relation between T_x and y' perhaps: T_x = T / sqrt(1 + y'^2). And T is unknown. But we might express T_x in terms of T_y: T_y = T sinθ = T y' / sqrt(1 + y'^2). So T_x = T / sqrt(1 + y'^2) = T_y / y'. So T_x = T_y / y'. But T_y is unknown.</text:p>
      <text:p text:style-name="P63">Alternatively, we can use differential equation for T_x. But we can also use the fact that dT_x/ds = - D, but that's derived earlier. But maybe easier: Use the fact that dT_x/ds = - D, dT_y/ds = - μ g. So dT_y/ds = (T_y' ds/dx?) Actually, dT_x/dx = dT_x/ds ds/dx = dT_x/ds sqrt(1 + y'^2) = - D sqrt(1 + y'^2). So dT_x/dx = - D sqrt(1 + y'^2). Wait, we had earlier dT_x/ds = - D, so dT_x/dx = - D sqrt(1 + y'^2). But earlier we had dT_x/dx = D sqrt(1 + y'^2). There's a sign difference. We need to determine sign properly. Let's fix sign of D: drag is backward, so dF_D/ds = - D e_x. That gives negative x component of drag. In the equilibrium equation, the difference in horizontal tension equals minus drag? Wait, we had earlier: T(s) t(s) - T(s+ds) t(s+ds) + drag + weight = 0. We moved drag to RHS: T(s) t(s) - T(s+ds) t(s+ds) = - (drag + weight). But we had drag = - D e_x ds, weight = - μ g e_y ds. So drag + weight = (- D, - μ g) ds. So minus of that is (D, μ g) ds. So T(s) t(s) - T(s+ds) t(s+ds) = (D, μ g) ds. That leads to dT/ds = - (D, μ g). So dT_x/ds = - D, dT_y/ds = - μ g. So indeed dT_x/ds = - D (negative). So as we go downward along cable, the horizontal tension component decreases because drag acts backward. Wait, let's think: At the free end, tension zero. At the attachment, tension is maximum. So T_x increases as we go from free end to attachment (i.e., as s increases). But dT_x/ds = - D? That would mean T_x decreases as s increases. That contradicts expectation. So sign of dT_x/ds must be + D. Let's check our sign of external forces again.</text:p>
      <text:p text:style-name="P63">Let's do a direct physical argument: The cable experiences horizontal drag per unit length D, pointing backward (negative x). The net horizontal force on the cable element is negative. The tension difference along the cable must balance this. At the free end, tension is zero. At the attachment, tension is nonzero. As we move along the cable from free end to attachment, the horizontal component of tension must increase because we need to balance the cumulative drag. So dT_x/ds &gt; 0. So dT_x/ds = D. So sign must be positive.</text:p>
      <text:p text:style-name="P63">Thus earlier derivation had sign reversed. Let's re-derive again carefully, paying attention to direction of forces and sign conventions.</text:p>
      <text:p text:style-name="P63">We consider the cable segment between s and s+ds. Let's define s measured from free end upward to attachment. That might simplify: s=0 at free end, s increases upward. The unit tangent t points from free end to attachment (i.e., upward and backward? Wait, free end is behind, below; but t points from free end to attachment (pointing upward and forward?). Actually, we need to decide orientation of t.</text:p>
      <text:p text:style-name="P63">Alternate approach: Let's define s measured from attachment downward to free end: s=0 at attachment, s increases downward to free end. That's easier because we can treat weight as downward. Let's adopt s from attachment to free end. At s=0, T=0? No, at attachment, tension is nonzero. At s=L (free end), tension is zero. So as we go downward, tension decreases. So dT_x/ds should be negative because tension magnitude decreases as we go down due to weight and drag.</text:p>
      <text:p text:style-name="P63">But earlier we said T_x at attachment is maximum, at free end zero. So as we go downwards (increase s), T_x decreases. So dT_x/ds &lt; 0. So dT_x/ds = - D, dT_y/ds = - μ g. That matches dT_x/ds = - D. So earlier derivation with dT_x/ds = - D might be correct.</text:p>
      <text:p text:style-name="P63"><text:soft-page-break/>But we also argued that tension at attachment is maximum. But if dT_x/ds = - D, then T_x(L) = T_x(0) - D L. If T_x(L) = 0, then T_x(0) = D L. So T_x(0) &gt; 0. So T_x(0) positive. But if we define positive x direction forward, and drag is backward, the horizontal component of tension at attachment must be negative (pointing backward). But T_x positive indicates tension vector has positive x component, pointing forward. That seems wrong.</text:p>
      <text:p text:style-name="P63">Thus our sign for T_x must be such that T_x at attachment is negative. So T_x(0) = - D L. So dT_x/ds = - D? Wait, if dT_x/ds = - D, T_x decreases as s increases. If T_x(0) negative, and we increase s to L, T_x(L) = T_x(0) - D L. If we set T_x(L) = 0, then T_x(0) = D L &gt; 0. But we want T_x(0) negative. So we need T_x(L) = 0, T_x(0) = - D L. That would require dT_x/ds = + D. Because then T_x(s) = T_x(0) + D s. So T_x(L) = T_x(0) + D L = 0 =&gt; T_x(0) = - D L. So dT_x/ds = + D. That matches the idea that horizontal component of tension at attachment is negative (pointing backward). So the sign of dT_x/ds must be positive.</text:p>
      <text:p text:style-name="P63">Thus we need to correct sign in the earlier derivation: dT_x/ds = + D. Let's fix this.</text:p>
      <text:p text:style-name="P63">Let's re-derive from scratch with proper sign assignment.</text:p>
      <text:p text:style-name="P63">We need to write the equilibrium equation for a small element of cable. We'll adopt s measured from free end to attachment, i.e., s=0 at free end, s=L at attachment. The cable is a flexible string. At a given point s, the tangent vector t(s) points along the cable from that point to the free end? Wait, we need to choose orientation for t. Let's choose t to point from free end toward the attachment. That is, as we increase s, we go upward toward attachment. So t points upward along the cable. That means t points upward and forward relative to helicopter? Actually, the cable slopes backward and downward from attachment to free end. So if we go from free end to attachment, we go upward and forward (reverse direction of slope). So t points forward (positive x direction) and upward (positive y). That may be convenient because t components will be positive.</text:p>
      <text:p text:style-name="P63">Now, at point s, the tension at that point can be considered as acting along the cable on the segment above it (towards free end). That is, tension at a point s is pulling on the element below toward the free end. So at point s, the tension force on the element below is T(s) t(s). But careful: For the element between s and s+ds (i.e., between a point slightly below the attachment and a bit lower), the tension at the lower end (s+ds) pulls upward on the element (toward free end). The tension at the upper end (s) pulls downward on the element (toward the attachment). But if we choose t pointing from free end to attachment, then at the lower end (s+ds), t points upward. So the tension at lower end acts upward on element, i.e., along t direction. At the upper end (s), t points upward, but the tension at upper end acts downward on element, i.e., opposite to t. So we need to account for sign.</text:p>
      <text:p text:style-name="P63">Let's formalize:</text:p>
      <text:list text:style-name="L52">
        <text:list-item>
          <text:p text:style-name="P68">Let s measure distance from free end to attachment: s=0 at free end, s=L at attachment.</text:p>
        </text:list-item>
        <text:list-item>
          <text:p text:style-name="P68">Let t(s) be the unit tangent vector at point s, pointing from free end to attachment (i.e., upward along cable).</text:p>
        </text:list-item>
        <text:list-item>
          <text:p text:style-name="P69">At any point s, the tension T(s) acts along the cable on the element below, pulling it towards the free end. But we need to be careful: The tension vector at a point is the force the cable at that point exerts on the element immediately below it. That force is directed along the cable toward the free end, which is along t(s). So the tension on the element at point s is T(s) t(s) acting at that point.</text:p>
        </text:list-item>
      </text:list>
      <text:p text:style-name="P63"><text:soft-page-break/>But for equilibrium of element from s to s+ds, the forces on element: at its upper end s, there is tension T(s) t(s) acting on element (pulling it toward free end). At its lower end s+ds, there is tension T(s+ds) t(s+ds) acting on element (pulling it toward free end). Wait, both tensions are pointing upward along t? That would give net upward tension on element. But we expect the tension at the lower end to act downward on the element because it's pulling the element upward. But the orientation might be reversed: Actually, if you consider the cable, the tension at a point is the force that the cable exerts on the segment above it, not below. Let's recall standard tension: In a rope, the tension at a point is the force the rope exerts on the portion of rope below it, i.e., tension pulls the lower part upward. But that means the tension vector at a point points upward (if the rope is hanging). But for a rope under tension, the tension direction is along the rope, but the direction is ambiguous. Usually, one considers tension magnitude, not direction. But we need to specify direction for vector equilibrium.</text:p>
      <text:p text:style-name="P63">In standard catenary derivation, we consider the forces on a small element between x and x+dx. The tension at left end T(x) acts on element pulling it upward (towards the attachment), but the direction is along the rope but the direction of force on the element is such that the tension at the left end pulls upward, while the tension at right end pulls downward. That is, at left end, tension pulls upward on the element; at right end, tension pulls downward on the element. This is consistent with the rope being pulled by tension from both sides.</text:p>
      <text:p text:style-name="P63">Thus, for our element from s to s+ds measured from free end to attachment, the left end is at s, the right end is at s+ds. The tension at left end (s) pulls upward on the element. The tension at right end (s+ds) pulls downward on the element. So the net tension force on element is T(s) t(s) - T(s+ds) t(s+ds). That matches earlier: T(s) t(s) - T(s+ds) t(s+ds).</text:p>
      <text:p text:style-name="P63">Now, weight acts downward: W = - μ g e_y ds. Drag acts backward: D = - D e_x ds. So the sum of forces on the element:</text:p>
      <text:p text:style-name="P63">T(s) t(s) - T(s+ds) t(s+ds) + (- μ g e_y - D e_x) ds = 0.</text:p>
      <text:p text:style-name="P63">So T(s) t(s) - T(s+ds) t(s+ds) = (μ g e_y + D e_x) ds. This yields the differential equation: d/ds [T t] = - (μ g e_y + D e_x). Wait, but we can expand left side as before: T(s) t(s) - T(s+ds) t(s+ds) ≈ - d/ds [T t] ds. So we get:</text:p>
      <text:list text:style-name="L53">
        <text:list-item>
          <text:p text:style-name="P70">d/ds [T t] ds = (μ g e_y + D e_x) ds =&gt; d/ds [T t] = - (μ g e_y + D e_x). So dT/ds = - (μ g e_y + D e_x). This yields dT_x/ds = - D, dT_y/ds = - μ g. This is what we had earlier.</text:p>
        </text:list-item>
      </text:list>
      <text:p text:style-name="P63">But we must double-check the sign of the external forces. The external forces are weight downward and drag backward. Weight vector is downward: (0, - μ g). Drag vector is backward: (- D, 0). So sum of external forces is (- D, - μ g). But in the equilibrium equation we had T(s) t(s) - T(s+ds) t(s+ds) + external forces = 0. So T(s) t(s) - T(s+ds) t(s+ds) + (- D, - μ g) ds = 0 =&gt; T(s) t(s) - T(s+ds) t(s+ds) = (D, μ g) ds. Yes, because we moved external forces to the other side: -(external) = (D, μ g). So we get T(s) t(s) - T(s+ds) t(s+ds) = (D, μ g) ds. Then we differentiate: - d/ds [T t] = (D, μ g) =&gt; d/ds [T t] = -(D, μ g). So we get dT/ds = -(D, μ g). This matches earlier.</text:p>
      <text:p text:style-name="P63">Now, dT_x/ds = - D, dT_y/ds = - μ g. So as s increases from free end to attachment, T_x decreases by D per unit length, T_y decreases by μ g per unit length. But at free end, tension is zero. At attachment, tension is larger. But if dT_x/ds is negative, T_x decreases as we go upward? Wait, we defined s increasing from free end to attachment. So at free end s=0, T=0. At s &gt; 0, T_x becomes negative? Because dT_x/ds = - D: as s increases, T_x = - D s + C1. At s=0, T_x = C1. We want <text:soft-page-break/>T_x(L) at attachment. But we need to set boundary conditions: At free end s=0, tension = 0 =&gt; T_x(0) = 0, T_y(0) = 0. So C1 = 0, C2 = 0. So T_x(s) = - D s, T_y(s) = - μ g s. So at attachment s = L: T_x(L) = - D L, T_y(L) = - μ g L. So tension vector at attachment has negative components: negative x (backward) and negative y (downward). That seems plausible: At attachment, the cable is pulled backward by the helicopter and downward by gravity. But the tension vector direction at attachment should be along the cable pointing toward the free end, i.e., from attachment to free end, which points backward and downward. So indeed, T vector has negative components. So our sign is correct.</text:p>
      <text:p text:style-name="P63">Thus dT_x/ds = - D, dT_y/ds = - μ g. Good.</text:p>
      <text:p text:style-name="P63">Thus T_x(s) and T_y(s) are linear functions of s: T_x(s) = - D s, T_y(s) = - μ g s.</text:p>
      <text:p text:style-name="P63">Now, the tension vector at a point s is T(s) t(s). So T_x = T cosθ, T_y = T sinθ. But T_x = - D s, T_y = - μ g s. So T_x/T_y = D/ μ g. But T_x/T_y = cosθ / sinθ = cotθ = D/(μ g). So tanθ = μ g / D. So angle is constant. So shape is straight line with slope dy/dx = tanθ. And we can find param equation: x(s) = ∫ cosθ ds = ∫ (T_x/T) ds = ∫ ( - D s / (T) ) ds? But we can find shape directly: Since tangent direction is constant, the shape is a straight line. So answer: straight line.</text:p>
      <text:p text:style-name="P63">Now, we can also consider the geometry: At attachment, coordinate (0,0). At free end s=L, coordinate (x(L), y(L)). The paramization: x(s) = ∫ from 0 to s cosθ ds = s cosθ. But we need to consider sign of cosθ. Cosθ = T_x / T = - D s / (T). But T = sqrt(T_x^2 + T_y^2) = s sqrt(D^2 + μ^2 g^2). So T_x/T = - D s / (s sqrt(D^2 + μ^2 g^2)) = - D / sqrt(D^2 + μ^2 g^2). So cosθ = - D / sqrt(D^2 + μ^2 g^2) &lt; 0. Similarly, sinθ = - μ g / sqrt(D^2 + μ^2 g^2) &lt; 0. So the tangent is in third quadrant (negative x, negative y). That matches expectation: The cable slopes backward and downward relative to attachment. The slope dy/dx = tanθ = (sinθ/cosθ) = μ g / D &gt; 0. So the slope is positive, but since both x and y coordinates are negative relative to attachment, the shape is a straight line in third quadrant.</text:p>
      <text:p text:style-name="P63">Thus the cable shape relative to the helicopter is a straight line.</text:p>
      <text:p text:style-name="P63">Now, the question might want to emphasize that the shape is a straight line, not a catenary. Many people might think that the cable will hang in a catenary shape like a rope hanging between two points. But due to air friction, the shape is different: The drag forces are distributed along the cable, which changes tension distribution such that shape becomes straight.</text:p>
      <text:p text:style-name="P63">However, we need to be careful: In the standard catenary problem, the rope is hanging between two supports, with weight acting on it. That shape arises because there is no horizontal external load along the rope. But in this problem, there is horizontal external load (drag) distributed along the rope. That modifies shape. The result is a straight line. This is analogous to a cable trailing behind a moving vehicle with drag.</text:p>
      <text:p text:style-name="P63">But we might also consider that the shape might be a catenary if the drag is negligible. But with drag, shape is straight. The shape is defined by the angle between cable and horizontal: tanθ = (weight per unit length)/(drag per unit length). So the cable will hang at a constant angle behind the helicopter.</text:p>
      <text:p text:style-name="P63">Thus answer: Straight line at angle θ relative to horizontal: tanθ = (w / D), where w = μ g is weight per unit length, D is drag per unit length.</text:p>
      <text:p text:style-name="P63"><text:soft-page-break/>But maybe the question expects the shape: "a straight line" or "a linear shape at a constant angle." Or maybe they want "a straight line, the cable will hang in a straight line at an angle such that the ratio of weight to drag is constant." That seems plausible.</text:p>
      <text:p text:style-name="P63">But we need to be careful: The question: "A helicopter is flying horizontally at constant speed. One end of a perfectly flexible uniform cable is affixed beneath the helicopter, the other end is not attached to anything; air friction on the cable is not negligible. What shape will the cable take on?" They may expect something like "the cable will be straight, at a constant angle behind the helicopter." But some might think it's a catenary shape. So the answer might be: "It will form a straight line at a constant angle behind the helicopter." Let's verify by referencing known results: In the context of moving cables (like those used for cable cars, helicopters), the shape of the cable trailing behind due to drag is a straight line. It's like the shape of a rope trailing behind a moving boat under water drag: that is known to be a straight line at a constant angle, known as a "drag catenary." But the drag catenary shape for water drag is different: It's an exponential shape for laminar flow. But for constant drag per unit length (linear drag), shape is straight. But if drag per unit length depends on local velocity or orientation, shape might be different.</text:p>
      <text:p text:style-name="P63">However, our cable is slender and has a cross-section that yields drag proportional to relative velocity squared (maybe constant because speed constant). But drag per unit length might be constant. So shape is straight.</text:p>
      <text:p text:style-name="P63">But maybe the problem expects a more precise answer: "The cable will form a straight line at a constant angle relative to horizontal, determined by tanθ = (w / D)." But also, if we want to consider the shape relative to ground, the cable will appear as a straight line trailing behind the helicopter. But if we consider the cable relative to ground, it will appear as a straight line behind the helicopter, with the free end behind the helicopter. So shape is a straight line. So answer: Straight line.</text:p>
      <text:p text:style-name="P63">We can also mention that the shape is a straight line if the drag is constant per unit length, which is true for small Reynolds number flow around a slender body with constant relative velocity. But if drag were non-linear (drag ∝ V^2), then shape might be more complex, but still approximate straight line for constant velocity.</text:p>
      <text:p text:style-name="P63">Alternatively, if drag per unit length is constant, shape is straight. But the problem says "air friction on the cable is not negligible." It does not specify the form of drag. But we can assume linear drag or that the drag per unit length is constant.</text:p>
      <text:p text:style-name="P63">But we might also consider that the cable might be flexible but not massless. It is uniform, so mass per unit length μ. So weight per unit length is μ g. Drag per unit length D (maybe linear with velocity). For a cable moving at constant velocity V, drag per unit length is D = 1/2 ρ C_D d V^2? But we can treat D constant.</text:p>
      <text:p text:style-name="P63">Now, the shape: Straight line at constant angle, such that tanθ = (μ g)/D. The shape can be described as y(x) = (μ g/D) x, i.e., a line through the attachment point.</text:p>
      <text:p text:style-name="P63">But we need to be careful about coordinate orientation. If we choose x measured horizontally backward relative to helicopter (negative x direction), then y(x) = (μ g/D) |x|? But we can present shape as a straight line.</text:p>
      <text:p text:style-name="P63"><text:soft-page-break/>Alternatively, we can present shape in param form: x = - (D/ sqrt(D^2 + μ^2 g^2)) s, y = - (μ g/ sqrt(D^2 + μ^2 g^2)) s. So shape is line.</text:p>
      <text:p text:style-name="P63">We might also discuss that the shape will not be a catenary because the presence of drag per unit length changes the tension distribution such that shape becomes linear.</text:p>
      <text:p text:style-name="P63">Thus answer: Straight line.</text:p>
      <text:p text:style-name="P63">But we should also consider the possibility that the cable might have a curved shape if the drag is not constant along its length, but depends on velocity of each segment relative to air, which might be constant (since the cable is moving with helicopter). But if the cable has a finite thickness, the relative velocity of each segment is horizontal, so drag is constant. So shape is straight. But if the cable is flexible and can bend, the drag might be distributed along the cable but not constant in magnitude? But still constant relative velocity, so drag constant per unit length. So shape remains straight.</text:p>
      <text:p text:style-name="P63">Thus the shape is a straight line.</text:p>
      <text:p text:style-name="P63">Now, the question likely expects the answer: "a straight line" or "the cable will lie along a straight line behind the helicopter." But we can also mention that the cable will be a straight line at an angle such that the horizontal component of tension balances the drag and the vertical component balances the weight, so tanθ = (weight per unit length)/(drag per unit length). This is similar to a string trailing behind a moving vehicle.</text:p>
      <text:p text:style-name="P63">Now, some might argue that the shape might be a catenary because the cable is flexible and uniform but hanging under gravity. But the presence of horizontal drag changes shape. But we need to discuss that the shape is determined by a differential equation that leads to a straight line.</text:p>
      <text:p text:style-name="P63">But let's consider more precisely: The differential equation for shape of cable with uniform weight per unit length w and horizontal drag per unit length d is: y'' = (d / w) sqrt(1 + y'^2). Solve this ODE. Let's check: Suppose we take coordinate x horizontal relative to helicopter. The shape y(x) relative to attachment. For a small element, horizontal component of tension T_x changes due to drag: dT_x/dx = d sqrt(1 + y'^2). But T_x = T cosθ. But we might derive this ODE. Let's try to derive quickly: For small element between x and x+dx:</text:p>
      <text:list text:style-name="L54">
        <text:list-item>
          <text:p text:style-name="P71">Horizontal change in tension: dT_x = D sqrt(1 + y'^2) dx. (Because drag acts horizontally on element length ds = sqrt(1 + y'^2) dx. The horizontal force per unit length is D, so total horizontal force on element is D ds = D sqrt(1 + y'^2) dx. The horizontal component of the difference in tension equals this. So dT_x = D sqrt(1 + y'^2) dx.</text:p>
        </text:list-item>
        <text:list-item>
          <text:p text:style-name="P71">Vertical change: dT_y = w sqrt(1 + y'^2) dx. (Because weight per unit length w acts downward. So vertical change in tension is weight times element length.)</text:p>
        </text:list-item>
      </text:list>
      <text:p text:style-name="P63">But sign: dT_x/dx = D sqrt(1 + y'^2). dT_y/dx = w sqrt(1 + y'^2). But we need sign: At free end, tension zero. As we go upward along rope, tension increases. So dT_x/dx &gt; 0, dT_y/dx &gt; 0. So that matches.</text:p>
      <text:p text:style-name="P63">Now, T_x = T cosθ = T / sqrt(1 + y'^2). Because cosθ = 1 / sqrt(1 + y'^2). Wait, slope y' = tanθ. So cosθ = 1 / sqrt(1 + tan^2θ) = 1 / sqrt(1 + y'^2). Similarly, sinθ = y' / sqrt(1 + y'^2). So T_x = T cosθ, T_y = T sinθ.</text:p>
      <text:p text:style-name="P63">Thus we can express T_x and T_y in terms of T and y'.</text:p>
      <text:p text:style-name="P63"><text:soft-page-break/>Now, differentiate T_x: dT_x/dx = d/dx (T cosθ) = (dT/dx) cosθ - T sinθ dθ/dx. But we also have T_y = T sinθ, so T sinθ = T_y.</text:p>
      <text:p text:style-name="P63">We can also find expression for dθ/dx: dθ/dx = y'' / (1 + y'^2). Because tanθ = y', differentiate: sec^2θ dθ/dx = y''. And sec^2θ = 1 + tan^2θ = 1 + y'^2. So dθ/dx = y'' / (1 + y'^2).</text:p>
      <text:p text:style-name="P63">We also have dT/dx = (1/T) (T_x dT_x/dx + T_y dT_y/dx) maybe. But let's instead find ODE for y.</text:p>
      <text:p text:style-name="P63">We know dT_x/dx = D sqrt(1 + y'^2). But T_x = T / sqrt(1 + y'^2). So differentiate: d/dx (T / sqrt(1 + y'^2)) = D sqrt(1 + y'^2).</text:p>
      <text:p text:style-name="P63">We also know dT_y/dx = w sqrt(1 + y'^2). But T_y = T y' / sqrt(1 + y'^2). So differentiate: d/dx (T y' / sqrt(1 + y'^2)) = w sqrt(1 + y'^2).</text:p>
      <text:p text:style-name="P63">We can use either equation to derive ODE for y. But maybe easier: We can derive ratio of dT_y/dx to dT_x/dx: (w sqrt(1 + y'^2)) / (D sqrt(1 + y'^2)) = w / D = T_y/T_x? Wait, T_y/T_x = y'. So we can write T_y = y' T_x. And from earlier, dT_y/dx = y' dT_x/dx + T_x y''. Wait, differentiate T_y = y' T_x =&gt; dT_y/dx = y'' T_x + y' dT_x/dx. But also we know dT_y/dx = w sqrt(1 + y'^2). And dT_x/dx = D sqrt(1 + y'^2). So plug:</text:p>
      <text:p text:style-name="P63">y'' T_x + y' (D sqrt(1 + y'^2)) = w sqrt(1 + y'^2). Divide both sides by sqrt(1 + y'^2):</text:p>
      <text:p text:style-name="P63">y'' T_x / sqrt(1 + y'^2) + y' D = w.</text:p>
      <text:p text:style-name="P63">But T_x / sqrt(1 + y'^2) = T_x / sqrt(1 + y'^2) = (T / sqrt(1 + y'^2)) / sqrt(1 + y'^2) = T / (1 + y'^2). But T = sqrt(T_x^2 + T_y^2) = T_x sqrt(1 + y'^2). So T = T_x sqrt(1 + y'^2). So T_x = T / sqrt(1 + y'^2). So T_x / sqrt(1 + y'^2) = T / (1 + y'^2). So we get:</text:p>
      <text:p text:style-name="P63">y'' (T / (1 + y'^2)) + y' D = w. But T is unknown. But we can express T in terms of y' maybe: T = T_x sqrt(1 + y'^2). But T_x we can express in terms of y and D maybe. But maybe easier: We can use relation T_x = T cosθ, T_y = T sinθ. But maybe we can find T_x directly from ODE: dT_x/dx = D sqrt(1 + y'^2). Solve for T_x: T_x = ∫ D sqrt(1 + y'^2) dx + constant. But constant zero at free end? We can treat free end at x = 0, T_x(0)=0. So T_x = D ∫ sqrt(1 + y'^2) dx. That integral is D times the arc length from free end to x. That is T_x = D s. Similarly, T_y = w s. So T_x/T_y = D / w = constant. So tanθ = y' = w / D. That implies y' is constant. So y is linear: y = (w / D) x + constant. That matches the earlier conclusion. So shape is straight line.</text:p>
      <text:p text:style-name="P63">Thus shape is a straight line.</text:p>
      <text:p text:style-name="P63">Now, we can answer: The cable will form a straight line, sloping at a constant angle θ behind the helicopter, such that tanθ = (weight per unit length)/(drag per unit length). This is also known as the "drag line" shape.</text:p>
      <text:p text:style-name="P63">We might also mention that the shape is independent of the cable length: the angle is determined solely by the ratio of weight per unit length to drag per unit length, which is independent of cable length. However, the overall extent of the cable (length) determines the horizontal and vertical distances traveled relative to the helicopter.</text:p>
      <text:p text:style-name="P63">Thus answer: The shape is a straight line behind the helicopter at a constant angle relative to horizontal.</text:p>
      <text:p text:style-name="P63">But maybe the answer expects a bit more: The cable will form a straight line in the helicopter's moving frame, due to constant horizontal drag along its length and vertical weight. In the ground <text:soft-page-break/>frame, the cable will be a straight line trailing behind the helicopter, forming a constant angle relative to horizontal. The shape will be a line, not a catenary.</text:p>
      <text:p text:style-name="P63">However, the problem may be more subtle: The cable is attached below the helicopter and free at other end. The cable experiences drag and weight. The shape may be a straight line because the tension distribution is linear and slope constant. But we should also consider that the cable might be longer than the distance to the free end? But the shape is still straight. So answer: Straight line.</text:p>
      <text:p text:style-name="P63">But we might also consider if the cable is flexible but not massless, the shape might be a "catenary" due to weight. But with drag, shape is straight.</text:p>
      <text:p text:style-name="P63">Therefore, answer: Straight line.</text:p>
      <text:p text:style-name="P63">Now, we can also mention that if the cable is flexible and massless, but we consider the cable as a taut line, it will also be straight. But the presence of weight and drag cause tension distribution.</text:p>
      <text:p text:style-name="P63">Also, we might mention that the shape can be described by the differential equation:</text:p>
      <text:p text:style-name="P63">dT/ds = - (drag, weight). So shape is straight.</text:p>
      <text:p text:style-name="P63">But we might also mention that the shape will be a straight line angled behind the helicopter, with slope equal to weight per unit length divided by drag per unit length.</text:p>
      <text:p text:style-name="P63">Now, what about the possibility that the cable is not perfectly flexible but has some bending stiffness? Then shape might be curved due to bending moment at free end. But given assumption of perfect flexibility, shape is straight.</text:p>
      <text:p text:style-name="P63">Now, to answer the question, we need to provide the shape: a straight line.</text:p>
      <text:p text:style-name="P63">But we might also consider that the shape may be a "catenary" if the drag is negligible. But the question explicitly states that air friction on the cable is not negligible, so shape will not be catenary. So answer: Straight line.</text:p>
      <text:p text:style-name="P63">But we might also provide explanation: The cable will be straight because the horizontal drag distributed uniformly along the cable results in a constant horizontal component of tension along the cable, causing the shape to be a straight line.</text:p>
      <text:p text:style-name="P63">However, some may argue that the shape will be a straight line because the tension at any point is directed along the cable, and the ratio of horizontal to vertical tension is constant, so slope is constant. The cable will therefore form a straight line at an angle determined by tanθ = w/D. This shape is known as a "straight-line catenary" or "drag catenary" for linear drag. But we might also mention that if drag were negligible, shape would be a catenary; if drag is huge, shape is almost horizontal.</text:p>
      <text:p text:style-name="P63">But we need to check if the free end is truly free or if there is a small tension due to friction or other factors. But we can ignore that.</text:p>
      <text:p text:style-name="P63">Now, maybe the question is trick: Some might think the cable will hang in a catenary shape. But due to drag, shape is different. The answer: a straight line. But we can also mention that the shape is the same as a rope trailing behind a moving boat under uniform drag.</text:p>
      <text:p text:style-name="P63">Now, let's confirm with typical references: The shape of a rope trailing behind a moving vehicle under drag is given by the differential equation:</text:p>
      <text:p text:style-name="P63"><text:soft-page-break/>dy/dx = (w / D) sqrt(1 + (dy/dx)^2)? Wait, some references mention that shape is a straight line if drag is linear, or a catenary if drag is negligible.</text:p>
      <text:p text:style-name="P63">We can confirm by solving the ODE for shape in general if drag is linear: T_x = D s, T_y = w s, slope y' = T_y/T_x = w/D, constant. So shape is straight. So that confirms.</text:p>
      <text:p text:style-name="P63">Thus answer: The cable will be a straight line with constant slope. The angle relative to horizontal is given by tanθ = (w / D). So the cable will be angled backward relative to helicopter.</text:p>
      <text:p text:style-name="P63">Now, if we want to express shape in param form: x(s) = - s cosθ, y(s) = - s sinθ, where cosθ = D / sqrt(D^2 + w^2) and sinθ = w / sqrt(D^2 + w^2). The free end is at s=0, coordinates (0,0). The attachment point at s=L: coordinates (- L cosθ, - L sinθ). So shape is a straight line segment.</text:p>
      <text:p text:style-name="P63">Alternatively, in ground coordinates, the free end will trail behind the helicopter at distance L cosθ horizontally behind and L sinθ downward. So shape is linear.</text:p>
      <text:p text:style-name="P63">Now, let's consider the shape from the helicopter's perspective: It's a straight line. But relative to ground, the cable will appear to be a moving line behind the helicopter. But shape remains straight.</text:p>
      <text:p text:style-name="P63">Thus answer: The cable will be a straight line behind the helicopter, at constant angle.</text:p>
      <text:p text:style-name="P63">We can also mention that the shape might be a straight line if drag per unit length is constant. If drag depends on orientation or velocity differently, shape might be different. But given the conditions, shape is straight.</text:p>
      <text:p text:style-name="P63">Hence answer: Straight line.</text:p>
      <text:p text:style-name="P63">But maybe the problem expects a "catenary" shape because the cable is uniform and flexible, so under gravity, it would form a catenary shape. But due to drag, shape might be a "catenary" with slope due to drag. But perhaps the shape is a "catenary with constant horizontal component of tension." Wait, if drag is present, horizontal tension is not constant but increases along cable. But still shape might be a catenary but with constant slope? But earlier we derived that slope is constant. But if we consider a more general drag model: drag per unit length might be proportional to local velocity of cable relative to air, which is horizontal. So drag is constant along cable. So shape is straight. So answer: Straight line.</text:p>
      <text:p text:style-name="P63">But let's double-check with known results: A rope trailing behind a moving car under constant drag: The shape is a straight line. In physics, it's called the "drag rope" or "trailing rope." The shape is a straight line at a constant angle.</text:p>
      <text:p text:style-name="P63">But is this shape valid if we consider small angles? Let's check: Suppose weight per unit length is w = μ g. Drag per unit length D = 0.5 ρ C_D d V^2. For typical helicopter speeds (e.g., 100 m/s) and cable diameter, D might be relatively large, making angle small. So shape might be almost horizontal. But anyway.</text:p>
      <text:p text:style-name="P63">Thus answer: Straight line.</text:p>
      <text:p text:style-name="P63">But we need to mention that the shape is a straight line because the horizontal component of tension increases linearly with arc length due to drag, while the vertical component increases linearly with arc length due to weight, resulting in constant slope.</text:p>
      <text:p text:style-name="P63">So answer: Straight line.</text:p>
      <text:p text:style-name="P63"><text:soft-page-break/>Now, maybe the problem expects to derive that shape is a straight line, not a catenary. So we can answer accordingly.</text:p>
      <text:p text:style-name="P63">Now, we can provide a more detailed answer: The cable will take the shape of a straight line at constant angle relative to the horizontal, given by tanθ = (w/D) = (μ g)/D. That angle is the angle between the cable and the horizontal. The cable will thus trail behind the helicopter at that angle. The shape can be described as a straight line segment of length L from attachment to free end. The free end will be behind the helicopter by horizontal distance L cosθ and below by vertical distance L sinθ.</text:p>
      <text:p text:style-name="P63">Thus answer: Straight line.</text:p>
      <text:p text:style-name="P63">But maybe the problem expects the shape to be "a straight line at a constant angle determined by the ratio of weight to drag." So we can answer that.</text:p>
      <text:p text:style-name="P63">But let's also discuss if there is any nuance: The cable is flexible, so it can align with the direction of tension. In steady state, the tension distribution along the cable results in a constant slope. So shape is a straight line.</text:p>
      <text:p text:style-name="P63">Alternatively, if the cable were not flexible, it might sag. But it's flexible.</text:p>
      <text:p text:style-name="P63">Thus answer: Straight line.</text:p>
      <text:p text:style-name="P63">Now, we can produce final answer: The cable will form a straight line behind the helicopter, angled downward with constant slope. The slope is given by tanθ = (weight per unit length)/(drag per unit length) = (μ g)/D. Alternatively, the angle relative to horizontal is arctan((μ g)/D). So shape is linear.</text:p>
      <text:p text:style-name="P63">Now, let's produce final answer accordingly.</text:p>
      <text:p text:style-name="P63">However, we also need to consider if the shape might be a catenary shape because weight and drag are uniform, but we need to consider if the cable might hang like a catenary in the plane of motion. But we found shape is straight. But maybe we should also mention that if the cable had negligible drag, shape would be a catenary. But with drag, shape is straight.</text:p>
      <text:p text:style-name="P63">So answer: Straight line.</text:p>
      <text:p text:style-name="P63">But we need to include a reasoning: Because the horizontal drag per unit length is constant along cable, horizontal tension component increases linearly along cable, vertical component also increases linearly due to weight, thus ratio of horizontal to vertical tension is constant, so slope of cable is constant.</text:p>
      <text:p text:style-name="P63">Thus answer: Straight line.</text:p>
      <text:p text:style-name="P63">But maybe the question expects something like: "The shape will be a straight line behind the helicopter, at a constant angle determined by tanθ = (weight per unit length)/(drag per unit length)." That is the shape.</text:p>
      <text:p text:style-name="P63">Now, we can produce the final answer accordingly. We'll also provide some explanation of the physics.</text:p>
      <text:p text:style-name="P63">We might also add that the shape is similar to a "drag rope" or "trailing cable" and the equation of shape is trivial. So answer: Straight line.</text:p>
      <text:p text:style-name="P63"><text:soft-page-break/>Therefore, the cable will take on a straight line shape behind the helicopter.</text:p>
      <text:p text:style-name="P63">But to be thorough, we might also mention that the shape can be derived from equilibrium of forces and yields y = (w/D) x. If we choose coordinate axes such that x axis is horizontal behind the helicopter and y axis is vertical downward, the cable shape is y = (w/D) x, a straight line.</text:p>
      <text:p text:style-name="P63">Thus final answer: Straight line at constant angle. We'll present that.</text:p>
      <text:p text:style-name="P63">But the question might also ask to identify the shape as a straight line or a catenary? Let's read the question again: "A helicopter is flying horizontally at constant speed. One end of a perfectly flexible uniform cable is affixed beneath the helicopter, the other end is not attached to anything; air friction on the cable is not negligible. What shape will the cable take on?" So answer: "It will be a straight line, at constant angle relative to the helicopter's flight path." We can also mention that the shape is given by y(x) = (w / D) x, where w = μ g is weight per unit length and D is drag per unit length. If we define x horizontally behind the helicopter, y vertically downward. The angle is arctan(w / D). So shape is linear.</text:p>
      <text:p text:style-name="P63">Alternatively, we might express the shape as a straight line segment from the attachment point at the helicopter to the free end behind and below, with slope equal to weight per unit length divided by drag per unit length.</text:p>
      <text:p text:style-name="P63">We can also mention that if we consider the coordinate system with x positive backward and y positive downward, the shape is y = (w / D) x, a straight line. If x positive forward, then y = -(w / D) x. But whichever orientation, shape is straight.</text:p>
      <text:p text:style-name="P63">Thus answer: Straight line.</text:p>
      <text:p text:style-name="P63">But we can also mention that if the cable is flexible and uniform, the tension at any point is directed along the cable, and the horizontal and vertical components of tension satisfy dT_x/ds = D, dT_y/ds = w. So T_x = D s, T_y = w s. So slope is constant.</text:p>
      <text:p text:style-name="P63">Thus answer: Straight line.</text:p>
      <text:p text:style-name="P63">We should also mention that the free end will be trailing behind the helicopter at an angle determined by tanθ = w/D. The cable will not hang like a catenary.</text:p>
      <text:p text:style-name="P63">Thus final answer: Straight line.</text:p>
      <text:p text:style-name="P63">Now, let's produce final answer. We'll include some explanation and final answer: The cable will take a straight line shape at constant angle relative to horizontal, determined by tanθ = weight per unit length / drag per unit length.</text:p>
      <text:p text:style-name="P63">We can also mention that if the drag is negligible, shape would be a catenary; if drag is significant, shape is straight.</text:p>
      <text:p text:style-name="P75"><text:span text:style-name="T4">Thus final. We'll answer accordingly.”</text:span></text:p>
      <text:p text:style-name="P29"><text:span text:style-name="T1"><text:tab/>Answer: “</text:span>Answer – the cable will be a straight line.</text:p>
      <text:p text:style-name="Text_20_body">In steady state the cable is stationary in the helicopter’s frame, so the forces on every infinitesimal element must balance.<text:line-break/>Let</text:p>
      <text:list text:style-name="L48">
        <text:list-item>
          <text:p text:style-name="P62">w=μgw=\mu gw=μg = weight per unit length (vertical downward) </text:p>
        </text:list-item>
        <text:list-item>
          <text:p text:style-name="P61"><text:soft-page-break/>DDD   = horizontal drag per unit length (opposite the motion) </text:p>
        </text:list-item>
      </text:list>
      <text:p text:style-name="Text_20_body">Take sss as arc‑length measured from the free end upward to the attachment point.<text:line-break/>The tension vector T=T t \mathbf{T}=T\,\mathbf{t}T=Tt (with t\mathbf{t}t the unit tangent) satisfies</text:p>
      <text:p text:style-name="Text_20_body">dTds=−(D i+w j).\frac{d\mathbf{T}}{ds}=-(D\,\mathbf{i}+w\,\mathbf{j}) .dsdT​=−(Di+wj).</text:p>
      <text:p text:style-name="Text_20_body">Hence</text:p>
      <text:p text:style-name="Text_20_body">Tx(s)=−Ds,Ty(s)=−ws.T_{x}(s)=-Ds ,\qquad T_{y}(s)=-ws .Tx​(s)=−Ds,Ty​(s)=−ws.</text:p>
      <text:p text:style-name="Text_20_body">Because TxT_{x}Tx​ and TyT_{y}Ty​ vary linearly with sss, their ratio is constant:</text:p>
      <text:p text:style-name="Text_20_body">TyTx=wD≡tan⁡θ.\frac{T_{y}}{T_{x}}=\frac{w}{D}\equiv\tan\theta .Tx​Ty​​=Dw​≡tanθ.</text:p>
      <text:p text:style-name="Text_20_body">Thus the unit tangent t\mathbf{t}t (and therefore the direction of the cable) is the same everywhere. The cable is a straight line making a fixed angle θ\thetaθ behind the helicopter, with</text:p>
      <text:p text:style-name="Text_20_body">tan⁡θ=wD=μgD  .\tan\theta=\frac{w}{D}=\frac{\mu g}{D}\; .tanθ=Dw​=Dμg​.</text:p>
      <text:p text:style-name="Text_20_body">In coordinates where xxx is horizontal behind the helicopter and yyy is vertical downward, the shape is simply</text:p>
      <text:p text:style-name="Text_20_body">y(x)=wD x,y(x)=\frac{w}{D}\,x ,y(x)=Dw​x,</text:p>
      <text:p text:style-name="Text_20_body">a straight line segment from the attachment point to the free end.</text:p>
      <text:p text:style-name="Text_20_body">So, unlike the familiar hanging‑rope catenary that occurs when drag is negligible, a cable trailing a helicopter with non‑negligible air friction assumes a straight‑line shape at a constant angle determined by the ratio of its weight to its drag per unit length.<text:span text:style-name="T1">”</text:span></text:p>
      <text:p text:style-name="P27">Qwen3:4b: </text:p>
      <text:p text:style-name="P29"><text:span text:style-name="T1"><text:tab/>Reasoning: “</text:span>Okay, so I need to figure out what shape a flexible cable will take when one end is attached to a helicopter flying horizontally at constant speed, and the other end is free. Air friction is not negligible. Hmm, interesting problem. Let me think step by step.</text:p>
      <text:p text:style-name="P63">First, I remember that when you have a cable hanging under gravity, like a chain or a rope, it forms a catenary curve. But in this case, the helicopter is moving horizontally at constant speed, so there's a horizontal motion involved. Also, air friction is not negligible, so the cable might experience some drag force. Wait, but the problem says "air friction on the cable is not negligible," so maybe the cable is experiencing some air resistance that affects its shape.</text:p>
      <text:p text:style-name="P63">Wait, but if the helicopter is moving at constant speed, that means there's no acceleration, so the net force on the helicopter must be zero. But the cable is attached to the helicopter, so the cable's motion might be influenced by the helicopter's motion. Hmm, but the cable is flexible and uniform, so maybe it's like a rope that's being pulled by the helicopter, but the other end is free.</text:p>
      <text:p text:style-name="P63">Wait, in the classic problem where a rope is hanging from a moving platform, the shape can be different. But here, the helicopter is moving at constant speed horizontally. Let me recall: if you have a cable that's moving with the helicopter, but the helicopter is moving at constant speed, so the cable might be moving with the helicopter as well? Wait, no, the cable is flexible, so it can move freely. Hmm.</text:p>
      <text:p text:style-name="P63"><text:soft-page-break/>Wait, maybe the key here is that the helicopter is moving horizontally, so the cable is being "dragged" by the helicopter's motion. But since the helicopter is moving at constant speed, there's no acceleration, so the cable might not have a horizontal component of velocity? Wait, no, the cable is flexible, so it can swing or move.</text:p>
      <text:p text:style-name="P63">Wait, perhaps we need to consider the forces acting on the cable. Let's try to model this.</text:p>
      <text:p text:style-name="P63">Assuming the cable is uniform, so its mass per unit length is constant. The cable is under the influence of gravity, so it should sag, but the helicopter is moving horizontally. Since the helicopter is moving at constant speed, there's no acceleration, so the tension in the cable might have to balance both the gravitational force and the effect of the helicopter's motion.</text:p>
      <text:p text:style-name="P63">Wait, but air friction is not negligible. So the cable experiences air resistance, which would depend on the velocity of the cable relative to the air. Since the helicopter is moving, the air is moving relative to the helicopter. Hmm, this might complicate things.</text:p>
      <text:p text:style-name="P63">Wait, the problem states "air friction on the cable is not negligible." So the cable is experiencing some drag force. But how does that affect the shape?</text:p>
      <text:p text:style-name="P63">In the absence of air friction, if the helicopter is moving at constant speed, the cable would form a catenary, but since the helicopter is moving, maybe the shape is different. Wait, but in the classic catenary, the shape is due to gravity and tension. If the helicopter is moving, perhaps the cable would form a different curve.</text:p>
      <text:p text:style-name="P63">Wait, another thought: if the cable is not attached to anything on the other end, it's just hanging from the helicopter, so it's like a rope hanging from a moving point. But the other end is free, so it's like a rope that's being pulled by the helicopter, but the other end is floating in the air.</text:p>
      <text:p text:style-name="P63">Wait, in the case where the helicopter is stationary, the cable would form a catenary. But since the helicopter is moving horizontally at constant speed, the cable would be moving with the helicopter? Hmm, but the cable is flexible, so it might not move with the helicopter.</text:p>
      <text:p text:style-name="P63">Wait, maybe the problem is analogous to a current-carrying wire in a magnetic field, but no, that's different. Let. Let me think.</text:p>
      <text:p text:style-name="P63">Alternatively, if the helicopter is moving horizontally, then the cable would experience a horizontal component of motion. But since the helicopter is moving at constant speed, there's no acceleration, so the net force on the cable must be zero? Wait, but the cable is moving, so there might be forces due to air friction.</text:p>
      <text:p text:style-name="P63">Wait, perhaps the problem is similar to a rope being pulled by a moving object. If the helicopter is moving, the cable would form a kind of parabola or something else. Wait, but with air friction, it's more complicated.</text:p>
      <text:p text:style-name="P63">Wait, let's try to consider the forces. Let's assume that the cable is in steady state, so the shape doesn't change with time. Since the helicopter is moving at constant speed, the cable's shape might be a curve that's stationary in the helicopter's frame of reference? Hmm, but air friction is in the air, which is stationary relative to the ground.</text:p>
      <text:p text:style-name="P63">Wait, this is getting confusing. Let me try to recall similar problems.</text:p>
      <text:p text:style-name="P63"><text:soft-page-break/>In the case of a hanging cable with a moving support, the shape can be a catenary if the support is moving with constant velocity? Wait, no. Wait, if the support is moving with constant velocity, then the cable might form a catenary that's shifted, but I'm not sure.</text:p>
      <text:p text:style-name="P63">Wait, another angle: If the cable is not attached to anything on the other end, then it's like a rope hanging from the helicopter, with the other end free. If the helicopter is moving horizontally, then the cable would tend to move with the helicopter, but because of air friction, it might sag or form some shape.</text:p>
      <text:p text:style-name="P63">Wait, in the absence of air friction, if the helicopter is moving at constant velocity, then the cable would just hang straight down, because there's no horizontal force. Wait, no. Wait, if the helicopter is moving horizontally, then in the ground frame, the cable would have a horizontal component of velocity? Hmm, but the cable is flexible, so it can move.</text:p>
      <text:p text:style-name="P63">Wait, hold on. If the helicopter is moving at constant speed horizontally, and the cable is attached to the helicopter, then in the helicopter's frame of reference, the air is moving backward. So the cable would experience air resistance in the opposite direction of the air's motion relative to the cable. Hmm, but the problem states that air friction is not negligible, so the cable might be affected by this.</text:p>
      <text:p text:style-name="P63">Wait, but the problem says "air friction on the cable is not negligible." So the cable is subject to drag forces. So maybe the cable will form a shape where the drag force balances the gravitational force.</text:p>
      <text:p text:style-name="P63">Wait, in the case of a parachute, the drag force is proportional to velocity, but here the cable is moving with the helicopter? Hmm.</text:p>
      <text:p text:style-name="P63">Wait, let's try to model the problem.</text:p>
      <text:p text:style-name="P63">Assume that the cable is in steady state, so the shape doesn't change with time. Since the helicopter is moving at constant speed, the cable might be moving with the helicopter as well? Or the cable could be stationary relative to the ground?</text:p>
      <text:p text:style-name="P63">Wait, no, the helicopter is moving, so the cable is attached to the helicopter, so the cable's position is tied to the helicopter's motion. Hmm, this is tricky.</text:p>
      <text:p text:style-name="P63">Wait, perhaps the key here is that because the helicopter is moving, the cable will be subject to a horizontal force due to air friction. But since the helicopter is moving at constant speed, the net force on the helicopter is zero, so the cable must exert a force on the helicopter to balance the air friction? Wait, but the problem states that the cable is not attached to anything on the other end, so the cable is free.</text:p>
      <text:p text:style-name="P63">Wait, maybe the problem is similar to a rope hanging from a moving cart. If the cart is moving at constant velocity, then the rope would form a catenary, but in the cart's frame, it would be hanging straight down. But in the ground frame, it would be a catenary shifted.</text:p>
      <text:p text:style-name="P63">Wait, but with air friction, it's different. Hmm.</text:p>
      <text:p text:style-name="P63">Wait, another thought: If air friction is not negligible, then the cable would experience a drag force proportional to its velocity. But since the cable is flexible, the drag force would depend on the local velocity of each part of the cable.</text:p>
      <text:p text:style-name="P63"><text:soft-page-break/>But the problem states that the helicopter is flying at constant speed, so the cable's motion might be such that the shape is a curve where the drag force balances the gravitational force.</text:p>
      <text:p text:style-name="P63">Wait, in the case of a cable with air resistance, the shape might be a parabola. Wait, but in the absence of air resistance, it's a catenary. With air resistance, maybe a parabola?</text:p>
      <text:p text:style-name="P63">Wait, but in the case of a parachute, the drag force is proportional to the square of velocity, but here it's a cable. Hmm.</text:p>
      <text:p text:style-name="P63">Wait, let's think about the forces on a small segment of the cable.</text:p>
      <text:p text:style-name="P63">Assume that the cable has a mass per unit length λ. Let's consider a small element of the cable at position (x, y), where x is horizontal and y is vertical. The forces on this element are:</text:p>
      <text:list text:style-name="L55">
        <text:list-item>
          <text:p text:style-name="P76">Tension from the left: T(x) in direction of the tangent at (x, y)</text:p>
        </text:list-item>
        <text:list-item>
          <text:p text:style-name="P76">Tension from the right: T(x + dx) in direction of the tangent at (x + dx)</text:p>
        </text:list-item>
        <text:list-item>
          <text:p text:style-name="P76">Gravitational force: λ g dx downward</text:p>
        </text:list-item>
        <text:list-item>
          <text:p text:style-name="P77">Air friction force: proportional to the velocity of the cable segment relative to the air.</text:p>
        </text:list-item>
      </text:list>
      <text:p text:style-name="P63">But since the helicopter is moving at constant speed, the air is stationary relative to the ground. Wait, the problem doesn't specify the reference frame. Hmm.</text:p>
      <text:p text:style-name="P63">Wait, the problem says "a helicopter is flying horizontally at constant speed". So in the ground frame, the helicopter is moving at constant speed. The cable is attached to the helicopter, so the cable's position is dependent on the helicopter's motion.</text:p>
      <text:p text:style-name="P63">But air friction is not negligible, so the cable experiences drag force. The drag force on a fluid would depend on the relative velocity between the cable and the air. Since the air is stationary (assuming no wind), the relative velocity of the cable segment with respect to air is the same as the cable's velocity.</text:p>
      <text:p text:style-name="P63">But the cable is flexible, so different parts of the cable might have different velocities. However, if the shape is steady (not changing with time), then the velocity of each part of the cable might be constant in time.</text:p>
      <text:p text:style-name="P63">Wait, if the shape is steady, then the cable is not moving in time, but the helicopter is moving. Hmm, this is confusing.</text:p>
      <text:p text:style-name="P63">Wait, perhaps the problem is assuming that the cable is in a steady state where the shape doesn't change with time, so the cable's shape is a curve that's fixed in space, but the helicopter is moving along that curve? No, that might not be.</text:p>
      <text:p text:style-name="P63">Wait, maybe the problem is similar to a current-carrying wire in a magnetic field, but no, that's different.</text:p>
      <text:p text:style-name="P63">Wait, let's try to recall that in the presence of air resistance, the shape of a hanging cable can be different. For example, a parabolic shape is often seen in bridges when there's air resistance, but I'm not sure.</text:p>
      <text:p text:style-name="P63">Wait, another idea: If the helicopter is moving horizontally, then the cable will tend to move with the helicopter, but air friction will pull it back. However, since the other end is free, the cable might form a sort of V-shape? Wait, no.</text:p>
      <text:p text:style-name="P63"><text:soft-page-break/>Wait, in the case where you have a rope hanging from a moving object, like a helicopter, the cable might form a catenary curve, but the fact that the helicopter is moving might cause the curve to be shifted or altered.</text:p>
      <text:p text:style-name="P63">Wait, but the problem states that air friction is not negligible. So even if the helicopter is moving, the cable might be affected by air resistance. So perhaps the cable will form a parabola? Wait, in the case of a parachute, the drag force is proportional to velocity squared, but here it's a cable.</text:p>
      <text:p text:style-name="P63">Wait, let's try to model the forces.</text:p>
      <text:p text:style-name="P63">Assume that the cable is in steady state, so the shape doesn't change with time. Let's consider the ground frame.</text:p>
      <text:p text:style-name="P63">The helicopter is moving at constant velocity v to the right. The cable is attached to the helicopter at the top, and the other end is free. Air friction acts on the cable in the direction opposite to the cable's motion.</text:p>
      <text:p text:style-name="P63">But if the shape is steady, then the cable's shape is fixed in space, but the helicopter is moving. Wait, no, the cable is attached to the helicopter, so as the helicopter moves, the cable would move with it. Hmm.</text:p>
      <text:p text:style-name="P63">Wait, maybe the problem is intended to have the cable form a catenary, but with air friction, it's different. Wait, but in the classic problem with a cable hanging from a moving support, the shape is a catenary. However, since the helicopter is moving at constant speed, the cable might not sag as much, but air friction complicates things.</text:p>
      <text:p text:style-name="P63">Wait, here's a different approach: In the absence of air friction, if the helicopter is moving at constant speed, the cable would hang straight down, because there's no horizontal force. Wait, no, that doesn't make sense. Wait, if the helicopter is moving, then in the ground frame, the cable would have a horizontal component due to the motion? Wait, no.</text:p>
      <text:p text:style-name="P63">Wait, if the helicopter is moving horizontally at constant speed, and the cable is attached to it, then in the ground frame, the cable would tend to hang vertically, but because the helicopter is moving, the cable might have a slight horizontal displacement. Wait, but if the cable is flexible and the other end is free, it might just hang vertically.</text:p>
      <text:p text:style-name="P63">Wait, no, if the helicopter is moving, the cable would be moving with the helicopter, so the cable would just hang vertically. But since the other end is free, it's not attached to anything, so it would just hang down, but air friction might cause it to move.</text:p>
      <text:p text:style-name="P63">Wait, this is getting too confusing. Let me look for similar problems.</text:p>
      <text:p text:style-name="P63">Wait, I recall that when a cable is hanging from a moving object, the shape is a catenary if the support is moving with constant velocity. Wait, but in the case of constant velocity, the catenary would be the same as stationary? Hmm.</text:p>
      <text:p text:style-name="P63">Wait, another thought: In the case of a cable with air resistance, the shape can be a parabola. For example, when you have a parachute, the drag force is proportional to the square of velocity, but here it's a cable.</text:p>
      <text:p text:style-name="P63">Wait, but the problem states that the cable is perfectly flexible and uniform. So mass per unit length is constant.</text:p>
      <text:p text:style-name="P63"><text:soft-page-break/>Wait, let's think about the forces. If the cable is moving with the helicopter, then the air friction would oppose the motion. Since the helicopter is moving horizontally, the cable would experience a drag force to the left (assuming helicopter moves right). But the cable is attached to the helicopter, so the drag force on the cable would be acting to pull the cable back towards the helicopter.</text:p>
      <text:p text:style-name="P63">But the other end is free, so the cable might form a curve where the drag force balances the gravitational force.</text:p>
      <text:p text:style-name="P63">Wait, if the cable is in steady state, then the net force on each segment of the cable must be zero.</text:p>
      <text:p text:style-name="P63">Let me try to write the differential equation.</text:p>
      <text:p text:style-name="P63">Assume that the cable has a shape y(x), where x is horizontal coordinate, y is vertical.</text:p>
      <text:p text:style-name="P63">For a small segment dx, the forces are:</text:p>
      <text:list text:style-name="L56">
        <text:list-item>
          <text:p text:style-name="P78">Tension at left: T(x) with angle θ(x) = arctan(dy/dx)</text:p>
        </text:list-item>
        <text:list-item>
          <text:p text:style-name="P78">Tension at right: T(x + dx) with angle θ(x + dx) = arctan(dy/dx + d²y/dx² * dx)</text:p>
        </text:list-item>
        <text:list-item>
          <text:p text:style-name="P78">Gravitational force: λ g dx downward</text:p>
        </text:list-item>
        <text:list-item>
          <text:p text:style-name="P79">Air friction force: F_drag = -k v(x) * direction, where v(x) is the velocity of the cable segment.</text:p>
        </text:list-item>
      </text:list>
      <text:p text:style-name="P63">But since the shape is steady, the velocity of the cable might be constant in time. Wait, but the helicopter is moving, so the cable is moving with the helicopter? Hmm.</text:p>
      <text:p text:style-name="P63">Wait, if the shape is steady, that means that the cable doesn't change its shape over time. So the velocity of each part of the cable is constant in time. However, the helicopter is moving, so the position of the cable is changing.</text:p>
      <text:p text:style-name="P63">This is getting too complicated. Maybe the problem expects a simpler answer.</text:p>
      <text:p text:style-name="P63">Wait, in the classic problem where a cable is hanging from a moving object, the shape is a catenary. But with air friction, it might be different.</text:p>
      <text:p text:style-name="P63">Wait, but air friction is not negligible here. So perhaps the cable will form a parabolic shape because air resistance tends to make the cable move more horizontally, but since the helicopter is moving, it's a balance.</text:p>
      <text:p text:style-name="P63">Wait, no. If air friction is acting opposite to the direction of motion, then the cable would be pulled back towards the helicopter, so the shape might be more vertical.</text:p>
      <text:p text:style-name="P63">Wait, another angle: If the helicopter is moving horizontally, then in the helicopter's frame of reference, the air is moving backward. So the cable would experience air resistance in the direction opposite to the air's motion, i.e., forward. So the cable would be pulled forward, making the shape sag more in front of the helicopter? Wait, but the other end is free.</text:p>
      <text:p text:style-name="P63">Wait, in the helicopter's frame, the air is moving backward, so the cable would experience a drag force in the forward direction (since the air is moving backward relative to the helicopter). So the cable would be pulled forward, causing the shape to be more like a V-shape with the tip of the V pointing forward? But since the other end is free, it might just form a straight line? Hmm, not sure.</text:p>
      <text:p text:style-name="P63">Wait, but the problem states that air friction is not negligible. So in the absence of air friction, the cable would hang vertically. With air friction, the cable would be pulled forward, so the shape would be a curve that's more vertical near the helicopter and less vertical further out? Wait, but the <text:soft-page-break/>other end is free, so it might just form a straight line if air friction is negligible, but with air friction, it might sag.</text:p>
      <text:p text:style-name="P63">Wait, I'm stuck here. Let me try to recall similar problems.</text:p>
      <text:p text:style-name="P63">Wait, in the case of a parachute, the shape is a parabola when considering air resistance. But that's a different scenario.</text:p>
      <text:p text:style-name="P63">Wait, here's an idea: If the cable is subject to air resistance proportional to its velocity, then the shape might be a parabola. Because in the case of a parabola, the drag force can balance the gravitational force.</text:p>
      <text:p text:style-name="P63">Wait, suppose we have a parabolic shape y = ax². Then the slope dy/dx = 2ax. The tension in the cable would have horizontal and vertical components. The horizontal component of tension would be proportional to the slope, and the vertical component would be proportional to the slope squared? Hmm.</text:p>
      <text:p text:style-name="P63">Wait, in the absence of air resistance, the catenary is y = a cosh(x/a). But with air resistance, it might be different.</text:p>
      <text:p text:style-name="P63">Alternatively, if the air friction is proportional to the velocity, then the equation of motion would be complicated. But the problem states that the cable is in steady state, so the velocity is constant.</text:p>
      <text:p text:style-name="P63">Wait, maybe the problem is expecting a catenary shape, but with air friction, it's a different curve. However, since the helicopter is moving at constant speed, the cable might not sag as much.</text:p>
      <text:p text:style-name="P63">Wait, but the problem says "air friction on the cable is not negligible". So the answer is probably a parabola. Wait, why?</text:p>
      <text:p text:style-name="P63">Wait, in the case of a cable with air resistance, if the motion is horizontal, the drag force might cause the cable to form a parabolic shape. Wait, but I'm not sure.</text:p>
      <text:p text:style-name="P63">Wait, another thought: If the helicopter is moving horizontally at constant speed, then the cable will experience a horizontal component of air friction. Since the cable is not attached to anything on the other end, the air friction will pull the free end towards the helicopter. So the cable will form a curve that's more vertical near the helicopter and less vertical further away, but since the free end is not attached, it might just hang straight down? Hmm.</text:p>
      <text:p text:style-name="P63">Wait, no. If the free end is not attached, it would just swing back due to air friction. But since the helicopter is moving, the cable might be dragged.</text:p>
      <text:p text:style-name="P63">Wait, I think the answer here is that the cable will form a catenary curve. But with air friction, it might be different. Wait, but in the absence of air friction, it's a catenary. However, the problem states that air friction is not negligible, so the shape will be different.</text:p>
      <text:p text:style-name="P63">Wait, here's a key point: If the cable is moving with the helicopter, then in the ground frame, the cable has a velocity. Air friction would depend on that velocity. But if the cable is in steady state, the shape doesn't change with time, so the velocity of each part of the cable might be constant.</text:p>
      <text:p text:style-name="P63">Wait, if the helicopter is moving at constant speed, then the cable might be moving with the helicopter, so the entire cable has the same velocity as the helicopter. But since the cable is flexible, it might not.</text:p>
      <text:p text:style-name="P63"><text:soft-page-break/>Wait, perhaps the problem is designed to have the cable form a straight line. Wait, if the helicopter is moving at constant speed and there's no acceleration, then the cable would just hang straight down. But air friction is not negligible, so it might not be straight.</text:p>
      <text:p text:style-name="P63">Wait, but the problem says "perfectly flexible uniform cable". So it's like a rope. If the other end is free, then in the absence of air friction, it would hang straight down. But with air friction, it would be pulled back towards the helicopter, so the shape would be a curve where the cable is more vertical near the helicopter and less vertical further away.</text:p>
      <text:p text:style-name="P63">But the problem states "air friction on the cable is not negligible". So the shape is not a straight line.</text:p>
      <text:p text:style-name="P63">Wait, in the presence of air resistance, the cable would experience a drag force proportional to its velocity. If the cable is moving with the helicopter, then the drag force would be opposite to the direction of motion. But since the helicopter is moving horizontally, the drag force would be horizontal.</text:p>
      <text:p text:style-name="P63">However, the cable is hanging vertically in the absence of air resistance. With air resistance, the drag force would pull the cable back towards the helicopter, so the cable would form a curve that's more vertical near the helicopter and less vertical further out. But the shape might be a parabola.</text:p>
      <text:p text:style-name="P63">Wait, in some references, when you have a cable with air resistance, the shape can be a parabola. For example, in the case of a parachute, the drag force creates a parabolic shape. But I'm not sure.</text:p>
      <text:p text:style-name="P63">Wait, let's try to do a quick analysis.</text:p>
      <text:p text:style-name="P63">Assume that the cable has a shape y(x), with x horizontal and y vertical. The tension at each point has components T_x and T_y.</text:p>
      <text:p text:style-name="P63">In the absence of air friction, the catenary equation is T_x = λ g (x) and T_y = λ g (y) but no, wait, the catenary satisfies dT/ds = λ g, where s is the arc length.</text:p>
      <text:p text:style-name="P63">But with air friction, we have an additional force.</text:p>
      <text:p text:style-name="P63">Assuming that the air friction force on a segment of the cable is proportional to the velocity of that segment. But if the cable is in steady state, the velocity is constant in time, so the drag force is constant.</text:p>
      <text:p text:style-name="P63">However, this is getting too complex. Maybe the problem expects the answer to be a catenary, but with air friction, it's a parabola.</text:p>
      <text:p text:style-name="P63">Wait, another idea: If the helicopter is moving horizontally at constant speed, then the cable will experience a horizontal component of the air friction, which would cause it to form a curve similar to a parabola. Because the drag force is proportional to velocity, but in the steady state, the horizontal component of tension balances the drag force.</text:p>
      <text:p text:style-name="P63">Wait, in the case of a projectile, the trajectory is parabolic, but that's different.</text:p>
      <text:p text:style-name="P63">Wait, here's a different approach. Suppose that the cable is in equilibrium under gravity and air friction. The air friction force would be proportional to the velocity of the cable. But if the cable is in steady state, the velocity is constant, so the drag force is constant.</text:p>
      <text:p text:style-name="P63">However, without knowing the exact form of the drag force, it's hard to say. But maybe the problem expects a simple answer.</text:p>
      <text:p text:style-name="P63"><text:soft-page-break/>Wait, the problem says "perfectly flexible uniform cable". So it's a cable with uniform density.</text:p>
      <text:p text:style-name="P63">In the absence of air friction, if the helicopter is moving at constant speed, the cable would hang vertically. Because there's no horizontal force to cause a horizontal component. Wait, but in reality, if the helicopter is moving, the cable would hang vertically because there's no horizontal force acting on it. Wait, but the helicopter is moving, so in the ground frame, the cable is hanging vertically, and the helicopter is moving horizontally.</text:p>
      <text:p text:style-name="P63">But then air friction would act on the cable. Since the cable is hanging vertically, the air friction would be horizontal, opposing the motion of the helicopter. So the free end of the cable would experience a horizontal drag force, pulling it back towards the helicopter.</text:p>
      <text:p text:style-name="P63">But since the cable is flexible, this horizontal force would cause the cable to form a curve where the horizontal component of tension balances the drag force.</text:p>
      <text:p text:style-name="P63">Hmm, so the shape would be a curve where the horizontal tension balances the drag force.</text:p>
      <text:p text:style-name="P63">Assuming that the drag force is proportional to the velocity of the cable segment. But in steady state, the velocity of the cable is constant.</text:p>
      <text:p text:style-name="P63">Wait, this is too vague. Maybe the answer is a parabola.</text:p>
      <text:p text:style-name="P63">Wait, I found a similar problem online: When a cable is hung from a moving object, the shape is a catenary. However, with air resistance, it might be different. But I think in this problem, since the helicopter is moving at constant speed, the cable would form a catenary, but with air friction, it would be slightly different.</text:p>
      <text:p text:style-name="P63">Wait, no. Wait, another thought: If the air friction is not negligible, then the cable would not form a catenary because the catenary assumes that the tension is only due to gravity. With air friction, there's an additional horizontal force.</text:p>
      <text:p text:style-name="P63">But the problem states that the helicopter is moving at constant speed, so the net force on the helicopter is zero. The cable is attached to the helicopter, so the tension in the cable would have to balance the air friction force on the cable.</text:p>
      <text:p text:style-name="P63">Wait, perhaps the cable forms a straight line. Because if the helicopter is moving at constant speed, the air friction on the cable would be constant, and the cable would just hang straight down.</text:p>
      <text:p text:style-name="P63">But the problem says "air friction on the cable is not negligible". So it's not straight.</text:p>
      <text:p text:style-name="P63">Wait, I think I need to make a decision here.</text:p>
      <text:p text:style-name="P63">In the absence of air friction, the cable would hang vertically. With air friction, the free end would be pulled back towards the helicopter, so the cable would form a curve that's more vertical near the helicopter and less vertical further out. Given that the drag force is proportional to velocity, and assuming the cable is in steady state, the shape might be a parabola.</text:p>
      <text:p text:style-name="P63">Wait, in the case of a parachute, the drag force is proportional to velocity squared, leading to a parabolic trajectory, but here it's a static situation.</text:p>
      <text:p text:style-name="P63">Alternatively, if the air friction is proportional to velocity, then the shape could be a parabola.</text:p>
      <text:p text:style-name="P63">Wait, here's a key point: In the case of a cable hanging under its own weight with air resistance, the shape can be a parabola if the air resistance is proportional to the velocity. But I'm not sure.</text:p>
      <text:p text:style-name="P63"><text:soft-page-break/>Wait, I think the answer expected here is a catenary, but given that air friction is not negligible, it's a parabola. Hmm.</text:p>
      <text:p text:style-name="P63">Wait, let me think about the case where the cable is moving with the helicopter. If the helicopter is moving at constant speed, then the cable would have the same velocity as the helicopter. The air friction would act opposite to the direction of motion, so horizontally. Since the cable is hanging vertically, the air friction would pull the cable back towards the helicopter, causing it to sag slightly.</text:p>
      <text:p text:style-name="P63">But since the cable is perfectly flexible, the shape would be a curve where the horizontal component of tension balances the air friction force.</text:p>
      <text:p text:style-name="P63">Assuming that the air friction force is proportional to the velocity of the cable, but in steady state, the velocity is constant. So the horizontal component of tension would vary along the cable.</text:p>
      <text:p text:style-name="P63">This is similar to a problem where you have a cable with a horizontal force applied, leading to a parabolic shape.</text:p>
      <text:p text:style-name="P63">Wait, yes! If you have a cable under a horizontal force, it forms a parabola. For example, a cable with a horizontal tension force at one end.</text:p>
      <text:p text:style-name="P63">But in this case, the air friction would be providing a horizontal force that varies along the cable.</text:p>
      <text:p text:style-name="P63">However, if the air friction is proportional to the velocity, and the cable is in steady state, then the horizontal force would be constant? Not sure.</text:p>
      <text:p text:style-name="P63">Wait, in the classic problem where a cable is under a uniform horizontal force, it forms a parabola. The shape of a cable under uniform horizontal tension is a parabola.</text:p>
      <text:p text:style-name="P63">Given that the problem states air friction is not negligible, which would provide a horizontal force on the cable, the shape might be a parabola.</text:p>
      <text:p text:style-name="P63">So I think the answer here is a parabola.</text:p>
      <text:p text:style-name="P63">Wait, but in the problem, the other end is not attached to anything. So it's a free end. Hmm.</text:p>
      <text:p text:style-name="P63">Wait, if the free end is not attached, then the air friction would pull it back, so the cable would form a parabola with the vertex at the helicopter.</text:p>
      <text:p text:style-name="P63">Wait, yes, I think that's it. So the cable takes a parabolic shape.</text:p>
      <text:p text:style-name="P63">But wait, in the absence of air friction, it's a catenary. With air friction, it's a parabola. But why?</text:p>
      <text:p text:style-name="P63">Wait, in the case where the cable is under a horizontal force (like wind), it forms a parabola. Since air friction here is providing a horizontal force, it would be similar.</text:p>
      <text:p text:style-name="P63">Yes, I think the answer is a par. Wait, parabola.</text:p>
      <text:p text:style-name="P63">Wait, let me confirm. If you have a cable hanging from a point with a horizontal force applied to the cable, it forms a parabola. In this case, the air friction is acting like a horizontal force on the cable, so the shape would be a parabola.</text:p>
      <text:p text:style-name="P63">But in this problem, the helicopter is moving, so the air friction would be a result of the helicopter's motion. Hmm.</text:p>
      <text:p text:style-name="P63"><text:soft-page-break/>Wait, but the problem states that the helicopter is flying horizontally at constant speed. So the air is stationary relative to the ground. The cable is moving with the helicopter, so the air friction on the cable would be in the opposite direction of the helicopter's motion.</text:p>
      <text:p text:style-name="P63">Therefore, the cable experiences a horizontal drag force, which would cause it to form a parabola.</text:p>
      <text:p text:style-name="P63">Yes, I think that's the answer. So the shape is a parabola.</text:p>
      <text:p text:style-name="P63">But wait, another check: In the case of a cable with a horizontal force, the shape is a parabola. Here, the horizontal force is due to air friction, so the cable forms a parabola.</text:p>
      <text:p text:style-name="P63">Therefore, the answer is a parabola.</text:p>
      <text:p text:style-name="P72"><text:span text:style-name="T6">Final Answer</text:span><text:span text:style-name="T5"> The cable will take a \boxed{parabola} shape.”</text:span></text:p>
      <text:p text:style-name="P29"><text:span text:style-name="T1"><text:tab/>Answer: “</text:span>The problem involves a perfectly flexible, uniform cable attached to the bottom of a helicopter that is flying horizontally at constant speed, with the other end of the cable not attached to anything. Importantly, air friction on the cable is not negligible.</text:p>
      <text:p text:style-name="Horizontal_20_Line"/>
      <text:h text:style-name="Heading_20_3" text:outline-level="3">Key Physical Considerations</text:h>
      <text:list text:style-name="L57">
        <text:list-item>
          <text:p text:style-name="P80">Helicopter Motion: The helicopter is moving horizontally at a constant speed, which implies no acceleration of the helicopter. This is crucial because it means the net force on the helicopter is zero, and the cable is not subject to any horizontal acceleration due to the helicopter’s motion.</text:p>
        </text:list-item>
        <text:list-item>
          <text:p text:style-name="P80">Air Friction: The problem explicitly states that air friction is not negligible, which means the cable experiences a horizontal drag force due to its motion relative to the air. Since the helicopter is moving horizontally, the air is stationary relative to the ground, and the cable is moving with the helicopter. Therefore, the drag force acts horizontally in the opposite direction of the helicopter’s motion.</text:p>
        </text:list-item>
        <text:list-item>
          <text:p text:style-name="P80">Cable Characteristics: The cable is uniform (i.e., constant mass per unit length) and perfectly flexible, which means it can form a smooth curve without any kinks or discontinuities.</text:p>
        </text:list-item>
        <text:list-item>
          <text:p text:style-name="P80">Steady-State Assumption: The problem implies a steady state (i.e., the shape of the cable does not change over time), which is a reasonable assumption for this type of problem.</text:p>
        </text:list-item>
      </text:list>
      <text:p text:style-name="Horizontal_20_Line"/>
      <text:h text:style-name="Heading_20_3" text:outline-level="3">Shape of the Cable</text:h>
      <text:p text:style-name="Text_20_body">In the absence of air friction, a cable hanging from a moving object (like a helicopter) would still form a catenary curve due to gravity. However, air friction introduces a horizontal force that affects the shape.</text:p>
      <text:p text:style-name="Text_20_body">In the presence of a horizontal force (such as air drag), a uniform cable under gravity and a constant horizontal force forms a parabola. This is a well-known result in classical mechanics and is analogous to the shape of a cable under a uniform horizontal tension (e.g., in a suspension bridge with a uniform load).</text:p>
      <text:p text:style-name="Text_20_body">In this case:</text:p>
      <text:list text:style-name="L58">
        <text:list-item>
          <text:p text:style-name="P82"><text:soft-page-break/>The air friction provides a horizontal force on the cable. </text:p>
        </text:list-item>
        <text:list-item>
          <text:p text:style-name="P82">Since the helicopter is moving at constant speed, the drag force is constant and horizontal. </text:p>
        </text:list-item>
        <text:list-item>
          <text:p text:style-name="P82">The cable is not attached at the other end, so the free end is not fixed — it is pulled back by the drag force. </text:p>
        </text:list-item>
        <text:list-item>
          <text:p text:style-name="P81">This leads to a parabolic shape, where the horizontal component of tension balances the air drag force. </text:p>
        </text:list-item>
      </text:list>
      <text:p text:style-name="Text_20_body">This is not a catenary, which would occur in the absence of air friction or in the presence of a fixed horizontal force (like a cable attached at both ends with a horizontal tension). Here, the free end and air friction lead to a parabolic shape.</text:p>
      <text:p text:style-name="Horizontal_20_Line"/>
      <text:h text:style-name="Heading_20_3" text:outline-level="3">Why Not a Catenary?</text:h>
      <text:list text:style-name="L59">
        <text:list-item>
          <text:p text:style-name="P84">A catenary forms when a cable is supported at two points and hanging under gravity with no horizontal forces. </text:p>
        </text:list-item>
        <text:list-item>
          <text:p text:style-name="P84">In this problem, the other end is not attached, so the cable is not supported at two points. </text:p>
        </text:list-item>
        <text:list-item>
          <text:p text:style-name="P83">The air friction introduces a horizontal force, which breaks the symmetry of the catenary and results in a parabolic shape. </text:p>
        </text:list-item>
      </text:list>
      <text:p text:style-name="Horizontal_20_Line"/>
      <text:h text:style-name="Heading_20_3" text:outline-level="3">Conclusion</text:h>
      <text:p text:style-name="Text_20_body">Given the helicopter is moving horizontally at constant speed, the cable is subject to air friction, and the other end is not attached, the cable will take a parabolic shape due to the horizontal drag force acting on it.</text:p>
      <text:p text:style-name="P4">parabola\boxed{parabola}parabola​”</text:p>
      <text:p text:style-name="P4"/>
      <text:p text:style-name="P28">Qwen3:8b:</text:p>
      <text:p text:style-name="P30"><text:span text:style-name="T1"><text:tab/>Reasoning: “</text:span>Okay, so there's this helicopter flying horizontally at a constant speed, and there's a cable attached to it. One end is fixed beneath the helicopter, and the other end is free, not attached to anything. Also, there's air friction on the cable that's not negligible. The question is asking what shape the cable will take on. Hmm, interesting. Let me try to figure this out step by step.</text:p>
      <text:p text:style-name="P63">First, I remember that when you have a cable hanging under gravity, like a rope or chain, it forms a catenary curve. That's when the only forces are gravity and tension. But here, the helicopter is moving horizontally, so there's some motion involved. Also, there's air friction, which complicates things. The cable is uniform, so its weight is distributed evenly along its length. But since it's attached to the helicopter, which is moving, maybe the cable isn't just hanging straight down? Wait, the helicopter is flying horizontally, so if the cable is fixed at one end beneath it, maybe it's like a cable hanging from a moving helicopter?</text:p>
      <text:p text:style-name="P63">Wait, but the cable is "perfectly flexible," which usually means it can bend without resistance, but since there's air friction, maybe that affects the shape. Also, the helicopter is moving at constant speed, so maybe there's some dynamic equilibrium here?</text:p>
      <text:p text:style-name="P63"><text:soft-page-break/>Let me think. If the helicopter were stationary, and the cable was hanging down, then the cable would form a catenary. But since the helicopter is moving, maybe the cable is not just hanging straight down. Wait, but the cable is attached at one end beneath the helicopter. So if the helicopter is moving horizontally, the cable might be dragged along? Or maybe it's like a cable being pulled by the helicopter's motion?</text:p>
      <text:p text:style-name="P63">But the cable is not attached to anything on the other end. So the free end is just floating in the air. So maybe the cable is like a rope being pulled by the helicopter, but with air resistance. Hmm.</text:p>
      <text:p text:style-name="P63">Wait, maybe I need to consider forces acting on the cable. The cable has weight, so gravity is pulling it down. There's also air resistance, which would act opposite to the direction of motion. But the helicopter is moving horizontally, so the direction of motion is horizontal. Therefore, air resistance on the cable would be in the horizontal direction? Wait, no. Air resistance on a moving object is generally opposite to the direction of motion. But the cable is not moving in a single direction. It's a flexible cable, so different parts of the cable might be moving at different velocities. This seems complicated.</text:p>
      <text:p text:style-name="P63">Alternatively, maybe we can model this as a cable with one end fixed at a point moving horizontally with constant velocity, and the other end free. The cable is subject to gravity and air resistance. The problem is to find the shape of the cable in equilibrium.</text:p>
      <text:p text:style-name="P63">But how do we approach this? In the case of a stationary cable, we have the catenary. But with motion and air resistance, it's more complex. Maybe we can think about the forces on each segment of the cable.</text:p>
      <text:p text:style-name="P63">Let me recall that for a stationary cable, the shape is determined by the balance of tension and gravity. For a moving cable, if there's air resistance, then there would be additional forces. But since the helicopter is moving at constant speed, maybe the system is in steady state? So the cable is in equilibrium, with tension forces, gravity, and air resistance balanced.</text:p>
      <text:p text:style-name="P63">But how do we model air resistance? Air resistance is usually proportional to velocity squared or linearly with velocity. However, since the cable is flexible and moving, the velocity of each segment of the cable might vary. This seems complicated. Maybe we can assume that the cable is moving with the same horizontal velocity as the helicopter? If the helicopter is moving horizontally at constant speed, and the cable is attached to it, then maybe the cable is moving with the same horizontal speed as the helicopter. But the free end is not attached to anything, so maybe it's moving with the same speed? Wait, but if the cable is not attached to anything, how can it move with the same speed as the helicopter? Unless the helicopter is pulling the cable along. But since the other end is free, maybe the cable is being dragged along by the helicopter's motion?</text:p>
      <text:p text:style-name="P63">Alternatively, maybe the cable is in a steady state where each part of the cable is moving with the same horizontal speed as the helicopter. If that's the case, then the air resistance would be acting opposite to the direction of motion, i.e., horizontally. So the horizontal component of tension would have to balance the air resistance. But also, vertically, the tension would have to balance the weight of the cable.</text:p>
      <text:p text:style-name="P63">But how does the shape come into play? Let me think. If the cable is moving horizontally with the helicopter, then the horizontal component of tension would need to counteract the air resistance. The vertical component would need to support the weight. However, the shape would depend on the distribution of these forces.</text:p>
      <text:p text:style-name="P63"><text:soft-page-break/>Wait, but in the case of a stationary cable, the horizontal tension is constant along the cable, and the vertical tension varies. But with motion, maybe the horizontal tension isn't constant anymore?</text:p>
      <text:p text:style-name="P63">Alternatively, maybe the problem is similar to a cable hanging under gravity with a horizontal force, but with air resistance complicating it. However, I need to consider that the cable is not just hanging but also moving.</text:p>
      <text:p text:style-name="P63">Alternatively, maybe we can think of the cable as a flexible rope with one end fixed at a moving point and the other end free, subject to gravity and air resistance. The shape would be determined by the balance of forces.</text:p>
      <text:p text:style-name="P63">But this seems too vague. Maybe I need to consider specific equations.</text:p>
      <text:p text:style-name="P63">Let me recall that for a stationary cable, the differential equation for the catenary is derived by considering the balance of forces. For a cable with uniform mass per unit length, the equation is:</text:p>
      <text:p text:style-name="P63">d²y/dx² = (λ g) / (T)</text:p>
      <text:p text:style-name="P63">where λ is the mass per unit length, g is gravity, and T is the horizontal tension. But this is for a stationary cable.</text:p>
      <text:p text:style-name="P63">In the case of a moving cable, if there is air resistance, then we need to include that force. However, the problem states that the helicopter is moving at constant speed. So maybe the cable is moving with the same horizontal speed as the helicopter, so the velocity of each segment of the cable is horizontal with magnitude equal to the helicopter's speed. Therefore, the air resistance on each segment would be proportional to the square of the velocity, or linearly. Assuming that the air resistance is proportional to velocity, which is common for low speeds.</text:p>
      <text:p text:style-name="P63">But even so, the problem becomes more complex. Let me try to model it.</text:p>
      <text:p text:style-name="P63">Let me consider a small segment of the cable. Let me denote the cable as a curve in the plane, with coordinates (x, y). The helicopter is moving horizontally at speed V, so the coordinate system is moving with the helicopter? Or is it fixed?</text:p>
      <text:p text:style-name="P63">Wait, the helicopter is moving horizontally at constant speed, so let's assume that the coordinate system is fixed. The helicopter is at some position (x_h, y_h), moving with velocity V in the x-direction. The cable is attached at the point (x_h, y_h - L), where L is the length of the cable? Wait, no. The cable is "affixed beneath the helicopter," so maybe the fixed end is at the same x-coordinate as the helicopter, but lower in y? Wait, if the helicopter is flying horizontally, then the cable is hanging down from the helicopter. But the cable is "perfectly flexible," so maybe it's like a rope hanging from a moving point.</text:p>
      <text:p text:style-name="P63">But since the cable is not attached to anything on the other end, it's like a rope being pulled from one end by the helicopter, with the other end free. However, the helicopter is moving horizontally at constant speed. So the cable is being dragged along by the helicopter's motion.</text:p>
      <text:p text:style-name="P63">In this case, the cable would have a shape determined by the balance of tension, gravity, and air resistance.</text:p>
      <text:p text:style-name="P63">But how to model this? Let me think.</text:p>
      <text:p text:style-name="P63">First, the cable is subject to gravity, which acts vertically downward. The cable is also subject to air resistance, which acts opposite to the direction of motion. Since the helicopter is moving <text:soft-page-break/>horizontally, the direction of motion is horizontal, so the air resistance on the cable would be horizontal. However, the cable is flexible, so different parts of the cable might have different velocities. If the helicopter is moving at speed V, and the cable is being dragged along, then each segment of the cable might have a velocity that is a combination of the helicopter's motion and any motion due to the cable's shape.</text:p>
      <text:p text:style-name="P63">This seems complicated. Maybe we can assume that the entire cable is moving horizontally with the same speed as the helicopter? If that's the case, then the velocity of each segment of the cable is V horizontally. Then, the air resistance on each segment would be proportional to V^2 or V, depending on the model. Assuming that the air resistance is proportional to velocity, then the force due to air resistance would be a horizontal force opposing the motion.</text:p>
      <text:p text:style-name="P63">But if the cable is moving horizontally with velocity V, then the air resistance would be a horizontal force on each segment of the cable. Therefore, the total horizontal force on the cable would be the integral of air resistance over the length of the cable. However, since the helicopter is moving at constant speed, the net force on the cable must be zero? Wait, no. The helicopter is applying a force to the cable, and the cable is applying a force on the helicopter. But since the helicopter is moving at constant speed, the net force on the helicopter is zero. Therefore, the net force on the cable must also be zero? Wait, no. The helicopter is part of the system. The cable is attached to the helicopter, so the forces on the cable would be related to the forces on the helicopter. However, since the helicopter is moving at constant speed, the net force on the helicopter is zero. Therefore, the forces on the cable must balance out.</text:p>
      <text:p text:style-name="P63">But I'm getting confused here. Let me try to think of the cable as a separate entity. The cable has two ends: one fixed to the helicopter, and the other free. The helicopter is moving horizontally at constant speed. The cable is subject to gravity and air resistance. The shape of the cable is determined by the balance of these forces.</text:p>
      <text:p text:style-name="P63">Alternatively, maybe we can model this as a dynamic problem where the cable is in steady state, meaning that each point of the cable is moving with the same horizontal velocity as the helicopter. Therefore, the cable is moving horizontally with velocity V, and the shape is such that the forces balance.</text:p>
      <text:p text:style-name="P63">Let me consider the forces on a small element of the cable. Let's take a differential element of the cable with length ds. The forces acting on this element are:</text:p>
      <text:list text:style-name="L60">
        <text:list-item>
          <text:p text:style-name="P85">Gravity: mg downward, where m is the mass of the element, and g is acceleration due to gravity.</text:p>
        </text:list-item>
        <text:list-item>
          <text:p text:style-name="P85">Tension forces: Tension at the two ends of the element, which have components along the cable.</text:p>
        </text:list-item>
        <text:list-item>
          <text:p text:style-name="P85">Air resistance: A horizontal force opposing the motion, proportional to the velocity. Assuming that the air resistance is proportional to velocity, then the force is -kV, where k is a constant and V is the horizontal velocity.</text:p>
        </text:list-item>
      </text:list>
      <text:p text:style-name="P63">Wait, but the velocity of the cable element is V, so the air resistance on each element is proportional to V. However, if the cable is moving with velocity V, then the air resistance on each element is a horizontal force opposite to V. Therefore, the total air resistance force on the entire cable is the integral of the air resistance over the length of the cable.</text:p>
      <text:p text:style-name="P63">But how does this affect the shape of the cable?</text:p>
      <text:p text:style-name="P63"><text:soft-page-break/>Let me think about the equilibrium. For the cable to be in equilibrium, the sum of forces on each element must be zero. Therefore, for each element, the sum of tension forces, gravity, and air resistance must balance.</text:p>
      <text:p text:style-name="P63">Let me denote the cable as a curve y(x), with the helicopter at position (x_h, y_h). Since the helicopter is moving horizontally, let's assume that the coordinate system is fixed, and the helicopter is at (x_h(t), y_h), moving with velocity V in the x-direction. However, the cable is attached at (x_h(t), y_h - L), where L is the length of the cable? Wait, no. The cable is "affixed beneath the helicopter," so maybe the fixed end is at the same x-coordinate as the helicopter, but lower in y? For example, if the helicopter is at (x, y), then the fixed end is at (x, y - d), where d is some distance. But the cable is not attached to anything on the other end, so it's just hanging down from the helicopter?</text:p>
      <text:p text:style-name="P63">Wait, but the problem says "one end of a perfectly flexible uniform cable is affixed beneath the helicopter, the other end is not attached to anything." So the cable is attached at one end beneath the helicopter, and the other end is free. So imagine the helicopter is flying horizontally, and there's a cable hanging down from it, with the other end free in the air. So the cable is like a rope hanging from a moving helicopter, with the other end not attached to anything. So the cable is not just hanging vertically, because the helicopter is moving, so the cable might be dragged along, creating some shape.</text:p>
      <text:p text:style-name="P63">But how does the shape look? If the helicopter is moving horizontally, and the cable is attached to it, then the cable would be dragged along, but since the other end is free, maybe it forms a curve that is similar to a catenary, but with some horizontal component due to the motion?</text:p>
      <text:p text:style-name="P63">Alternatively, since the cable is moving horizontally with the helicopter, maybe the shape is similar to a catenary, but with tension adjusted for the horizontal force due to air resistance?</text:p>
      <text:p text:style-name="P63">Wait, but in the case of a stationary cable, the horizontal tension is constant. If there is a horizontal force due to air resistance, then the horizontal tension might not be constant anymore. Let me try to model this.</text:p>
      <text:p text:style-name="P63">Let me consider a coordinate system where the helicopter is at position (0, 0) at time t=0, moving with velocity V in the x-direction. The cable is attached at (0, -d), where d is the vertical distance from the helicopter to the fixed end. The cable has length L, so the free end is somewhere in the air. However, since the helicopter is moving, the position of the fixed end is (Vt, -d). Wait, but the cable is attached to the helicopter, which is moving. Therefore, the fixed end of the cable is moving with the helicopter. Therefore, the entire cable is moving with the helicopter, so the shape of the cable is determined by the balance of forces as it moves.</text:p>
      <text:p text:style-name="P63">This seems complicated. Maybe we can consider the cable as a flexible rope with one end moving horizontally with velocity V, and the other end free. The shape of the cable would be influenced by gravity and air resistance.</text:p>
      <text:p text:style-name="P63">Alternatively, maybe the problem is analogous to a cable hanging from a moving point, with the other end free. In such cases, the shape can be found by considering the balance of forces.</text:p>
      <text:p text:style-name="P63">But how?</text:p>
      <text:p text:style-name="P63">Let me try to think of the forces. For each segment of the cable, there is tension, gravity, and air resistance. Since the helicopter is moving at constant speed, the acceleration is zero, so the net <text:soft-page-break/>force on the cable must be zero. However, the cable is attached to the helicopter, so the forces on the cable must balance.</text:p>
      <text:p text:style-name="P63">But the cable is not attached to anything on the other end, so the free end is not subject to any force except tension. Therefore, the entire cable is subject to tension forces, gravity, and air resistance.</text:p>
      <text:p text:style-name="P63">Let me consider the horizontal forces first. The helicopter is moving horizontally, so the cable is moving horizontally with velocity V. Therefore, the air resistance on the cable is a horizontal force opposing the motion. Let me denote the total air resistance force as F_air. Since the helicopter is moving at constant speed, the net horizontal force on the system (helicopter + cable) must be zero. Therefore, the horizontal force from the tension in the cable must balance the air resistance.</text:p>
      <text:p text:style-name="P63">But the tension in the cable would have a horizontal component. However, since the cable is flexible and the helicopter is moving, the horizontal component of tension might vary along the cable.</text:p>
      <text:p text:style-name="P63">Alternatively, maybe the horizontal component of tension is constant, similar to the catenary. But with air resistance, maybe not.</text:p>
      <text:p text:style-name="P63">This is getting too abstract. Maybe I should look for similar problems or think about the forces in more detail.</text:p>
      <text:p text:style-name="P63">Let me consider a small element of the cable. Let me denote the cable as a curve y(x), with the helicopter at position (x_h, y_h). Since the helicopter is moving horizontally, let's assume that the cable is being pulled by the helicopter's motion. However, the cable is also subject to gravity and air resistance.</text:p>
      <text:p text:style-name="P63">Assuming that the cable is moving horizontally with velocity V, then the air resistance on each segment is a horizontal force. Let me assume that the air resistance is proportional to the velocity, so F_air = -kV, where k is a constant. However, since the cable is a continuous body, the total air resistance force would be the integral of the air resistance over the length of the cable.</text:p>
      <text:p text:style-name="P63">But how does this relate to the tension in the cable?</text:p>
      <text:p text:style-name="P63">In the case of a stationary cable, the horizontal tension is constant because the horizontal component of tension must balance the horizontal forces. If there is a horizontal force due to air resistance, then the horizontal tension would need to adjust to balance that.</text:p>
      <text:p text:style-name="P63">Wait, but if the entire cable is moving horizontally with velocity V, then the air resistance on the cable is a horizontal force opposing the motion. Therefore, the horizontal component of tension in the cable must balance this air resistance. However, since the cable is attached to the helicopter, which is moving, the tension at the fixed end must provide the necessary horizontal force to balance the air resistance.</text:p>
      <text:p text:style-name="P63">But how does this affect the shape of the cable?</text:p>
      <text:p text:style-name="P63">Let me think about the horizontal component of tension. In the stationary case, the horizontal tension is constant. If there is a horizontal force (air resistance), then the horizontal tension would need to vary to balance it? Or maybe not. Wait, if the entire cable is moving with velocity V, then the air resistance is a force acting on the entire cable. Therefore, the net horizontal force on the cable must be zero, so the horizontal component of tension at the fixed end must balance the air resistance.</text:p>
      <text:p text:style-name="P63"><text:soft-page-break/>But the horizontal component of tension is not necessarily constant. Wait, in the stationary case, the horizontal tension is constant because the horizontal component of tension must balance the horizontal forces. If there is a horizontal force (air resistance), then the horizontal component of tension would need to adjust to balance it. However, since the cable is attached to the helicopter, which is moving, maybe the horizontal component of tension is not constant.</text:p>
      <text:p text:style-name="P63">This is getting too vague. Maybe I need to consider the forces on the cable.</text:p>
      <text:p text:style-name="P63">Let me consider the entire cable. The forces acting on the cable are:</text:p>
      <text:list text:style-name="L61">
        <text:list-item>
          <text:p text:style-name="P86">Gravity: acting downward, with total force equal to the weight of the cable, which is λLg, where λ is mass per unit length, and L is the length of the cable.</text:p>
        </text:list-item>
        <text:list-item>
          <text:p text:style-name="P86">Air resistance: acting horizontally opposite to the direction of motion, with total force F_air = -kV * L, assuming that the air resistance is proportional to velocity and the length of the cable. Wait, actually, air resistance on a moving object is usually proportional to the velocity squared or linearly with velocity. If it's linear, then the force is proportional to velocity. However, for a flexible cable, the total air resistance would depend on the velocity of each segment. If all segments are moving with velocity V, then the total air resistance would be proportional to V times the length of the cable, or something like that. However, this is not precise.</text:p>
        </text:list-item>
      </text:list>
      <text:p text:style-name="P63">Alternatively, maybe we can model the air resistance as a force per unit length, which is proportional to the velocity. Let me denote the force per unit length due to air resistance as f_air = -kV, where k is a constant. Then, the total air resistance force on the cable would be -kV * L.</text:p>
      <text:p text:style-name="P63">But since the helicopter is moving at constant speed, the net force on the cable must be zero. Therefore, the sum of all forces on the cable must be zero. The forces are gravity (downward), air resistance (horizontal), and the tension forces at the ends.</text:p>
      <text:p text:style-name="P63">Wait, the cable is attached at one end to the helicopter, and the other end is free. Therefore, the tension at the fixed end is providing a force on the cable, and the free end has no force. Therefore, the net force on the cable is the sum of gravity, air resistance, and the tension at the fixed end.</text:p>
      <text:p text:style-name="P63">Since the helicopter is moving at constant speed, the net force on the entire system (helicopter + cable) must be zero. Therefore, the net force on the cable must be equal and opposite to the net force on the helicopter. However, the helicopter is moving at constant speed, so the net force on the helicopter is zero. Therefore, the net force on the cable must also be zero. Therefore:</text:p>
      <text:p text:style-name="P63">Sum of forces on cable = 0.</text:p>
      <text:p text:style-name="P63">So, gravity (downward) + air resistance (horizontal) + tension at fixed end (which has both horizontal and vertical components) = 0.</text:p>
      <text:p text:style-name="P63">Therefore, the tension at the fixed end must provide both the vertical component to balance gravity and the horizontal component to balance air resistance.</text:p>
      <text:p text:style-name="P63">Therefore, the tension at the fixed end has horizontal component T_horizontal = F_air, and vertical component T_vertical = weight of the cable.</text:p>
      <text:p text:style-name="P63">But in the stationary case, the horizontal tension is constant, and the vertical tension varies. Here, with the horizontal tension being T_horizontal = F_air, which is a horizontal force balancing air resistance. However, the vertical component of tension must balance the weight of the cable.</text:p>
      <text:p text:style-name="P63"><text:soft-page-break/>But how does this affect the shape of the cable? In the stationary case, the horizontal tension is constant, leading to a catenary. Here, if the horizontal tension is constant (T_horizontal = F_air), then the vertical component of tension would vary along the cable, similar to the catenary. However, the presence of air resistance might affect the horizontal tension.</text:p>
      <text:p text:style-name="P63">But if the horizontal tension is constant, then the shape would be similar to a catenary, but with the horizontal tension adjusted to balance the air resistance. However, the problem is that the horizontal tension is not necessarily constant. Wait, in the stationary case, the horizontal tension is constant because the horizontal component of tension must balance any horizontal forces. In this case, if there is a horizontal force due to air resistance, then the horizontal component of tension must balance that force. Therefore, the horizontal tension is constant, equal to the air resistance force. Therefore, the shape of the cable would be similar to a catenary, but with the horizontal tension adjusted for the air resistance.</text:p>
      <text:p text:style-name="P63">But wait, the air resistance is a force on the entire cable, so the horizontal tension at the fixed end must be equal to the air resistance. Therefore, the shape would be a catenary with horizontal tension T_horizontal = F_air. However, the problem states that the cable is "perfectly flexible," which usually implies that the tension varies along the cable. But with the horizontal tension constant, the shape would be a catenary.</text:p>
      <text:p text:style-name="P63">But then, why is the problem mentioning that air friction is not negligible? If the horizontal tension is constant, then the shape is a catenary. But maybe the air resistance affects the horizontal tension, making it not constant?</text:p>
      <text:p text:style-name="P63">Alternatively, maybe the cable is not in a static equilibrium but in a dynamic equilibrium where the motion of the cable affects the shape. However, the problem states that the helicopter is flying at constant speed, so maybe it's a steady-state problem.</text:p>
      <text:p text:style-name="P63">Wait, but if the cable is moving with the helicopter, then the air resistance is a force opposing the motion. Therefore, the horizontal component of tension must balance this force. However, the horizontal component of tension in a catenary is constant. Therefore, the shape would be a cat, but with the horizontal tension adjusted to balance the air resistance.</text:p>
      <text:p text:style-name="P63">But then, the question is, what is the shape? Is it a catenary? But the problem says that air friction is not negligible. In the standard catenary, air resistance is neglected. So, if air resistance is present, does that change the shape?</text:p>
      <text:p text:style-name="P63">Alternatively, maybe the presence of air resistance causes the cable to sag more or less? Or maybe it creates a different curve?</text:p>
      <text:p text:style-name="P63">Wait, but in the case where the cable is moving horizontally with velocity V, the air resistance is a horizontal force. If we assume that the horizontal tension is constant, then the shape is a catenary. However, if the horizontal tension is not constant, then the shape would be different.</text:p>
      <text:p text:style-name="P63">But how do we determine if the horizontal tension is constant?</text:p>
      <text:p text:style-name="P63">Let me think again. In the stationary case, the horizontal tension is constant because the horizontal component of tension must balance any horizontal forces. In this case, if there is a horizontal force due to air resistance, then the horizontal component of tension must balance that force. Therefore, the horizontal tension is constant. Therefore, the shape is a catenary with horizontal tension equal to the air resistance force.</text:p>
      <text:p text:style-name="P63"><text:soft-page-break/>But then, why is the problem mentioning air friction? Maybe because in reality, the horizontal tension is not constant? Or maybe the air resistance is not just a horizontal force but also affects the vertical component?</text:p>
      <text:p text:style-name="P63">Alternatively, maybe the air resistance is not just a horizontal force but also has a vertical component? No, air resistance is generally opposite to the direction of motion. Since the cable is moving horizontally, the air resistance is horizontal.</text:p>
      <text:p text:style-name="P63">Wait, but if the cable is not straight, then different parts of the cable might have different velocities. For example, if the cable is sagging, then the lower parts might have a different velocity? Or maybe not, since the entire cable is moving with the helicopter. Wait, if the helicopter is moving horizontally, and the cable is attached to it, then the entire cable is moving horizontally with the same velocity as the helicopter. Therefore, every point of the cable is moving with velocity V horizontally. Therefore, the air resistance on each segment of the cable is horizontal, and the total air resistance force is the integral of the air resistance per unit length times the length of the cable.</text:p>
      <text:p text:style-name="P63">Therefore, the horizontal component of tension must balance this total air resistance force. Therefore, the horizontal tension is constant, and the shape is a catenary with horizontal tension equal to the air resistance force.</text:p>
      <text:p text:style-name="P63">But then, the problem is similar to the standard catenary, except that the horizontal tension is different. However, the question is asking for the shape, not the specific parameters. Therefore, the shape would be a catenary.</text:p>
      <text:p text:style-name="P63">But why is the problem mentioning air friction? Maybe because in reality, the cable would not be a catenary, but something else? Or maybe the presence of air friction makes the cable not form a catenary?</text:p>
      <text:p text:style-name="P63">Wait, but in the standard catenary, we neglect air resistance. If we include air resistance, which is a horizontal force, then the horizontal tension must balance that force. However, the vertical component of tension still has to balance the weight. Therefore, the shape would still be a catenary, but with a different horizontal tension. Therefore, the shape is still a catenary.</text:p>
      <text:p text:style-name="P63">But maybe the air resistance causes the cable to have a different shape? For example, if the air resistance is significant, maybe the cable is more stretched horizontally, leading to a different curve?</text:p>
      <text:p text:style-name="P63">Alternatively, maybe the cable is not in equilibrium? If the helicopter is moving at constant speed, but the cable is experiencing air resistance, which is a force opposite to the motion. Therefore, the helicopter must be providing a force to overcome the air resistance. However, since the helicopter is moving at constant speed, the net force on the helicopter is zero, so the tension in the cable must provide the necessary force to balance the air resistance.</text:p>
      <text:p text:style-name="P63">But this seems to suggest that the horizontal component of tension is equal to the air resistance force. Therefore, the shape is a catenary with horizontal tension adjusted to balance air resistance.</text:p>
      <text:p text:style-name="P63">But then, the problem is asking for the shape, so the answer would be a catenary. However, the problem mentions that air friction is not negligible. In the standard catenary, air resistance is neglected. So, perhaps the presence of air resistance changes the shape?</text:p>
      <text:p text:style-name="P63">Alternatively, maybe the cable is not in a static equilibrium but in a dynamic equilibrium where the motion of the cable affects the shape. For example, if the cable is moving, maybe the shape is <text:soft-page-break/>different due to the dynamic effects. However, since the helicopter is moving at constant speed, maybe it's a steady-state problem where the shape is determined by the balance of forces.</text:p>
      <text:p text:style-name="P63">But I'm not sure. Maybe there's another approach.</text:p>
      <text:p text:style-name="P63">Let me think about the forces on the cable. The cable is subject to gravity, which acts vertically, and air resistance, which acts horizontally. The tension in the cable must balance these forces. Let's consider a differential element of the cable.</text:p>
      <text:p text:style-name="P63">Let me denote the cable as a curve y(x), with the helicopter at position (x_h, y_h). Since the helicopter is moving horizontally at constant speed, the cable is moving with velocity V in the x-direction. Let me consider a small segment of the cable from x to x + dx. The forces on this segment are:</text:p>
      <text:list text:style-name="L62">
        <text:list-item>
          <text:p text:style-name="P87">Gravity: mg downward, where m is the mass of the segment.</text:p>
        </text:list-item>
        <text:list-item>
          <text:p text:style-name="P87">Air resistance: horizontal force, proportional to velocity. Assuming the air resistance is proportional to velocity, then the force is -kV, where k is a constant.</text:p>
        </text:list-item>
        <text:list-item>
          <text:p text:style-name="P87">Tension forces: Tension at the two ends of the segment, which have components along the cable.</text:p>
        </text:list-item>
      </text:list>
      <text:p text:style-name="P63">In equilibrium, the sum of forces on the segment must be zero. Therefore:</text:p>
      <text:p text:style-name="P63">Vertical forces: The vertical component of tension at the two ends must balance the weight.</text:p>
      <text:p text:style-name="P63">Horizontal forces: The horizontal component of tension at the two ends must balance the air resistance.</text:p>
      <text:p text:style-name="P63">But since the entire cable is moving with velocity V, the air resistance on each segment is -kV. However, the total air resistance on the entire cable is the integral of -kV over the length, which is -kV * L. Therefore, the horizontal component of tension at the fixed end must be equal to kV * L to balance it.</text:p>
      <text:p text:style-name="P63">But how does this affect the shape?</text:p>
      <text:p text:style-name="P63">In the stationary case, the horizontal component of tension is constant, leading to a catenary. Here, if the horizontal component of tension is constant (equal to kV * L), then the shape is still a catenary. Therefore, the presence of air resistance only affects the horizontal tension, not the shape. Hence, the shape is a catenary.</text:p>
      <text:p text:style-name="P63">But the problem states that air friction is not negligible. However, in this analysis, the shape is still a catenary. So maybe the answer is a catenary?</text:p>
      <text:p text:style-name="P63">But I need to check if there are other factors. For example, if the cable is moving, maybe the tension is not just balancing the air resistance but also some other effects. Or perhaps the cable is not in equilibrium?</text:p>
      <text:p text:style-name="P63">Wait, the helicopter is moving at constant speed, so the system is in steady state. Therefore, the cable is in equilibrium with the forces balancing. Therefore, the shape is a catenary with horizontal tension adjusted for air resistance.</text:p>
      <text:p text:style-name="P63">However, I need to verify this. Let me think of an example. Suppose the cable is not moving, then the shape is a catenary. If the cable is moving horizontally, then the horizontal tension must balance <text:soft-page-break/>the air resistance. But since the horizontal tension is constant, the shape remains a catenary. Therefore, the shape is still a catenary.</text:p>
      <text:p text:style-name="P63">But maybe the problem is more complex because the cable is not just moving horizontally but also has a vertical component? Wait, no. The helicopter is moving horizontally, so the cable is moving horizontally with velocity V. Therefore, the entire cable is moving horizontally, so the air resistance is horizontal. Therefore, the horizontal component of tension balances air resistance, and the vertical component balances gravity. Therefore, the shape is a catenary.</text:p>
      <text:p text:style-name="P63">But then, why is the problem mentioning air friction? Maybe because in reality, the cable might not form a perfect catenary due to air resistance? Or perhaps the problem is expecting a different answer?</text:p>
      <text:p text:style-name="P63">Alternatively, maybe the cable is not in equilibrium? If the helicopter is moving at constant speed, but the cable is experiencing air resistance, which is a force opposite to motion. Therefore, the helicopter must be applying a force to the cable to overcome air resistance. However, since the helicopter is moving at constant speed, the net force on the helicopter is zero, so the force from the cable on the helicopter must balance the air resistance. Therefore, the cable is in equilibrium with the forces balancing.</text:p>
      <text:p text:style-name="P63">Alternatively, maybe the cable is not in equilibrium but is being pulled by the helicopter, leading to a different shape. For example, if the cable is being pulled by the helicopter, then it might form a curve similar to a parabola, but with tension and gravity.</text:p>
      <text:p text:style-name="P63">Wait, but in the case of a cable under tension and gravity, the shape is a catenary. If there is an additional horizontal force, it changes the horizontal tension but not the shape. So, the shape is still a catenary.</text:p>
      <text:p text:style-name="P63">Therefore, the answer might be that the cable forms a catenary.</text:p>
      <text:p text:style-name="P63">But I need to check if there are any other factors. For example, if the cable is moving, maybe the tension varies along the cable? Or if the air resistance is not uniform?</text:p>
      <text:p text:style-name="P63">Alternatively, maybe the cable is not in a static equilibrium but in a dynamic equilibrium where the motion of the cable affects the shape. For example, if the cable is moving, maybe the shape is different due to the dynamic effects. However, since the helicopter is moving at constant speed, and assuming the cable is also moving at constant speed, the dynamic effects might be negligible, and the shape is determined by the balance of forces.</text:p>
      <text:p text:style-name="P63">Alternatively, maybe the cable is not straight, but due to air resistance, it sags more or less. However, without more information about the specifics of air resistance, it's hard to say.</text:p>
      <text:p text:style-name="P63">Wait, but in the standard catenary, the horizontal tension is constant. If we have a horizontal force due to air resistance, then the horizontal tension must be equal to that force. Therefore, the shape is still a catenary, but with a different horizontal tension. Therefore, the shape is a catenary.</text:p>
      <text:p text:style-name="P63">Therefore, the answer is that the cable forms a catenary.</text:p>
      <text:p text:style-name="P63">But I'm not sure. Maybe the presence of air resistance makes the cable form a different curve. For example, if the cable is moving, maybe the tension is not constant, leading to a different shape.</text:p>
      <text:p text:style-name="P63">Alternatively, maybe the cable is not in equilibrium? If the helicopter is moving at constant speed, but the cable is experiencing air resistance, which is a force opposite to motion. Therefore, the <text:soft-page-break/>helicopter must be applying a force to the cable to overcome air resistance. However, since the helicopter is moving at constant speed, the net force on the helicopter is zero, so the force from the cable on the helicopter must balance the air resistance. Therefore, the cable is in equilibrium with the forces balancing.</text:p>
      <text:p text:style-name="P63">Therefore, the shape is a catenary.</text:p>
      <text:p text:style-name="P63">But I need to check if there are any other considerations. For example, if the cable is not massless, but it's uniform, so mass per unit length is constant. Therefore, the standard catenary applies with adjusted horizontal tension.</text:p>
      <text:p text:style-name="P63">Therefore, I think the answer is that the cable forms a catenary.</text:p>
      <text:p text:style-name="P63">But let me think again. Suppose the cable is moving horizontally with velocity V, and there is air resistance. The air resistance is a horizontal force on the cable. The tension in the cable must balance this force. The horizontal component of tension is constant, so the shape is a catenary. Therefore, the shape is a catenary.</text:p>
      <text:p text:style-name="P63">However, I recall that in some cases, when there is a horizontal force, the shape can be different. For example, if you have a cable under tension and a horizontal force, it can form a parabola if the load is uniformly distributed. Wait, no. A parabola is for a cable under a uniformly distributed load in the horizontal direction, like a suspension bridge. A catenary is for a cable under its own weight.</text:p>
      <text:p text:style-name="P63">Wait, in this case, the cable has its own weight, which is a vertical load. Therefore, the shape should be a catenary, regardless of horizontal forces. The horizontal force would affect the horizontal tension, but not the shape. Therefore, the shape is a catenary.</text:p>
      <text:p text:style-name="P63">Therefore, the answer is that the cable forms a catenary.</text:p>
      <text:p text:style-name="P63">But the problem mentions that air friction is not negligible. In the standard catenary, we neglect air resistance. So, if air resistance is not negligible, does that change the shape? For example, if the cable is moving, maybe the shape is different because the air resistance is a force that affects the tension distribution.</text:p>
      <text:p text:style-name="P63">Wait, but if the air resistance is a horizontal force, then it affects the horizontal tension, but not the vertical tension. Therefore, the vertical component of tension still balances the weight, leading to a catenary.</text:p>
      <text:p text:style-name="P63">Therefore, the presence of air resistance only changes the magnitude of the horizontal tension, not the shape. Hence, the shape is still a catenary.</text:p>
      <text:p text:style-name="P63">Therefore, the answer is that the cable forms a catenary.</text:p>
      <text:p text:style-name="P63">But I need to verify this with equations.</text:p>
      <text:p text:style-name="P63">Let me consider the differential equation for the catenary. For a cable under its own weight, the differential equation is:</text:p>
      <text:p text:style-name="P63">d²y/dx² = (λ g) / T</text:p>
      <text:p text:style-name="P63">where T is the horizontal tension.</text:p>
      <text:p text:style-name="P63"><text:soft-page-break/>In this case, if there is a horizontal force due to air resistance, then the horizontal tension T is adjusted to balance that force. Therefore, the differential equation remains the same, with T being a constant. Therefore, the shape is still a catenary.</text:p>
      <text:p text:style-name="P63">Therefore, the shape is a catenary.</text:p>
      <text:p text:style-name="P63">However, I'm still confused because the problem mentions that air friction is not negligible. Maybe the question is trying to trick me into thinking it's a different shape, but the answer is still a catenary.</text:p>
      <text:p text:style-name="P63">Alternatively, maybe the cable is not in a static equilibrium. If the helicopter is moving, maybe the cable is in motion, and the shape is different. For example, if the cable is being dragged, it might form a curve similar to a parabola due to the horizontal motion. But I need to think.</text:p>
      <text:p text:style-name="P63">Alternatively, consider that the cable is moving horizontally, so the air resistance is a force that acts on the cable. If we assume that the cable is in steady-state motion, then the forces on the cable must balance. The horizontal component of tension balances the air resistance, and the vertical component balances the weight. Therefore, the shape is a catenary.</text:p>
      <text:p text:style-name="P63">Therefore, I think the answer is a catenary.</text:p>
      <text:p text:style-name="P63">But to be thorough, let me consider if there's another possibility. For example, if the cable is moving, maybe the tension varies along the cable, leading to a different shape. However, in the case of a cable under its own weight and horizontal tension, the tension varies along the cable. The horizontal tension is constant, and the vertical tension increases with the length of the cable. Therefore, even with air resistance, if the horizontal tension is constant, the shape is still a catenary.</text:p>
      <text:p text:style-name="P63">Therefore, the answer is that the cable forms a catenary.</text:p>
      <text:p text:style-name="P63">But I'm still uncertain because the problem mentions air friction. Maybe the problem is expecting a different answer. Let me think again.</text:p>
      <text:p text:style-name="P63">If the cable is moving horizontally, then the air resistance is a force that acts on the cable. However, if the cable is not in equilibrium, then the shape would be different. However, since the helicopter is moving at constant speed, the system is in steady-state, so the cable is in equilibrium.</text:p>
      <text:p text:style-name="P63">Therefore, the shape is a catenary.</text:p>
      <text:p text:style-name="P63">Alternatively, maybe the cable is not hanging vertically but is being dragged horizontally, leading to a different shape. For example, if you have a rope being pulled from one end, it forms a straight line if the pull is horizontal. But in this case, the cable is also subject to gravity.</text:p>
      <text:p text:style-name="P63">Wait, if the cable is being pulled horizontally from one end, and gravity is acting downward, then the shape would be a curve. For example, if you have a rope hanging from a moving point, it would form a curve. However, the exact shape depends on the balance of forces.</text:p>
      <text:p text:style-name="P63">But in this case, the cable is attached at one end to the helicopter, which is moving horizontally, and the other end is free. The cable is subject to gravity and air resistance. The shape would be determined by the balance of these forces.</text:p>
      <text:p text:style-name="P63">If we assume that the cable is moving horizontally with velocity V, then the air resistance is a horizontal force. The horizontal component of tension must balance this force. The vertical component of tension must balance the weight. Therefore, the shape is a catenary.</text:p>
      <text:p text:style-name="P63"><text:soft-page-break/>Therefore, I think the answer is a catenary.</text:p>
      <text:p text:style-name="P63">But I need to check for similar problems. For example, in the case of a cable hanging from a moving point, the shape is still a catenary if the horizontal tension is constant. Therefore, the answer is a catenary.</text:p>
      <text:p text:style-name="P63">Therefore, I think the answer is that the cable forms a catenary.</text:p>
      <text:p text:style-name="P73"><text:span text:style-name="T7">Final Answer</text:span> The cable will form a \boxed{\text{catenary}}.”</text:p>
      <text:p text:style-name="P28"/>
      <text:p text:style-name="P29"><text:span text:style-name="T1"><text:tab/>Answer: “</text:span>When analyzing the motion of the cable under the given conditions, we consider the following key physical factors:</text:p>
      <text:p text:style-name="Horizontal_20_Line"/>
      <text:h text:style-name="Heading_20_3" text:outline-level="3">1. Forces Acting on the Cable</text:h>
      <text:list text:style-name="L63">
        <text:list-item>
          <text:p text:style-name="P89">Gravity: Acts vertically downward, uniformly along the length of the cable. </text:p>
        </text:list-item>
        <text:list-item>
          <text:p text:style-name="P89">Air Resistance: Acts horizontally, opposing the motion of the cable. Since the helicopter is moving horizontally at constant speed, the cable is also moving horizontally at the same speed. Therefore, the entire cable experiences a horizontal force due to air resistance. </text:p>
        </text:list-item>
        <text:list-item>
          <text:p text:style-name="P88">Tension: The cable is flexible and subject to internal tension. Tension acts along the cable, balancing the other forces. </text:p>
        </text:list-item>
      </text:list>
      <text:p text:style-name="Horizontal_20_Line"/>
      <text:h text:style-name="Heading_20_3" text:outline-level="3">2. Steady-State Motion and Equilibrium</text:h>
      <text:p text:style-name="Text_20_body">The helicopter is moving horizontally at constant speed, implying that the system is in steady-state motion. This means the cable is also moving horizontally at constant speed, and the net force on the cable must be zero for equilibrium.</text:p>
      <text:list text:style-name="L64">
        <text:list-item>
          <text:p text:style-name="P91">The horizontal component of tension at the fixed end of the cable must balance the total horizontal air resistance. </text:p>
        </text:list-item>
        <text:list-item>
          <text:p text:style-name="P90">The vertical component of tension must balance the total weight of the cable. </text:p>
        </text:list-item>
      </text:list>
      <text:p text:style-name="Text_20_body">These conditions are similar to the equilibrium conditions for a catenary curve, which is the shape a cable takes when hanging under its own weight and in static equilibrium.</text:p>
      <text:p text:style-name="Horizontal_20_Line"/>
      <text:h text:style-name="Heading_20_3" text:outline-level="3">3. Effect of Air Resistance</text:h>
      <text:p text:style-name="Text_20_body">While air resistance is not negligible, it acts horizontally and uniformly along the cable. Therefore, it does not alter the shape of the cable, only the magnitude of the horizontal tension. The vertical component of tension still balances the weight, and the horizontal component balances the air resistance.</text:p>
      <text:p text:style-name="Text_20_body">This is consistent with the derivation of the catenary curve, which is based on the balance of tension and gravity, with a constant horizontal tension.</text:p>
      <text:p text:style-name="Horizontal_20_Line"/>
      <text:h text:style-name="Heading_20_3" text:outline-level="3"><text:soft-page-break/>4. Conclusion</text:h>
      <text:p text:style-name="Text_20_body">Even with air resistance, the cable still forms a catenary because:</text:p>
      <text:list text:style-name="L65">
        <text:list-item>
          <text:p text:style-name="P93">The cable is subject to gravity (vertical force) and air resistance (horizontal force). </text:p>
        </text:list-item>
        <text:list-item>
          <text:p text:style-name="P93">The horizontal tension adjusts to balance the air resistance. </text:p>
        </text:list-item>
        <text:list-item>
          <text:p text:style-name="P93">The vertical tension adjusts to balance the weight. </text:p>
        </text:list-item>
        <text:list-item>
          <text:p text:style-name="P92">These conditions lead to the same differential equation as the standard catenary curve. </text:p>
        </text:list-item>
      </text:list>
      <text:p text:style-name="Text_20_body">Thus, the shape of the cable remains a catenary, even though the horizontal tension is influenced by the presence of air resistance.</text:p>
      <text:p text:style-name="Horizontal_20_Line"/>
      <text:h text:style-name="Heading_20_3" text:outline-level="3">Final Answer</text:h>
      <text:p text:style-name="P4">catenary\boxed{\text{catenary}}catenary​”</text:p>
      <text:p text:style-name="P27"/>
      <text:p text:style-name="P1"><text:span text:style-name="T2">Deepseek-r1:8b:</text:span></text:p>
      <text:p text:style-name="P2"><text:span text:style-name="T3"><text:tab/>Reasoning: “</text:span><text:span text:style-name="T2">The problem involves a helicopter flying horizontally at a constant speed with a flexible, uniform cable hanging from it. The other end is unattached, and there's air friction on the cable. I need to find out what shape the cable will take on.</text:span></text:p>
      <text:p text:style-name="P63">First, I should think about the forces acting on the cable. There's gravity pulling it down, the tension from the helicopter, and air friction opposing the motion.</text:p>
      <text:p text:style-name="P63">Since the helicopter is moving, the cable might be moving with it or being dragged. Air friction is mentioned, so it's probably being dragged through the air.</text:p>
      <text:p text:style-name="P63">Let me assume the helicopter is moving in the horizontal direction, say, in the x-direction. The cable is hanging down, but because of the motion, it might not be straight down.</text:p>
      <text:p text:style-name="P63">If there were no air friction, the cable would just hang straight down like a pendulum, right? But with air friction, it might be different.</text:p>
      <text:p text:style-name="P63">Also, the cable is perfectly flexible, so it can take any shape, but it's uniform, meaning constant density, I assume.</text:p>
      <text:p text:style-name="P63">The cable is uniform, so mass per unit length is constant.</text:p>
      <text:p text:style-name="P63">Now, air friction: it says air friction on the cable is not negligible. I need to model this.</text:p>
      <text:p text:style-name="P63">Air friction probably depends on the velocity of the cable relative to the air. Since the helicopter is moving, and the cable might be moving with it or not.</text:p>
      <text:p text:style-name="P63">This might be tricky. Let me think carefully.</text:p>
      <text:p text:style-name="P63">One way to approach this is to consider the cable as a system of particles, each affected by gravity, tension, and air friction.</text:p>
      <text:p text:style-name="P63">But air friction depends on velocity, which is coupled with the motion.</text:p>
      <text:p text:style-name="P63">Perhaps I can think in terms of the shape that minimizes some energy or something, but with friction, it's dissipative.</text:p>
      <text:p text:style-name="P63"><text:soft-page-break/>Another idea: in fluid dynamics, when an object moves through a fluid, there might be a steady-state shape if the drag is considered.</text:p>
      <text:p text:style-name="P63">But here, the cable is flexible and moving, so it's not a rigid object.</text:p>
      <text:p text:style-name="P63">Perhaps I can think of the cable being dragged by the helicopter, and the shape is such that the net force is zero or something.</text:p>
      <text:p text:style-name="P63">But there's gravity, so it's not just tension and drag.</text:p>
      <text:p text:style-name="P63">Let me define the coordinate system. Let’s say the helicopter is at position (0,0) at time t=0, moving with constant velocity v in the x-direction. The cable is hanging from (0,0) and extends to some shape in the xy-plane, with y vertical, x horizontal.</text:p>
      <text:p text:style-name="P63">Since the helicopter is moving, the cable might be moving with the helicopter or not. But because it's attached, parts near the attachment might move with the helicopter, while parts far away might lag.</text:p>
      <text:p text:style-name="P63">But the cable is flexible, so it might be that the entire cable is moving with the helicopter if there's no friction, but with friction, it might not.</text:p>
      <text:p text:style-name="P63">I'm getting confused.</text:p>
      <text:p text:style-name="P63">Perhaps I should consider the forces in a reference frame where the air is stationary.</text:p>
      <text:p text:style-name="P63">Let’s say the air is stationary, and the helicopter is moving with velocity v.</text:p>
      <text:p text:style-name="P63">The cable is being dragged through the air, so each part of the cable has some velocity relative to the air, and thus experiences drag force.</text:p>
      <text:p text:style-name="P63">The drag force opposes the relative velocity.</text:p>
      <text:p text:style-name="P63">Gravity acts downward.</text:p>
      <text:p text:style-name="P63">At the attachment point, there's a force from the helicopter, which I'll call the tension.</text:p>
      <text:p text:style-name="P63">The tension varies along the cable.</text:p>
      <text:p text:style-name="P63">Now, for the cable to be in steady state, the net force on each part must be zero, or perhaps the cable is accelerating but in a steady motion.</text:p>
      <text:p text:style-name="P63">Since the helicopter is moving at constant speed, probably the cable is in steady state, meaning that at each point, the forces are balanced for the flow.</text:p>
      <text:p text:style-name="P63">But with gravity, it's not horizontal, so the motion might not be steady in the sense of the shape not changing, but since the helicopter is moving, the shape might be translating or something.</text:p>
      <text:p text:style-name="P63">Let's think about the velocity field.</text:p>
      <text:p text:style-name="P63">Suppose the cable is long and thin, so we can approximate it as a curve.</text:p>
      <text:p text:style-name="P63">Let s be the arc length parameter along the cable, from the attachment point.</text:p>
      <text:p text:style-name="P63">At s=0, the point is at the helicopter, which is moving with velocity v.</text:p>
      <text:p text:style-name="P63">But the helicopter is moving, so the position of s=0 changes with time.</text:p>
      <text:p text:style-name="P63"><text:soft-page-break/>For a steady state, perhaps we consider the cable shape at a fixed time, but the forces depend on velocity.</text:p>
      <text:p text:style-name="P63">This is messy.</text:p>
      <text:p text:style-name="P63">I could consider the cable in the reference frame of the air.</text:p>
      <text:p text:style-name="P63">In the air reference frame, the air is stationary, the helicopter is moving with velocity -v, and the cable is being dragged.</text:p>
      <text:p text:style-name="P63">Then, in this frame, the cable might be moving with some velocity distribution.</text:p>
      <text:p text:style-name="P63">But the drag force depends on the velocity relative to air.</text:p>
      <text:p text:style-name="P63">Assume the cable is thin, so we can think of it as a curve.</text:p>
      <text:p text:style-name="P63">Let y(x) be the shape of the cable, with the attachment at x=0, y=0.</text:p>
      <text:p text:style-name="P63">But the helicopter is moving, so the attachment point is moving.</text:p>
      <text:p text:style-name="P63">I need to fix the coordinate system.</text:p>
      <text:p text:style-name="P63">Set up a coordinate system fixed to the ground, with origin at the initial position of the helicopter.</text:p>
      <text:p text:style-name="P63">At time t, the helicopter is at (vt, 0), since it's moving horizontally.</text:p>
      <text:p text:style-name="P63">The cable is attached at (vt, 0), and extends to some shape.</text:p>
      <text:p text:style-name="P63">But the shape depends on time because the attachment moves.</text:p>
      <text:p text:style-name="P63">For a steady state, the shape might be such that it's always similar, but shifted.</text:p>
      <text:p text:style-name="P63">Since the helicopter moves at constant speed, the cable shape might be a fixed shape that is translating with the helicopter.</text:p>
      <text:p text:style-name="P63">But with gravity, it's not straight, so the shape might be a curve that is invariant under translation or something.</text:p>
      <text:p text:style-name="P63">Let's think differently.</text:p>
      <text:p text:style-name="P63">Consider a point on the cable. Let s be the distance from the attachment point along the cable.</text:p>
      <text:p text:style-name="P63">At time t, the position of the point at s is (x(s,t), y(s,t)), but since the attachment moves, it's complicated.</text:p>
      <text:p text:style-name="P63">Perhaps for the cable to be in steady state, the velocity of each point must be such that the drag force is consistent.</text:p>
      <text:p text:style-name="P63">I recall that for a flexible cable being towed, there is a shape called the "Kármán parabola" or something, but I'm not sure.</text:p>
      <text:p text:style-name="P63">In fluid dynamics, for a flexible filament moving through a fluid, there is a steady-state shape.</text:p>
      <text:p text:style-name="P63">For example, think of a flag or something, but here it's a single cable.</text:p>
      <text:p text:style-name="P63">Another idea: the air friction might cause the cable to align with the direction of motion to reduce drag or something.</text:p>
      <text:p text:style-name="P63">But with gravity, it's not horizontal.</text:p>
      <text:p text:style-name="P63"><text:soft-page-break/>Let me consider the forces.</text:p>
      <text:p text:style-name="P63">First, let's ignore the air friction for a moment and think about the static case.</text:p>
      <text:p text:style-name="P63">Without air friction, the cable would hang straight down, so y(x) = -L for some L, but since it's flexible, if there's no weight, it might be straight, but with gravity, it hangs down.</text:p>
      <text:p text:style-name="P63">But with air friction, it's different.</text:p>
      <text:p text:style-name="P63">Assume the cable is very light or something, but the problem doesn't say, so probably gravity is significant.</text:p>
      <text:p text:style-name="P63">The cable is uniform, so it has weight.</text:p>
      <text:p text:style-name="P63">Let's denote the linear density as ρ, so mass per unit length.</text:p>
      <text:p text:style-name="P63">Gravity g downward.</text:p>
      <text:p text:style-name="P63">At the attachment, the tension is upward or something.</text:p>
      <text:p text:style-name="P63">Let's define the coordinate system properly.</text:p>
      <text:p text:style-name="P63">Set the helicopter at (0,0) at t= *0, moving with velocity v in the x-direction.</text:p>
      <text:p text:style-name="P63">At time t, the helicopter is at (vt, 0).</text:p>
      <text:p text:style-name="P63">The cable is attached at (vt, 0) and extends to a curve y(x) for x from 0 to some x_max, but y(x) is not defined because the attachment moves.</text:p>
      <text:p text:style-name="P63">Better to use a fixed coordinate system.</text:p>
      <text:p text:style-name="P63">Let X be the horizontal coordinate fixed to ground, Y vertical.</text:p>
      <text:p text:style-name="P63">At time t, the attachment point is at (vt, 0).</text:p>
      <text:p text:style-name="P63">The cable has a shape defined by its curve: for each s, the point (X(s,t), Y(s,t)) with s from 0 to L, say.</text:p>
      <text:p text:style-name="P63">But this is complicated.</text:p>
      <text:p text:style-name="P63">Since the helicopter moves at constant speed, in steady state, the cable shape might be such that the velocity of each point is constant in the direction of motion or something.</text:p>
      <text:p text:style-name="P63">Assume that the cable is moving with a constant velocity in the x-direction, but with different speeds for different parts.</text:p>
      <text:p text:style-name="P63">For example, points near the attachment might have velocity v, while points far away might have less velocity.</text:p>
      <text:p text:style-name="P63">But with air friction, the drag force depends on the relative velocity.</text:p>
      <text:p text:style-name="P63">Let's think about the net force.</text:p>
      <text:p text:style-name="P63">Consider a small element of the cable, ds.</text:p>
      <text:p text:style-name="P63">Forces on it:</text:p>
      <text:list text:style-name="L66">
        <text:list-item>
          <text:p text:style-name="P94">Gravity: ρg ds downward, so in Y-direction.</text:p>
        </text:list-item>
        <text:list-item>
          <text:p text:style-name="P94"><text:soft-page-break/>Tension from left and right: let T(s) be the tension magnitude, but tension is a vector, so it's tangential.</text:p>
        </text:list-item>
        <text:list-item>
          <text:p text:style-name="P94">Drag force: air friction opposes the velocity of the element relative to air.</text:p>
        </text:list-item>
      </text:list>
      <text:p text:style-name="P63">Assume the air is stationary, so velocity of element relative to air is v_element.</text:p>
      <text:p text:style-name="P63">Drag force is -b v_element or something, depending on the model.</text:p>
      <text:p text:style-name="P63">There are different models for drag: linear with velocity for small Reynolds number, or quadratic.</text:p>
      <text:p text:style-name="P63">The problem doesn't specify, so I need to assume a model.</text:p>
      <text:p text:style-name="P63">Probably, for air, it's quadratic drag, but for simplicity, let's start with linear drag.</text:p>
      <text:p text:style-name="P63">But air friction might be small, but not negligible, so perhaps linear is a first approximation.</text:p>
      <text:p text:style-name="P63">But let's keep it general.</text:p>
      <text:p text:style-name="P63">Also, the tension must balance the weight and drag.</text:p>
      <text:p text:style-name="P63">But the cable is flexible, so the shape is determined by the balance of forces.</text:p>
      <text:p text:style-name="P63">Moreover, at the attachment, the tension is provided by the helicopter, so the force at s=0 must match the helicopter's pull.</text:p>
      <text:p text:style-name="P63">Similarly, at the other end, it's free, so no force.</text:p>
      <text:p text:style-name="P63">But the other end is not attached, so it's like a free end, so the tension goes to zero there or something.</text:p>
      <text:p text:style-name="P63">Let's think carefully.</text:p>
      <text:p text:style-name="P63">Let s be the arc length from the attachment point, so s from 0 to L, with s=0 at attachment.</text:p>
      <text:p text:style-name="P63">At s=0, the velocity is v (same as helicopter), and the force from helicopter is upward or whatever to support the weight and drag.</text:p>
      <text:p text:style-name="P63">At s=L, the end, the tension is zero, and velocity is whatever.</text:p>
      <text:p text:style-name="P63">For steady state, the cable is not moving, but the attachment is moving, so the cable is translating with velocity v.</text:p>
      <text:p text:style-name="P63">Perhaps the steady state is that the entire cable is moving with velocity v, so that there is no relative velocity, hence no drag.</text:p>
      <text:p text:style-name="P63">But if the entire cable is moving with v, then relative velocity to air is zero, so no drag, and the cable would just be like a straight line or something, but with gravity, it can't be horizontal unless no gravity.</text:p>
      <text:p text:style-name="P63">With gravity, if the cable is moving with v, then to have no drag, the shape must be such that the velocity is v everywhere, but with gravity, the cable would need to be straight down, but if it's straight down, and moving with v, then the horizontal component of velocity is v, but gravity pulls it down, so it can't stay straight down if moving horizontally.</text:p>
      <text:p text:style-name="P63">Let's think.</text:p>
      <text:p text:style-name="P63">Suppose the cable is straight down, from (vt,0) to (vt, -L) for some L.</text:p>
      <text:p text:style-name="P63"><text:soft-page-break/>Then, if the entire cable is moving with velocity v in x-direction, then at s=L, the end is at (vt, -L), moving with v, so no relative velocity, no drag.</text:p>
      <text:p text:style-name="P63">But gravity is pulling it down, so for the cable to be in equilibrium, the tension at s=0 must support the weight.</text:p>
      <text:p text:style-name="P63">But the weight is vertical, while the motion is horizontal, so there might be an issue with the forces.</text:p>
      <text:p text:style-name="P63">At each point, the tension must have a vertical component to support weight, and horizontal component to provide the centripetal or something, but since it's straight down, no curvature, so no horizontal force needed for gravity.</text:p>
      <text:p text:style-name="P63">Gravity is vertical, so for a straight down cable, the tension is vertical, so horizontal force is zero.</text:p>
      <text:p text:style-name="P63">But the cable is moving horizontally, so to maintain that velocity, there must be no drag, which there isn't if relative velocity zero.</text:p>
      <text:p text:style-name="P63">But the weight is supported by tension at the top.</text:p>
      <text:p text:style-name="P63">But the cable has mass, so the tension varies with s.</text:p>
      <text:p text:style-name="P63">For a straight down cable of length L, mass ρL, at s=0, tension T(0) = ρg L to support weight.</text:p>
      <text:p text:style-name="P63">At s=L, tension T(L) = 0.</text:p>
      <text:p text:style-name="P63">The shape is fixed, and since no drag, it can be moving with v.</text:p>
      <text:p text:style-name="P63">But is this the only possibility? With drag, it might be different.</text:p>
      <text:p text:style-name="P63">But in this case, with no drag, the cable can be straight down and moving with v.</text:p>
      <text:p text:style-name="P63">But with drag, if there is relative velocity, there is drag force.</text:p>
      <text:p text:style-name="P63">In the case where the cable is straight down and moving with v, relative velocity is zero, so no drag, so it should be the same.</text:p>
      <text:p text:style-name="P63">But is that true for the shape?</text:p>
      <text:p text:style-name="P63">Perhaps for other shapes, there could be drag.</text:p>
      <text:p text:style-name="P63">But in steady state, the cable might not have zero relative velocity everywhere.</text:p>
      <text:p text:style-name="P63">Another possibility is that the cable is not straight down, but has a shape where the velocity is not v everywhere, so there is relative velocity and drag.</text:p>
      <text:p text:style-name="P63">But to be in steady state, the net force must be zero for each part.</text:p>
      <text:p text:style-name="P63">Let's derive the equation of motion.</text:p>
      <text:p text:style-name="P63">Consider a small element ds of the cable at position (x,y), with arc length s from attachment.</text:p>
      <text:p text:style-name="P63">In the ground frame, the velocity of the element is v_x, v_y.</text:p>
      <text:p text:style-name="P63">But v_x and v_y depend on s and t.</text:p>
      <text:p text:style-name="P63">This is messy.</text:p>
      <text:p text:style-name="P63">Perhaps in steady state, the cable is translating with velocity v, so all points have the same velocity v, so no relative velocity, no drag, and the shape is determined by the forces without drag.</text:p>
      <text:p text:style-name="P63"><text:soft-page-break/>Then, with gravity, the cable hangs straight down, as I thought.</text:p>
      <text:p text:style-name="P63">But is that consistent with the motion?</text:p>
      <text:p text:style-name="P63">If the cable is straight down and moving with v, then yes, no drag, and gravity is balanced by tension.</text:p>
      <text:p text:style-name="P63">But the problem mentions air friction, so probably this is not the case, or perhaps it is, but the shape is different.</text:p>
      <text:p text:style-name="P63">Another thought: if the cable is moving with v, and the shape is such that there is relative velocity, but in steady state, the shape might be such that the velocity decreases from v at the attachment to zero at the end or something.</text:p>
      <text:p text:style-name="P63">But with drag, if velocity decreases, drag might pull it back or something.</text:p>
      <text:p text:style-name="P63">Let's assume the cable is very long and thin, and we can model it as a curve y(x) with x horizontal, but the attachment moves.</text:p>
      <text:p text:style-name="P63">I need to consider the cable in a reference frame moving with velocity v.</text:p>
      <text:p text:style-name="P63">Let's change to the reference frame of the air.</text:p>
      <text:p text:style-name="P63">In the air reference frame, the air is stationary, the helicopter is moving with velocity -v.</text:p>
      <text:p text:style-name="P63">The cable is being dragged by the helicopter.</text:p>
      <text:p text:style-name="P63">At the attachment point, the point is moving with velocity -v (since helicopter is moving at -v).</text:p>
      <text:p text:style-name="P63">Now, the cable extends from there to some shape.</text:p>
      <text:p text:style-name="P63">In this frame, the cable is moving with some velocity distribution.</text:p>
      <text:p text:style-name="P63">At s=0, velocity is -v.</text:p>
      <text:p text:style-name="P63">At s=L, velocity is some u.</text:p>
      <text:p text:style-name="P63">Then, there is drag force proportional to the relative velocity.</text:p>
      <text:p text:style-name="P63">Gravity is still there.</text:p>
      <text:p text:style-name="P63">For steady state, the cable shape is fixed in this frame, and the velocity is steady.</text:p>
      <text:p text:style-name="P63">So, let's work in the air reference frame.</text:p>
      <text:p text:style-name="P63">Set coordinates: let X be horizontal, Y vertical.</text:p>
      <text:p text:style-name="P63">The helicopter is moving with velocity -v in X-direction.</text:p>
      <text:p text:style-name="P63">The attachment point is at (0,0) at t=0, but moving with -v.</text:p>
      <text:p text:style-name="P63">For steady state, consider the cable shape at a fixed time.</text:p>
      <text:p text:style-name="P63">In this frame, the cable has a shape defined by a curve, with one end at (0,0) moving with velocity -v, and the other end free.</text:p>
      <text:p text:style-name="P63">At the attachment, the velocity is -v, and there is a force from the helicopter to keep it attached.</text:p>
      <text:p text:style-name="P63">At the free end, no force.</text:p>
      <text:p text:style-name="P63"><text:soft-page-break/>The drag force depends on the velocity of each point.</text:p>
      <text:p text:style-name="P63">Let the curve be parameterized by s, arc length from attachment.</text:p>
      <text:p text:style-name="P63">At s, the position is (X(s), Y(s)), with s from 0 to L.</text:p>
      <text:p text:style-name="P63">The velocity of the point is dX/dt, dY/dt, but since steady state, we can think of the velocity as a function of s.</text:p>
      <text:p text:style-name="P63">In steady state, the velocity is constant along the curve for each point, but the curve is fixed.</text:p>
      <text:p text:style-name="P63">So, let V(s) be the velocity vector at s.</text:p>
      <text:p text:style-name="P63">Then, the drag force on ds is proportional to -V(s) * ds or something.</text:p>
      <text:p text:style-name="P63">Gravity is ρg ds downward.</text:p>
      <text:p text:style-name="P63">Tension: let the tension force at s be T(s) ds, but tension is tangential, so it's in the direction of the tangent.</text:p>
      <text:p text:style-name="P63">Let the tangent vector be unit vector t(s) = (dx/ds, dy/ds), but s is arc length, so ds is differential.</text:p>
      <text:p text:style-name="P63">Let the curve be parameterized by s, so position vector r(s) = (X(s), Y(s)).</text:p>
      <text:p text:style-name="P63">Then velocity v(s) = dr/dt, but in steady state, v(s) is the velocity at that point.</text:p>
      <text:p text:style-name="P63">For the element, the net force must be zero if no acceleration.</text:p>
      <text:p text:style-name="P63">But the cable might be accelerating, but in steady state, probably no acceleration.</text:p>
      <text:p text:style-name="P63">Assume steady state with no acceleration.</text:p>
      <text:p text:style-name="P63">Then for each ds, net force zero.</text:p>
      <text:p text:style-name="P63">Forces:</text:p>
      <text:list text:style-name="L67">
        <text:list-item>
          <text:p text:style-name="P95">Gravity: ρg ds downward, so in Y-direction, -ρg ds (if Y up, but let's define Y upward, so gravity is -ρg ds in Y-direction).</text:p>
        </text:list-item>
      </text:list>
      <text:p text:style-name="P63">Set Y vertical upward, so gravity is -ρg ds in Y-direction.</text:p>
      <text:list text:style-name="L68">
        <text:list-item>
          <text:p text:style-name="P96">Tension: let the tension at s be a force along the tangent. Since s increases from attachment, at s, the tension from left (smaller s) pulls to smaller s, so in the direction of decreasing s.</text:p>
        </text:list-item>
      </text:list>
      <text:p text:style-name="P63">Let the unit tangent vector be t(s) = (dx/ds, dy/d. s), but s is arc length, so the tangent vector is (dx/ds, dy/ds) with magnitude 1.</text:p>
      <text:p text:style-name="P63">Then the force from the left (smaller s) on ds is T(s) * (-t(s)) ds, because tension pulls towards smaller s.</text:p>
      <text:p text:style-name="P63">Define the tension magnitude.</text:p>
      <text:p text:style-name="P63">Let T(s) be the tension magnitude at s, so the force on the element from the left is -T(s) t(s) ds, and from the right is T(s) t(s) ds, but let's be careful.</text:p>
      <text:p text:style-name="P63">Standard way: for a small element between s and s+ds.</text:p>
      <text:p text:style-name="P63">The force from the left (at s) on the element is T(s) * tangent vector at s, but tangent vector direction depends on parameterization.</text:p>
      <text:p text:style-name="P63"><text:soft-page-break/>Better to use the unit tangent.</text:p>
      <text:p text:style-name="P63">Let t(s) be the unit tangent vector at s, so t(s) = (dx/ds, dy/ds), with |t(s)| = 1.</text:p>
      <text:p text:style-name="P63">Then, the force on the element from the left (smaller s) is in the direction of increasing s, so +T(s) t(s) ds.</text:p>
      <text:p text:style-name="P63">Let's think.</text:p>
      <text:p text:style-name="P63">If I have a cable, at point s, the tension force from the left is pulling it towards the left, so in the direction of decreasing s, so force is -T(s) t(s) ds.</text:p>
      <text:p text:style-name="P63">Similarly, from the right, force is +T(s) ds t(s) or something.</text:p>
      <text:p text:style-name="P63">Define T(s) as the tension magnitude.</text:p>
      <text:p text:style-name="P63">Then, for the element between s and s+ds, the force from the left is -T(s) t(s) ds (pulling to left).</text:p>
      <text:p text:style-name="P63">The force from the right is +T(s+ds) t(s+ds) ds, but since s+ds is infinitesimal, it's approximately +T(s) t(s) ds if we assume T is continuous, but the tension at s+ds is T(s+ds), which is different.</text:p>
      <text:p text:style-name="P63">Better to use the derivative.</text:p>
      <text:p text:style-name="P63">The net tension force on ds is dT/ds ds t(s) or something.</text:p>
      <text:p text:style-name="P63">Standard: the tension force on the element at s is the difference of tension from left and right.</text:p>
      <text:p text:style-name="P63">From left: force on ds is -T(s) t(s) ds (pulling left)</text:p>
      <text:p text:style-name="P63">From right: force on ds is +T(s+ds) t(s+ds) ds, but since s+ds, the tension at s+ds is pulling towards s+ds, so for the element, from right, it's pulling to the right, so +T(s+ds) t(s+ds) ds.</text:p>
      <text:p text:style-name="P63">Then, the net tension force is [-T(s) t(s) + T(s+ds) t(s+ds)] ds.</text:p>
      <text:p text:style-name="P63">Since t(s) is unit tangent, and s is arc length, t(s) ds is the displacement vector for ds.</text:p>
      <text:p text:style-name="P63">For small ds, T(s+ds) ≈ T(s) + (dT/ds) ds, and t(s+ds) ≈ t(s) + (dt/ds) ds, but t(s) has magnitude 1, so dt/ds is perpendicular to t(s) if no curvature, but with curvature, dt/ds is not necessarily zero.</text:p>
      <text:p text:style-name="P63">This is getting complicated.</text:p>
      <text:p text:style-name="P63">I can think of the tension gradient.</text:p>
      <text:p text:style-name="P63">The net tension force on ds is approximately (dT/ds) ds t(s) + (1/2) d²T/ds² ds² n(s) or something, but for small ds, the linear term dominates.</text:p>
      <text:p text:style-name="P63">For the balance, we keep the linear term.</text:p>
      <text:p text:style-name="P63">Similarly for drag.</text:p>
      <text:p text:style-name="P63">But let's first ignore the curvature for simplicity, but there is gravity.</text:p>
      <text:p text:style-name="P63">Another way: the cable is in equilibrium under gravity, tension, and drag.</text:p>
      <text:p text:style-name="P63">But with drag depending on velocity.</text:p>
      <text:p text:style-name="P63">In the steady state, the velocity is such that drag is minimized or something.</text:p>
      <text:p text:style-name="P63">I recall that for a cable being towed, the shape that minimizes drag for a given weight is an exponential shape or something.</text:p>
      <text:p text:style-name="P63"><text:soft-page-break/>Let's assume linear drag for simplicity.</text:p>
      <text:p text:style-name="P63">Assume that the drag force is proportional to the velocity relative to air.</text:p>
      <text:p text:style-name="P63">In the air reference frame, air velocity 0, so relative velocity is v_element.</text:p>
      <text:p text:style-name="P63">Assume linear drag: F_drag = -b v_element, where v_element is the velocity vector.</text:p>
      <text:p text:style-name="P63">Then, for each element, the net force must be zero if no acceleration.</text:p>
      <text:p text:style-name="P63">But the cable is translating with velocity v, so in the ground frame, velocity is constant, so in air frame, velocity is constant minus v.</text:p>
      <text:p text:style-name="P63">Let's stick to the air reference frame.</text:p>
      <text:p text:style-name="P63">In air reference frame, the helicopter is moving with velocity -v.</text:p>
      <text:p text:style-name="P63">The cable is attached at (0,0) with velocity -v.</text:p>
      <text:p text:style-name="P63">For steady state, the cable shape is fixed, and each point has a velocity V(s).</text:p>
      <text:p text:style-name="P63">Then, for each ds, net force zero.</text:p>
      <text:p text:style-name="P63">Forces:</text:p>
      <text:list text:style-name="L69">
        <text:list-item>
          <text:p text:style-name="P97">Gravity: -ρg ds in Y-direction.</text:p>
        </text:list-item>
        <text:list-item>
          <text:p text:style-name="P97">Tension: let T(s) be tension magnitude, unit tangent t(s) = (dx/ds, dy/ds), |t(s)|=1.</text:p>
        </text:list-item>
      </text:list>
      <text:p text:style-name="P63">Then, force from left on ds: -T(s) t(s) ds</text:p>
      <text:p text:style-name="P63">Force from right on ds: +T(s) ds t(s) + higher order, but from right, the tension at s+ds is T(s+ds), which is pulling towards s+ds, so for the element at s, the force from right is -T(s+ds) t(s+ds) ds, because the tension at s+ds is acting on the point s+ds, but for the element between s and s+ds, the force from the right is the tension from s+ds side, which is pulling towards s+ds, so for the element, it is a force in the direction of increasing s, so +T(s+ds) t(s+ds) ds.</text:p>
      <text:p text:style-name="P63">Similarly, from left, force from left is -T(s) t(s) ds.</text:p>
      <text:p text:style-name="P63">So net tension force on ds: [-T(s) t(s) + T(s+ds) t(s+ds)] ds</text:p>
      <text:p text:style-name="P63">For small ds, T(s+ds) ≈ T(s) + (dT/ds) ds, t(s+ds) ≈ t(s) + (dt/ds) ds</text:p>
      <text:p text:style-name="P63">So net tension force ≈ [-T(s) t(s) + (T(s) + (dT/ds) ds) (t(s) + (dt/ds) ds)] ds = [-T(s) t(s) + T(s) t(s) + T(s) (dt/ds) ds + (dT/ds) ds t(s) + ...] ds</text:p>
      <text:p text:style-name="P63">Simplify: [-T(s) t(s) + T(s) t(s) + T(s) (dt/ds) ds + (dT/ds) ds t(s) + ...] ds = [0 + T(s) (dt/ds) ds + (dT/ds) ds t(s) + ...] ds</text:p>
      <text:p text:style-name="P63">The first term cancels, so net tension force ≈ [T(s) (dt/ds) + dT/ds ] ds t(s) + higher order terms.</text:p>
      <text:p text:style-name="P63">But dt/ds is the derivative, which is related to curvature.</text:p>
      <text:p text:style-name="P63">If the curve is not straight, dt/ds is not zero.</text:p>
      <text:p text:style-name="P63">The higher order terms are of order ds², so for balance, we keep up to linear in ds.</text:p>
      <text:p text:style-name="P63">So net tension force on ds is approximately (dT/ds) ds t(s) + T(s) (dt/ds) ds</text:p>
      <text:p text:style-name="P63">But t(s) is unit vector, so (dt/ds) ds is the change in tangent.</text:p>
      <text:p text:style-name="P63"><text:soft-page-break/>Gravity force: -ρg ds j, where j is unit vector upward.</text:p>
      <text:p text:style-name="P63">Drag force: let v_element be the velocity at s, which is V(s) = (dX/dt, dY/dt), but in steady state, V(s) is fixed for each s.</text:p>
      <text:p text:style-name="P63">Then drag force F_drag = -b V(s) ds, if linear drag, or quadratic.</text:p>
      <text:p text:style-name="P63">First, let's assume linear drag for simplicity.</text:p>
      <text:p text:style-name="P63">So F_drag = -b V(s) ds</text:p>
      <text:p text:style-name="P63">Now, net force on ds: gravity + tension + drag = 0</text:p>
      <text:p text:style-name="P63">Gravity: -ρg ds j</text:p>
      <text:p text:style-name="P63">Tension: approximately (dT/ds) ds t(s) + T(s) (dt/ds) ds</text:p>
      <text:p text:style-name="P63">But (dt/ds) ds is a vector, and t(s) is unit tangent.</text:p>
      <text:p text:style-name="P63">Also, the velocity V(s) has components.</text:p>
      <text:p text:style-name="P63">Let V(s) = (u(s), v(s)) be the velocity components, but V(s) is the velocity vector.</text:p>
      <text:p text:style-name="P63">Perhaps it's better to use the tangent and normal.</text:p>
      <text:p text:style-name="P63">But let's define the tangent vector.</text:p>
      <text:p text:style-name="P63">Let the unit tangent t(s) = (dx/ds, dy/ds), so the velocity component along tangent is (t · V(s)) t(s), but V(s) is the velocity.</text:p>
      <text:p text:style-name="P63">I think I need to define the velocity separately.</text:p>
      <text:p text:style-name="P63">Let V(s) be the velocity vector at s.</text:p>
      <text:p text:style-name="P63">Then, the drag force is -b V(s) ds</text:p>
      <text:p text:style-name="P63">Gravity force is -ρg ds j</text:p>
      <text:p text:style-name="P63">Tension force is approximately (dT/ds) ds t(s) + T(s) (dt/ds) ds</text:p>
      <text:p text:style-name="P63">Now, for net force zero:</text:p>
      <text:list text:style-name="L70">
        <text:list-item>
          <text:p text:style-name="P98">Gravity: -ρg ds j</text:p>
        </text:list-item>
        <text:list-item>
          <text:p text:style-name="P98">Tension: (dT/ds) ds t(s) + T(s) (dt/ds) ds</text:p>
        </text:list-item>
        <text:list-item>
          <text:p text:style-name="P98">Drag: -b V(s) ds</text:p>
        </text:list-item>
      </text:list>
      <text:p text:style-name="P63">So, (dT/ds) ds t(s) + T(s) (dt/ds) ds - b V(s) ds - ρg ds j = 0</text:p>
      <text:p text:style-name="P63">Divide by ds:</text:p>
      <text:p text:style-name="P63">(dT/ds) t(s) + T(s) (dt/ds) - b V(s) - ρg j = 0</text:p>
      <text:p text:style-name="P63">Now, V(s) is the velocity, which is related to the motion.</text:p>
      <text:p text:style-name="P63">But V(s) is not necessarily in the direction of t(s), unless the cable is straight.</text:p>
      <text:p text:style-name="P63">In general, V(s) has a component tangential and normal to the curve.</text:p>
      <text:p text:style-name="P63">Also, the cable is translating, so the velocity V(s) is the same for all points if the shape is fixed, but in steady state, the shape is fixed, so V(s) is a function of s.</text:p>
      <text:p text:style-name="P63"><text:soft-page-break/>Moreover, the cable is moving with the attachment, so at s=0, V(0) = -v (in air frame), and at s=L, V(L) is some value.</text:p>
      <text:p text:style-name="P63">But the velocity must be consistent with the geometry.</text:p>
      <text:p text:style-name="P63">Also, the acceleration is zero, so net force zero.</text:p>
      <text:p text:style-name="P63">But from the equation, we have V(s) appearing, which is the velocity.</text:p>
      <text:p text:style-name="P63">The velocity V(s) is determined by the motion.</text:p>
      <text:p text:style-name="P63">In steady state, for the cable to be translating, the velocity must be such that the cable is rigidly moving or something, but it's not rigid.</text:p>
      <text:p text:style-name="P63">I think I need to assume that the cable is moving with a constant velocity gradient or something.</text:p>
      <text:p text:style-name="P63">Perhaps for the cable to be in steady state with the attachment moving, the velocity must be constant along the cable in the direction of motion.</text:p>
      <text:p text:style-name="P63">But with gravity, it might not be.</text:p>
      <text:p text:style-name="P63">Another idea: the shape is such that the velocity decreases from v at the attachment to 0 at the end, and the drag balances the other forces.</text:p>
      <text:p text:style-name="P63">But let's look for the shape where the drag is minimized for given weight.</text:p>
      <text:p text:style-name="P63">I think for a cable being towed, the shape that minimizes drag for given weight is a straight line if no gravity, but with gravity, it's different.</text:p>
      <text:p text:style-name="P63">Let's consider the forces without drag first.</text:p>
      <text:p text:style-name="P63">Without drag, the cable hangs straight down, as gravity is vertical.</text:p>
      <text:p text:style-name="P63">With drag, it might be different.</text:p>
      <text:p text:style-name="P63">Perhaps the cable aligns with the direction of motion to reduce drag.</text:p>
      <text:p text:style-name="P63">But with gravity, it's not horizontal.</text:p>
      <text:p text:style-name="P63">Let's assume that the cable is very long and the drag is small, but the problem says not negligible, so not.</text:p>
      <text:p text:style-name="P63">I found online or recall that for a flexible cable being towed, the steady-state shape is a parabola or exponential.</text:p>
      <text:p text:style-name="P63">Let's assume that the drag is the only force besides gravity and tension, but tension is from the attachment.</text:p>
      <text:p text:style-name="P63">Perhaps the cable is not in rigid translation.</text:p>
      <text:p text:style-name="P63">Let's think of the cable being dragged, and the shape is such that the relative velocity is zero or minimized.</text:p>
      <text:p text:style-name="P63">But with gravity, it's not possible to have zero relative velocity everywhere unless horizontal, but gravity pulls it down.</text:p>
      <text:p text:style-name="P63">If the cable is horizontal, then with gravity, it would fall, so not.</text:p>
      <text:p text:style-name="P63"><text:soft-page-break/>So, the cable must have a shape where the velocity is v at the attachment and decreases to zero at the end, and the drag force provides the necessary force to accelerate or decelerate, but in steady state, no acceleration, so net force zero.</text:p>
      <text:p text:style-name="P63">In steady state, the velocity is constant for each point, but the shape is fixed, so V(s) is constant in time.</text:p>
      <text:p text:style-name="P63">Then, for each s, V(s) is fixed.</text:p>
      <text:p text:style-name="P63">Then, from the net force equation, we have a relation.</text:p>
      <text:p text:style-name="P63">But V(s) is the velocity, which must be consistent with the geometry.</text:p>
      <text:p text:style-name="P63">The geometry is defined by the curve, so the velocity has components.</text:p>
      <text:p text:style-name="P63">Let's define the curve by y(x), but x is not fixed.</text:p>
      <text:p text:style-name="P63">I think I need to use the arc length parameter.</text:p>
      <text:p text:style-name="P63">Let the curve be defined by X(s), Y(s) for s from 0 to L.</text:p>
      <text:p text:style-name="P63">Then, the velocity V(s) = (dX/dt, dY/dt) at s.</text:p>
      <text:p text:style-name="P63">But in steady state, dX/dt and dY/d t are functions of s.</text:p>
      <text:p text:style-name="P63">The net force equation:</text:p>
      <text:p text:style-name="P63">(dT/ds) t(s) + T(s) (dt/ds) - b V(s) - ρg j = 0</text:p>
      <text:p text:style-name="P63">V(s) is related to the motion.</text:p>
      <text:p text:style-name="P63">The motion is that the cable is translating with the attachment, so the velocity V(s) must be such that the cable is rigidly moving or something, but it's not.</text:p>
      <text:p text:style-name="P63">Perhaps for the cable to be in steady state, the velocity V(s) must be proportional to the tangent or something.</text:p>
      <text:p text:style-name="P63">Another idea: in the absence of gravity, if the cable is being towed, the shape that minimizes drag for a given length is a straight line if the towing point has high velocity, but with linear drag, it might be different.</text:p>
      <text:p text:style-name="P63">Assume linear drag for simplicity.</text:p>
      <text:p text:style-name="P63">In the air reference frame, the drag force is -b V(s) ds.</text:p>
      <text:p text:style-name="P63">Gravity is -ρg ds j.</text:p>
      <text:p text:style-name="P63">Tension is as above.</text:p>
      <text:p text:style-name="P63">Also, the velocity V(s) must satisfy that the cable is moving with the attachment.</text:p>
      <text:p text:style-name="P63">At s=0, V(0) = -v (since attachment moves with -v).</text:p>
      <text:p text:style-name="P63">At s=L, V(L) is the velocity at the end.</text:p>
      <text:p text:style-name="P63">For the cable to be in steady state, the velocity must be such that there is no acceleration, so net force zero.</text:p>
      <text:p text:style-name="P63">Moreover, the shape must be such that the velocity is consistent with the forces.</text:p>
      <text:p text:style-name="P63"><text:soft-page-break/>But the velocity is part of the state.</text:p>
      <text:p text:style-name="P63">I think I need to assume that the cable is moving with a constant velocity gradient.</text:p>
      <text:p text:style-name="P63">Perhaps the shape is such that the tangent is aligned with the velocity vector to reduce drag.</text:p>
      <text:p text:style-name="P63">But with gravity, it's not.</text:p>
      <text:p text:style-name="P63">Let's consider the limit where drag is zero.</text:p>
      <text:p text:style-name="P63">Then, with no drag, the cable hangs straight down, as gravity is the only force, and tension balances it.</text:p>
      <text:p text:style-name="P63">With drag, the cable might be deflected to reduce the relative velocity.</text:p>
      <text:p text:style-name="P63">But with linear drag, it might be complicated.</text:p>
      <text:p text:style-name="P63">I found that for a flexible filament in a fluid, the steady-state shape for linear drag is exponential.</text:p>
      <text:p text:style-name="P63">Let's assume that the velocity V(s) is in the direction of the tangent, so that there is no normal component, which might minimize drag or something.</text:p>
      <text:p text:style-name="P63">But with gravity, it's not possible unless the tangent is vertical.</text:p>
      <text:p text:style-name="P63">Suppose that the velocity V(s) is parallel to t(s), so V(s) = u(s) t(s) for some scalar u(s).</text:p>
      <text:p text:style-name="P63">Then, the drag force is -b u(s) t(s) ds, since V(s) = u(s) t(s).</text:p>
      <text:p text:style-name="P63">Then, the net force equation:</text:p>
      <text:p text:style-name="P63">(dT/ds) t(s) + T(s) (dt/ds) - b u(s) t(s) - ρg j = 0</text:p>
      <text:p text:style-name="P63">Also, the velocity V(s) = u(s) t(s), and t(s) = (dx/ds, dy/ds), so the speed is |u(s)|.</text:p>
      <text:p text:style-name="P63">At s=0, V(0) = -v, so u(0) t(0) = -v, so t(0) must be in the direction of -v, so horizontal, since v is horizontal.</text:p>
      <text:p text:style-name="P63">v is the helicopter velocity, horizontal, so in air frame, -v is horizontal.</text:p>
      <text:p text:style-name="P63">So at s=0, t(0) is horizontal, so the cable starts horizontal.</text:p>
      <text:p text:style-name="P63">Then, as s increases, the tangent may change.</text:p>
      <text:p text:style-name="P63">Also, at s=L, V(L) = u(L) t(L), and no force, so tension goes to zero.</text:p>
      <text:p text:style-name="P63">Now, from the net force equation:</text:p>
      <text:p text:style-name="P63">(dT/ds) t(s) + T(s) (dt/ds) - b u(s) t(s) - ρg j = 0</text:p>
      <text:p text:style-name="P63">Now, dt/ds is the derivative of unit tangent, which has components tangential and normal.</text:p>
      <text:p text:style-name="P63">Let n(s) be the principal normal vector.</text:p>
      <text:p text:style-name="P63">Then dt/ds = κ(s) n(s), where κ is curvature.</text:p>
      <text:p text:style-name="P63">But n(s) is perpendicular to t(s).</text:p>
      <text:p text:style-name="P63">So, (dt/ds) is perpendicular to t(s).</text:p>
      <text:p text:style-name="P63">So, the net force equation:</text:p>
      <text:p text:style-name="P63">(dT/ds) t(s) + T(s) κ(s) n(s) - b u(s) t(s) - ρg j = 0</text:p>
      <text:p text:style-name="P63"><text:soft-page-break/>This must hold for each s.</text:p>
      <text:p text:style-name="P63">The left side has components tangential and normal.</text:p>
      <text:p text:style-name="P63">The tangential component: (dT/ds) - b u(s) - (ρg j · t(s)) / |t(s)| but t(s) is unit, so (ρg j · t(s))</text:p>
      <text:p text:style-name="P63">Similarly for normal.</text:p>
      <text:p text:style-name="P63">Let me write the equation as:</text:p>
      <text:p text:style-name="P63">Tangential component: (dT/ds) - b u(s) - ρg (j · t(s)) = 0</text:p>
      <text:p text:style-name="P63">Normal component: T(s) κ(s) - ρg (j · n(s)) = 0</text:p>
      <text:p text:style-name="P63">Because the normal component of gravity is -ρg (j · n(s)) ds, but in the force equation, it's -ρg j, so the normal component is -ρg (j · n(s)) for the gravity force.</text:p>
      <text:p text:style-name="P63">From the net force equation:</text:p>
      <text:p text:style-name="P63">Tangential: (dT/ds) - b u(s) - ρg (j · t(s)) = 0</text:p>
      <text:p text:style-name="P63">Normal: T(s) κ(s) - ρg (j · n(s)) = 0</text:p>
      <text:p text:style-name="P63">Also, V(s) = u(s) t(s)</text:p>
      <text:p text:style-name="P63">Now, j is vertical upward, t(s) is tangent, n(s) is normal.</text:p>
      <text:p text:style-name="P63">Also, the speed u(s) is related to the motion.</text:p>
      <text:p text:style-name="P63">In steady state, the cable is translating, so the velocity V(s) must be consistent.</text:p>
      <text:p text:style-name="P63">But V(s) = u(s) t(s), so the velocity is along the tangent.</text:p>
      <text:p text:style-name="P63">Now, from the normal component equation: T(s) κ(s) = ρg (j · n(s))</text:p>
      <text:p text:style-name="P63">κ(s) is curvature, which can be positive or negative.</text:p>
      <text:p text:style-name="P63">Also, the arc length s increases from attachment.</text:p>
      <text:p text:style-name="P63">At the attachment, s=0, t(0) is horizontal, so t(0) = (1,0) or (-1,0), depending on direction.</text:p>
      <text:p text:style-name="P63">Assume the cable hangs down, so t(0) is horizontal, say t(0) = (1,0) if helicopter moving left, so -v is left, so t(0) = (-1,0) if we define s increasing downward or something.</text:p>
      <text:p text:style-name="P63">Let's define the coordinate.</text:p>
      <text:p text:style-name="P63">In air reference frame, helicopter moving left with -v, so at s=0, V(0) = -v, horizontal.</text:p>
      <text:p text:style-name="P63">Assume the cable extends downward and to the right or left.</text:p>
      <text:p text:style-name="P63">Typically, it might sag, so let's assume t(0) is horizontal, say to the left, so t(0) = (-1,0)</text:p>
      <text:p text:style-name="P63">Then, as s increases, the cable goes down and to the right, so t(s) has components (dx/ds, dy/ds) with dy/ds negative if y down, but I defined Y upward, so let's keep Y upward.</text:p>
      <text:p text:style-name="P63">Y upward, so gravity -ρg j.</text:p>
      <text:p text:style-name="P63">At s=0, V(0) = -v i, so horizontal left.</text:p>
      <text:p text:style-name="P63">t(0) = (-1,0), so tangent is horizontal left.</text:p>
      <text:p text:style-name="P63"><text:soft-page-break/>Then, as s increases, the cable might curve downward, so dy/ds &lt;0, so t(s) has negative y-component.</text:p>
      <text:p text:style-name="P63">Now, from the normal component equation: T(s) κ(s) = ρg (j · n(s))</text:p>
      <text:p text:style-name="P63">j is upward, n(s) is the principal normal, which for a curve, points to the center of curvature.</text:p>
      <text:p text:style-name="P63">If the curve is concave up or down.</text:p>
      <text:p text:style-name="P63">Also, the tangential equation: (dT/ds) - b u(s) - ρg (j · t(s)) = 0</text:p>
      <text:p text:style-name="P63">j · t(s) is the vertical component of tangent.</text:p>
      <text:p text:style-name="P63">Since t(s) is unit tangent, j · t(s) = cos θ, where θ is the angle between tangent and vertical.</text:p>
      <text:p text:style-name="P63">But Y upward, j vertical up, tangent t(s), so if t(s) has components (t_x, t_y), then j · t(s) = t_y.</text:p>
      <text:p text:style-name="P63">Similarly, j · n(s) = n_y.</text:p>
      <text:p text:style-name="P63">Now, u(s) is the speed, which is |V(s)| = |u(s)| since V(s) = u(s) t(s), so u(s) is scalar, magnitude.</text:p>
      <text:p text:style-name="P63">V(s) = u(s) t(s), so u(s) is the speed.</text:p>
      <text:p text:style-name="P63">At s=0, V(0) = -v i, so |V(0)| = v, and t(0) = (-1,0), so u(0) = v.</text:p>
      <text:p text:style-name="P63">At s=L, V(L) = u(L) t(L), and no force, so tension T(L) = 0.</text:p>
      <text:p text:style-name="P63">From the tangential equation: (dT/ds) - b u(s) - ρg t_y(s) = 0</text:p>
      <text:p text:style-name="P63">From normal: T(s) κ(s) = ρg n_y(s)</text:p>
      <text:p text:style-name="P63">κ(s) is curvature, n(s) is normal.</text:p>
      <text:p text:style-name="P63">Also, the speed u(s) is related to the motion.</text:p>
      <text:p text:style-name="P63">But in steady state, the cable is translating, so the velocity must be consistent with the attachment.</text:p>
      <text:p text:style-name="P63">Perhaps for the cable to be in steady state, the velocity V(s) must be such that the cable is moving with constant velocity at each point, but the shape is fixed.</text:p>
      <text:p text:style-name="P63">I think I need to assume that the velocity is given, and the shape is determined.</text:p>
      <text:p text:style-name="P63">But the velocity is part of the equilibrium.</text:p>
      <text:p text:style-name="P63">Another way: in the absence of gravity, with linear drag, the cable would be straight if no other forces, but with drag, for a flexible cable being towed, the shape depends on the drag.</text:p>
      <text:p text:style-name="P63">I think I need to look for the shape where the drag force provides the necessary force for the weight and the acceleration.</text:p>
      <text:p text:style-name="P63">But in steady state, no acceleration.</text:p>
      <text:p text:style-name="P63">Perhaps the cable is not translating rigidly, but the shape is such that the velocity is constant along the cable.</text:p>
      <text:p text:style-name="P63">But with gravity, the shape is curved, so velocity cannot be constant unless straight.</text:p>
      <text:p text:style-name="P63">So, probably, the velocity varies along the cable.</text:p>
      <text:p text:style-name="P63">Let's assume that the tangent is vertical at some point, but not necessarily.</text:p>
      <text:p text:style-name="P63"><text:soft-page-break/>I found that for a cable with linear drag being towed, the shape is exponential.</text:p>
      <text:p text:style-name="P63">Assume that the drag is the only force besides gravity and tension, but tension is from the attachment.</text:p>
      <text:p text:style-name="P63">Let's consider the limit where the cable is very long and the drag is significant.</text:p>
      <text:p text:style-name="P63">Perhaps the cable takes a shape where the tangent is horizontal at the attachment and vertical at the end or something.</text:p>
      <text:p text:style-name="P63">Let's assume that at the end, s=L, V(L) = 0, so u(L) = 0, and t(L) can be anything, but since u(L)=0, V(L)=0, so no velocity at the end.</text:p>
      <text:p text:style-name="P63">Then, from the equations.</text:p>
      <text:p text:style-name="P63">But let's first ignore the normal component or assume the curve is such that n(s) is vertical or something.</text:p>
      <text:p text:style-name="P63">Assume that the cable is in a vertical plane, and the motion is horizontal, so the shape is symmetric or not.</text:p>
      <text:p text:style-name="P63">I think I need to give up and look for the answer.</text:p>
      <text:p text:style-name="P63">Perhaps the cable takes a parabolic shape or exponential.</text:p>
      <text:p text:style-name="P63">Another idea: the air friction causes the cable to align with the flow, so the tangent is horizontal, so the cable is horizontal, but with gravity, it can't be, so it must be that the tangent is not horizontal except at the attachment.</text:p>
      <text:p text:style-name="P63">At the attachment, tangent is horizontal, then it curves down.</text:p>
      <text:p text:style-name="P63">But with drag, it might be different.</text:p>
      <text:p text:style-name="P63">I think I should search online or think of similar problems.</text:p>
      <text:p text:style-name="P63">Perhaps the shape is such that the velocity decreases exponentially from v at s=0 to 0 at s=L, and the curve is straight or something.</text:p>
      <text:p text:style-name="P63">But with gravity, it's not.</text:p>
      <text:p text:style-name="P63">Let's assume that the cable is very light, so gravity is negligible, then with linear drag, the shape is exponential.</text:p>
      <text:p text:style-name="P63">For example, in vacuum with drag, a particle moving with constant velocity has no drag if relative velocity zero, but if the cable is moving with velocity v, relative velocity zero, no drag, so straight.</text:p>
      <text:p text:style-name="P63">But with drag, if the cable has relative velocity, there is drag.</text:p>
      <text:p text:style-name="P63">But in steady state, if the cable is moving with v, no relative velocity, no drag.</text:p>
      <text:p text:style-name="P63">If not, there is relative velocity.</text:p>
      <text:p text:style-name="P63">But with gravity, the cable must have a vertical component.</text:p>
      <text:p text:style-name="P63">I think I'm stuck.</text:p>
      <text:p text:style-name="P63">Let's assume that the cable is in steady state with the attachment moving, so the velocity at s is V(s), and the shape is such that the net force is zero.</text:p>
      <text:p text:style-name="P63"><text:soft-page-break/>But from the net force equation, we have two equations for each s, but V(s) is also unknown.</text:p>
      <text:p text:style-name="P63">V(s) is the velocity, which must be consistent with the geometry.</text:p>
      <text:p text:style-name="P63">The geometry is defined by the curve, so the velocity has a magnitude and direction.</text:p>
      <text:p text:style-name="P63">Perhaps for the cable to be in steady state, the velocity V(s) must be in the direction of the tangent to minimize drag, so V(s) = u(s) t(s).</text:p>
      <text:p text:style-name="P63">Then, from the net force, we have the equations.</text:p>
      <text:p text:style-name="P63">Also, the attachment condition: at s=0, V(0) = -v, so u(0) t(0) = -v, so t(0) is horizontal, u(0) = v.</text:p>
      <text:p text:style-name="P63">At s=L, T(L) = 0, and V(L) = u(L) t(L).</text:p>
      <text:p text:style-name="P63">From the tangential equation: (dT/ds) - b u(s) - ρg t_y(s) = 0</text:p>
      <text:p text:style-name="P63">From normal: T(s) κ(s) = ρg n_y(s)</text:p>
      <text:p text:style-name="P63">Also, κ(s) = |dt/ds|, since |n(s)|=1.</text:p>
      <text:p text:style-name="P63">n(s) is unit normal.</text:p>
      <text:p text:style-name="P63">Now, the speed u(s) is not directly related, but from the motion, the velocity V(s) = u(s) t(s), so the speed is u(s).</text:p>
      <text:p text:style-name="P63">But in steady state, the cable is translating, so the velocity must be such that the cable moves with constant velocity at the attachment, but not necessarily at other points.</text:p>
      <text:p text:style-name="P63">I think for the cable to be in steady state, the velocity must be constant along the cable if the shape is fixed, but with gravity, the shape is not straight, so velocity cannot be constant unless straight.</text:p>
      <text:p text:style-name="P63">So, probably, the velocity varies, and the shape is such that the drag force balances the weight and the tension gradient.</text:p>
      <text:p text:style-name="P63">But it's complicated.</text:p>
      <text:p text:style-name="P63">I found that for a flexible cable with linear drag being towed, the shape is exponential.</text:p>
      <text:p text:style-name="P63">For example, in the absence of gravity, the equation for linear drag gives an exponential shape.</text:p>
      <text:p text:style-name="P63">With gravity, it might be modified.</text:p>
      <text:p text:style-name="P63">But let's assume no gravity for a moment.</text:p>
      <text:p text:style-name="P63">Without gravity, no drag, cable straight.</text:p>
      <text:p text:style-name="P63">With no gravity, linear drag, and the cable is being towed.</text:p>
      <text:p text:style-name="P63">In air reference frame, attachment at (0,0) with velocity -v.</text:p>
      <text:p text:style-name="P63">For steady state, the cable shape is fixed, velocity V(s).</text:p>
      <text:p text:style-name="P63">Net force zero: tension gradient + drag = 0.</text:p>
      <text:p text:style-name="P63">Tension gradient and drag.</text:p>
      <text:p text:style-name="P63">From net force:</text:p>
      <text:p text:style-name="P63">(dT/ds) t(s) + T(s) (dt/ds) - b V(s) = 0</text:p>
      <text:p text:style-name="P63"><text:soft-page-break/>If we assume V(s) = u(s) t(s), then (dT/ds) t(s) + T(s) (dt/ds) - b u(s) t(s) = 0</text:p>
      <text:p text:style-name="P63">Then tangential: (dT/ds) - b u(s) = 0</text:p>
      <text:p text:style-name="P63">Normal: T(s) (dt/ds) = 0, but (dt/ds) is not zero if curve, so T(s) = 0, which is not possible unless straight.</text:p>
      <text:p text:style-name="P63">So, if V(s) = u(s) t(s), then for no gravity, the normal component requires T(s) κ(s) = 0, so if κ(s) ≠0, T(s)=0, so straight cable.</text:p>
      <text:p text:style-name="P63">Then from tangential, (dT/ds) - b u(s) = 0</text:p>
      <text:p text:style-name="P63">But u(s) is speed, and V(s) = u(s) t(s), so if straight, t(s) constant, say t(s) = (-1,0), horizontal.</text:p>
      <text:p text:style-name="P63">Then (dT/ds) - b u(s) = 0</text:p>
      <text:p text:style-name="P63">Also, the velocity u(s) must be consistent with the motion.</text:p>
      <text:p text:style-name="P63">In steady state, the cable is translating, so V(s) must be such that the cable moves with velocity -v at s=0.</text:p>
      <text:p text:style-name="P63">If the cable is straight horizontal, then V(s) = u(s) (-1,0), and u(s) must be constant for the cable to move with constant velocity, but if u(s) constant, then from (dT/ds) - b u(s) = 0, so dT/ds = b u(s), so T varies, but for straight cable, the tension is constant if no other forces, but with drag, it varies.</text:p>
      <text:p text:style-name="P63">But in this case, for horizontal cable, with drag, the tension must support the drag.</text:p>
      <text:p text:style-name="P63">But at s=L, T=0, so u(s) must be such that drag is zero or something.</text:p>
      <text:p text:style-name="P63">I think I need to accept that with air friction, the cable takes a shape that is not straight, and the shape depends on the balance.</text:p>
      <text:p text:style-name="P63">Perhaps the shape is such that the tangent is not aligned with velocity to reduce the normal drag.</text:p>
      <text:p text:style-name="P63">But I think I should look for the answer online or think differently.</text:p>
      <text:p text:style-name="P63">Another thought: the cable will take a shape where the air friction is minimized, so the tangent is horizontal, so the cable is horizontal, but with gravity, it can't be, so it must be that the cable is not horizontal except at the attachment.</text:p>
      <text:p text:style-name="P63">But at the attachment, tangent is horizontal, then it curves down.</text:p>
      <text:p text:style-name="P63">With drag, it might curve less or more.</text:p>
      <text:p text:style-name="P63">I think I should consider the cable in the ground frame.</text:p>
      <text:p text:style-name="P63">Let's define the ground frame.</text:p>
      <text:p text:style-name="P63">Helicopter at (vt, 0) moving with v.</text:p>
      <text:p text:style-name="P63">Cable attached at (vt, 0), shape y(x) for x from vt to vt + dx or something.</text:p>
      <text:p text:style-name="P63">But the shape depends on time.</text:p>
      <text:p text:style-name="P63">In steady state, the shape is fixed relative to the ground, but the attachment moves, so the shape is translating.</text:p>
      <text:p text:style-name="P63">So, at time t, the shape is y(x) for x from vt to vt + L, but y(x) is fixed function.</text:p>
      <text:p text:style-name="P63"><text:soft-page-break/>Then, at each point, the velocity is the velocity of the ground point, which is v for all points, since the ground is fixed, but the cable is moving, so the velocity of a point at (x,y) is not necessarily v.</text:p>
      <text:p text:style-name="P63">In the ground frame, the cable is moving, so each point has velocity.</text:p>
      <text:p text:style-name="P63">For example, if the cable is straight down, from (vt,0) to (vt, -L), then all points have velocity v in x-direction, so relative velocity to air is zero, no drag.</text:p>
      <text:p text:style-name="P63">If the cable is not straight, points at different x have different velocities if the shape is not vertical.</text:p>
      <text:p text:style-name="P63">Suppose the cable has a shape y(x) with x from vt to vt + L.</text:p>
      <text:p text:style-name="P63">Then, at time t, the position is (x, y(x)) for x from vt to vt + L.</text:p>
      <text:p text:style-name="P63">But y(x) is fixed, so as t increases, the cable moves to the right.</text:p>
      <text:p text:style-name="P63">The velocity of a point at (x,y) is the velocity of the point in the ground frame.</text:p>
      <text:p text:style-name="P63">Since the cable is translating, the velocity of a point at (x,y) is v + u(x), where u(x) is the velocity due to the shape, but in steady state, the shape is fixed, so the velocity of the point is the velocity of the material point.</text:p>
      <text:p text:style-name="P63">I think I'm confusing material and spatial.</text:p>
      <text:p text:style-name="P63">Let's define the material point.</text:p>
      <text:p text:style-name="P63">Let the cable be parameterized by s, arc length from attachment.</text:p>
      <text:p text:style-name="P63">At time t, the position of s is (X(s,t), Y(s,t)).</text:p>
      <text:p text:style-name="P63">In steady state, for the cable to be translating with velocity v, X(s,t) = vt + x(s), Y(s,t) = y(s), with x(s) and y(s) fixed functions.</text:p>
      <text:p text:style-name="P63">Then, the velocity of the point is dX/dt = v + dx/dt(s), but in steady state, the shape is fixed, so x(s) and y(s) are fixed, so the velocity of the point is v + dx/dt(s), but dx/dt(s) is the velocity of the shape, which is zero if the shape is fixed, but the shape is translating, so dx/dt(s) = 0, so velocity is v for all points.</text:p>
      <text:p text:style-name="P63">Then, in ground frame, all points have velocity v, so relative velocity to air is 0, no drag.</text:p>
      <text:p text:style-name="P63">Then, the shape is determined by gravity and tension alone.</text:p>
      <text:p text:style-name="P63">With gravity, the cable hangs straight down.</text:p>
      <text:p text:style-name="P63">So, with air friction, if the cable is straight down and moving with v, no drag, so it is the same as without air friction.</text:p>
      <text:p text:style-name="P63">But the problem says air friction is not negligible, so probably this is not the case, or perhaps it is, but the shape is different because of the way the cable is dragged.</text:p>
      <text:p text:style-name="P63">But in this case, with no drag, it hangs straight down.</text:p>
      <text:p text:style-name="P63">With drag, if the shape is not straight down, there might be drag, but in steady state, the shape is straight down with no drag.</text:p>
      <text:p text:style-name="P63">So, perhaps the shape is still straight down.</text:p>
      <text:p text:style-name="P63">But the problem mentions air friction, so maybe the shape is different.</text:p>
      <text:p text:style-name="P63"><text:soft-page-break/>Perhaps the cable is not moving with velocity v everywhere; there is relative velocity.</text:p>
      <text:p text:style-name="P63">But in steady state, if the shape is fixed, and translating, velocity is v everywhere, no relative velocity.</text:p>
      <text:p text:style-name="P63">Unless the shape is not fixed; it is deforming.</text:p>
      <text:p text:style-name="P63">But in steady state, it might be fixed.</text:p>
      <text:p text:style-name="P63">I think I need to accept that with air friction not negligible, the cable may not be moving with velocity v everywhere, but in steady state, it is.</text:p>
      <text:p text:style-name="P63">I think I should conclude that the cable takes a straight down shape, and the air friction is negligible because the relative velocity is zero.</text:p>
      <text:p text:style-name="P63">But the problem says air friction is not negligible, so probably not.</text:p>
      <text:p text:style-name="P63">Perhaps the cable is not straight down; it is curved to reduce the relative velocity.</text:p>
      <text:p text:style-name="P63">But with gravity, it's hard.</text:p>
      <text:p text:style-name="P63">I think I found the answer.</text:p>
      <text:p text:style-name="P63">In the case of a cable being towed with air friction, the steady-state shape is a parabola if the drag is quadratic, but for linear drag, it might be exponential.</text:p>
      <text:p text:style-name="P63">But let's assume quadratic drag for air.</text:p>
      <text:p text:style-name="P63">Air drag is usually quadratic.</text:p>
      <text:p text:style-name="P63">Assume F_drag = - (1/2) C_d A ρ_air |V| V or something, but for simplicity, assume F_drag proportional to |V| V.</text:p>
      <text:p text:style-name="P63">But let's keep it general.</text:p>
      <text:p text:style-name="P63">I think I should give up and look for the answer.</text:p>
      <text:p text:style-name="P63">Upon searching my memory, I think for a cable with air friction, the shape is such that it aligns with the flow, so the tangent is horizontal, so the cable is horizontal, but with gravity, it can't be, so it must be that the cable is very short or something.</text:p>
      <text:p text:style-name="P63">But the problem doesn't specify, so probably the cable is long, so it hangs down.</text:p>
      <text:p text:style-name="P63">Perhaps the cable takes a shape where the horizontal component of the tension balances the drag.</text:p>
      <text:p text:style-name="P63">But I think I need to box the answer.</text:p>
      <text:p text:style-name="P63">I think the shape is a straight line vertically down.</text:p>
      <text:p text:style-name="P63">But with air friction, it might be slightly curved, but in steady state, it is straight down.</text:p>
      <text:p text:style-name="P63">Perhaps the shape is a catenary, but with air friction, it's different.</text:p>
      <text:p text:style-name="P63">I think for this problem, the cable will take a straight down shape.</text:p>
      <text:p text:style-name="P63">So, I'll go with that.</text:p>
      <text:p text:style-name="P63">So, the shape is a straight line vertically downward from the helicopter.</text:p>
      <text:p text:style-name="P63">But the problem says "what shape", and "perfectly flexible", so it can be straight.</text:p>
      <text:p text:style-name="P63"><text:soft-page-break/>With air friction, it might not be, but in steady state, it is.</text:p>
      <text:p text:style-name="P63">I think I should say the cable takes a vertical straight line shape.</text:p>
      <text:p text:style-name="P63">So, the shape is a straight line perpendicular to the horizontal motion, downward.</text:p>
      <text:p text:style-name="P74">So, I think that's the answer.”</text:p>
      <text:p text:style-name="P2"><text:span text:style-name="T3"><text:tab/>Answer: “</text:span><text:span text:style-name="T2">The cable, being perfectly flexible and uniform, will take a straight vertical shape hanging downward from the helicopter. In steady state, the cable moves with the same horizontal velocity as the helicopter, resulting in no relative velocity to the air and thus no air friction force. Gravity and tension balance to maintain the vertical straight shape.</text:span></text:p>
      <text:p text:style-name="Text_20_body">\boxed{\text{straight line vertically downward}}”</text:p>
      <text:p text:style-name="P103">gemma3:1b:</text:p>
      <text:p text:style-name="P29"><text:span text:style-name="T1">“</text:span>Here's how to determine the shape the cable will take:</text:p>
      <text:p text:style-name="Text_20_body">Understanding the Forces</text:p>
      <text:list text:style-name="L71">
        <text:list-item>
          <text:p text:style-name="P100">Gravity: The cable will be pulled downwards due to the Earth's gravity. </text:p>
        </text:list-item>
        <text:list-item>
          <text:p text:style-name="P99">Air Friction: This is the crucial factor. Air friction will cause the cable to move laterally, creating a "ripple" or a "wave" shape. </text:p>
        </text:list-item>
      </text:list>
      <text:p text:style-name="Text_20_body">The Shape</text:p>
      <text:p text:style-name="Text_20_body">The cable will form a sine wave shape. Here’s why:</text:p>
      <text:list text:style-name="L72">
        <text:list-item>
          <text:p text:style-name="P102">Initial Tilt: When the helicopter starts, the cable initially tilts upwards due to gravity. </text:p>
        </text:list-item>
        <text:list-item>
          <text:p text:style-name="P102">Rolling Motion: As the helicopter moves, the cable continues to tilt upwards due to the air friction. </text:p>
        </text:list-item>
        <text:list-item>
          <text:p text:style-name="P101">Wave Formation: This tilting and rolling motion causes the cable to move in a continuous, oscillating wave pattern. The wave is a sine wave because it continuously oscillates up and down. </text:p>
        </text:list-item>
      </text:list>
      <text:p text:style-name="Text_20_body">Important Note: The exact shape (how steep the wave is) depends on several factors, including the helicopter's speed, the cable's flexibility, and the air's viscosity.”</text:p>
      <text:p text:style-name="P27"/>
      <text:p text:style-name="P1"><text:span text:style-name="T2">gemma 3:4b:</text:span></text:p>
      <text:p text:style-name="P1"><text:span text:style-name="T2"/></text:p>
      <text:p text:style-name="P2"><text:span text:style-name="T3">“</text:span><text:span text:style-name="T2">The cable will take on a catenary shape.</text:span></text:p>
      <text:p text:style-name="Text_20_body">Here's why:</text:p>
      <text:list text:style-name="L73">
        <text:list-item>
          <text:p text:style-name="P104">Gravity's Influence: The cable is pulled down by gravity. This downward force creates a tension in the cable.</text:p>
        </text:list-item>
        <text:list-item>
          <text:p text:style-name="P104">Tension as a Supporting Force: The tension in the cable acts as a supporting force, preventing the cable from collapsing.</text:p>
        </text:list-item>
        <text:list-item>
          <text:p text:style-name="P104">Catenary Curve: A catenary is the curve a flexible cable takes when suspended between two points under the influence of gravity. Mathematically, the equation for a catenary is: y = a * cosh(x/a) where:</text:p>
          <text:list>
            <text:list-item>
              <text:p text:style-name="P105"><text:soft-page-break/>y is the vertical distance from the lowest point of the curve </text:p>
            </text:list-item>
            <text:list-item>
              <text:p text:style-name="P105">x is the horizontal distance from the lowest point of the curve </text:p>
            </text:list-item>
            <text:list-item>
              <text:p text:style-name="P105">a is a constant that depends on the tension in the cable and the weight per unit length of the cable. </text:p>
            </text:list-item>
          </text:list>
        </text:list-item>
        <text:list-item>
          <text:p text:style-name="P104">Air Friction is Key: The problem states that air friction on the cable is <text:span text:style-name="Emphasis">not negligible</text:span>. This is absolutely crucial. Air friction creates a restoring force that opposes the cable's tendency to sag downwards. This additional force makes the actual catenary curve <text:span text:style-name="Emphasis">steeper</text:span> than a perfect catenary would be in a vacuum.</text:p>
        </text:list-item>
      </text:list>
      <text:p text:style-name="Text_20_body">In simpler terms: Without air friction, the cable would hang in a gentle arc. But air friction pushes against the cable, making it pull itself tighter and creating a more pronounced curve.</text:p>
      <text:p text:style-name="Text_20_body">Resources for further exploration:</text:p>
      <text:list text:style-name="L74">
        <text:list-item>
          <text:p text:style-name="P107">Wikipedia - Catenary: <text:a xlink:type="simple" xlink:href="https://en.wikipedia.org/wiki/Catenary" office:target-frame-name="_blank" xlink:show="new" text:style-name="Internet_20_link" text:visited-style-name="Visited_20_Internet_20_Link">https://en.wikipedia.org/wiki/Catenary</text:a> </text:p>
        </text:list-item>
        <text:list-item>
          <text:p text:style-name="P106">Hyperphysics - Catenary: <text:a xlink:type="simple" xlink:href="https://hyperphysics.phyolabs.org/hbase/gravity/catena.html" office:target-frame-name="_blank" xlink:show="new" text:style-name="Internet_20_link" text:visited-style-name="Visited_20_Internet_20_Link">https://hyperphysics.phyolabs.org/hbase/gravity/catena.html</text:a> </text:p>
        </text:list-item>
      </text:list>
      <text:p text:style-name="Text_20_body">Would you like me to elaborate on any particular aspect of this, such as:</text:p>
      <text:list text:style-name="L75">
        <text:list-item>
          <text:p text:style-name="P109">The mathematics of the catenary? </text:p>
        </text:list-item>
        <text:list-item>
          <text:p text:style-name="P108">How air friction affects the shape?”</text:p>
        </text:list-item>
      </text:list>
      <text:p text:style-name="P1"><text:span text:style-name="T2">gemma3:12b:</text:span></text:p>
      <text:p text:style-name="P1"><text:span text:style-name="T2"/></text:p>
      <text:p text:style-name="P2"><text:span text:style-name="T3">“</text:span><text:span text:style-name="T2">This is a fascinating physics problem combining aerodynamics, tension, and gravity. Here's a breakdown of the cable's shape, the reasoning behind it, and some important considerations:</text:span></text:p>
      <text:p text:style-name="Text_20_body">Understanding the Forces &amp; Key Concepts</text:p>
      <text:list text:style-name="L76">
        <text:list-item>
          <text:p text:style-name="P111">Gravity: Acts downwards on every point along the cable. </text:p>
        </text:list-item>
        <text:list-item>
          <text:p text:style-name="P111">Tension: The cable is under tension, pulling along its length. The direction of the tension at any point is along the cable, pulling towards the nearest fixed point (the helicopter). </text:p>
        </text:list-item>
        <text:list-item>
          <text:p text:style-name="P111">Air Friction (Drag): This is <text:span text:style-name="Emphasis">critical</text:span> and complicates the analysis. The cable is experiencing drag proportional to its surface area and the square of the airspeed. Because the cable is <text:span text:style-name="Emphasis">flexible</text:span> and not rigid, the airflow isn't "clean" - there's significant bending and fluttering. This makes an exact calculation very difficult, but we can make reasonable assumptions. </text:p>
        </text:list-item>
        <text:list-item>
          <text:p text:style-name="P111">Horizontal Velocity: The helicopter's constant horizontal speed is a primary driver of the problem. The cable is being dragged along by the helicopter. </text:p>
        </text:list-item>
        <text:list-item>
          <text:p text:style-name="P110">Uniform Cable: Means the mass per unit length (linear density, often denoted as λ) is constant along the cable. </text:p>
        </text:list-item>
      </text:list>
      <text:p text:style-name="Text_20_body">The Shape: A "Curved Catenary-Like" Form with Asymmetry</text:p>
      <text:p text:style-name="Text_20_body">The cable's shape will <text:span text:style-name="Emphasis">not</text:span> be a simple catenary (the classic curve formed by a hanging chain). Here's why, and what the shape will be like:</text:p>
      <text:list text:style-name="L77">
        <text:list-item>
          <text:p text:style-name="P113">Dominance of Drag: The drag force is significant. It prevents the cable from simply hanging vertically downwards due to gravity. The cable will try to orient itself to minimize the drag. </text:p>
        </text:list-item>
        <text:list-item>
          <text:p text:style-name="P113">Catenary-Like, but Flattened and Asymmetric: The shape will resemble a catenary, but: </text:p>
          <text:list>
            <text:list-item>
              <text:p text:style-name="P113">Flattened: The gravitational sag will be <text:span text:style-name="Emphasis">less</text:span> than a free-hanging catenary. The drag force is counteracting gravity. </text:p>
            </text:list-item>
            <text:list-item>
              <text:p text:style-name="P113"><text:soft-page-break/>Asymmetric: This is the most important and subtle part. The shape will be skewed and asymmetrical. Let's explain why. </text:p>
              <text:list>
                <text:list-item>
                  <text:p text:style-name="P113">Helicopter End: Near the helicopter (where the cable is attached), the tension is high, and the cable will be more horizontally oriented, close to the helicopter's altitude. The drag here is substantial because the cable is moving at high speed relative to the air. </text:p>
                </text:list-item>
                <text:list-item>
                  <text:p text:style-name="P113">Free End: As you move towards the free end of the cable, the tension gradually decreases. The cable droops a little more, but the dominant factor is the drag force. The free end will tend to be pulled <text:span text:style-name="Emphasis">backwards</text:span> relative to the direction of the helicopter's motion. This is because the air is resisting the cable's movement. The free end will be <text:span text:style-name="Emphasis">lower</text:span> than where it would be in a purely gravitational scenario. </text:p>
                </text:list-item>
              </text:list>
            </text:list-item>
          </text:list>
        </text:list-item>
        <text:list-item>
          <text:p text:style-name="P112">"Smiling" Appearance: If you were looking at the cable from above, it would likely appear to have a slight "smiling" shape – convex upwards. This is because the drag force tends to pull the free end downwards. </text:p>
        </text:list-item>
      </text:list>
      <text:p text:style-name="Text_20_body">Why Not a Simple Catenary?</text:p>
      <text:p text:style-name="Text_20_body">A simple catenary only considers gravity and tension. It ignores the crucial role of air friction (drag).</text:p>
      <text:p text:style-name="Text_20_body">Mathematical Description (Very Difficult!)</text:p>
      <text:p text:style-name="Text_20_body">A precise mathematical description would be extremely complex. It would involve:</text:p>
      <text:list text:style-name="L78">
        <text:list-item>
          <text:p text:style-name="P115">Differential Equations: A system of differential equations that incorporate gravity, tension, and a <text:span text:style-name="Emphasis">drag force dependent on the cable's orientation</text:span> relative to the airflow. </text:p>
        </text:list-item>
        <text:list-item>
          <text:p text:style-name="P115">Boundary Conditions: </text:p>
          <text:list>
            <text:list-item>
              <text:p text:style-name="P115">Attachment point: The cable is fixed at the helicopter. </text:p>
            </text:list-item>
            <text:list-item>
              <text:p text:style-name="P115">Free end: The cable is free to move. </text:p>
            </text:list-item>
          </text:list>
        </text:list-item>
        <text:list-item>
          <text:p text:style-name="P114">Iterative Solutions: Due to the drag dependence, an analytical (closed-form) solution is almost certainly impossible. You would likely need numerical methods (computer simulations) to solve the equations. </text:p>
        </text:list-item>
      </text:list>
      <text:p text:style-name="Text_20_body">Simplified Approximations (Still Complex)</text:p>
      <text:p text:style-name="Text_20_body">You <text:span text:style-name="Emphasis">could</text:span> try to make some approximations, but even these are challenging:</text:p>
      <text:list text:style-name="L79">
        <text:list-item>
          <text:p text:style-name="P117">Assume a Constant Drag Coefficient: This is a simplification – the drag coefficient will vary with the angle of attack of the cable relative to the airflow. </text:p>
        </text:list-item>
        <text:list-item>
          <text:p text:style-name="P116">Divide the Cable into Segments: Treat each segment as having a small amount of drag and solve for the tension and angle at the junction of each segment. </text:p>
        </text:list-item>
      </text:list>
      <text:p text:style-name="Text_20_body">In Conclusion</text:p>
      <text:p text:style-name="Text_20_body">The cable will take on a curved shape that's best described as a flattened, asymmetric "catenary-like" form. The asymmetry is driven by the significant drag force, which prevents the cable from simply hanging vertically and pulls the free end downwards and backward relative to the helicopter's motion. A precise mathematical description is a difficult problem requiring numerical simulations.”</text:p>
      <text:p text:style-name="Text_20_body"/>
      <text:p text:style-name="P27"><text:soft-page-break/>gemma3:27b:</text:p>
      <text:p text:style-name="P29"><text:span text:style-name="T1">“</text:span>This is a classic physics problem with a surprisingly complex answer! The shape the cable takes on is not a simple catenary, despite initial intuition. Here's a breakdown of the forces at play and the resulting shape:</text:p>
      <text:p text:style-name="Text_20_body">Forces Involved:</text:p>
      <text:list text:style-name="L80">
        <text:list-item>
          <text:p text:style-name="P119">Gravity: Acts downwards on the entire length of the cable. </text:p>
        </text:list-item>
        <text:list-item>
          <text:p text:style-name="P119">Drag: Air resistance acts on the cable, opposing its motion. This is crucial. The drag force is <text:span text:style-name="Emphasis">not</text:span> uniform along the cable. It's proportional to the square of the relative velocity between the cable segment and the air. Since the helicopter is moving horizontally, the drag force has both a horizontal and vertical component. </text:p>
        </text:list-item>
        <text:list-item>
          <text:p text:style-name="P119">Tension: The cable is under tension, pulling on itself. </text:p>
        </text:list-item>
        <text:list-item>
          <text:p text:style-name="P118">Helicopter's Horizontal Force: The helicopter imparts a horizontal force on the attached end of the cable. </text:p>
        </text:list-item>
      </text:list>
      <text:p text:style-name="Text_20_body">Why not a catenary?</text:p>
      <text:p text:style-name="Text_20_body">A catenary shape arises from a cable hanging <text:span text:style-name="Emphasis">only</text:span> under its own weight (gravity). The drag force fundamentally changes things.</text:p>
      <text:list text:style-name="L81">
        <text:list-item>
          <text:p text:style-name="P121">Downward Deflection: The drag force acts horizontally on each segment of the cable. This is counteracted by the tension in the cable. However, the drag force also has a vertical component that <text:span text:style-name="Emphasis">increases</text:span> with the cable's deflection downwards. This means the cable will sag more than a simple catenary. </text:p>
        </text:list-item>
        <text:list-item>
          <text:p text:style-name="P121">Non-Uniform Tension: The tension in the cable isn't constant. It's highest at the point where the cable is attached to the helicopter and decreases towards the free end. This is due to both gravity and drag. </text:p>
        </text:list-item>
        <text:list-item>
          <text:p text:style-name="P120">Horizontal Pull: The drag force on the cable also pulls the cable horizontally, making it deviate from a strictly vertical plane. </text:p>
        </text:list-item>
      </text:list>
      <text:p text:style-name="Text_20_body">The Shape:</text:p>
      <text:p text:style-name="Text_20_body">The cable will take on a shape that resembles a catenary that is flattened and skewed backwards. Here’s what you can expect:</text:p>
      <text:list text:style-name="L82">
        <text:list-item>
          <text:p text:style-name="P123">Initial Sag: The cable will initially drop sharply from the helicopter, forming a large sag. </text:p>
        </text:list-item>
        <text:list-item>
          <text:p text:style-name="P123">Flattening: As you move towards the free end of the cable, the sag will decrease and the cable will become <text:span text:style-name="Emphasis">more horizontal</text:span>. The cable doesn't simply curve downwards; it flattens out, becoming almost parallel to the ground towards the end. </text:p>
        </text:list-item>
        <text:list-item>
          <text:p text:style-name="P123">Backward Tilt: The entire cable will be tilted backwards relative to the helicopter's direction of travel. This is because the drag force is continuously pushing the cable backward. The angle of the cable at the free end will be significant. </text:p>
        </text:list-item>
        <text:list-item>
          <text:p text:style-name="P122">Shape Complexity: The shape is not easily described by a simple mathematical function. It requires solving a differential equation that takes into account gravity, drag, and tension – making it considerably more complicated than the catenary equation. </text:p>
        </text:list-item>
      </text:list>
      <text:p text:style-name="Text_20_body">In Summary:</text:p>
      <text:p text:style-name="Text_20_body">The cable's shape is a complex curve influenced by drag. It's a flattened, skewed catenary. The drag force causes increased sag, a flattening of the curve, and a backwards tilt.”<text:span text:style-name="T3"/></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Inter" svg:font-family="Inter, 'Inter Fallback', ui-sans-serif, system-ui, sans-serif, 'Apple Color Emoji', 'Segoe UI Emoji', 'Segoe UI Symbol', 'Noto Color Emoji'"/>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ui-sans-serif" svg:font-family="ui-sans-serif, system-ui, 'Segoe UI',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Line_20_numbering" style:display-name="Line numbering"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12-20T15:04:56.211000000</meta:creation-date>
    <dc:date>2025-12-20T16:01:13.210000000</dc:date>
    <meta:editing-duration>PT56M17S</meta:editing-duration>
    <meta:editing-cycles>1</meta:editing-cycles>
    <meta:generator>LibreOffice/7.5.0.3$Windows_X86_64 LibreOffice_project/c21113d003cd3efa8c53188764377a8272d9d6de</meta:generator>
    <meta:document-statistic meta:table-count="0" meta:image-count="0" meta:object-count="0" meta:page-count="227" meta:paragraph-count="4191" meta:word-count="104934" meta:character-count="572819" meta:non-whitespace-character-count="471177"/>
  </office:meta>
</office:document-meta>
</file>